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008_st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-37.357037037037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799999999999955</text:p>
          </table:table-cell>
          <table:table-cell office:value-type="string" calcext:value-type="string">
            <text:p>76.32592592592596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.133333333333326</text:p>
          </table:table-cell>
          <table:table-cell office:value-type="string" calcext:value-type="string">
            <text:p>186.5955555555555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8.79999999999995</text:p>
          </table:table-cell>
          <table:table-cell office:value-type="string" calcext:value-type="string">
            <text:p>186.21629629629626</text:p>
          </table:table-cell>
          <table:table-cell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65.73333333333335</text:p>
          </table:table-cell>
          <table:table-cell office:value-type="string" calcext:value-type="string">
            <text:p>-129.801481481481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77.17925925925925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24.74666666666667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48.545185185185176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32.61629629629624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-58.3111111111111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56.888888888888914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92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.5333333333333</text:p>
          </table:table-cell>
          <table:table-cell office:value-type="string" calcext:value-type="string">
            <text:p>-0.8533333333332962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266666666666652</text:p>
          </table:table-cell>
          <table:table-cell office:value-type="string" calcext:value-type="string">
            <text:p>-1.517037037037084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9.65037037037041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66962962962964</text:p>
          </table:table-cell>
          <table:table-cell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125.8192592592593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29.202962962962943</text:p>
          </table:table-cell>
          <table:table-cell office:value-type="float" office:value="822" calcext:value-type="float">
            <text:p>8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63.05185185185183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-216.84148148148154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15.360000000000014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93.9614814814815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.33333333333337</text:p>
          </table:table-cell>
          <table:table-cell office:value-type="string" calcext:value-type="string">
            <text:p>95.00444444444452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2.66666666666663</text:p>
          </table:table-cell>
          <table:table-cell office:value-type="string" calcext:value-type="string">
            <text:p>-130.275555555555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-45.60592592592593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125.53481481481481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6.66666666666663</text:p>
          </table:table-cell>
          <table:table-cell office:value-type="string" calcext:value-type="string">
            <text:p>131.79259259259254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7.33333333333337</text:p>
          </table:table-cell>
          <table:table-cell office:value-type="string" calcext:value-type="string">
            <text:p>-47.31259259259258</text:p>
          </table:table-cell>
          <table:table-cell office:value-type="float" office:value="586" calcext:value-type="float">
            <text:p>5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4.66666666666663</text:p>
          </table:table-cell>
          <table:table-cell office:value-type="string" calcext:value-type="string">
            <text:p>-86.85037037037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333333333333371</text:p>
          </table:table-cell>
          <table:table-cell office:value-type="string" calcext:value-type="string">
            <text:p>-5.02518518518513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86.66074074074072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7.26814814814816</text:p>
          </table:table-cell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9.15259259259261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-6.921481481481464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M23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66666666666663</text:p>
          </table:table-cell>
          <table:table-cell office:value-type="string" calcext:value-type="string">
            <text:p>-21.238518518518504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-95.66814814814813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533333333333303</text:p>
          </table:table-cell>
          <table:table-cell office:value-type="string" calcext:value-type="string">
            <text:p>-5.4044444444444935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26666666666665</text:p>
          </table:table-cell>
          <table:table-cell office:value-type="string" calcext:value-type="string">
            <text:p>11.662222222222226</text:p>
          </table:table-cell>
          <table:table-cell office:value-type="float" office:value="298" calcext:value-type="float">
            <text:p>2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4.600000000000023</text:p>
          </table:table-cell>
          <table:table-cell office:value-type="string" calcext:value-type="string">
            <text:p>29.77185185185180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33.56444444444446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533333333333303</text:p>
          </table:table-cell>
          <table:table-cell office:value-type="string" calcext:value-type="string">
            <text:p>-89.31555555555553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-31.57333333333321</text:p>
          </table:table-cell>
          <table:table-cell office:value-type="float" office:value="232" calcext:value-type="float">
            <text:p>2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90.07407407407408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.4666666666667</text:p>
          </table:table-cell>
          <table:table-cell office:value-type="string" calcext:value-type="string">
            <text:p>-88.272592592592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-29.86666666666667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49.49333333333334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2.1807407407407027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.93333333333328</text:p>
          </table:table-cell>
          <table:table-cell office:value-type="string" calcext:value-type="string">
            <text:p>-0.56888888888892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-7.774814814814874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62.957037037037026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2.200000000000045</text:p>
          </table:table-cell>
          <table:table-cell office:value-type="string" calcext:value-type="string">
            <text:p>199.3955555555554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3.93333333333328</text:p>
          </table:table-cell>
          <table:table-cell office:value-type="string" calcext:value-type="string">
            <text:p>-61.6296296296296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4.20000000000005</text:p>
          </table:table-cell>
          <table:table-cell office:value-type="string" calcext:value-type="string">
            <text:p>-76.610370370370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5.6948148148148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.9911111111110813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31.478518518518513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111.8814814814815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125.6296296296296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M13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56.13037037037037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-114.44148148148145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-28.159999999999968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.73333333333335</text:p>
          </table:table-cell>
          <table:table-cell office:value-type="string" calcext:value-type="string">
            <text:p>-8.154074074074117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24.2725925925926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99.46074074074073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-14.127407407407361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93333333333328</text:p>
          </table:table-cell>
          <table:table-cell office:value-type="string" calcext:value-type="string">
            <text:p>62.3881481481481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149.9970370370371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72.94222222222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M10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81.63555555555558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-87.13481481481477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122.59555555555545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24.55703703703699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866666666666674</text:p>
          </table:table-cell>
          <table:table-cell office:value-type="string" calcext:value-type="string">
            <text:p>4.93037037037038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35.08148148148149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4.4666666666667</text:p>
          </table:table-cell>
          <table:table-cell office:value-type="string" calcext:value-type="string">
            <text:p>95.57333333333327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8.60000000000002</text:p>
          </table:table-cell>
          <table:table-cell office:value-type="string" calcext:value-type="string">
            <text:p>153.6948148148149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0.5333333333333</text:p>
          </table:table-cell>
          <table:table-cell office:value-type="string" calcext:value-type="string">
            <text:p>-82.01481481481483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4.73333333333335</text:p>
          </table:table-cell>
          <table:table-cell office:value-type="string" calcext:value-type="string">
            <text:p>-79.7392592592592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F31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93333333333328</text:p>
          </table:table-cell>
          <table:table-cell office:value-type="string" calcext:value-type="string">
            <text:p>60.20740740740746</text:p>
          </table:table-cell>
          <table:table-cell office:value-type="float" office:value="472" calcext:value-type="float">
            <text:p>4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-71.20592592592595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799999999999955</text:p>
          </table:table-cell>
          <table:table-cell office:value-type="string" calcext:value-type="string">
            <text:p>28.63407407407408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3.697777777777787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-28.065185185185214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-74.71407407407395</text:p>
          </table:table-cell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21.7125925925926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.866666666666674</text:p>
          </table:table-cell>
          <table:table-cell office:value-type="string" calcext:value-type="string">
            <text:p>21.617777777777746</text:p>
          </table:table-cell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06666666666672</text:p>
          </table:table-cell>
          <table:table-cell office:value-type="string" calcext:value-type="string">
            <text:p>-55.8459259259258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29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40.58074074074062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6.86666666666667</text:p>
          </table:table-cell>
          <table:table-cell office:value-type="string" calcext:value-type="string">
            <text:p>58.97481481481486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56.79407407407405</text:p>
          </table:table-cell>
          <table:table-cell office:value-type="float" office:value="462" calcext:value-type="float">
            <text:p>4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102.49481481481484</text:p>
          </table:table-cell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.39999999999998</text:p>
          </table:table-cell>
          <table:table-cell office:value-type="string" calcext:value-type="string">
            <text:p>-128.5688888888889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2.66666666666663</text:p>
          </table:table-cell>
          <table:table-cell office:value-type="string" calcext:value-type="string">
            <text:p>47.7866666666666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5.55555555555554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6.162962962962979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11.312592592592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54.66666666666663</text:p>
          </table:table-cell>
          <table:table-cell office:value-type="string" calcext:value-type="string">
            <text:p>27.780740740740725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2.73333333333335</text:p>
          </table:table-cell>
          <table:table-cell office:value-type="string" calcext:value-type="string">
            <text:p>113.96740740740745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9.5333333333333</text:p>
          </table:table-cell>
          <table:table-cell office:value-type="string" calcext:value-type="string">
            <text:p>159.762962962963</text:p>
          </table:table-cell>
          <table:table-cell office:value-type="float" office:value="502" calcext:value-type="float">
            <text:p>5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1.86666666666667</text:p>
          </table:table-cell>
          <table:table-cell office:value-type="string" calcext:value-type="string">
            <text:p>-63.810370370370265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1.06666666666672</text:p>
          </table:table-cell>
          <table:table-cell office:value-type="string" calcext:value-type="string">
            <text:p>-53.2859259259259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51.86370370370372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1.73629629629625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174.26962962962955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9.20000000000005</text:p>
          </table:table-cell>
          <table:table-cell office:value-type="string" calcext:value-type="string">
            <text:p>35.83999999999992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93333333333328</text:p>
          </table:table-cell>
          <table:table-cell office:value-type="string" calcext:value-type="string">
            <text:p>10.4296296296296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-38.68444444444435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25.600000000000023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52.811851851851884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1.200000000000045</text:p>
          </table:table-cell>
          <table:table-cell office:value-type="string" calcext:value-type="string">
            <text:p>41.24444444444441</text:p>
          </table:table-cell>
          <table:table-cell office:value-type="float" office:value="408" calcext:value-type="float">
            <text:p>4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1.133333333333326</text:p>
          </table:table-cell>
          <table:table-cell office:value-type="string" calcext:value-type="string">
            <text:p>-65.8014814814814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4.07703703703703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93.7718518518518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17.730370370370395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67.60296296296286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24.397037037037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21.04888888888888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29.232592592592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189.534814814814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866666666666674</text:p>
          </table:table-cell>
          <table:table-cell office:value-type="string" calcext:value-type="string">
            <text:p>114.63111111111107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77.5585185185184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-90.16888888888889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84.57481481481483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93333333333328</text:p>
          </table:table-cell>
          <table:table-cell office:value-type="string" calcext:value-type="string">
            <text:p>-51.95851851851842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5.39999999999998</text:p>
          </table:table-cell>
          <table:table-cell office:value-type="string" calcext:value-type="string">
            <text:p>34.13333333333332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8.93333333333328</text:p>
          </table:table-cell>
          <table:table-cell office:value-type="string" calcext:value-type="string">
            <text:p>147.057777777777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-38.39999999999998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16.1185185185185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92.06518518518521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34.22814814814819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56.349629629629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H3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3.6977777777777874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138.2399999999999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41.24444444444447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.33333333333337</text:p>
          </table:table-cell>
          <table:table-cell office:value-type="string" calcext:value-type="string">
            <text:p>-37.64148148148149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-136.438518518518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-10.42962962962963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74.90370370370368</text:p>
          </table:table-cell>
          <table:table-cell office:value-type="float" office:value="372" calcext:value-type="float">
            <text:p>3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29.392592592592564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.799999999999955</text:p>
          </table:table-cell>
          <table:table-cell office:value-type="string" calcext:value-type="string">
            <text:p>22.18666666666661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3.06666666666672</text:p>
          </table:table-cell>
          <table:table-cell office:value-type="string" calcext:value-type="string">
            <text:p>9.5762962962962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M13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57.078518518518536</text:p>
          </table:table-cell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3.5333333333333</text:p>
          </table:table-cell>
          <table:table-cell office:value-type="string" calcext:value-type="string">
            <text:p>-84.38518518518521</text:p>
          </table:table-cell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6.5333333333333</text:p>
          </table:table-cell>
          <table:table-cell office:value-type="string" calcext:value-type="string">
            <text:p>-104.01185185185182</text:p>
          </table:table-cell>
          <table:table-cell office:value-type="float" office:value="582" calcext:value-type="float">
            <text:p>5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-87.60888888888888</text:p>
          </table:table-cell>
          <table:table-cell office:value-type="float" office:value="578" calcext:value-type="float">
            <text:p>5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6.79999999999995</text:p>
          </table:table-cell>
          <table:table-cell office:value-type="string" calcext:value-type="string">
            <text:p>-101.262222222222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F16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9.5333333333333</text:p>
          </table:table-cell>
          <table:table-cell office:value-type="string" calcext:value-type="string">
            <text:p>-25.694814814814833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28.065185185185214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32.61629629629624</text:p>
          </table:table-cell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12.325925925925958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-113.4933333333333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-34.133333333333326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98.2281481481482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19.911111111111097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-14.31703703703704</text:p>
          </table:table-cell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-117.0962962962963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119.08740740740745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.133333333333326</text:p>
          </table:table-cell>
          <table:table-cell office:value-type="string" calcext:value-type="string">
            <text:p>38.3999999999999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2.93333333333328</text:p>
          </table:table-cell>
          <table:table-cell office:value-type="string" calcext:value-type="string">
            <text:p>135.96444444444444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1.86666666666667</text:p>
          </table:table-cell>
          <table:table-cell office:value-type="string" calcext:value-type="string">
            <text:p>-92.06518518518521</text:p>
          </table:table-cell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2.4666666666667</text:p>
          </table:table-cell>
          <table:table-cell office:value-type="string" calcext:value-type="string">
            <text:p>-73.2918518518517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M10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8.533333333333303</text:p>
          </table:table-cell>
          <table:table-cell office:value-type="string" calcext:value-type="string">
            <text:p>-84.48000000000002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-122.59555555555545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51.57925925925923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-138.1451851851852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137.5762962962963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81.445925925925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7.306666666666615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109.98518518518517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4.171851851851784</text:p>
          </table:table-cell>
          <table:table-cell office:value-type="float" office:value="854" calcext:value-type="float">
            <text:p>8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92.2548148148147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-54.3288888888888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-104.58074074074062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799999999999955</text:p>
          </table:table-cell>
          <table:table-cell office:value-type="string" calcext:value-type="string">
            <text:p>-38.115555555555545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6.133333333333326</text:p>
          </table:table-cell>
          <table:table-cell office:value-type="string" calcext:value-type="string">
            <text:p>-13.274074074074065</text:p>
          </table:table-cell>
          <table:table-cell office:value-type="float" office:value="104" calcext:value-type="float">
            <text:p>10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-84.385185185185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-160.14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30.71999999999997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36.219259259259275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54.92740740740737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60.3022222222222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M23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66.6548148148147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8.722962962962981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3.0340740740741694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-88.7466666666666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24.4918518518517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82.13333333333333</text:p>
          </table:table-cell>
          <table:table-cell office:value-type="string" calcext:value-type="string">
            <text:p>-59.25925925925924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90.8325925925925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188.77629629629632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9.799999999999955</text:p>
          </table:table-cell>
          <table:table-cell office:value-type="string" calcext:value-type="string">
            <text:p>-29.96148148148148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50.25185185185182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M29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108.84740740740733</text:p>
          </table:table-cell>
          <table:table-cell office:value-type="float" office:value="286" calcext:value-type="float">
            <text:p>2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30.81481481481478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112.82962962962961</text:p>
          </table:table-cell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533333333333303</text:p>
          </table:table-cell>
          <table:table-cell office:value-type="string" calcext:value-type="string">
            <text:p>158.90962962962965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.06666666666672</text:p>
          </table:table-cell>
          <table:table-cell office:value-type="string" calcext:value-type="string">
            <text:p>57.742222222222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10.714074074074006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82.01481481481483</text:p>
          </table:table-cell>
          <table:table-cell office:value-type="float" office:value="370" calcext:value-type="float">
            <text:p>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.399999999999977</text:p>
          </table:table-cell>
          <table:table-cell office:value-type="string" calcext:value-type="string">
            <text:p>8.912592592592546</text:p>
          </table:table-cell>
          <table:table-cell office:value-type="float" office:value="422" calcext:value-type="float">
            <text:p>4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75.18814814814806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83.911111111111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-36.5985185185185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182.9925925925926</text:p>
          </table:table-cell>
          <table:table-cell office:value-type="float" office:value="526" calcext:value-type="float">
            <text:p>5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04.66666666666663</text:p>
          </table:table-cell>
          <table:table-cell office:value-type="string" calcext:value-type="string">
            <text:p>226.13333333333333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69.62370370370365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.26666666666665</text:p>
          </table:table-cell>
          <table:table-cell office:value-type="string" calcext:value-type="string">
            <text:p>77.084444444444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4.86666666666667</text:p>
          </table:table-cell>
          <table:table-cell office:value-type="string" calcext:value-type="string">
            <text:p>-20.95407407407407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44.0888888888889</text:p>
          </table:table-cell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-133.40444444444444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186.12148148148145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24.3318518518518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399999999999977</text:p>
          </table:table-cell>
          <table:table-cell office:value-type="string" calcext:value-type="string">
            <text:p>83.34222222222218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-94.3407407407407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143.64444444444445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66666666666663</text:p>
          </table:table-cell>
          <table:table-cell office:value-type="string" calcext:value-type="string">
            <text:p>-77.36888888888893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34.6370370370370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1.9911111111111381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.705185185185144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159.19407407407402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26666666666665</text:p>
          </table:table-cell>
          <table:table-cell office:value-type="string" calcext:value-type="string">
            <text:p>240.8296296296296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224.047407407407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44.562962962962956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112.16592592592582</text:p>
          </table:table-cell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41.623703703703654</text:p>
          </table:table-cell>
          <table:table-cell office:value-type="float" office:value="350" calcext:value-type="float">
            <text:p>3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866666666666674</text:p>
          </table:table-cell>
          <table:table-cell office:value-type="string" calcext:value-type="string">
            <text:p>-127.24148148148146</text:p>
          </table:table-cell>
          <table:table-cell office:value-type="float" office:value="434" calcext:value-type="float">
            <text:p>4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-21.80740740740742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-41.149629629629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.308148148148177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27.81037037037038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4.866666666666674</text:p>
          </table:table-cell>
          <table:table-cell office:value-type="string" calcext:value-type="string">
            <text:p>-82.6785185185185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-23.22962962962964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F28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32.04740740740732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3.39999999999998</text:p>
          </table:table-cell>
          <table:table-cell office:value-type="string" calcext:value-type="string">
            <text:p>-122.21629629629626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-218.54814814814813</text:p>
          </table:table-cell>
          <table:table-cell office:value-type="float" office:value="704" calcext:value-type="float">
            <text:p>7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5.26666666666665</text:p>
          </table:table-cell>
          <table:table-cell office:value-type="string" calcext:value-type="string">
            <text:p>-120.50962962962967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0.60000000000002</text:p>
          </table:table-cell>
          <table:table-cell office:value-type="string" calcext:value-type="string">
            <text:p>-114.9155555555555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60.0177777777776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14.69629629629628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2.749629629629567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72.05925925925925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07.5199999999999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string" calcext:value-type="string">
            <text:p>F31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-43.425185185185114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.86666666666667</text:p>
          </table:table-cell>
          <table:table-cell office:value-type="string" calcext:value-type="string">
            <text:p>-85.0488888888888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4.0</text:p>
          </table:table-cell>
          <table:table-cell office:value-type="string" calcext:value-type="string">
            <text:p>-87.0399999999999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108.84740740740733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193.1377777777778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51.86370370370378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50.18666666666667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43.92888888888876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42.761481481481496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.39999999999998</text:p>
          </table:table-cell>
          <table:table-cell office:value-type="string" calcext:value-type="string">
            <text:p>-16.78222222222228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60.0177777777776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35.08148148148143</text:p>
          </table:table-cell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.86666666666667</text:p>
          </table:table-cell>
          <table:table-cell office:value-type="string" calcext:value-type="string">
            <text:p>47.8814814814815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133333333333326</text:p>
          </table:table-cell>
          <table:table-cell office:value-type="string" calcext:value-type="string">
            <text:p>80.97185185185185</text:p>
          </table:table-cell>
          <table:table-cell office:value-type="float" office:value="534" calcext:value-type="float">
            <text:p>5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7.4666666666667</text:p>
          </table:table-cell>
          <table:table-cell office:value-type="string" calcext:value-type="string">
            <text:p>7.20592592592595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-32.995555555555484</text:p>
          </table:table-cell>
          <table:table-cell office:value-type="float" office:value="326" calcext:value-type="float">
            <text:p>3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4.06666666666672</text:p>
          </table:table-cell>
          <table:table-cell office:value-type="string" calcext:value-type="string">
            <text:p>-130.2755555555555</text:p>
          </table:table-cell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9.60000000000002</text:p>
          </table:table-cell>
          <table:table-cell office:value-type="string" calcext:value-type="string">
            <text:p>-145.3511111111110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666666666666629</text:p>
          </table:table-cell>
          <table:table-cell office:value-type="string" calcext:value-type="string">
            <text:p>-110.1748148148148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17.600000000000023</text:p>
          </table:table-cell>
          <table:table-cell office:value-type="string" calcext:value-type="string">
            <text:p>137.102222222222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58.216296296296264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112.16592592592582</text:p>
          </table:table-cell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200000000000045</text:p>
          </table:table-cell>
          <table:table-cell office:value-type="string" calcext:value-type="string">
            <text:p>-71.30074074074071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-107.42518518518511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27.0222222222222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F16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4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733333333333348</text:p>
          </table:table-cell>
          <table:table-cell office:value-type="string" calcext:value-type="string">
            <text:p>189.2503703703704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229.73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52.84148148148154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40.201481481481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F05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66.37037037037038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6.3525925925926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58.405925925926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1.5333333333333</text:p>
          </table:table-cell>
          <table:table-cell office:value-type="string" calcext:value-type="string">
            <text:p>42.28740740740738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-15.73925925925925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127.43111111111114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201.7659259259259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-134.4474074074073</text:p>
          </table:table-cell>
          <table:table-cell office:value-type="float" office:value="524" calcext:value-type="float">
            <text:p>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8.39999999999998</text:p>
          </table:table-cell>
          <table:table-cell office:value-type="string" calcext:value-type="string">
            <text:p>-125.1555555555555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28.5688888888889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-67.41333333333336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5.866666666666674</text:p>
          </table:table-cell>
          <table:table-cell office:value-type="string" calcext:value-type="string">
            <text:p>-95.00444444444446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57.07851851851853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47.1229629629629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string" calcext:value-type="string">
            <text:p>F05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136.4385185185185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-36.69333333333333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4.73333333333335</text:p>
          </table:table-cell>
          <table:table-cell office:value-type="string" calcext:value-type="string">
            <text:p>-190.57777777777778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5.26666666666665</text:p>
          </table:table-cell>
          <table:table-cell office:value-type="string" calcext:value-type="string">
            <text:p>-175.2177777777777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52.0</text:p>
          </table:table-cell>
          <table:table-cell office:value-type="string" calcext:value-type="string">
            <text:p>-166.0207407407407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.343703703703682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-126.57777777777778</text:p>
          </table:table-cell>
          <table:table-cell office:value-type="float" office:value="442" calcext:value-type="float">
            <text:p>4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-19.342222222222176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.73333333333335</text:p>
          </table:table-cell>
          <table:table-cell office:value-type="string" calcext:value-type="string">
            <text:p>-13.179259259259254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1.466666666666697</text:p>
          </table:table-cell>
          <table:table-cell office:value-type="string" calcext:value-type="string">
            <text:p>-2.180740740740702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F28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43.804444444444414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50.28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219.02222222222224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56.53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85.4281481481481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90.45333333333332</text:p>
          </table:table-cell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7.300740740740821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69.78370370370374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93333333333328</text:p>
          </table:table-cell>
          <table:table-cell office:value-type="string" calcext:value-type="string">
            <text:p>163.36592592592592</text:p>
          </table:table-cell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145.161481481481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8.773333333333312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113.68296296296296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1.137777777777842</text:p>
          </table:table-cell>
          <table:table-cell office:value-type="float" office:value="924" calcext:value-type="float">
            <text:p>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94.71999999999997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122.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-142.6962962962962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-148.00592592592596</text:p>
          </table:table-cell>
          <table:table-cell office:value-type="float" office:value="306" calcext:value-type="float">
            <text:p>3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-10.33481481481482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39999999999998</text:p>
          </table:table-cell>
          <table:table-cell office:value-type="string" calcext:value-type="string">
            <text:p>-0.2844444444443752</text:p>
          </table:table-cell>
          <table:table-cell office:value-type="float" office:value="944" calcext:value-type="float">
            <text:p>9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-141.1792592592592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83.0577777777778</text:p>
          </table:table-cell>
          <table:table-cell office:value-type="float" office:value="444" calcext:value-type="float">
            <text:p>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2.866666666666674</text:p>
          </table:table-cell>
          <table:table-cell office:value-type="string" calcext:value-type="string">
            <text:p>47.02814814814815</text:p>
          </table:table-cell>
          <table:table-cell office:value-type="float" office:value="286" calcext:value-type="float">
            <text:p>2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106.09777777777776</text:p>
          </table:table-cell>
          <table:table-cell office:value-type="float" office:value="164" calcext:value-type="float">
            <text:p>1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2.33333333333337</text:p>
          </table:table-cell>
          <table:table-cell office:value-type="string" calcext:value-type="string">
            <text:p>-93.96148148148148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133333333333326</text:p>
          </table:table-cell>
          <table:table-cell office:value-type="string" calcext:value-type="string">
            <text:p>-93.6770370370369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M23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26.38814814814805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-149.90222222222224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7999999999999545</text:p>
          </table:table-cell>
          <table:table-cell office:value-type="string" calcext:value-type="string">
            <text:p>-39.44296296296301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-18.014814814814827</text:p>
          </table:table-cell>
          <table:table-cell office:value-type="float" office:value="536" calcext:value-type="float">
            <text:p>5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.133333333333326</text:p>
          </table:table-cell>
          <table:table-cell office:value-type="string" calcext:value-type="string">
            <text:p>-153.505185185185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14.03259259259255</text:p>
          </table:table-cell>
          <table:table-cell office:value-type="float" office:value="394" calcext:value-type="float">
            <text:p>3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4.361481481481519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5333333333333</text:p>
          </table:table-cell>
          <table:table-cell office:value-type="string" calcext:value-type="string">
            <text:p>-64.8533333333333</text:p>
          </table:table-cell>
          <table:table-cell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-159.3837037037037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44.1837037037037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-64.47407407407405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5.06666666666672</text:p>
          </table:table-cell>
          <table:table-cell office:value-type="string" calcext:value-type="string">
            <text:p>-58.02666666666664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112.0711111111111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199.68000000000006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36.94222222222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130.6548148148147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38.5896296296296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17.82518518518515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31.668148148148134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5.2207407407407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office:value-type="string" calcext:value-type="string">
            <text:p>F16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.8014814814814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109.89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23.608888888888885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74.9985185185185</text:p>
          </table:table-cell>
          <table:table-cell office:value-type="float" office:value="536" calcext:value-type="float">
            <text:p>5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-93.3925925925926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168.39111111111112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-43.994074074074035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.66666666666663</text:p>
          </table:table-cell>
          <table:table-cell office:value-type="string" calcext:value-type="string">
            <text:p>-41.24444444444447</text:p>
          </table:table-cell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-31.952592592592566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-116.242962962962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M10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63.200000000000045</text:p>
          </table:table-cell>
          <table:table-cell office:value-type="string" calcext:value-type="string">
            <text:p>-57.83703703703702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1.533333333333303</text:p>
          </table:table-cell>
          <table:table-cell office:value-type="string" calcext:value-type="string">
            <text:p>97.65925925925922</text:p>
          </table:table-cell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27.60000000000002</text:p>
          </table:table-cell>
          <table:table-cell office:value-type="string" calcext:value-type="string">
            <text:p>-120.03555555555556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62.33333333333331</text:p>
          </table:table-cell>
          <table:table-cell office:value-type="string" calcext:value-type="string">
            <text:p>-157.58222222222219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9.39999999999998</text:p>
          </table:table-cell>
          <table:table-cell office:value-type="string" calcext:value-type="string">
            <text:p>-93.20296296296289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71.5851851851852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111.97629629629631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133333333333326</text:p>
          </table:table-cell>
          <table:table-cell office:value-type="string" calcext:value-type="string">
            <text:p>-37.73629629629619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-17.82518518518515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126.672592592592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21.66666666666663</text:p>
          </table:table-cell>
          <table:table-cell office:value-type="string" calcext:value-type="string">
            <text:p>-49.68296296296296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66666666666663</text:p>
          </table:table-cell>
          <table:table-cell office:value-type="string" calcext:value-type="string">
            <text:p>-33.37481481481478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73333333333335</text:p>
          </table:table-cell>
          <table:table-cell office:value-type="string" calcext:value-type="string">
            <text:p>62.86222222222216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.4666666666667</text:p>
          </table:table-cell>
          <table:table-cell office:value-type="string" calcext:value-type="string">
            <text:p>-102.02074074074073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2.60000000000002</text:p>
          </table:table-cell>
          <table:table-cell office:value-type="string" calcext:value-type="string">
            <text:p>-128.379259259259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.133333333333326</text:p>
          </table:table-cell>
          <table:table-cell office:value-type="string" calcext:value-type="string">
            <text:p>-73.76592592592584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12.26074074074074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-57.93185185185189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26.35851851851845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.66666666666663</text:p>
          </table:table-cell>
          <table:table-cell office:value-type="string" calcext:value-type="string">
            <text:p>-7.3007407407407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-24.65185185185186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7.9703703703703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.93333333333328</text:p>
          </table:table-cell>
          <table:table-cell office:value-type="string" calcext:value-type="string">
            <text:p>14.03259259259255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128.2844444444443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10.583703703703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string" calcext:value-type="string">
            <text:p>F28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14.222222222222229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89.031111111111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5.200000000000045</text:p>
          </table:table-cell>
          <table:table-cell office:value-type="string" calcext:value-type="string">
            <text:p>56.03555555555556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.66666666666663</text:p>
          </table:table-cell>
          <table:table-cell office:value-type="string" calcext:value-type="string">
            <text:p>30.245925925925917</text:p>
          </table:table-cell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0.66666666666663</text:p>
          </table:table-cell>
          <table:table-cell office:value-type="string" calcext:value-type="string">
            <text:p>-113.114074074073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73.48148148148147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36.9777777777777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51.10518518518518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6.06666666666672</text:p>
          </table:table-cell>
          <table:table-cell office:value-type="string" calcext:value-type="string">
            <text:p>12.420740740740712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.5333333333333</text:p>
          </table:table-cell>
          <table:table-cell office:value-type="string" calcext:value-type="string">
            <text:p>-14.69629629629628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string" calcext:value-type="string">
            <text:p>M23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7.200000000000045</text:p>
          </table:table-cell>
          <table:table-cell office:value-type="string" calcext:value-type="string">
            <text:p>49.01925925925934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9.06666666666672</text:p>
          </table:table-cell>
          <table:table-cell office:value-type="string" calcext:value-type="string">
            <text:p>-109.03703703703701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7.66666666666663</text:p>
          </table:table-cell>
          <table:table-cell office:value-type="string" calcext:value-type="string">
            <text:p>-101.26222222222214</text:p>
          </table:table-cell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4.740740740740762</text:p>
          </table:table-cell>
          <table:table-cell office:value-type="float" office:value="514" calcext:value-type="float">
            <text:p>5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7.13333333333333</text:p>
          </table:table-cell>
          <table:table-cell office:value-type="string" calcext:value-type="string">
            <text:p>3.697777777777787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76.89481481481482</text:p>
          </table:table-cell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135.86962962962957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157.20296296296294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220.53925925925932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10.8385185185185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string" calcext:value-type="string">
            <text:p>F05S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06.47703703703695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165.45185185185187</text:p>
          </table:table-cell>
          <table:table-cell office:value-type="float" office:value="898" calcext:value-type="float">
            <text:p>8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6.93333333333328</text:p>
          </table:table-cell>
          <table:table-cell office:value-type="string" calcext:value-type="string">
            <text:p>-54.613333333333344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.66666666666663</text:p>
          </table:table-cell>
          <table:table-cell office:value-type="string" calcext:value-type="string">
            <text:p>-35.46074074074073</text:p>
          </table:table-cell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.93333333333328</text:p>
          </table:table-cell>
          <table:table-cell office:value-type="string" calcext:value-type="string">
            <text:p>-33.754074074074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06666666666672</text:p>
          </table:table-cell>
          <table:table-cell office:value-type="string" calcext:value-type="string">
            <text:p>-20.29037037037034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72.81777777777768</text:p>
          </table:table-cell>
          <table:table-cell office:value-type="float" office:value="690" calcext:value-type="float">
            <text:p>6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14.03259259259255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51.86370370370372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.200000000000045</text:p>
          </table:table-cell>
          <table:table-cell office:value-type="string" calcext:value-type="string">
            <text:p>-65.1377777777777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-39.91703703703706</text:p>
          </table:table-cell>
          <table:table-cell office:value-type="float" office:value="570" calcext:value-type="float">
            <text:p>5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8.133333333333326</text:p>
          </table:table-cell>
          <table:table-cell office:value-type="string" calcext:value-type="string">
            <text:p>102.21037037037036</text:p>
          </table:table-cell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8.66666666666663</text:p>
          </table:table-cell>
          <table:table-cell office:value-type="string" calcext:value-type="string">
            <text:p>-189.8192592592593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1.33333333333337</text:p>
          </table:table-cell>
          <table:table-cell office:value-type="string" calcext:value-type="string">
            <text:p>-240.45037037037036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8.13333333333333</text:p>
          </table:table-cell>
          <table:table-cell office:value-type="string" calcext:value-type="string">
            <text:p>-152.5570370370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-122.02666666666664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3.5333333333333</text:p>
          </table:table-cell>
          <table:table-cell office:value-type="string" calcext:value-type="string">
            <text:p>-45.70074074074074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33333333333337</text:p>
          </table:table-cell>
          <table:table-cell office:value-type="string" calcext:value-type="string">
            <text:p>-38.68444444444435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52.24296296296296</text:p>
          </table:table-cell>
          <table:table-cell office:value-type="float" office:value="822" calcext:value-type="float">
            <text:p>8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-156.1599999999999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3.9822222222222763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-80.97185185185185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-95.28888888888889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27.78074074074067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16.40296296296287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77.20000000000005</text:p>
          </table:table-cell>
          <table:table-cell office:value-type="string" calcext:value-type="string">
            <text:p>-36.88296296296295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3.93333333333328</text:p>
          </table:table-cell>
          <table:table-cell office:value-type="string" calcext:value-type="string">
            <text:p>60.39703703703708</text:p>
          </table:table-cell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8.200000000000045</text:p>
          </table:table-cell>
          <table:table-cell office:value-type="string" calcext:value-type="string">
            <text:p>142.31703703703704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250.02666666666676</text:p>
          </table:table-cell>
          <table:table-cell office:value-type="float" office:value="340" calcext:value-type="float">
            <text:p>3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15.66666666666663</text:p>
          </table:table-cell>
          <table:table-cell office:value-type="string" calcext:value-type="string">
            <text:p>-90.0740740740740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F28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5.214814814814815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43.04592592592587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6.971851851851852</text:p>
          </table:table-cell>
          <table:table-cell office:value-type="float" office:value="446" calcext:value-type="float">
            <text:p>4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57.83703703703702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-56.699259259259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67.12888888888881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-108.65777777777782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8.722962962962981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26666666666665</text:p>
          </table:table-cell>
          <table:table-cell office:value-type="string" calcext:value-type="string">
            <text:p>9.007407407407413</text:p>
          </table:table-cell>
          <table:table-cell office:value-type="float" office:value="368" calcext:value-type="float">
            <text:p>3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2.133333333333326</text:p>
          </table:table-cell>
          <table:table-cell office:value-type="string" calcext:value-type="string">
            <text:p>-109.9851851851851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0.9481481481481637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69.594074074074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799999999999955</text:p>
          </table:table-cell>
          <table:table-cell office:value-type="string" calcext:value-type="string">
            <text:p>39.06370370370371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2.866666666666674</text:p>
          </table:table-cell>
          <table:table-cell office:value-type="string" calcext:value-type="string">
            <text:p>-81.25629629629628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666666666666742</text:p>
          </table:table-cell>
          <table:table-cell office:value-type="string" calcext:value-type="string">
            <text:p>-115.2948148148148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M29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44.088888888888846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5.4666666666667</text:p>
          </table:table-cell>
          <table:table-cell office:value-type="string" calcext:value-type="string">
            <text:p>-18.583703703703748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93333333333328</text:p>
          </table:table-cell>
          <table:table-cell office:value-type="string" calcext:value-type="string">
            <text:p>-54.80296296296285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31.33333333333337</text:p>
          </table:table-cell>
          <table:table-cell office:value-type="string" calcext:value-type="string">
            <text:p>226.51259259259257</text:p>
          </table:table-cell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5.964444444444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string" calcext:value-type="string">
            <text:p>F05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-78.0325925925925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127.71555555555557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799999999999955</text:p>
          </table:table-cell>
          <table:table-cell office:value-type="string" calcext:value-type="string">
            <text:p>-29.39259259259262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866666666666674</text:p>
          </table:table-cell>
          <table:table-cell office:value-type="string" calcext:value-type="string">
            <text:p>-12.23111111111109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466666666666697</text:p>
          </table:table-cell>
          <table:table-cell office:value-type="string" calcext:value-type="string">
            <text:p>-24.84148148148153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3.66518518518524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97.37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112.9244444444444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12.894814814814822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118.6133333333333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89.60000000000002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0</text:p>
          </table:table-cell>
          <table:table-cell office:value-type="string" calcext:value-type="string">
            <text:p>-10.050370370370388</text:p>
          </table:table-cell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76.80000000000001</text:p>
          </table:table-cell>
          <table:table-cell office:value-type="float" office:value="390" calcext:value-type="float">
            <text:p>3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8.73333333333335</text:p>
          </table:table-cell>
          <table:table-cell office:value-type="string" calcext:value-type="string">
            <text:p>7.585185185185196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0.66666666666663</text:p>
          </table:table-cell>
          <table:table-cell office:value-type="string" calcext:value-type="string">
            <text:p>38.6844444444443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M29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5.934814814814786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41.0844444444443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9.01925925925923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-35.5555555555555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4666666666667</text:p>
          </table:table-cell>
          <table:table-cell office:value-type="string" calcext:value-type="string">
            <text:p>-23.89333333333337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866666666666674</text:p>
          </table:table-cell>
          <table:table-cell office:value-type="string" calcext:value-type="string">
            <text:p>-16.213333333333367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-16.308148148148177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.60000000000002</text:p>
          </table:table-cell>
          <table:table-cell office:value-type="string" calcext:value-type="string">
            <text:p>2.654814814814813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36.02962962962965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13.27407407407406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54.99259259259259</text:p>
          </table:table-cell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333333333332803</text:p>
          </table:table-cell>
          <table:table-cell office:value-type="string" calcext:value-type="string">
            <text:p>-70.06814814814811</text:p>
          </table:table-cell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128.0948148148148</text:p>
          </table:table-cell>
          <table:table-cell office:value-type="float" office:value="406" calcext:value-type="float">
            <text:p>4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7.445925925925906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-6.92148148148146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M13DI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3.26666666666665</text:p>
          </table:table-cell>
          <table:table-cell office:value-type="string" calcext:value-type="string">
            <text:p>-65.13777777777779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.60000000000002</text:p>
          </table:table-cell>
          <table:table-cell office:value-type="string" calcext:value-type="string">
            <text:p>-47.217777777777656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51.5333333333333</text:p>
          </table:table-cell>
          <table:table-cell office:value-type="string" calcext:value-type="string">
            <text:p>-60.11259259259259</text:p>
          </table:table-cell>
          <table:table-cell office:value-type="float" office:value="466" calcext:value-type="float">
            <text:p>4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8.93333333333328</text:p>
          </table:table-cell>
          <table:table-cell office:value-type="string" calcext:value-type="string">
            <text:p>-182.2340740740741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0.26666666666665</text:p>
          </table:table-cell>
          <table:table-cell office:value-type="string" calcext:value-type="string">
            <text:p>12.42074074074071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34.70222222222225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44.373333333333335</text:p>
          </table:table-cell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122.88</text:p>
          </table:table-cell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71.7748148148148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06666666666672</text:p>
          </table:table-cell>
          <table:table-cell office:value-type="string" calcext:value-type="string">
            <text:p>44.1837037037037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34.5333333333333</text:p>
          </table:table-cell>
          <table:table-cell office:value-type="string" calcext:value-type="string">
            <text:p>119.84592592592594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3.200000000000045</text:p>
          </table:table-cell>
          <table:table-cell office:value-type="string" calcext:value-type="string">
            <text:p>-13.748148148148175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.4666666666667</text:p>
          </table:table-cell>
          <table:table-cell office:value-type="string" calcext:value-type="string">
            <text:p>-48.7348148148148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35.39555555555546</text:p>
          </table:table-cell>
          <table:table-cell office:value-type="float" office:value="530" calcext:value-type="float">
            <text:p>5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9.20000000000005</text:p>
          </table:table-cell>
          <table:table-cell office:value-type="string" calcext:value-type="string">
            <text:p>-21.52296296296299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33.94370370370359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-191.71555555555562</text:p>
          </table:table-cell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.26666666666665</text:p>
          </table:table-cell>
          <table:table-cell office:value-type="string" calcext:value-type="string">
            <text:p>13.653333333333308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06.19259259259258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72.1540740740741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-23.32444444444445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5.4666666666667</text:p>
          </table:table-cell>
          <table:table-cell office:value-type="string" calcext:value-type="string">
            <text:p>-10.239999999999952</text:p>
          </table:table-cell>
          <table:table-cell office:value-type="float" office:value="382" calcext:value-type="float">
            <text:p>3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40.77037037037036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4.06666666666672</text:p>
          </table:table-cell>
          <table:table-cell office:value-type="string" calcext:value-type="string">
            <text:p>35.83999999999992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86.7555555555555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office:value-type="string" calcext:value-type="string">
            <text:p>F31H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60.96592592592583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138.80888888888887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0000000000004547</text:p>
          </table:table-cell>
          <table:table-cell office:value-type="string" calcext:value-type="string">
            <text:p>-44.18370370370371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2.26666666666665</text:p>
          </table:table-cell>
          <table:table-cell office:value-type="string" calcext:value-type="string">
            <text:p>-17.25629629629634</text:p>
          </table:table-cell>
          <table:table-cell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10.3348148148148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1.66222222222217</text:p>
          </table:table-cell>
          <table:table-cell office:value-type="float" office:value="278" calcext:value-type="float">
            <text:p>2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-115.95851851851842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3.60000000000002</text:p>
          </table:table-cell>
          <table:table-cell office:value-type="string" calcext:value-type="string">
            <text:p>-135.01629629629628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64.85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69.594074074074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29.582222222222185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0.06666666666672</text:p>
          </table:table-cell>
          <table:table-cell office:value-type="string" calcext:value-type="string">
            <text:p>-83.81629629629629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31.573333333333267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177.3037037037037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211.3422222222221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.4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27.43111111111108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9.291851851851789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466666666666697</text:p>
          </table:table-cell>
          <table:table-cell office:value-type="string" calcext:value-type="string">
            <text:p>-117.75999999999999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21.1437037037036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2.939259259259302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1.0607407407407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110.6488888888889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54.897777777777776</text:p>
          </table:table-cell>
          <table:table-cell office:value-type="float" office:value="394" calcext:value-type="float">
            <text:p>3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.86666666666667</text:p>
          </table:table-cell>
          <table:table-cell office:value-type="string" calcext:value-type="string">
            <text:p>-61.1555555555555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1.1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12.041481481481526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16.877037037036985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6.25777777777779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41.4340740740741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120.3199999999999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1.2</text:p>
          </table:table-cell>
          <table:table-cell office:value-type="string" calcext:value-type="string">
            <text:p>M10A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61.72444444444443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77.0844444444443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-124.58666666666664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9.386666666666656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799999999999955</text:p>
          </table:table-cell>
          <table:table-cell office:value-type="string" calcext:value-type="string">
            <text:p>0.948148148148106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1.3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30.056296296296296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1.629629629629676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-26.73777777777775</text:p>
          </table:table-cell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47.122962962963015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3.866666666666674</text:p>
          </table:table-cell>
          <table:table-cell office:value-type="string" calcext:value-type="string">
            <text:p>82.299259259259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1.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58.87999999999999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42.761481481481496</text:p>
          </table:table-cell>
          <table:table-cell office:value-type="float" office:value="694" calcext:value-type="float">
            <text:p>6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68.0770370370369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1.86666666666667</text:p>
          </table:table-cell>
          <table:table-cell office:value-type="string" calcext:value-type="string">
            <text:p>-80.1185185185185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.4666666666667</text:p>
          </table:table-cell>
          <table:table-cell office:value-type="string" calcext:value-type="string">
            <text:p>-67.223703703703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-65.70666666666659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-116.6222222222222</text:p>
          </table:table-cell>
          <table:table-cell office:value-type="float" office:value="388" calcext:value-type="float">
            <text:p>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-7.205925925925953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.93333333333328</text:p>
          </table:table-cell>
          <table:table-cell office:value-type="string" calcext:value-type="string">
            <text:p>-6.542222222222222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0.133333333333326</text:p>
          </table:table-cell>
          <table:table-cell office:value-type="string" calcext:value-type="string">
            <text:p>-6.73185185185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2.1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0.8533333333332962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45.73333333333335</text:p>
          </table:table-cell>
          <table:table-cell office:value-type="string" calcext:value-type="string">
            <text:p>-69.02518518518508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3333333333337123</text:p>
          </table:table-cell>
          <table:table-cell office:value-type="string" calcext:value-type="string">
            <text:p>59.63851851851848</text:p>
          </table:table-cell>
          <table:table-cell office:value-type="float" office:value="438" calcext:value-type="float">
            <text:p>4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2.13333333333333</text:p>
          </table:table-cell>
          <table:table-cell office:value-type="string" calcext:value-type="string">
            <text:p>-43.33037037037036</text:p>
          </table:table-cell>
          <table:table-cell office:value-type="float" office:value="350" calcext:value-type="float">
            <text:p>3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.06666666666672</text:p>
          </table:table-cell>
          <table:table-cell office:value-type="string" calcext:value-type="string">
            <text:p>1.327407407407349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2.2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015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93333333333328</text:p>
          </table:table-cell>
          <table:table-cell office:value-type="string" calcext:value-type="string">
            <text:p>58.405925925926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-124.77629629629632</text:p>
          </table:table-cell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30.625185185185103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3.33333333333337</text:p>
          </table:table-cell>
          <table:table-cell office:value-type="string" calcext:value-type="string">
            <text:p>-3.792592592592598</text:p>
          </table:table-cell>
          <table:table-cell office:value-type="float" office:value="600" calcext:value-type="float">
            <text:p>6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-14.22222222222222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2.3</text:p>
          </table:table-cell>
          <table:table-cell office:value-type="string" calcext:value-type="string">
            <text:p>F31SA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.4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.0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.1</text:p>
          </table:table-cell>
          <table:table-cell office:value-type="string" calcext:value-type="string">
            <text:p>M13HA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.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.3</text:p>
          </table:table-cell>
          <table:table-cell office:value-type="string" calcext:value-type="string">
            <text:p>F16SA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.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</table:table>
      <table:table table:name="Tabelle2" table:style-name="ta1">
        <table:table-column table:style-name="co4" table:number-columns-repeated="25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IF(COUNTIF([P008_stim.$F:.$F];[P008_stim.$A1])=1;[P008_stim.A1];&quot;&quot;)" office:value-type="string" office:string-value="0.0" calcext:value-type="string">
            <text:p>0.0</text:p>
          </table:table-cell>
          <table:table-cell table:formula="of:=IF(COUNTIF([P008_stim.$F:.$F];[P008_stim.$A1])=1;[P008_stim.B1];&quot;&quot;)" office:value-type="string" office:string-value="H40" calcext:value-type="string">
            <text:p>H40</text:p>
          </table:table-cell>
          <table:table-cell table:formula="of:=IF(COUNTIF([P008_stim.$F:.$F];[P008_stim.$A1])=1;[P008_stim.C1];&quot;&quot;)" office:value-type="string" office:string-value="H" calcext:value-type="string">
            <text:p>H</text:p>
          </table:table-cell>
          <table:table-cell/>
          <table:table-cell table:formula="of:=VLOOKUP([.$A2];[$P008_stim.$F:.$Z];[.E$1];0)" office:value-type="string" office:string-value="0.0" calcext:value-type="string">
            <text:p>0.0</text:p>
          </table:table-cell>
          <table:table-cell table:formula="of:=VLOOKUP([.$A2];[$P008_stim.$F:.$Z];[.F$1];0)" office:value-type="string" office:string-value="H" calcext:value-type="string">
            <text:p>H</text:p>
          </table:table-cell>
          <table:table-cell table:formula="of:=VLOOKUP([.$A2];[$P008_stim.$F:.$Z];[.G$1];0)" office:value-type="string" office:string-value="-15.799999999999955" calcext:value-type="string">
            <text:p>-15.799999999999955</text:p>
          </table:table-cell>
          <table:table-cell table:formula="of:=VLOOKUP([.$A2];[$P008_stim.$F:.$Z];[.H$1];0)" office:value-type="string" office:string-value="-37.357037037037" calcext:value-type="string">
            <text:p>-37.357037037037</text:p>
          </table:table-cell>
          <table:table-cell table:formula="of:=VLOOKUP([.$A2];[$P008_stim.$F:.$Z];[.I$1];0)" office:value-type="float" office:value="170" calcext:value-type="float">
            <text:p>170</text:p>
          </table:table-cell>
          <table:table-cell table:formula="of:=VLOOKUP([.$A2];[$P008_stim.$F:.$Z];[.J$1];0)" office:value-type="float" office:value="40" calcext:value-type="float">
            <text:p>40</text:p>
          </table:table-cell>
          <table:table-cell table:formula="of:=VLOOKUP([.$A2];[$P008_stim.$F:.$Z];[.K$1];0)" office:value-type="string" office:string-value="50.799999999999955" calcext:value-type="string">
            <text:p>50.799999999999955</text:p>
          </table:table-cell>
          <table:table-cell table:formula="of:=VLOOKUP([.$A2];[$P008_stim.$F:.$Z];[.L$1];0)" office:value-type="string" office:string-value="76.32592592592596" calcext:value-type="string">
            <text:p>76.32592592592596</text:p>
          </table:table-cell>
          <table:table-cell table:formula="of:=VLOOKUP([.$A2];[$P008_stim.$F:.$Z];[.M$1];0)" office:value-type="float" office:value="140" calcext:value-type="float">
            <text:p>140</text:p>
          </table:table-cell>
          <table:table-cell table:formula="of:=VLOOKUP([.$A2];[$P008_stim.$F:.$Z];[.N$1];0)" office:value-type="float" office:value="30" calcext:value-type="float">
            <text:p>30</text:p>
          </table:table-cell>
          <table:table-cell table:formula="of:=VLOOKUP([.$A2];[$P008_stim.$F:.$Z];[.O$1];0)" office:value-type="string" office:string-value="56.133333333333326" calcext:value-type="string">
            <text:p>56.133333333333326</text:p>
          </table:table-cell>
          <table:table-cell table:formula="of:=VLOOKUP([.$A2];[$P008_stim.$F:.$Z];[.P$1];0)" office:value-type="string" office:string-value="186.5955555555555" calcext:value-type="string">
            <text:p>186.5955555555555</text:p>
          </table:table-cell>
          <table:table-cell table:formula="of:=VLOOKUP([.$A2];[$P008_stim.$F:.$Z];[.Q$1];0)" office:value-type="float" office:value="268" calcext:value-type="float">
            <text:p>268</text:p>
          </table:table-cell>
          <table:table-cell table:formula="of:=VLOOKUP([.$A2];[$P008_stim.$F:.$Z];[.R$1];0)" office:value-type="float" office:value="36" calcext:value-type="float">
            <text:p>36</text:p>
          </table:table-cell>
          <table:table-cell table:formula="of:=VLOOKUP([.$A2];[$P008_stim.$F:.$Z];[.S$1];0)" office:value-type="string" office:string-value="-68.79999999999995" calcext:value-type="string">
            <text:p>-68.79999999999995</text:p>
          </table:table-cell>
          <table:table-cell table:formula="of:=VLOOKUP([.$A2];[$P008_stim.$F:.$Z];[.T$1];0)" office:value-type="string" office:string-value="186.21629629629626" calcext:value-type="string">
            <text:p>186.21629629629626</text:p>
          </table:table-cell>
          <table:table-cell table:formula="of:=VLOOKUP([.$A2];[$P008_stim.$F:.$Z];[.U$1];0)" office:value-type="float" office:value="370" calcext:value-type="float">
            <text:p>370</text:p>
          </table:table-cell>
          <table:table-cell table:formula="of:=VLOOKUP([.$A2];[$P008_stim.$F:.$Z];[.V$1];0)" office:value-type="float" office:value="48" calcext:value-type="float">
            <text:p>48</text:p>
          </table:table-cell>
          <table:table-cell table:formula="of:=VLOOKUP([.$A2];[$P008_stim.$F:.$Z];[.W$1];0)" office:value-type="string" office:string-value="-65.73333333333335" calcext:value-type="string">
            <text:p>-65.73333333333335</text:p>
          </table:table-cell>
          <table:table-cell table:formula="of:=VLOOKUP([.$A2];[$P008_stim.$F:.$Z];[.X$1];0)" office:value-type="string" office:string-value="-129.80148148148146" calcext:value-type="string">
            <text:p>-129.80148148148146</text:p>
          </table:table-cell>
          <table:table-cell table:formula="of:=VLOOKUP([.$A2];[$P008_stim.$F:.$Z];[.Y$1];0)" office:value-type="float" office:value="230" calcext:value-type="float">
            <text:p>230</text:p>
          </table:table-cell>
        </table:table-row>
        <table:table-row table:style-name="ro1">
          <table:table-cell table:formula="of:=IF(COUNTIF([P008_stim.$F:.$F];[P008_stim.$A2])=1;[P008_stim.A2];&quot;&quot;)" office:value-type="string" office:string-value="0.1" calcext:value-type="string">
            <text:p>0.1</text:p>
          </table:table-cell>
          <table:table-cell table:formula="of:=IF(COUNTIF([P008_stim.$F:.$F];[P008_stim.$A2])=1;[P008_stim.B2];&quot;&quot;)" office:value-type="string" office:string-value="L38" calcext:value-type="string">
            <text:p>L38</text:p>
          </table:table-cell>
          <table:table-cell table:formula="of:=IF(COUNTIF([P008_stim.$F:.$F];[P008_stim.$A2])=1;[P008_stim.C2];&quot;&quot;)" office:value-type="string" office:string-value="L" calcext:value-type="string">
            <text:p>L</text:p>
          </table:table-cell>
          <table:table-cell/>
          <table:table-cell table:formula="of:=VLOOKUP([.$A3];[$P008_stim.$F:.$Z];[.E$1];0)" office:value-type="string" office:string-value="0.1" calcext:value-type="string">
            <text:p>0.1</text:p>
          </table:table-cell>
          <table:table-cell table:formula="of:=VLOOKUP([.$A3];[$P008_stim.$F:.$Z];[.F$1];0)" office:value-type="string" office:string-value="L" calcext:value-type="string">
            <text:p>L</text:p>
          </table:table-cell>
          <table:table-cell table:formula="of:=VLOOKUP([.$A3];[$P008_stim.$F:.$Z];[.G$1];0)" office:value-type="string" office:string-value="3.6000000000000227" calcext:value-type="string">
            <text:p>3.6000000000000227</text:p>
          </table:table-cell>
          <table:table-cell table:formula="of:=VLOOKUP([.$A3];[$P008_stim.$F:.$Z];[.H$1];0)" office:value-type="string" office:string-value="-77.17925925925925" calcext:value-type="string">
            <text:p>-77.17925925925925</text:p>
          </table:table-cell>
          <table:table-cell table:formula="of:=VLOOKUP([.$A3];[$P008_stim.$F:.$Z];[.I$1];0)" office:value-type="float" office:value="264" calcext:value-type="float">
            <text:p>264</text:p>
          </table:table-cell>
          <table:table-cell table:formula="of:=VLOOKUP([.$A3];[$P008_stim.$F:.$Z];[.J$1];0)" office:value-type="float" office:value="28" calcext:value-type="float">
            <text:p>28</text:p>
          </table:table-cell>
          <table:table-cell table:formula="of:=VLOOKUP([.$A3];[$P008_stim.$F:.$Z];[.K$1];0)" office:value-type="string" office:string-value="23.06666666666672" calcext:value-type="string">
            <text:p>23.06666666666672</text:p>
          </table:table-cell>
          <table:table-cell table:formula="of:=VLOOKUP([.$A3];[$P008_stim.$F:.$Z];[.L$1];0)" office:value-type="string" office:string-value="24.74666666666667" calcext:value-type="string">
            <text:p>24.74666666666667</text:p>
          </table:table-cell>
          <table:table-cell table:formula="of:=VLOOKUP([.$A3];[$P008_stim.$F:.$Z];[.M$1];0)" office:value-type="float" office:value="386" calcext:value-type="float">
            <text:p>386</text:p>
          </table:table-cell>
          <table:table-cell table:formula="of:=VLOOKUP([.$A3];[$P008_stim.$F:.$Z];[.N$1];0)" office:value-type="float" office:value="26" calcext:value-type="float">
            <text:p>26</text:p>
          </table:table-cell>
          <table:table-cell table:formula="of:=VLOOKUP([.$A3];[$P008_stim.$F:.$Z];[.O$1];0)" office:value-type="string" office:string-value="16.133333333333326" calcext:value-type="string">
            <text:p>16.133333333333326</text:p>
          </table:table-cell>
          <table:table-cell table:formula="of:=VLOOKUP([.$A3];[$P008_stim.$F:.$Z];[.P$1];0)" office:value-type="string" office:string-value="-48.545185185185176" calcext:value-type="string">
            <text:p>-48.545185185185176</text:p>
          </table:table-cell>
          <table:table-cell table:formula="of:=VLOOKUP([.$A3];[$P008_stim.$F:.$Z];[.Q$1];0)" office:value-type="float" office:value="302" calcext:value-type="float">
            <text:p>302</text:p>
          </table:table-cell>
          <table:table-cell table:formula="of:=VLOOKUP([.$A3];[$P008_stim.$F:.$Z];[.R$1];0)" office:value-type="float" office:value="28" calcext:value-type="float">
            <text:p>28</text:p>
          </table:table-cell>
          <table:table-cell table:formula="of:=VLOOKUP([.$A3];[$P008_stim.$F:.$Z];[.S$1];0)" office:value-type="string" office:string-value="14.333333333333371" calcext:value-type="string">
            <text:p>14.333333333333371</text:p>
          </table:table-cell>
          <table:table-cell table:formula="of:=VLOOKUP([.$A3];[$P008_stim.$F:.$Z];[.T$1];0)" office:value-type="string" office:string-value="32.61629629629624" calcext:value-type="string">
            <text:p>32.61629629629624</text:p>
          </table:table-cell>
          <table:table-cell table:formula="of:=VLOOKUP([.$A3];[$P008_stim.$F:.$Z];[.U$1];0)" office:value-type="float" office:value="310" calcext:value-type="float">
            <text:p>310</text:p>
          </table:table-cell>
          <table:table-cell table:formula="of:=VLOOKUP([.$A3];[$P008_stim.$F:.$Z];[.V$1];0)" office:value-type="float" office:value="28" calcext:value-type="float">
            <text:p>28</text:p>
          </table:table-cell>
          <table:table-cell table:formula="of:=VLOOKUP([.$A3];[$P008_stim.$F:.$Z];[.W$1];0)" office:value-type="string" office:string-value="23.66666666666663" calcext:value-type="string">
            <text:p>23.66666666666663</text:p>
          </table:table-cell>
          <table:table-cell table:formula="of:=VLOOKUP([.$A3];[$P008_stim.$F:.$Z];[.X$1];0)" office:value-type="string" office:string-value="-58.31111111111113" calcext:value-type="string">
            <text:p>-58.31111111111113</text:p>
          </table:table-cell>
          <table:table-cell table:formula="of:=VLOOKUP([.$A3];[$P008_stim.$F:.$Z];[.Y$1];0)" office:value-type="float" office:value="694" calcext:value-type="float">
            <text:p>694</text:p>
          </table:table-cell>
        </table:table-row>
        <table:table-row table:style-name="ro1">
          <table:table-cell table:formula="of:=IF(COUNTIF([P008_stim.$F:.$F];[P008_stim.$A3])=1;[P008_stim.A3];&quot;&quot;)" office:value-type="string" office:string-value="0.2" calcext:value-type="string">
            <text:p>0.2</text:p>
          </table:table-cell>
          <table:table-cell table:formula="of:=IF(COUNTIF([P008_stim.$F:.$F];[P008_stim.$A3])=1;[P008_stim.B3];&quot;&quot;)" office:value-type="string" office:string-value="F16NE" calcext:value-type="string">
            <text:p>F16NE</text:p>
          </table:table-cell>
          <table:table-cell table:formula="of:=IF(COUNTIF([P008_stim.$F:.$F];[P008_stim.$A3])=1;[P008_stim.C3];&quot;&quot;)" office:value-type="string" office:string-value="F" calcext:value-type="string">
            <text:p>F</text:p>
          </table:table-cell>
          <table:table-cell/>
          <table:table-cell table:formula="of:=VLOOKUP([.$A4];[$P008_stim.$F:.$Z];[.E$1];0)" office:value-type="string" office:string-value="0.2" calcext:value-type="string">
            <text:p>0.2</text:p>
          </table:table-cell>
          <table:table-cell table:formula="of:=VLOOKUP([.$A4];[$P008_stim.$F:.$Z];[.F$1];0)" office:value-type="string" office:string-value="F" calcext:value-type="string">
            <text:p>F</text:p>
          </table:table-cell>
          <table:table-cell table:formula="of:=VLOOKUP([.$A4];[$P008_stim.$F:.$Z];[.G$1];0)" office:value-type="string" office:string-value="-27.200000000000045" calcext:value-type="string">
            <text:p>-27.200000000000045</text:p>
          </table:table-cell>
          <table:table-cell table:formula="of:=VLOOKUP([.$A4];[$P008_stim.$F:.$Z];[.H$1];0)" office:value-type="string" office:string-value="-56.888888888888914" calcext:value-type="string">
            <text:p>-56.888888888888914</text:p>
          </table:table-cell>
          <table:table-cell table:formula="of:=VLOOKUP([.$A4];[$P008_stim.$F:.$Z];[.I$1];0)" office:value-type="float" office:value="146" calcext:value-type="float">
            <text:p>146</text:p>
          </table:table-cell>
          <table:table-cell table:formula="of:=VLOOKUP([.$A4];[$P008_stim.$F:.$Z];[.J$1];0)" office:value-type="float" office:value="34" calcext:value-type="float">
            <text:p>34</text:p>
          </table:table-cell>
          <table:table-cell table:formula="of:=VLOOKUP([.$A4];[$P008_stim.$F:.$Z];[.K$1];0)" office:value-type="string" office:string-value="6.06666666666672" calcext:value-type="string">
            <text:p>6.06666666666672</text:p>
          </table:table-cell>
          <table:table-cell table:formula="of:=VLOOKUP([.$A4];[$P008_stim.$F:.$Z];[.L$1];0)" office:value-type="string" office:string-value="-92.34962962962959" calcext:value-type="string">
            <text:p>-92.34962962962959</text:p>
          </table:table-cell>
          <table:table-cell table:formula="of:=VLOOKUP([.$A4];[$P008_stim.$F:.$Z];[.M$1];0)" office:value-type="float" office:value="144" calcext:value-type="float">
            <text:p>144</text:p>
          </table:table-cell>
          <table:table-cell table:formula="of:=VLOOKUP([.$A4];[$P008_stim.$F:.$Z];[.N$1];0)" office:value-type="float" office:value="30" calcext:value-type="float">
            <text:p>30</text:p>
          </table:table-cell>
          <table:table-cell table:formula="of:=VLOOKUP([.$A4];[$P008_stim.$F:.$Z];[.O$1];0)" office:value-type="string" office:string-value="40.26666666666665" calcext:value-type="string">
            <text:p>40.26666666666665</text:p>
          </table:table-cell>
          <table:table-cell table:formula="of:=VLOOKUP([.$A4];[$P008_stim.$F:.$Z];[.P$1];0)" office:value-type="string" office:string-value="-19.911111111111097" calcext:value-type="string">
            <text:p>-19.911111111111097</text:p>
          </table:table-cell>
          <table:table-cell table:formula="of:=VLOOKUP([.$A4];[$P008_stim.$F:.$Z];[.Q$1];0)" office:value-type="float" office:value="194" calcext:value-type="float">
            <text:p>194</text:p>
          </table:table-cell>
          <table:table-cell table:formula="of:=VLOOKUP([.$A4];[$P008_stim.$F:.$Z];[.R$1];0)" office:value-type="float" office:value="26" calcext:value-type="float">
            <text:p>26</text:p>
          </table:table-cell>
          <table:table-cell table:formula="of:=VLOOKUP([.$A4];[$P008_stim.$F:.$Z];[.S$1];0)" office:value-type="string" office:string-value="50.5333333333333" calcext:value-type="string">
            <text:p>50.5333333333333</text:p>
          </table:table-cell>
          <table:table-cell table:formula="of:=VLOOKUP([.$A4];[$P008_stim.$F:.$Z];[.T$1];0)" office:value-type="string" office:string-value="-0.8533333333332962" calcext:value-type="string">
            <text:p>-0.8533333333332962</text:p>
          </table:table-cell>
          <table:table-cell table:formula="of:=VLOOKUP([.$A4];[$P008_stim.$F:.$Z];[.U$1];0)" office:value-type="float" office:value="176" calcext:value-type="float">
            <text:p>176</text:p>
          </table:table-cell>
          <table:table-cell table:formula="of:=VLOOKUP([.$A4];[$P008_stim.$F:.$Z];[.V$1];0)" office:value-type="float" office:value="38" calcext:value-type="float">
            <text:p>38</text:p>
          </table:table-cell>
          <table:table-cell table:formula="of:=VLOOKUP([.$A4];[$P008_stim.$F:.$Z];[.W$1];0)" office:value-type="string" office:string-value="-14.266666666666652" calcext:value-type="string">
            <text:p>-14.266666666666652</text:p>
          </table:table-cell>
          <table:table-cell table:formula="of:=VLOOKUP([.$A4];[$P008_stim.$F:.$Z];[.X$1];0)" office:value-type="string" office:string-value="-1.5170370370370847" calcext:value-type="string">
            <text:p>-1.5170370370370847</text:p>
          </table:table-cell>
          <table:table-cell table:formula="of:=VLOOKUP([.$A4];[$P008_stim.$F:.$Z];[.Y$1];0)" office:value-type="float" office:value="200" calcext:value-type="float">
            <text:p>200</text:p>
          </table:table-cell>
        </table:table-row>
        <table:table-row table:style-name="ro1">
          <table:table-cell table:formula="of:=IF(COUNTIF([P008_stim.$F:.$F];[P008_stim.$A4])=1;[P008_stim.A4];&quot;&quot;)" office:value-type="string" office:string-value="0.3" calcext:value-type="string">
            <text:p>0.3</text:p>
          </table:table-cell>
          <table:table-cell table:formula="of:=IF(COUNTIF([P008_stim.$F:.$F];[P008_stim.$A4])=1;[P008_stim.B4];&quot;&quot;)" office:value-type="string" office:string-value="L23" calcext:value-type="string">
            <text:p>L23</text:p>
          </table:table-cell>
          <table:table-cell table:formula="of:=IF(COUNTIF([P008_stim.$F:.$F];[P008_stim.$A4])=1;[P008_stim.C4];&quot;&quot;)" office:value-type="string" office:string-value="L" calcext:value-type="string">
            <text:p>L</text:p>
          </table:table-cell>
          <table:table-cell/>
          <table:table-cell table:formula="of:=VLOOKUP([.$A5];[$P008_stim.$F:.$Z];[.E$1];0)" office:value-type="string" office:string-value="0.3" calcext:value-type="string">
            <text:p>0.3</text:p>
          </table:table-cell>
          <table:table-cell table:formula="of:=VLOOKUP([.$A5];[$P008_stim.$F:.$Z];[.F$1];0)" office:value-type="string" office:string-value="L" calcext:value-type="string">
            <text:p>L</text:p>
          </table:table-cell>
          <table:table-cell table:formula="of:=VLOOKUP([.$A5];[$P008_stim.$F:.$Z];[.G$1];0)" office:value-type="string" office:string-value="13.133333333333326" calcext:value-type="string">
            <text:p>13.133333333333326</text:p>
          </table:table-cell>
          <table:table-cell table:formula="of:=VLOOKUP([.$A5];[$P008_stim.$F:.$Z];[.H$1];0)" office:value-type="string" office:string-value="-99.65037037037041" calcext:value-type="string">
            <text:p>-99.65037037037041</text:p>
          </table:table-cell>
          <table:table-cell table:formula="of:=VLOOKUP([.$A5];[$P008_stim.$F:.$Z];[.I$1];0)" office:value-type="float" office:value="204" calcext:value-type="float">
            <text:p>204</text:p>
          </table:table-cell>
          <table:table-cell table:formula="of:=VLOOKUP([.$A5];[$P008_stim.$F:.$Z];[.J$1];0)" office:value-type="float" office:value="34" calcext:value-type="float">
            <text:p>34</text:p>
          </table:table-cell>
          <table:table-cell table:formula="of:=VLOOKUP([.$A5];[$P008_stim.$F:.$Z];[.K$1];0)" office:value-type="string" office:string-value="21.0" calcext:value-type="string">
            <text:p>21.0</text:p>
          </table:table-cell>
          <table:table-cell table:formula="of:=VLOOKUP([.$A5];[$P008_stim.$F:.$Z];[.L$1];0)" office:value-type="string" office:string-value="84.66962962962964" calcext:value-type="string">
            <text:p>84.66962962962964</text:p>
          </table:table-cell>
          <table:table-cell table:formula="of:=VLOOKUP([.$A5];[$P008_stim.$F:.$Z];[.M$1];0)" office:value-type="float" office:value="414" calcext:value-type="float">
            <text:p>414</text:p>
          </table:table-cell>
          <table:table-cell table:formula="of:=VLOOKUP([.$A5];[$P008_stim.$F:.$Z];[.N$1];0)" office:value-type="float" office:value="24" calcext:value-type="float">
            <text:p>24</text:p>
          </table:table-cell>
          <table:table-cell table:formula="of:=VLOOKUP([.$A5];[$P008_stim.$F:.$Z];[.O$1];0)" office:value-type="string" office:string-value="-3.0666666666667197" calcext:value-type="string">
            <text:p>-3.0666666666667197</text:p>
          </table:table-cell>
          <table:table-cell table:formula="of:=VLOOKUP([.$A5];[$P008_stim.$F:.$Z];[.P$1];0)" office:value-type="string" office:string-value="125.8192592592593" calcext:value-type="string">
            <text:p>125.8192592592593</text:p>
          </table:table-cell>
          <table:table-cell table:formula="of:=VLOOKUP([.$A5];[$P008_stim.$F:.$Z];[.Q$1];0)" office:value-type="float" office:value="260" calcext:value-type="float">
            <text:p>260</text:p>
          </table:table-cell>
          <table:table-cell table:formula="of:=VLOOKUP([.$A5];[$P008_stim.$F:.$Z];[.R$1];0)" office:value-type="float" office:value="40" calcext:value-type="float">
            <text:p>40</text:p>
          </table:table-cell>
          <table:table-cell table:formula="of:=VLOOKUP([.$A5];[$P008_stim.$F:.$Z];[.S$1];0)" office:value-type="string" office:string-value="13.93333333333328" calcext:value-type="string">
            <text:p>13.93333333333328</text:p>
          </table:table-cell>
          <table:table-cell table:formula="of:=VLOOKUP([.$A5];[$P008_stim.$F:.$Z];[.T$1];0)" office:value-type="string" office:string-value="29.202962962962943" calcext:value-type="string">
            <text:p>29.202962962962943</text:p>
          </table:table-cell>
          <table:table-cell table:formula="of:=VLOOKUP([.$A5];[$P008_stim.$F:.$Z];[.U$1];0)" office:value-type="float" office:value="822" calcext:value-type="float">
            <text:p>822</text:p>
          </table:table-cell>
          <table:table-cell table:formula="of:=VLOOKUP([.$A5];[$P008_stim.$F:.$Z];[.V$1];0)" office:value-type="float" office:value="38" calcext:value-type="float">
            <text:p>38</text:p>
          </table:table-cell>
          <table:table-cell table:formula="of:=VLOOKUP([.$A5];[$P008_stim.$F:.$Z];[.W$1];0)" office:value-type="string" office:string-value="17.799999999999955" calcext:value-type="string">
            <text:p>17.799999999999955</text:p>
          </table:table-cell>
          <table:table-cell table:formula="of:=VLOOKUP([.$A5];[$P008_stim.$F:.$Z];[.X$1];0)" office:value-type="string" office:string-value="-63.051851851851836" calcext:value-type="string">
            <text:p>-63.051851851851836</text:p>
          </table:table-cell>
          <table:table-cell table:formula="of:=VLOOKUP([.$A5];[$P008_stim.$F:.$Z];[.Y$1];0)" office:value-type="float" office:value="352" calcext:value-type="float">
            <text:p>352</text:p>
          </table:table-cell>
        </table:table-row>
        <table:table-row table:style-name="ro1">
          <table:table-cell table:formula="of:=IF(COUNTIF([P008_stim.$F:.$F];[P008_stim.$A5])=1;[P008_stim.A5];&quot;&quot;)" office:value-type="string" office:string-value="0.4" calcext:value-type="string">
            <text:p>0.4</text:p>
          </table:table-cell>
          <table:table-cell table:formula="of:=IF(COUNTIF([P008_stim.$F:.$F];[P008_stim.$A5])=1;[P008_stim.B5];&quot;&quot;)" office:value-type="string" office:string-value="H30" calcext:value-type="string">
            <text:p>H30</text:p>
          </table:table-cell>
          <table:table-cell table:formula="of:=IF(COUNTIF([P008_stim.$F:.$F];[P008_stim.$A5])=1;[P008_stim.C5];&quot;&quot;)" office:value-type="string" office:string-value="H" calcext:value-type="string">
            <text:p>H</text:p>
          </table:table-cell>
          <table:table-cell/>
          <table:table-cell table:formula="of:=VLOOKUP([.$A6];[$P008_stim.$F:.$Z];[.E$1];0)" office:value-type="string" office:string-value="0.4" calcext:value-type="string">
            <text:p>0.4</text:p>
          </table:table-cell>
          <table:table-cell table:formula="of:=VLOOKUP([.$A6];[$P008_stim.$F:.$Z];[.F$1];0)" office:value-type="string" office:string-value="H" calcext:value-type="string">
            <text:p>H</text:p>
          </table:table-cell>
          <table:table-cell table:formula="of:=VLOOKUP([.$A6];[$P008_stim.$F:.$Z];[.G$1];0)" office:value-type="string" office:string-value="10.06666666666672" calcext:value-type="string">
            <text:p>10.06666666666672</text:p>
          </table:table-cell>
          <table:table-cell table:formula="of:=VLOOKUP([.$A6];[$P008_stim.$F:.$Z];[.H$1];0)" office:value-type="string" office:string-value="-216.84148148148154" calcext:value-type="string">
            <text:p>-216.84148148148154</text:p>
          </table:table-cell>
          <table:table-cell table:formula="of:=VLOOKUP([.$A6];[$P008_stim.$F:.$Z];[.I$1];0)" office:value-type="float" office:value="112" calcext:value-type="float">
            <text:p>112</text:p>
          </table:table-cell>
          <table:table-cell table:formula="of:=VLOOKUP([.$A6];[$P008_stim.$F:.$Z];[.J$1];0)" office:value-type="float" office:value="42" calcext:value-type="float">
            <text:p>42</text:p>
          </table:table-cell>
          <table:table-cell table:formula="of:=VLOOKUP([.$A6];[$P008_stim.$F:.$Z];[.K$1];0)" office:value-type="string" office:string-value="9.399999999999977" calcext:value-type="string">
            <text:p>9.399999999999977</text:p>
          </table:table-cell>
          <table:table-cell table:formula="of:=VLOOKUP([.$A6];[$P008_stim.$F:.$Z];[.L$1];0)" office:value-type="string" office:string-value="15.360000000000014" calcext:value-type="string">
            <text:p>15.360000000000014</text:p>
          </table:table-cell>
          <table:table-cell table:formula="of:=VLOOKUP([.$A6];[$P008_stim.$F:.$Z];[.M$1];0)" office:value-type="float" office:value="202" calcext:value-type="float">
            <text:p>202</text:p>
          </table:table-cell>
          <table:table-cell table:formula="of:=VLOOKUP([.$A6];[$P008_stim.$F:.$Z];[.N$1];0)" office:value-type="float" office:value="28" calcext:value-type="float">
            <text:p>28</text:p>
          </table:table-cell>
          <table:table-cell table:formula="of:=VLOOKUP([.$A6];[$P008_stim.$F:.$Z];[.O$1];0)" office:value-type="string" office:string-value="18.26666666666665" calcext:value-type="string">
            <text:p>18.26666666666665</text:p>
          </table:table-cell>
          <table:table-cell table:formula="of:=VLOOKUP([.$A6];[$P008_stim.$F:.$Z];[.P$1];0)" office:value-type="string" office:string-value="93.96148148148154" calcext:value-type="string">
            <text:p>93.96148148148154</text:p>
          </table:table-cell>
          <table:table-cell table:formula="of:=VLOOKUP([.$A6];[$P008_stim.$F:.$Z];[.Q$1];0)" office:value-type="float" office:value="384" calcext:value-type="float">
            <text:p>384</text:p>
          </table:table-cell>
          <table:table-cell table:formula="of:=VLOOKUP([.$A6];[$P008_stim.$F:.$Z];[.R$1];0)" office:value-type="float" office:value="28" calcext:value-type="float">
            <text:p>28</text:p>
          </table:table-cell>
          <table:table-cell table:formula="of:=VLOOKUP([.$A6];[$P008_stim.$F:.$Z];[.S$1];0)" office:value-type="string" office:string-value="92.33333333333337" calcext:value-type="string">
            <text:p>92.33333333333337</text:p>
          </table:table-cell>
          <table:table-cell table:formula="of:=VLOOKUP([.$A6];[$P008_stim.$F:.$Z];[.T$1];0)" office:value-type="string" office:string-value="95.00444444444452" calcext:value-type="string">
            <text:p>95.00444444444452</text:p>
          </table:table-cell>
          <table:table-cell table:formula="of:=VLOOKUP([.$A6];[$P008_stim.$F:.$Z];[.U$1];0)" office:value-type="float" office:value="172" calcext:value-type="float">
            <text:p>172</text:p>
          </table:table-cell>
          <table:table-cell table:formula="of:=VLOOKUP([.$A6];[$P008_stim.$F:.$Z];[.V$1];0)" office:value-type="float" office:value="36" calcext:value-type="float">
            <text:p>36</text:p>
          </table:table-cell>
          <table:table-cell table:formula="of:=VLOOKUP([.$A6];[$P008_stim.$F:.$Z];[.W$1];0)" office:value-type="string" office:string-value="122.66666666666663" calcext:value-type="string">
            <text:p>122.66666666666663</text:p>
          </table:table-cell>
          <table:table-cell table:formula="of:=VLOOKUP([.$A6];[$P008_stim.$F:.$Z];[.X$1];0)" office:value-type="string" office:string-value="-130.2755555555555" calcext:value-type="string">
            <text:p>-130.2755555555555</text:p>
          </table:table-cell>
          <table:table-cell table:formula="of:=VLOOKUP([.$A6];[$P008_stim.$F:.$Z];[.Y$1];0)" office:value-type="float" office:value="262" calcext:value-type="float">
            <text:p>262</text:p>
          </table:table-cell>
        </table:table-row>
        <table:table-row table:style-name="ro1">
          <table:table-cell table:formula="of:=IF(COUNTIF([P008_stim.$F:.$F];[P008_stim.$A6])=1;[P008_stim.A6];&quot;&quot;)" office:value-type="string" office:string-value="1.0" calcext:value-type="string">
            <text:p>1.0</text:p>
          </table:table-cell>
          <table:table-cell table:formula="of:=IF(COUNTIF([P008_stim.$F:.$F];[P008_stim.$A6])=1;[P008_stim.B6];&quot;&quot;)" office:value-type="string" office:string-value="H18" calcext:value-type="string">
            <text:p>H18</text:p>
          </table:table-cell>
          <table:table-cell table:formula="of:=IF(COUNTIF([P008_stim.$F:.$F];[P008_stim.$A6])=1;[P008_stim.C6];&quot;&quot;)" office:value-type="string" office:string-value="H" calcext:value-type="string">
            <text:p>H</text:p>
          </table:table-cell>
          <table:table-cell/>
          <table:table-cell table:formula="of:=VLOOKUP([.$A7];[$P008_stim.$F:.$Z];[.E$1];0)" office:value-type="string" office:string-value="1.0" calcext:value-type="string">
            <text:p>1.0</text:p>
          </table:table-cell>
          <table:table-cell table:formula="of:=VLOOKUP([.$A7];[$P008_stim.$F:.$Z];[.F$1];0)" office:value-type="string" office:string-value="H" calcext:value-type="string">
            <text:p>H</text:p>
          </table:table-cell>
          <table:table-cell table:formula="of:=VLOOKUP([.$A7];[$P008_stim.$F:.$Z];[.G$1];0)" office:value-type="string" office:string-value="-12.266666666666652" calcext:value-type="string">
            <text:p>-12.266666666666652</text:p>
          </table:table-cell>
          <table:table-cell table:formula="of:=VLOOKUP([.$A7];[$P008_stim.$F:.$Z];[.H$1];0)" office:value-type="string" office:string-value="-45.60592592592593" calcext:value-type="string">
            <text:p>-45.60592592592593</text:p>
          </table:table-cell>
          <table:table-cell table:formula="of:=VLOOKUP([.$A7];[$P008_stim.$F:.$Z];[.I$1];0)" office:value-type="float" office:value="216" calcext:value-type="float">
            <text:p>216</text:p>
          </table:table-cell>
          <table:table-cell table:formula="of:=VLOOKUP([.$A7];[$P008_stim.$F:.$Z];[.J$1];0)" office:value-type="float" office:value="30" calcext:value-type="float">
            <text:p>30</text:p>
          </table:table-cell>
          <table:table-cell table:formula="of:=VLOOKUP([.$A7];[$P008_stim.$F:.$Z];[.K$1];0)" office:value-type="string" office:string-value="10.133333333333326" calcext:value-type="string">
            <text:p>10.133333333333326</text:p>
          </table:table-cell>
          <table:table-cell table:formula="of:=VLOOKUP([.$A7];[$P008_stim.$F:.$Z];[.L$1];0)" office:value-type="string" office:string-value="125.53481481481481" calcext:value-type="string">
            <text:p>125.53481481481481</text:p>
          </table:table-cell>
          <table:table-cell table:formula="of:=VLOOKUP([.$A7];[$P008_stim.$F:.$Z];[.M$1];0)" office:value-type="float" office:value="380" calcext:value-type="float">
            <text:p>380</text:p>
          </table:table-cell>
          <table:table-cell table:formula="of:=VLOOKUP([.$A7];[$P008_stim.$F:.$Z];[.N$1];0)" office:value-type="float" office:value="30" calcext:value-type="float">
            <text:p>30</text:p>
          </table:table-cell>
          <table:table-cell table:formula="of:=VLOOKUP([.$A7];[$P008_stim.$F:.$Z];[.O$1];0)" office:value-type="string" office:string-value="86.66666666666663" calcext:value-type="string">
            <text:p>86.66666666666663</text:p>
          </table:table-cell>
          <table:table-cell table:formula="of:=VLOOKUP([.$A7];[$P008_stim.$F:.$Z];[.P$1];0)" office:value-type="string" office:string-value="131.79259259259254" calcext:value-type="string">
            <text:p>131.79259259259254</text:p>
          </table:table-cell>
          <table:table-cell table:formula="of:=VLOOKUP([.$A7];[$P008_stim.$F:.$Z];[.Q$1];0)" office:value-type="float" office:value="206" calcext:value-type="float">
            <text:p>206</text:p>
          </table:table-cell>
          <table:table-cell table:formula="of:=VLOOKUP([.$A7];[$P008_stim.$F:.$Z];[.R$1];0)" office:value-type="float" office:value="44" calcext:value-type="float">
            <text:p>44</text:p>
          </table:table-cell>
          <table:table-cell table:formula="of:=VLOOKUP([.$A7];[$P008_stim.$F:.$Z];[.S$1];0)" office:value-type="string" office:string-value="127.33333333333337" calcext:value-type="string">
            <text:p>127.33333333333337</text:p>
          </table:table-cell>
          <table:table-cell table:formula="of:=VLOOKUP([.$A7];[$P008_stim.$F:.$Z];[.T$1];0)" office:value-type="string" office:string-value="-47.31259259259258" calcext:value-type="string">
            <text:p>-47.31259259259258</text:p>
          </table:table-cell>
          <table:table-cell table:formula="of:=VLOOKUP([.$A7];[$P008_stim.$F:.$Z];[.U$1];0)" office:value-type="float" office:value="586" calcext:value-type="float">
            <text:p>586</text:p>
          </table:table-cell>
          <table:table-cell table:formula="of:=VLOOKUP([.$A7];[$P008_stim.$F:.$Z];[.V$1];0)" office:value-type="float" office:value="48" calcext:value-type="float">
            <text:p>48</text:p>
          </table:table-cell>
          <table:table-cell table:formula="of:=VLOOKUP([.$A7];[$P008_stim.$F:.$Z];[.W$1];0)" office:value-type="string" office:string-value="-44.66666666666663" calcext:value-type="string">
            <text:p>-44.66666666666663</text:p>
          </table:table-cell>
          <table:table-cell table:formula="of:=VLOOKUP([.$A7];[$P008_stim.$F:.$Z];[.X$1];0)" office:value-type="string" office:string-value="-86.8503703703704" calcext:value-type="string">
            <text:p>-86.8503703703704</text:p>
          </table:table-cell>
          <table:table-cell table:formula="of:=VLOOKUP([.$A7];[$P008_stim.$F:.$Z];[.Y$1];0)" office:value-type="float" office:value="530" calcext:value-type="float">
            <text:p>530</text:p>
          </table:table-cell>
        </table:table-row>
        <table:table-row table:style-name="ro1">
          <table:table-cell table:formula="of:=IF(COUNTIF([P008_stim.$F:.$F];[P008_stim.$A7])=1;[P008_stim.A7];&quot;&quot;)" office:value-type="string" office:string-value="1.1" calcext:value-type="string">
            <text:p>1.1</text:p>
          </table:table-cell>
          <table:table-cell table:formula="of:=IF(COUNTIF([P008_stim.$F:.$F];[P008_stim.$A7])=1;[P008_stim.B7];&quot;&quot;)" office:value-type="string" office:string-value="L20" calcext:value-type="string">
            <text:p>L20</text:p>
          </table:table-cell>
          <table:table-cell table:formula="of:=IF(COUNTIF([P008_stim.$F:.$F];[P008_stim.$A7])=1;[P008_stim.C7];&quot;&quot;)" office:value-type="string" office:string-value="L" calcext:value-type="string">
            <text:p>L</text:p>
          </table:table-cell>
          <table:table-cell/>
          <table:table-cell table:formula="of:=VLOOKUP([.$A8];[$P008_stim.$F:.$Z];[.E$1];0)" office:value-type="string" office:string-value="1.1" calcext:value-type="string">
            <text:p>1.1</text:p>
          </table:table-cell>
          <table:table-cell table:formula="of:=VLOOKUP([.$A8];[$P008_stim.$F:.$Z];[.F$1];0)" office:value-type="string" office:string-value="L" calcext:value-type="string">
            <text:p>L</text:p>
          </table:table-cell>
          <table:table-cell table:formula="of:=VLOOKUP([.$A8];[$P008_stim.$F:.$Z];[.G$1];0)" office:value-type="string" office:string-value="15.333333333333371" calcext:value-type="string">
            <text:p>15.333333333333371</text:p>
          </table:table-cell>
          <table:table-cell table:formula="of:=VLOOKUP([.$A8];[$P008_stim.$F:.$Z];[.H$1];0)" office:value-type="string" office:string-value="-5.025185185185137" calcext:value-type="string">
            <text:p>-5.025185185185137</text:p>
          </table:table-cell>
          <table:table-cell table:formula="of:=VLOOKUP([.$A8];[$P008_stim.$F:.$Z];[.I$1];0)" office:value-type="float" office:value="254" calcext:value-type="float">
            <text:p>254</text:p>
          </table:table-cell>
          <table:table-cell table:formula="of:=VLOOKUP([.$A8];[$P008_stim.$F:.$Z];[.J$1];0)" office:value-type="float" office:value="28" calcext:value-type="float">
            <text:p>28</text:p>
          </table:table-cell>
          <table:table-cell table:formula="of:=VLOOKUP([.$A8];[$P008_stim.$F:.$Z];[.K$1];0)" office:value-type="string" office:string-value="3.3999999999999773" calcext:value-type="string">
            <text:p>3.3999999999999773</text:p>
          </table:table-cell>
          <table:table-cell table:formula="of:=VLOOKUP([.$A8];[$P008_stim.$F:.$Z];[.L$1];0)" office:value-type="string" office:string-value="86.66074074074072" calcext:value-type="string">
            <text:p>86.66074074074072</text:p>
          </table:table-cell>
          <table:table-cell table:formula="of:=VLOOKUP([.$A8];[$P008_stim.$F:.$Z];[.M$1];0)" office:value-type="float" office:value="278" calcext:value-type="float">
            <text:p>278</text:p>
          </table:table-cell>
          <table:table-cell table:formula="of:=VLOOKUP([.$A8];[$P008_stim.$F:.$Z];[.N$1];0)" office:value-type="float" office:value="40" calcext:value-type="float">
            <text:p>40</text:p>
          </table:table-cell>
          <table:table-cell table:formula="of:=VLOOKUP([.$A8];[$P008_stim.$F:.$Z];[.O$1];0)" office:value-type="string" office:string-value="90.0" calcext:value-type="string">
            <text:p>90.0</text:p>
          </table:table-cell>
          <table:table-cell table:formula="of:=VLOOKUP([.$A8];[$P008_stim.$F:.$Z];[.P$1];0)" office:value-type="string" office:string-value="57.26814814814816" calcext:value-type="string">
            <text:p>57.26814814814816</text:p>
          </table:table-cell>
          <table:table-cell table:formula="of:=VLOOKUP([.$A8];[$P008_stim.$F:.$Z];[.Q$1];0)" office:value-type="float" office:value="338" calcext:value-type="float">
            <text:p>338</text:p>
          </table:table-cell>
          <table:table-cell table:formula="of:=VLOOKUP([.$A8];[$P008_stim.$F:.$Z];[.R$1];0)" office:value-type="float" office:value="44" calcext:value-type="float">
            <text:p>44</text:p>
          </table:table-cell>
          <table:table-cell table:formula="of:=VLOOKUP([.$A8];[$P008_stim.$F:.$Z];[.S$1];0)" office:value-type="string" office:string-value="-3.8666666666666742" calcext:value-type="string">
            <text:p>-3.8666666666666742</text:p>
          </table:table-cell>
          <table:table-cell table:formula="of:=VLOOKUP([.$A8];[$P008_stim.$F:.$Z];[.T$1];0)" office:value-type="string" office:string-value="-19.15259259259261" calcext:value-type="string">
            <text:p>-19.15259259259261</text:p>
          </table:table-cell>
          <table:table-cell table:formula="of:=VLOOKUP([.$A8];[$P008_stim.$F:.$Z];[.U$1];0)" office:value-type="float" office:value="338" calcext:value-type="float">
            <text:p>338</text:p>
          </table:table-cell>
          <table:table-cell table:formula="of:=VLOOKUP([.$A8];[$P008_stim.$F:.$Z];[.V$1];0)" office:value-type="float" office:value="36" calcext:value-type="float">
            <text:p>36</text:p>
          </table:table-cell>
          <table:table-cell table:formula="of:=VLOOKUP([.$A8];[$P008_stim.$F:.$Z];[.W$1];0)" office:value-type="string" office:string-value="34.5333333333333" calcext:value-type="string">
            <text:p>34.5333333333333</text:p>
          </table:table-cell>
          <table:table-cell table:formula="of:=VLOOKUP([.$A8];[$P008_stim.$F:.$Z];[.X$1];0)" office:value-type="string" office:string-value="-6.9214814814814645" calcext:value-type="string">
            <text:p>-6.9214814814814645</text:p>
          </table:table-cell>
          <table:table-cell table:formula="of:=VLOOKUP([.$A8];[$P008_stim.$F:.$Z];[.Y$1];0)" office:value-type="float" office:value="354" calcext:value-type="float">
            <text:p>354</text:p>
          </table:table-cell>
        </table:table-row>
        <table:table-row table:style-name="ro1">
          <table:table-cell table:formula="of:=IF(COUNTIF([P008_stim.$F:.$F];[P008_stim.$A8])=1;[P008_stim.A8];&quot;&quot;)" office:value-type="string" office:string-value="1.2" calcext:value-type="string">
            <text:p>1.2</text:p>
          </table:table-cell>
          <table:table-cell table:formula="of:=IF(COUNTIF([P008_stim.$F:.$F];[P008_stim.$A8])=1;[P008_stim.B8];&quot;&quot;)" office:value-type="string" office:string-value="M23SA" calcext:value-type="string">
            <text:p>M23SA</text:p>
          </table:table-cell>
          <table:table-cell table:formula="of:=IF(COUNTIF([P008_stim.$F:.$F];[P008_stim.$A8])=1;[P008_stim.C8];&quot;&quot;)" office:value-type="string" office:string-value="F" calcext:value-type="string">
            <text:p>F</text:p>
          </table:table-cell>
          <table:table-cell/>
          <table:table-cell table:formula="of:=VLOOKUP([.$A9];[$P008_stim.$F:.$Z];[.E$1];0)" office:value-type="string" office:string-value="1.2" calcext:value-type="string">
            <text:p>1.2</text:p>
          </table:table-cell>
          <table:table-cell table:formula="of:=VLOOKUP([.$A9];[$P008_stim.$F:.$Z];[.F$1];0)" office:value-type="string" office:string-value="F" calcext:value-type="string">
            <text:p>F</text:p>
          </table:table-cell>
          <table:table-cell table:formula="of:=VLOOKUP([.$A9];[$P008_stim.$F:.$Z];[.G$1];0)" office:value-type="string" office:string-value="27.66666666666663" calcext:value-type="string">
            <text:p>27.66666666666663</text:p>
          </table:table-cell>
          <table:table-cell table:formula="of:=VLOOKUP([.$A9];[$P008_stim.$F:.$Z];[.H$1];0)" office:value-type="string" office:string-value="-21.238518518518504" calcext:value-type="string">
            <text:p>-21.238518518518504</text:p>
          </table:table-cell>
          <table:table-cell table:formula="of:=VLOOKUP([.$A9];[$P008_stim.$F:.$Z];[.I$1];0)" office:value-type="float" office:value="250" calcext:value-type="float">
            <text:p>250</text:p>
          </table:table-cell>
          <table:table-cell table:formula="of:=VLOOKUP([.$A9];[$P008_stim.$F:.$Z];[.J$1];0)" office:value-type="float" office:value="36" calcext:value-type="float">
            <text:p>36</text:p>
          </table:table-cell>
          <table:table-cell table:formula="of:=VLOOKUP([.$A9];[$P008_stim.$F:.$Z];[.K$1];0)" office:value-type="string" office:string-value="15.533333333333303" calcext:value-type="string">
            <text:p>15.533333333333303</text:p>
          </table:table-cell>
          <table:table-cell table:formula="of:=VLOOKUP([.$A9];[$P008_stim.$F:.$Z];[.L$1];0)" office:value-type="string" office:string-value="-95.66814814814813" calcext:value-type="string">
            <text:p>-95.66814814814813</text:p>
          </table:table-cell>
          <table:table-cell table:formula="of:=VLOOKUP([.$A9];[$P008_stim.$F:.$Z];[.M$1];0)" office:value-type="float" office:value="244" calcext:value-type="float">
            <text:p>244</text:p>
          </table:table-cell>
          <table:table-cell table:formula="of:=VLOOKUP([.$A9];[$P008_stim.$F:.$Z];[.N$1];0)" office:value-type="float" office:value="28" calcext:value-type="float">
            <text:p>28</text:p>
          </table:table-cell>
          <table:table-cell table:formula="of:=VLOOKUP([.$A9];[$P008_stim.$F:.$Z];[.O$1];0)" office:value-type="string" office:string-value="28.533333333333303" calcext:value-type="string">
            <text:p>28.533333333333303</text:p>
          </table:table-cell>
          <table:table-cell table:formula="of:=VLOOKUP([.$A9];[$P008_stim.$F:.$Z];[.P$1];0)" office:value-type="string" office:string-value="-5.4044444444444935" calcext:value-type="string">
            <text:p>-5.4044444444444935</text:p>
          </table:table-cell>
          <table:table-cell table:formula="of:=VLOOKUP([.$A9];[$P008_stim.$F:.$Z];[.Q$1];0)" office:value-type="float" office:value="158" calcext:value-type="float">
            <text:p>158</text:p>
          </table:table-cell>
          <table:table-cell table:formula="of:=VLOOKUP([.$A9];[$P008_stim.$F:.$Z];[.R$1];0)" office:value-type="float" office:value="32" calcext:value-type="float">
            <text:p>32</text:p>
          </table:table-cell>
          <table:table-cell table:formula="of:=VLOOKUP([.$A9];[$P008_stim.$F:.$Z];[.S$1];0)" office:value-type="string" office:string-value="51.26666666666665" calcext:value-type="string">
            <text:p>51.26666666666665</text:p>
          </table:table-cell>
          <table:table-cell table:formula="of:=VLOOKUP([.$A9];[$P008_stim.$F:.$Z];[.T$1];0)" office:value-type="string" office:string-value="11.662222222222226" calcext:value-type="string">
            <text:p>11.662222222222226</text:p>
          </table:table-cell>
          <table:table-cell table:formula="of:=VLOOKUP([.$A9];[$P008_stim.$F:.$Z];[.U$1];0)" office:value-type="float" office:value="298" calcext:value-type="float">
            <text:p>298</text:p>
          </table:table-cell>
          <table:table-cell table:formula="of:=VLOOKUP([.$A9];[$P008_stim.$F:.$Z];[.V$1];0)" office:value-type="float" office:value="38" calcext:value-type="float">
            <text:p>38</text:p>
          </table:table-cell>
          <table:table-cell table:formula="of:=VLOOKUP([.$A9];[$P008_stim.$F:.$Z];[.W$1];0)" office:value-type="string" office:string-value="-24.600000000000023" calcext:value-type="string">
            <text:p>-24.600000000000023</text:p>
          </table:table-cell>
          <table:table-cell table:formula="of:=VLOOKUP([.$A9];[$P008_stim.$F:.$Z];[.X$1];0)" office:value-type="string" office:string-value="29.771851851851807" calcext:value-type="string">
            <text:p>29.771851851851807</text:p>
          </table:table-cell>
          <table:table-cell table:formula="of:=VLOOKUP([.$A9];[$P008_stim.$F:.$Z];[.Y$1];0)" office:value-type="float" office:value="374" calcext:value-type="float">
            <text:p>374</text:p>
          </table:table-cell>
        </table:table-row>
        <table:table-row table:style-name="ro1">
          <table:table-cell table:formula="of:=IF(COUNTIF([P008_stim.$F:.$F];[P008_stim.$A9])=1;[P008_stim.A9];&quot;&quot;)" office:value-type="string" office:string-value="1.3" calcext:value-type="string">
            <text:p>1.3</text:p>
          </table:table-cell>
          <table:table-cell table:formula="of:=IF(COUNTIF([P008_stim.$F:.$F];[P008_stim.$A9])=1;[P008_stim.B9];&quot;&quot;)" office:value-type="string" office:string-value="H07" calcext:value-type="string">
            <text:p>H07</text:p>
          </table:table-cell>
          <table:table-cell table:formula="of:=IF(COUNTIF([P008_stim.$F:.$F];[P008_stim.$A9])=1;[P008_stim.C9];&quot;&quot;)" office:value-type="string" office:string-value="H" calcext:value-type="string">
            <text:p>H</text:p>
          </table:table-cell>
          <table:table-cell/>
          <table:table-cell table:formula="of:=VLOOKUP([.$A10];[$P008_stim.$F:.$Z];[.E$1];0)" office:value-type="string" office:string-value="1.3" calcext:value-type="string">
            <text:p>1.3</text:p>
          </table:table-cell>
          <table:table-cell table:formula="of:=VLOOKUP([.$A10];[$P008_stim.$F:.$Z];[.F$1];0)" office:value-type="string" office:string-value="H" calcext:value-type="string">
            <text:p>H</text:p>
          </table:table-cell>
          <table:table-cell table:formula="of:=VLOOKUP([.$A10];[$P008_stim.$F:.$Z];[.G$1];0)" office:value-type="string" office:string-value="11.533333333333303" calcext:value-type="string">
            <text:p>11.533333333333303</text:p>
          </table:table-cell>
          <table:table-cell table:formula="of:=VLOOKUP([.$A10];[$P008_stim.$F:.$Z];[.H$1];0)" office:value-type="string" office:string-value="33.56444444444446" calcext:value-type="string">
            <text:p>33.56444444444446</text:p>
          </table:table-cell>
          <table:table-cell table:formula="of:=VLOOKUP([.$A10];[$P008_stim.$F:.$Z];[.I$1];0)" office:value-type="float" office:value="184" calcext:value-type="float">
            <text:p>184</text:p>
          </table:table-cell>
          <table:table-cell table:formula="of:=VLOOKUP([.$A10];[$P008_stim.$F:.$Z];[.J$1];0)" office:value-type="float" office:value="40" calcext:value-type="float">
            <text:p>40</text:p>
          </table:table-cell>
          <table:table-cell table:formula="of:=VLOOKUP([.$A10];[$P008_stim.$F:.$Z];[.K$1];0)" office:value-type="string" office:string-value="-2.533333333333303" calcext:value-type="string">
            <text:p>-2.533333333333303</text:p>
          </table:table-cell>
          <table:table-cell table:formula="of:=VLOOKUP([.$A10];[$P008_stim.$F:.$Z];[.L$1];0)" office:value-type="string" office:string-value="-89.31555555555553" calcext:value-type="string">
            <text:p>-89.31555555555553</text:p>
          </table:table-cell>
          <table:table-cell table:formula="of:=VLOOKUP([.$A10];[$P008_stim.$F:.$Z];[.M$1];0)" office:value-type="float" office:value="278" calcext:value-type="float">
            <text:p>278</text:p>
          </table:table-cell>
          <table:table-cell table:formula="of:=VLOOKUP([.$A10];[$P008_stim.$F:.$Z];[.N$1];0)" office:value-type="float" office:value="26" calcext:value-type="float">
            <text:p>26</text:p>
          </table:table-cell>
          <table:table-cell table:formula="of:=VLOOKUP([.$A10];[$P008_stim.$F:.$Z];[.O$1];0)" office:value-type="string" office:string-value="21.33333333333337" calcext:value-type="string">
            <text:p>21.33333333333337</text:p>
          </table:table-cell>
          <table:table-cell table:formula="of:=VLOOKUP([.$A10];[$P008_stim.$F:.$Z];[.P$1];0)" office:value-type="string" office:string-value="-31.57333333333321" calcext:value-type="string">
            <text:p>-31.57333333333321</text:p>
          </table:table-cell>
          <table:table-cell table:formula="of:=VLOOKUP([.$A10];[$P008_stim.$F:.$Z];[.Q$1];0)" office:value-type="float" office:value="232" calcext:value-type="float">
            <text:p>232</text:p>
          </table:table-cell>
          <table:table-cell table:formula="of:=VLOOKUP([.$A10];[$P008_stim.$F:.$Z];[.R$1];0)" office:value-type="float" office:value="38" calcext:value-type="float">
            <text:p>38</text:p>
          </table:table-cell>
          <table:table-cell table:formula="of:=VLOOKUP([.$A10];[$P008_stim.$F:.$Z];[.S$1];0)" office:value-type="string" office:string-value="-11.466666666666697" calcext:value-type="string">
            <text:p>-11.466666666666697</text:p>
          </table:table-cell>
          <table:table-cell table:formula="of:=VLOOKUP([.$A10];[$P008_stim.$F:.$Z];[.T$1];0)" office:value-type="string" office:string-value="-90.07407407407408" calcext:value-type="string">
            <text:p>-90.07407407407408</text:p>
          </table:table-cell>
          <table:table-cell table:formula="of:=VLOOKUP([.$A10];[$P008_stim.$F:.$Z];[.U$1];0)" office:value-type="float" office:value="202" calcext:value-type="float">
            <text:p>202</text:p>
          </table:table-cell>
          <table:table-cell table:formula="of:=VLOOKUP([.$A10];[$P008_stim.$F:.$Z];[.V$1];0)" office:value-type="float" office:value="34" calcext:value-type="float">
            <text:p>34</text:p>
          </table:table-cell>
          <table:table-cell table:formula="of:=VLOOKUP([.$A10];[$P008_stim.$F:.$Z];[.W$1];0)" office:value-type="string" office:string-value="104.4666666666667" calcext:value-type="string">
            <text:p>104.4666666666667</text:p>
          </table:table-cell>
          <table:table-cell table:formula="of:=VLOOKUP([.$A10];[$P008_stim.$F:.$Z];[.X$1];0)" office:value-type="string" office:string-value="-88.27259259259262" calcext:value-type="string">
            <text:p>-88.27259259259262</text:p>
          </table:table-cell>
          <table:table-cell table:formula="of:=VLOOKUP([.$A10];[$P008_stim.$F:.$Z];[.Y$1];0)" office:value-type="float" office:value="338" calcext:value-type="float">
            <text:p>338</text:p>
          </table:table-cell>
        </table:table-row>
        <table:table-row table:style-name="ro1">
          <table:table-cell table:formula="of:=IF(COUNTIF([P008_stim.$F:.$F];[P008_stim.$A10])=1;[P008_stim.A10];&quot;&quot;)" office:value-type="string" office:string-value="1.4" calcext:value-type="string">
            <text:p>1.4</text:p>
          </table:table-cell>
          <table:table-cell table:formula="of:=IF(COUNTIF([P008_stim.$F:.$F];[P008_stim.$A10])=1;[P008_stim.B10];&quot;&quot;)" office:value-type="string" office:string-value="L15" calcext:value-type="string">
            <text:p>L15</text:p>
          </table:table-cell>
          <table:table-cell table:formula="of:=IF(COUNTIF([P008_stim.$F:.$F];[P008_stim.$A10])=1;[P008_stim.C10];&quot;&quot;)" office:value-type="string" office:string-value="L" calcext:value-type="string">
            <text:p>L</text:p>
          </table:table-cell>
          <table:table-cell/>
          <table:table-cell table:formula="of:=VLOOKUP([.$A11];[$P008_stim.$F:.$Z];[.E$1];0)" office:value-type="string" office:string-value="1.4" calcext:value-type="string">
            <text:p>1.4</text:p>
          </table:table-cell>
          <table:table-cell table:formula="of:=VLOOKUP([.$A11];[$P008_stim.$F:.$Z];[.F$1];0)" office:value-type="string" office:string-value="L" calcext:value-type="string">
            <text:p>L</text:p>
          </table:table-cell>
          <table:table-cell table:formula="of:=VLOOKUP([.$A11];[$P008_stim.$F:.$Z];[.G$1];0)" office:value-type="string" office:string-value="34.66666666666663" calcext:value-type="string">
            <text:p>34.66666666666663</text:p>
          </table:table-cell>
          <table:table-cell table:formula="of:=VLOOKUP([.$A11];[$P008_stim.$F:.$Z];[.H$1];0)" office:value-type="string" office:string-value="-29.866666666666674" calcext:value-type="string">
            <text:p>-29.866666666666674</text:p>
          </table:table-cell>
          <table:table-cell table:formula="of:=VLOOKUP([.$A11];[$P008_stim.$F:.$Z];[.I$1];0)" office:value-type="float" office:value="266" calcext:value-type="float">
            <text:p>266</text:p>
          </table:table-cell>
          <table:table-cell table:formula="of:=VLOOKUP([.$A11];[$P008_stim.$F:.$Z];[.J$1];0)" office:value-type="float" office:value="28" calcext:value-type="float">
            <text:p>28</text:p>
          </table:table-cell>
          <table:table-cell table:formula="of:=VLOOKUP([.$A11];[$P008_stim.$F:.$Z];[.K$1];0)" office:value-type="string" office:string-value="16.200000000000045" calcext:value-type="string">
            <text:p>16.200000000000045</text:p>
          </table:table-cell>
          <table:table-cell table:formula="of:=VLOOKUP([.$A11];[$P008_stim.$F:.$Z];[.L$1];0)" office:value-type="string" office:string-value="49.49333333333334" calcext:value-type="string">
            <text:p>49.49333333333334</text:p>
          </table:table-cell>
          <table:table-cell table:formula="of:=VLOOKUP([.$A11];[$P008_stim.$F:.$Z];[.M$1];0)" office:value-type="float" office:value="410" calcext:value-type="float">
            <text:p>410</text:p>
          </table:table-cell>
          <table:table-cell table:formula="of:=VLOOKUP([.$A11];[$P008_stim.$F:.$Z];[.N$1];0)" office:value-type="float" office:value="26" calcext:value-type="float">
            <text:p>26</text:p>
          </table:table-cell>
          <table:table-cell table:formula="of:=VLOOKUP([.$A11];[$P008_stim.$F:.$Z];[.O$1];0)" office:value-type="string" office:string-value="38.133333333333326" calcext:value-type="string">
            <text:p>38.133333333333326</text:p>
          </table:table-cell>
          <table:table-cell table:formula="of:=VLOOKUP([.$A11];[$P008_stim.$F:.$Z];[.P$1];0)" office:value-type="string" office:string-value="26.54814814814813" calcext:value-type="string">
            <text:p>26.54814814814813</text:p>
          </table:table-cell>
          <table:table-cell table:formula="of:=VLOOKUP([.$A11];[$P008_stim.$F:.$Z];[.Q$1];0)" office:value-type="float" office:value="460" calcext:value-type="float">
            <text:p>460</text:p>
          </table:table-cell>
          <table:table-cell table:formula="of:=VLOOKUP([.$A11];[$P008_stim.$F:.$Z];[.R$1];0)" office:value-type="float" office:value="30" calcext:value-type="float">
            <text:p>30</text:p>
          </table:table-cell>
          <table:table-cell table:formula="of:=VLOOKUP([.$A11];[$P008_stim.$F:.$Z];[.S$1];0)" office:value-type="string" office:string-value="1.2666666666666515" calcext:value-type="string">
            <text:p>1.2666666666666515</text:p>
          </table:table-cell>
          <table:table-cell table:formula="of:=VLOOKUP([.$A11];[$P008_stim.$F:.$Z];[.T$1];0)" office:value-type="string" office:string-value="2.1807407407407027" calcext:value-type="string">
            <text:p>2.1807407407407027</text:p>
          </table:table-cell>
          <table:table-cell table:formula="of:=VLOOKUP([.$A11];[$P008_stim.$F:.$Z];[.U$1];0)" office:value-type="float" office:value="418" calcext:value-type="float">
            <text:p>418</text:p>
          </table:table-cell>
          <table:table-cell table:formula="of:=VLOOKUP([.$A11];[$P008_stim.$F:.$Z];[.V$1];0)" office:value-type="float" office:value="34" calcext:value-type="float">
            <text:p>34</text:p>
          </table:table-cell>
          <table:table-cell table:formula="of:=VLOOKUP([.$A11];[$P008_stim.$F:.$Z];[.W$1];0)" office:value-type="string" office:string-value="45.93333333333328" calcext:value-type="string">
            <text:p>45.93333333333328</text:p>
          </table:table-cell>
          <table:table-cell table:formula="of:=VLOOKUP([.$A11];[$P008_stim.$F:.$Z];[.X$1];0)" office:value-type="string" office:string-value="-0.568888888888921" calcext:value-type="string">
            <text:p>-0.568888888888921</text:p>
          </table:table-cell>
          <table:table-cell table:formula="of:=VLOOKUP([.$A11];[$P008_stim.$F:.$Z];[.Y$1];0)" office:value-type="float" office:value="352" calcext:value-type="float">
            <text:p>352</text:p>
          </table:table-cell>
        </table:table-row>
        <table:table-row table:style-name="ro1">
          <table:table-cell table:formula="of:=IF(COUNTIF([P008_stim.$F:.$F];[P008_stim.$A11])=1;[P008_stim.A11];&quot;&quot;)" office:value-type="string" office:string-value="2.0" calcext:value-type="string">
            <text:p>2.0</text:p>
          </table:table-cell>
          <table:table-cell table:formula="of:=IF(COUNTIF([P008_stim.$F:.$F];[P008_stim.$A11])=1;[P008_stim.B11];&quot;&quot;)" office:value-type="string" office:string-value="H20" calcext:value-type="string">
            <text:p>H20</text:p>
          </table:table-cell>
          <table:table-cell table:formula="of:=IF(COUNTIF([P008_stim.$F:.$F];[P008_stim.$A11])=1;[P008_stim.C11];&quot;&quot;)" office:value-type="string" office:string-value="H" calcext:value-type="string">
            <text:p>H</text:p>
          </table:table-cell>
          <table:table-cell/>
          <table:table-cell table:formula="of:=VLOOKUP([.$A12];[$P008_stim.$F:.$Z];[.E$1];0)" office:value-type="string" office:string-value="2.0" calcext:value-type="string">
            <text:p>2.0</text:p>
          </table:table-cell>
          <table:table-cell table:formula="of:=VLOOKUP([.$A12];[$P008_stim.$F:.$Z];[.F$1];0)" office:value-type="string" office:string-value="H" calcext:value-type="string">
            <text:p>H</text:p>
          </table:table-cell>
          <table:table-cell table:formula="of:=VLOOKUP([.$A12];[$P008_stim.$F:.$Z];[.G$1];0)" office:value-type="string" office:string-value="-29.06666666666672" calcext:value-type="string">
            <text:p>-29.06666666666672</text:p>
          </table:table-cell>
          <table:table-cell table:formula="of:=VLOOKUP([.$A12];[$P008_stim.$F:.$Z];[.H$1];0)" office:value-type="string" office:string-value="-7.774814814814874" calcext:value-type="string">
            <text:p>-7.774814814814874</text:p>
          </table:table-cell>
          <table:table-cell table:formula="of:=VLOOKUP([.$A12];[$P008_stim.$F:.$Z];[.I$1];0)" office:value-type="float" office:value="276" calcext:value-type="float">
            <text:p>276</text:p>
          </table:table-cell>
          <table:table-cell table:formula="of:=VLOOKUP([.$A12];[$P008_stim.$F:.$Z];[.J$1];0)" office:value-type="float" office:value="26" calcext:value-type="float">
            <text:p>26</text:p>
          </table:table-cell>
          <table:table-cell table:formula="of:=VLOOKUP([.$A12];[$P008_stim.$F:.$Z];[.K$1];0)" office:value-type="string" office:string-value="3.3333333333333712" calcext:value-type="string">
            <text:p>3.3333333333333712</text:p>
          </table:table-cell>
          <table:table-cell table:formula="of:=VLOOKUP([.$A12];[$P008_stim.$F:.$Z];[.L$1];0)" office:value-type="string" office:string-value="62.957037037037026" calcext:value-type="string">
            <text:p>62.957037037037026</text:p>
          </table:table-cell>
          <table:table-cell table:formula="of:=VLOOKUP([.$A12];[$P008_stim.$F:.$Z];[.M$1];0)" office:value-type="float" office:value="166" calcext:value-type="float">
            <text:p>166</text:p>
          </table:table-cell>
          <table:table-cell table:formula="of:=VLOOKUP([.$A12];[$P008_stim.$F:.$Z];[.N$1];0)" office:value-type="float" office:value="32" calcext:value-type="float">
            <text:p>32</text:p>
          </table:table-cell>
          <table:table-cell table:formula="of:=VLOOKUP([.$A12];[$P008_stim.$F:.$Z];[.O$1];0)" office:value-type="string" office:string-value="-52.200000000000045" calcext:value-type="string">
            <text:p>-52.200000000000045</text:p>
          </table:table-cell>
          <table:table-cell table:formula="of:=VLOOKUP([.$A12];[$P008_stim.$F:.$Z];[.P$1];0)" office:value-type="string" office:string-value="199.39555555555546" calcext:value-type="string">
            <text:p>199.39555555555546</text:p>
          </table:table-cell>
          <table:table-cell table:formula="of:=VLOOKUP([.$A12];[$P008_stim.$F:.$Z];[.Q$1];0)" office:value-type="float" office:value="200" calcext:value-type="float">
            <text:p>200</text:p>
          </table:table-cell>
          <table:table-cell table:formula="of:=VLOOKUP([.$A12];[$P008_stim.$F:.$Z];[.R$1];0)" office:value-type="float" office:value="50" calcext:value-type="float">
            <text:p>50</text:p>
          </table:table-cell>
          <table:table-cell table:formula="of:=VLOOKUP([.$A12];[$P008_stim.$F:.$Z];[.S$1];0)" office:value-type="string" office:string-value="43.93333333333328" calcext:value-type="string">
            <text:p>43.93333333333328</text:p>
          </table:table-cell>
          <table:table-cell table:formula="of:=VLOOKUP([.$A12];[$P008_stim.$F:.$Z];[.T$1];0)" office:value-type="string" office:string-value="-61.62962962962962" calcext:value-type="string">
            <text:p>-61.62962962962962</text:p>
          </table:table-cell>
          <table:table-cell table:formula="of:=VLOOKUP([.$A12];[$P008_stim.$F:.$Z];[.U$1];0)" office:value-type="float" office:value="236" calcext:value-type="float">
            <text:p>236</text:p>
          </table:table-cell>
          <table:table-cell table:formula="of:=VLOOKUP([.$A12];[$P008_stim.$F:.$Z];[.V$1];0)" office:value-type="float" office:value="36" calcext:value-type="float">
            <text:p>36</text:p>
          </table:table-cell>
          <table:table-cell table:formula="of:=VLOOKUP([.$A12];[$P008_stim.$F:.$Z];[.W$1];0)" office:value-type="string" office:string-value="94.20000000000005" calcext:value-type="string">
            <text:p>94.20000000000005</text:p>
          </table:table-cell>
          <table:table-cell table:formula="of:=VLOOKUP([.$A12];[$P008_stim.$F:.$Z];[.X$1];0)" office:value-type="string" office:string-value="-76.61037037037028" calcext:value-type="string">
            <text:p>-76.61037037037028</text:p>
          </table:table-cell>
          <table:table-cell table:formula="of:=VLOOKUP([.$A12];[$P008_stim.$F:.$Z];[.Y$1];0)" office:value-type="float" office:value="294" calcext:value-type="float">
            <text:p>294</text:p>
          </table:table-cell>
        </table:table-row>
        <table:table-row table:style-name="ro1">
          <table:table-cell table:formula="of:=IF(COUNTIF([P008_stim.$F:.$F];[P008_stim.$A12])=1;[P008_stim.A12];&quot;&quot;)" office:value-type="string" office:string-value="2.1" calcext:value-type="string">
            <text:p>2.1</text:p>
          </table:table-cell>
          <table:table-cell table:formula="of:=IF(COUNTIF([P008_stim.$F:.$F];[P008_stim.$A12])=1;[P008_stim.B12];&quot;&quot;)" office:value-type="string" office:string-value="L07" calcext:value-type="string">
            <text:p>L07</text:p>
          </table:table-cell>
          <table:table-cell table:formula="of:=IF(COUNTIF([P008_stim.$F:.$F];[P008_stim.$A12])=1;[P008_stim.C12];&quot;&quot;)" office:value-type="string" office:string-value="L" calcext:value-type="string">
            <text:p>L</text:p>
          </table:table-cell>
          <table:table-cell/>
          <table:table-cell table:formula="of:=VLOOKUP([.$A13];[$P008_stim.$F:.$Z];[.E$1];0)" office:value-type="string" office:string-value="2.1" calcext:value-type="string">
            <text:p>2.1</text:p>
          </table:table-cell>
          <table:table-cell table:formula="of:=VLOOKUP([.$A13];[$P008_stim.$F:.$Z];[.F$1];0)" office:value-type="string" office:string-value="L" calcext:value-type="string">
            <text:p>L</text:p>
          </table:table-cell>
          <table:table-cell table:formula="of:=VLOOKUP([.$A13];[$P008_stim.$F:.$Z];[.G$1];0)" office:value-type="string" office:string-value="26.33333333333337" calcext:value-type="string">
            <text:p>26.33333333333337</text:p>
          </table:table-cell>
          <table:table-cell table:formula="of:=VLOOKUP([.$A13];[$P008_stim.$F:.$Z];[.H$1];0)" office:value-type="string" office:string-value="-25.694814814814833" calcext:value-type="string">
            <text:p>-25.694814814814833</text:p>
          </table:table-cell>
          <table:table-cell table:formula="of:=VLOOKUP([.$A13];[$P008_stim.$F:.$Z];[.I$1];0)" office:value-type="float" office:value="272" calcext:value-type="float">
            <text:p>272</text:p>
          </table:table-cell>
          <table:table-cell table:formula="of:=VLOOKUP([.$A13];[$P008_stim.$F:.$Z];[.J$1];0)" office:value-type="float" office:value="22" calcext:value-type="float">
            <text:p>22</text:p>
          </table:table-cell>
          <table:table-cell table:formula="of:=VLOOKUP([.$A13];[$P008_stim.$F:.$Z];[.K$1];0)" office:value-type="string" office:string-value="14.266666666666652" calcext:value-type="string">
            <text:p>14.266666666666652</text:p>
          </table:table-cell>
          <table:table-cell table:formula="of:=VLOOKUP([.$A13];[$P008_stim.$F:.$Z];[.L$1];0)" office:value-type="string" office:string-value="1.9911111111110813" calcext:value-type="string">
            <text:p>1.9911111111110813</text:p>
          </table:table-cell>
          <table:table-cell table:formula="of:=VLOOKUP([.$A13];[$P008_stim.$F:.$Z];[.M$1];0)" office:value-type="float" office:value="334" calcext:value-type="float">
            <text:p>334</text:p>
          </table:table-cell>
          <table:table-cell table:formula="of:=VLOOKUP([.$A13];[$P008_stim.$F:.$Z];[.N$1];0)" office:value-type="float" office:value="26" calcext:value-type="float">
            <text:p>26</text:p>
          </table:table-cell>
          <table:table-cell table:formula="of:=VLOOKUP([.$A13];[$P008_stim.$F:.$Z];[.O$1];0)" office:value-type="string" office:string-value="35.4666666666667" calcext:value-type="string">
            <text:p>35.4666666666667</text:p>
          </table:table-cell>
          <table:table-cell table:formula="of:=VLOOKUP([.$A13];[$P008_stim.$F:.$Z];[.P$1];0)" office:value-type="string" office:string-value="31.478518518518513" calcext:value-type="string">
            <text:p>31.478518518518513</text:p>
          </table:table-cell>
          <table:table-cell table:formula="of:=VLOOKUP([.$A13];[$P008_stim.$F:.$Z];[.Q$1];0)" office:value-type="float" office:value="490" calcext:value-type="float">
            <text:p>490</text:p>
          </table:table-cell>
          <table:table-cell table:formula="of:=VLOOKUP([.$A13];[$P008_stim.$F:.$Z];[.R$1];0)" office:value-type="float" office:value="28" calcext:value-type="float">
            <text:p>28</text:p>
          </table:table-cell>
          <table:table-cell table:formula="of:=VLOOKUP([.$A13];[$P008_stim.$F:.$Z];[.S$1];0)" office:value-type="string" office:string-value="20.533333333333303" calcext:value-type="string">
            <text:p>20.533333333333303</text:p>
          </table:table-cell>
          <table:table-cell table:formula="of:=VLOOKUP([.$A13];[$P008_stim.$F:.$Z];[.T$1];0)" office:value-type="string" office:string-value="111.8814814814815" calcext:value-type="string">
            <text:p>111.8814814814815</text:p>
          </table:table-cell>
          <table:table-cell table:formula="of:=VLOOKUP([.$A13];[$P008_stim.$F:.$Z];[.U$1];0)" office:value-type="float" office:value="298" calcext:value-type="float">
            <text:p>298</text:p>
          </table:table-cell>
          <table:table-cell table:formula="of:=VLOOKUP([.$A13];[$P008_stim.$F:.$Z];[.V$1];0)" office:value-type="float" office:value="164" calcext:value-type="float">
            <text:p>164</text:p>
          </table:table-cell>
          <table:table-cell table:formula="of:=VLOOKUP([.$A13];[$P008_stim.$F:.$Z];[.W$1];0)" office:value-type="string" office:string-value="19.866666666666674" calcext:value-type="string">
            <text:p>19.866666666666674</text:p>
          </table:table-cell>
          <table:table-cell table:formula="of:=VLOOKUP([.$A13];[$P008_stim.$F:.$Z];[.X$1];0)" office:value-type="string" office:string-value="-125.62962962962962" calcext:value-type="string">
            <text:p>-125.62962962962962</text:p>
          </table:table-cell>
          <table:table-cell table:formula="of:=VLOOKUP([.$A13];[$P008_stim.$F:.$Z];[.Y$1];0)" office:value-type="float" office:value="230" calcext:value-type="float">
            <text:p>230</text:p>
          </table:table-cell>
        </table:table-row>
        <table:table-row table:style-name="ro1">
          <table:table-cell table:formula="of:=IF(COUNTIF([P008_stim.$F:.$F];[P008_stim.$A13])=1;[P008_stim.A13];&quot;&quot;)" office:value-type="string" office:string-value="2.2" calcext:value-type="string">
            <text:p>2.2</text:p>
          </table:table-cell>
          <table:table-cell table:formula="of:=IF(COUNTIF([P008_stim.$F:.$F];[P008_stim.$A13])=1;[P008_stim.B13];&quot;&quot;)" office:value-type="string" office:string-value="M13SA" calcext:value-type="string">
            <text:p>M13SA</text:p>
          </table:table-cell>
          <table:table-cell table:formula="of:=IF(COUNTIF([P008_stim.$F:.$F];[P008_stim.$A13])=1;[P008_stim.C13];&quot;&quot;)" office:value-type="string" office:string-value="F" calcext:value-type="string">
            <text:p>F</text:p>
          </table:table-cell>
          <table:table-cell/>
          <table:table-cell table:formula="of:=VLOOKUP([.$A14];[$P008_stim.$F:.$Z];[.E$1];0)" office:value-type="string" office:string-value="2.2" calcext:value-type="string">
            <text:p>2.2</text:p>
          </table:table-cell>
          <table:table-cell table:formula="of:=VLOOKUP([.$A14];[$P008_stim.$F:.$Z];[.F$1];0)" office:value-type="string" office:string-value="F" calcext:value-type="string">
            <text:p>F</text:p>
          </table:table-cell>
          <table:table-cell table:formula="of:=VLOOKUP([.$A14];[$P008_stim.$F:.$Z];[.G$1];0)" office:value-type="string" office:string-value="0.533333333333303" calcext:value-type="string">
            <text:p>0.533333333333303</text:p>
          </table:table-cell>
          <table:table-cell table:formula="of:=VLOOKUP([.$A14];[$P008_stim.$F:.$Z];[.H$1];0)" office:value-type="string" office:string-value="-56.13037037037037" calcext:value-type="string">
            <text:p>-56.13037037037037</text:p>
          </table:table-cell>
          <table:table-cell table:formula="of:=VLOOKUP([.$A14];[$P008_stim.$F:.$Z];[.I$1];0)" office:value-type="float" office:value="186" calcext:value-type="float">
            <text:p>186</text:p>
          </table:table-cell>
          <table:table-cell table:formula="of:=VLOOKUP([.$A14];[$P008_stim.$F:.$Z];[.J$1];0)" office:value-type="float" office:value="26" calcext:value-type="float">
            <text:p>26</text:p>
          </table:table-cell>
          <table:table-cell table:formula="of:=VLOOKUP([.$A14];[$P008_stim.$F:.$Z];[.K$1];0)" office:value-type="string" office:string-value="14.733333333333348" calcext:value-type="string">
            <text:p>14.733333333333348</text:p>
          </table:table-cell>
          <table:table-cell table:formula="of:=VLOOKUP([.$A14];[$P008_stim.$F:.$Z];[.L$1];0)" office:value-type="string" office:string-value="-114.44148148148145" calcext:value-type="string">
            <text:p>-114.44148148148145</text:p>
          </table:table-cell>
          <table:table-cell table:formula="of:=VLOOKUP([.$A14];[$P008_stim.$F:.$Z];[.M$1];0)" office:value-type="float" office:value="232" calcext:value-type="float">
            <text:p>232</text:p>
          </table:table-cell>
          <table:table-cell table:formula="of:=VLOOKUP([.$A14];[$P008_stim.$F:.$Z];[.N$1];0)" office:value-type="float" office:value="28" calcext:value-type="float">
            <text:p>28</text:p>
          </table:table-cell>
          <table:table-cell table:formula="of:=VLOOKUP([.$A14];[$P008_stim.$F:.$Z];[.O$1];0)" office:value-type="string" office:string-value="30.466666666666697" calcext:value-type="string">
            <text:p>30.466666666666697</text:p>
          </table:table-cell>
          <table:table-cell table:formula="of:=VLOOKUP([.$A14];[$P008_stim.$F:.$Z];[.P$1];0)" office:value-type="string" office:string-value="-28.159999999999968" calcext:value-type="string">
            <text:p>-28.159999999999968</text:p>
          </table:table-cell>
          <table:table-cell table:formula="of:=VLOOKUP([.$A14];[$P008_stim.$F:.$Z];[.Q$1];0)" office:value-type="float" office:value="164" calcext:value-type="float">
            <text:p>164</text:p>
          </table:table-cell>
          <table:table-cell table:formula="of:=VLOOKUP([.$A14];[$P008_stim.$F:.$Z];[.R$1];0)" office:value-type="float" office:value="26" calcext:value-type="float">
            <text:p>26</text:p>
          </table:table-cell>
          <table:table-cell table:formula="of:=VLOOKUP([.$A14];[$P008_stim.$F:.$Z];[.S$1];0)" office:value-type="string" office:string-value="57.73333333333335" calcext:value-type="string">
            <text:p>57.73333333333335</text:p>
          </table:table-cell>
          <table:table-cell table:formula="of:=VLOOKUP([.$A14];[$P008_stim.$F:.$Z];[.T$1];0)" office:value-type="string" office:string-value="-8.154074074074117" calcext:value-type="string">
            <text:p>-8.154074074074117</text:p>
          </table:table-cell>
          <table:table-cell table:formula="of:=VLOOKUP([.$A14];[$P008_stim.$F:.$Z];[.U$1];0)" office:value-type="float" office:value="242" calcext:value-type="float">
            <text:p>242</text:p>
          </table:table-cell>
          <table:table-cell table:formula="of:=VLOOKUP([.$A14];[$P008_stim.$F:.$Z];[.V$1];0)" office:value-type="float" office:value="34" calcext:value-type="float">
            <text:p>34</text:p>
          </table:table-cell>
          <table:table-cell table:formula="of:=VLOOKUP([.$A14];[$P008_stim.$F:.$Z];[.W$1];0)" office:value-type="string" office:string-value="-2.7333333333333485" calcext:value-type="string">
            <text:p>-2.7333333333333485</text:p>
          </table:table-cell>
          <table:table-cell table:formula="of:=VLOOKUP([.$A14];[$P008_stim.$F:.$Z];[.X$1];0)" office:value-type="string" office:string-value="-24.272592592592616" calcext:value-type="string">
            <text:p>-24.272592592592616</text:p>
          </table:table-cell>
          <table:table-cell table:formula="of:=VLOOKUP([.$A14];[$P008_stim.$F:.$Z];[.Y$1];0)" office:value-type="float" office:value="246" calcext:value-type="float">
            <text:p>246</text:p>
          </table:table-cell>
        </table:table-row>
        <table:table-row table:style-name="ro1">
          <table:table-cell table:formula="of:=IF(COUNTIF([P008_stim.$F:.$F];[P008_stim.$A14])=1;[P008_stim.A14];&quot;&quot;)" office:value-type="string" office:string-value="2.3" calcext:value-type="string">
            <text:p>2.3</text:p>
          </table:table-cell>
          <table:table-cell table:formula="of:=IF(COUNTIF([P008_stim.$F:.$F];[P008_stim.$A14])=1;[P008_stim.B14];&quot;&quot;)" office:value-type="string" office:string-value="H24" calcext:value-type="string">
            <text:p>H24</text:p>
          </table:table-cell>
          <table:table-cell table:formula="of:=IF(COUNTIF([P008_stim.$F:.$F];[P008_stim.$A14])=1;[P008_stim.C14];&quot;&quot;)" office:value-type="string" office:string-value="H" calcext:value-type="string">
            <text:p>H</text:p>
          </table:table-cell>
          <table:table-cell/>
          <table:table-cell table:formula="of:=VLOOKUP([.$A15];[$P008_stim.$F:.$Z];[.E$1];0)" office:value-type="string" office:string-value="2.3" calcext:value-type="string">
            <text:p>2.3</text:p>
          </table:table-cell>
          <table:table-cell table:formula="of:=VLOOKUP([.$A15];[$P008_stim.$F:.$Z];[.F$1];0)" office:value-type="string" office:string-value="H" calcext:value-type="string">
            <text:p>H</text:p>
          </table:table-cell>
          <table:table-cell table:formula="of:=VLOOKUP([.$A15];[$P008_stim.$F:.$Z];[.G$1];0)" office:value-type="string" office:string-value="7.866666666666674" calcext:value-type="string">
            <text:p>7.866666666666674</text:p>
          </table:table-cell>
          <table:table-cell table:formula="of:=VLOOKUP([.$A15];[$P008_stim.$F:.$Z];[.H$1];0)" office:value-type="string" office:string-value="-99.46074074074073" calcext:value-type="string">
            <text:p>-99.46074074074073</text:p>
          </table:table-cell>
          <table:table-cell table:formula="of:=VLOOKUP([.$A15];[$P008_stim.$F:.$Z];[.I$1];0)" office:value-type="float" office:value="194" calcext:value-type="float">
            <text:p>194</text:p>
          </table:table-cell>
          <table:table-cell table:formula="of:=VLOOKUP([.$A15];[$P008_stim.$F:.$Z];[.J$1];0)" office:value-type="float" office:value="36" calcext:value-type="float">
            <text:p>36</text:p>
          </table:table-cell>
          <table:table-cell table:formula="of:=VLOOKUP([.$A15];[$P008_stim.$F:.$Z];[.K$1];0)" office:value-type="string" office:string-value="18.66666666666663" calcext:value-type="string">
            <text:p>18.66666666666663</text:p>
          </table:table-cell>
          <table:table-cell table:formula="of:=VLOOKUP([.$A15];[$P008_stim.$F:.$Z];[.L$1];0)" office:value-type="string" office:string-value="-14.127407407407361" calcext:value-type="string">
            <text:p>-14.127407407407361</text:p>
          </table:table-cell>
          <table:table-cell table:formula="of:=VLOOKUP([.$A15];[$P008_stim.$F:.$Z];[.M$1];0)" office:value-type="float" office:value="302" calcext:value-type="float">
            <text:p>302</text:p>
          </table:table-cell>
          <table:table-cell table:formula="of:=VLOOKUP([.$A15];[$P008_stim.$F:.$Z];[.N$1];0)" office:value-type="float" office:value="26" calcext:value-type="float">
            <text:p>26</text:p>
          </table:table-cell>
          <table:table-cell table:formula="of:=VLOOKUP([.$A15];[$P008_stim.$F:.$Z];[.O$1];0)" office:value-type="string" office:string-value="32.93333333333328" calcext:value-type="string">
            <text:p>32.93333333333328</text:p>
          </table:table-cell>
          <table:table-cell table:formula="of:=VLOOKUP([.$A15];[$P008_stim.$F:.$Z];[.P$1];0)" office:value-type="string" office:string-value="62.38814814814816" calcext:value-type="string">
            <text:p>62.38814814814816</text:p>
          </table:table-cell>
          <table:table-cell table:formula="of:=VLOOKUP([.$A15];[$P008_stim.$F:.$Z];[.Q$1];0)" office:value-type="float" office:value="170" calcext:value-type="float">
            <text:p>170</text:p>
          </table:table-cell>
          <table:table-cell table:formula="of:=VLOOKUP([.$A15];[$P008_stim.$F:.$Z];[.R$1];0)" office:value-type="float" office:value="26" calcext:value-type="float">
            <text:p>26</text:p>
          </table:table-cell>
          <table:table-cell table:formula="of:=VLOOKUP([.$A15];[$P008_stim.$F:.$Z];[.S$1];0)" office:value-type="string" office:string-value="8.600000000000023" calcext:value-type="string">
            <text:p>8.600000000000023</text:p>
          </table:table-cell>
          <table:table-cell table:formula="of:=VLOOKUP([.$A15];[$P008_stim.$F:.$Z];[.T$1];0)" office:value-type="string" office:string-value="149.9970370370371" calcext:value-type="string">
            <text:p>149.9970370370371</text:p>
          </table:table-cell>
          <table:table-cell table:formula="of:=VLOOKUP([.$A15];[$P008_stim.$F:.$Z];[.U$1];0)" office:value-type="float" office:value="192" calcext:value-type="float">
            <text:p>192</text:p>
          </table:table-cell>
          <table:table-cell table:formula="of:=VLOOKUP([.$A15];[$P008_stim.$F:.$Z];[.V$1];0)" office:value-type="float" office:value="22" calcext:value-type="float">
            <text:p>22</text:p>
          </table:table-cell>
          <table:table-cell table:formula="of:=VLOOKUP([.$A15];[$P008_stim.$F:.$Z];[.W$1];0)" office:value-type="string" office:string-value="8.866666666666674" calcext:value-type="string">
            <text:p>8.866666666666674</text:p>
          </table:table-cell>
          <table:table-cell table:formula="of:=VLOOKUP([.$A15];[$P008_stim.$F:.$Z];[.X$1];0)" office:value-type="string" office:string-value="172.9422222222222" calcext:value-type="string">
            <text:p>172.9422222222222</text:p>
          </table:table-cell>
          <table:table-cell table:formula="of:=VLOOKUP([.$A15];[$P008_stim.$F:.$Z];[.Y$1];0)" office:value-type="float" office:value="328" calcext:value-type="float">
            <text:p>328</text:p>
          </table:table-cell>
        </table:table-row>
        <table:table-row table:style-name="ro1">
          <table:table-cell table:formula="of:=IF(COUNTIF([P008_stim.$F:.$F];[P008_stim.$A15])=1;[P008_stim.A15];&quot;&quot;)" office:value-type="string" office:string-value="2.4" calcext:value-type="string">
            <text:p>2.4</text:p>
          </table:table-cell>
          <table:table-cell table:formula="of:=IF(COUNTIF([P008_stim.$F:.$F];[P008_stim.$A15])=1;[P008_stim.B15];&quot;&quot;)" office:value-type="string" office:string-value="M10HA" calcext:value-type="string">
            <text:p>M10HA</text:p>
          </table:table-cell>
          <table:table-cell table:formula="of:=IF(COUNTIF([P008_stim.$F:.$F];[P008_stim.$A15])=1;[P008_stim.C15];&quot;&quot;)" office:value-type="string" office:string-value="F" calcext:value-type="string">
            <text:p>F</text:p>
          </table:table-cell>
          <table:table-cell/>
          <table:table-cell table:formula="of:=VLOOKUP([.$A16];[$P008_stim.$F:.$Z];[.E$1];0)" office:value-type="string" office:string-value="2.4" calcext:value-type="string">
            <text:p>2.4</text:p>
          </table:table-cell>
          <table:table-cell table:formula="of:=VLOOKUP([.$A16];[$P008_stim.$F:.$Z];[.F$1];0)" office:value-type="string" office:string-value="F" calcext:value-type="string">
            <text:p>F</text:p>
          </table:table-cell>
          <table:table-cell table:formula="of:=VLOOKUP([.$A16];[$P008_stim.$F:.$Z];[.G$1];0)" office:value-type="string" office:string-value="18.799999999999955" calcext:value-type="string">
            <text:p>18.799999999999955</text:p>
          </table:table-cell>
          <table:table-cell table:formula="of:=VLOOKUP([.$A16];[$P008_stim.$F:.$Z];[.H$1];0)" office:value-type="string" office:string-value="81.63555555555558" calcext:value-type="string">
            <text:p>81.63555555555558</text:p>
          </table:table-cell>
          <table:table-cell table:formula="of:=VLOOKUP([.$A16];[$P008_stim.$F:.$Z];[.I$1];0)" office:value-type="float" office:value="128" calcext:value-type="float">
            <text:p>128</text:p>
          </table:table-cell>
          <table:table-cell table:formula="of:=VLOOKUP([.$A16];[$P008_stim.$F:.$Z];[.J$1];0)" office:value-type="float" office:value="54" calcext:value-type="float">
            <text:p>54</text:p>
          </table:table-cell>
          <table:table-cell table:formula="of:=VLOOKUP([.$A16];[$P008_stim.$F:.$Z];[.K$1];0)" office:value-type="string" office:string-value="9.799999999999955" calcext:value-type="string">
            <text:p>9.799999999999955</text:p>
          </table:table-cell>
          <table:table-cell table:formula="of:=VLOOKUP([.$A16];[$P008_stim.$F:.$Z];[.L$1];0)" office:value-type="string" office:string-value="-87.13481481481477" calcext:value-type="string">
            <text:p>-87.13481481481477</text:p>
          </table:table-cell>
          <table:table-cell table:formula="of:=VLOOKUP([.$A16];[$P008_stim.$F:.$Z];[.M$1];0)" office:value-type="float" office:value="144" calcext:value-type="float">
            <text:p>144</text:p>
          </table:table-cell>
          <table:table-cell table:formula="of:=VLOOKUP([.$A16];[$P008_stim.$F:.$Z];[.N$1];0)" office:value-type="float" office:value="24" calcext:value-type="float">
            <text:p>24</text:p>
          </table:table-cell>
          <table:table-cell table:formula="of:=VLOOKUP([.$A16];[$P008_stim.$F:.$Z];[.O$1];0)" office:value-type="string" office:string-value="6.2000000000000455" calcext:value-type="string">
            <text:p>6.2000000000000455</text:p>
          </table:table-cell>
          <table:table-cell table:formula="of:=VLOOKUP([.$A16];[$P008_stim.$F:.$Z];[.P$1];0)" office:value-type="string" office:string-value="-122.59555555555545" calcext:value-type="string">
            <text:p>-122.59555555555545</text:p>
          </table:table-cell>
          <table:table-cell table:formula="of:=VLOOKUP([.$A16];[$P008_stim.$F:.$Z];[.Q$1];0)" office:value-type="float" office:value="360" calcext:value-type="float">
            <text:p>360</text:p>
          </table:table-cell>
          <table:table-cell table:formula="of:=VLOOKUP([.$A16];[$P008_stim.$F:.$Z];[.R$1];0)" office:value-type="float" office:value="30" calcext:value-type="float">
            <text:p>30</text:p>
          </table:table-cell>
          <table:table-cell table:formula="of:=VLOOKUP([.$A16];[$P008_stim.$F:.$Z];[.S$1];0)" office:value-type="string" office:string-value="22.66666666666663" calcext:value-type="string">
            <text:p>22.66666666666663</text:p>
          </table:table-cell>
          <table:table-cell table:formula="of:=VLOOKUP([.$A16];[$P008_stim.$F:.$Z];[.T$1];0)" office:value-type="string" office:string-value="-24.55703703703699" calcext:value-type="string">
            <text:p>-24.55703703703699</text:p>
          </table:table-cell>
          <table:table-cell table:formula="of:=VLOOKUP([.$A16];[$P008_stim.$F:.$Z];[.U$1];0)" office:value-type="float" office:value="142" calcext:value-type="float">
            <text:p>142</text:p>
          </table:table-cell>
          <table:table-cell table:formula="of:=VLOOKUP([.$A16];[$P008_stim.$F:.$Z];[.V$1];0)" office:value-type="float" office:value="32" calcext:value-type="float">
            <text:p>32</text:p>
          </table:table-cell>
          <table:table-cell table:formula="of:=VLOOKUP([.$A16];[$P008_stim.$F:.$Z];[.W$1];0)" office:value-type="string" office:string-value="50.866666666666674" calcext:value-type="string">
            <text:p>50.866666666666674</text:p>
          </table:table-cell>
          <table:table-cell table:formula="of:=VLOOKUP([.$A16];[$P008_stim.$F:.$Z];[.X$1];0)" office:value-type="string" office:string-value="4.930370370370383" calcext:value-type="string">
            <text:p>4.930370370370383</text:p>
          </table:table-cell>
          <table:table-cell table:formula="of:=VLOOKUP([.$A16];[$P008_stim.$F:.$Z];[.Y$1];0)" office:value-type="float" office:value="652" calcext:value-type="float">
            <text:p>652</text:p>
          </table:table-cell>
        </table:table-row>
        <table:table-row table:style-name="ro1">
          <table:table-cell table:formula="of:=IF(COUNTIF([P008_stim.$F:.$F];[P008_stim.$A16])=1;[P008_stim.A16];&quot;&quot;)" office:value-type="string" office:string-value="3.0" calcext:value-type="string">
            <text:p>3.0</text:p>
          </table:table-cell>
          <table:table-cell table:formula="of:=IF(COUNTIF([P008_stim.$F:.$F];[P008_stim.$A16])=1;[P008_stim.B16];&quot;&quot;)" office:value-type="string" office:string-value="H03" calcext:value-type="string">
            <text:p>H03</text:p>
          </table:table-cell>
          <table:table-cell table:formula="of:=IF(COUNTIF([P008_stim.$F:.$F];[P008_stim.$A16])=1;[P008_stim.C16];&quot;&quot;)" office:value-type="string" office:string-value="H" calcext:value-type="string">
            <text:p>H</text:p>
          </table:table-cell>
          <table:table-cell/>
          <table:table-cell table:formula="of:=VLOOKUP([.$A17];[$P008_stim.$F:.$Z];[.E$1];0)" office:value-type="string" office:string-value="3.0" calcext:value-type="string">
            <text:p>3.0</text:p>
          </table:table-cell>
          <table:table-cell table:formula="of:=VLOOKUP([.$A17];[$P008_stim.$F:.$Z];[.F$1];0)" office:value-type="string" office:string-value="H" calcext:value-type="string">
            <text:p>H</text:p>
          </table:table-cell>
          <table:table-cell table:formula="of:=VLOOKUP([.$A17];[$P008_stim.$F:.$Z];[.G$1];0)" office:value-type="string" office:string-value="-2.9333333333332803" calcext:value-type="string">
            <text:p>-2.9333333333332803</text:p>
          </table:table-cell>
          <table:table-cell table:formula="of:=VLOOKUP([.$A17];[$P008_stim.$F:.$Z];[.H$1];0)" office:value-type="string" office:string-value="-35.08148148148149" calcext:value-type="string">
            <text:p>-35.08148148148149</text:p>
          </table:table-cell>
          <table:table-cell table:formula="of:=VLOOKUP([.$A17];[$P008_stim.$F:.$Z];[.I$1];0)" office:value-type="float" office:value="162" calcext:value-type="float">
            <text:p>162</text:p>
          </table:table-cell>
          <table:table-cell table:formula="of:=VLOOKUP([.$A17];[$P008_stim.$F:.$Z];[.J$1];0)" office:value-type="float" office:value="30" calcext:value-type="float">
            <text:p>30</text:p>
          </table:table-cell>
          <table:table-cell table:formula="of:=VLOOKUP([.$A17];[$P008_stim.$F:.$Z];[.K$1];0)" office:value-type="string" office:string-value="-44.4666666666667" calcext:value-type="string">
            <text:p>-44.4666666666667</text:p>
          </table:table-cell>
          <table:table-cell table:formula="of:=VLOOKUP([.$A17];[$P008_stim.$F:.$Z];[.L$1];0)" office:value-type="string" office:string-value="95.57333333333327" calcext:value-type="string">
            <text:p>95.57333333333327</text:p>
          </table:table-cell>
          <table:table-cell table:formula="of:=VLOOKUP([.$A17];[$P008_stim.$F:.$Z];[.M$1];0)" office:value-type="float" office:value="240" calcext:value-type="float">
            <text:p>240</text:p>
          </table:table-cell>
          <table:table-cell table:formula="of:=VLOOKUP([.$A17];[$P008_stim.$F:.$Z];[.N$1];0)" office:value-type="float" office:value="26" calcext:value-type="float">
            <text:p>26</text:p>
          </table:table-cell>
          <table:table-cell table:formula="of:=VLOOKUP([.$A17];[$P008_stim.$F:.$Z];[.O$1];0)" office:value-type="string" office:string-value="-68.60000000000002" calcext:value-type="string">
            <text:p>-68.60000000000002</text:p>
          </table:table-cell>
          <table:table-cell table:formula="of:=VLOOKUP([.$A17];[$P008_stim.$F:.$Z];[.P$1];0)" office:value-type="string" office:string-value="153.6948148148149" calcext:value-type="string">
            <text:p>153.6948148148149</text:p>
          </table:table-cell>
          <table:table-cell table:formula="of:=VLOOKUP([.$A17];[$P008_stim.$F:.$Z];[.Q$1];0)" office:value-type="float" office:value="150" calcext:value-type="float">
            <text:p>150</text:p>
          </table:table-cell>
          <table:table-cell table:formula="of:=VLOOKUP([.$A17];[$P008_stim.$F:.$Z];[.R$1];0)" office:value-type="float" office:value="44" calcext:value-type="float">
            <text:p>44</text:p>
          </table:table-cell>
          <table:table-cell table:formula="of:=VLOOKUP([.$A17];[$P008_stim.$F:.$Z];[.S$1];0)" office:value-type="string" office:string-value="80.5333333333333" calcext:value-type="string">
            <text:p>80.5333333333333</text:p>
          </table:table-cell>
          <table:table-cell table:formula="of:=VLOOKUP([.$A17];[$P008_stim.$F:.$Z];[.T$1];0)" office:value-type="string" office:string-value="-82.01481481481483" calcext:value-type="string">
            <text:p>-82.01481481481483</text:p>
          </table:table-cell>
          <table:table-cell table:formula="of:=VLOOKUP([.$A17];[$P008_stim.$F:.$Z];[.U$1];0)" office:value-type="float" office:value="174" calcext:value-type="float">
            <text:p>174</text:p>
          </table:table-cell>
          <table:table-cell table:formula="of:=VLOOKUP([.$A17];[$P008_stim.$F:.$Z];[.V$1];0)" office:value-type="float" office:value="32" calcext:value-type="float">
            <text:p>32</text:p>
          </table:table-cell>
          <table:table-cell table:formula="of:=VLOOKUP([.$A17];[$P008_stim.$F:.$Z];[.W$1];0)" office:value-type="string" office:string-value="114.73333333333335" calcext:value-type="string">
            <text:p>114.73333333333335</text:p>
          </table:table-cell>
          <table:table-cell table:formula="of:=VLOOKUP([.$A17];[$P008_stim.$F:.$Z];[.X$1];0)" office:value-type="string" office:string-value="-79.73925925925926" calcext:value-type="string">
            <text:p>-79.73925925925926</text:p>
          </table:table-cell>
          <table:table-cell table:formula="of:=VLOOKUP([.$A17];[$P008_stim.$F:.$Z];[.Y$1];0)" office:value-type="float" office:value="224" calcext:value-type="float">
            <text:p>224</text:p>
          </table:table-cell>
        </table:table-row>
        <table:table-row table:style-name="ro1">
          <table:table-cell table:formula="of:=IF(COUNTIF([P008_stim.$F:.$F];[P008_stim.$A17])=1;[P008_stim.A17];&quot;&quot;)">
            <text:p/>
          </table:table-cell>
          <table:table-cell table:formula="of:=IF(COUNTIF([P008_stim.$F:.$F];[P008_stim.$A17])=1;[P008_stim.B17];&quot;&quot;)">
            <text:p/>
          </table:table-cell>
          <table:table-cell table:formula="of:=IF(COUNTIF([P008_stim.$F:.$F];[P008_stim.$A17])=1;[P008_stim.C17];&quot;&quot;)">
            <text:p/>
          </table:table-cell>
          <table:table-cell/>
          <table:table-cell table:formula="of:=VLOOKUP([.$A18];[$P008_stim.$F:.$Z];[.E$1];0)" office:value-type="string" office:string-value="" calcext:value-type="error">
            <text:p>#NV</text:p>
          </table:table-cell>
          <table:table-cell table:formula="of:=VLOOKUP([.$A18];[$P008_stim.$F:.$Z];[.F$1];0)" office:value-type="string" office:string-value="" calcext:value-type="error">
            <text:p>#NV</text:p>
          </table:table-cell>
          <table:table-cell table:formula="of:=VLOOKUP([.$A18];[$P008_stim.$F:.$Z];[.G$1];0)" office:value-type="string" office:string-value="" calcext:value-type="error">
            <text:p>#NV</text:p>
          </table:table-cell>
          <table:table-cell table:formula="of:=VLOOKUP([.$A18];[$P008_stim.$F:.$Z];[.H$1];0)" office:value-type="string" office:string-value="" calcext:value-type="error">
            <text:p>#NV</text:p>
          </table:table-cell>
          <table:table-cell table:formula="of:=VLOOKUP([.$A18];[$P008_stim.$F:.$Z];[.I$1];0)" office:value-type="string" office:string-value="" calcext:value-type="error">
            <text:p>#NV</text:p>
          </table:table-cell>
          <table:table-cell table:formula="of:=VLOOKUP([.$A18];[$P008_stim.$F:.$Z];[.J$1];0)" office:value-type="string" office:string-value="" calcext:value-type="error">
            <text:p>#NV</text:p>
          </table:table-cell>
          <table:table-cell table:formula="of:=VLOOKUP([.$A18];[$P008_stim.$F:.$Z];[.K$1];0)" office:value-type="string" office:string-value="" calcext:value-type="error">
            <text:p>#NV</text:p>
          </table:table-cell>
          <table:table-cell table:formula="of:=VLOOKUP([.$A18];[$P008_stim.$F:.$Z];[.L$1];0)" office:value-type="string" office:string-value="" calcext:value-type="error">
            <text:p>#NV</text:p>
          </table:table-cell>
          <table:table-cell table:formula="of:=VLOOKUP([.$A18];[$P008_stim.$F:.$Z];[.M$1];0)" office:value-type="string" office:string-value="" calcext:value-type="error">
            <text:p>#NV</text:p>
          </table:table-cell>
          <table:table-cell table:formula="of:=VLOOKUP([.$A18];[$P008_stim.$F:.$Z];[.N$1];0)" office:value-type="string" office:string-value="" calcext:value-type="error">
            <text:p>#NV</text:p>
          </table:table-cell>
          <table:table-cell table:formula="of:=VLOOKUP([.$A18];[$P008_stim.$F:.$Z];[.O$1];0)" office:value-type="string" office:string-value="" calcext:value-type="error">
            <text:p>#NV</text:p>
          </table:table-cell>
          <table:table-cell table:formula="of:=VLOOKUP([.$A18];[$P008_stim.$F:.$Z];[.P$1];0)" office:value-type="string" office:string-value="" calcext:value-type="error">
            <text:p>#NV</text:p>
          </table:table-cell>
          <table:table-cell table:formula="of:=VLOOKUP([.$A18];[$P008_stim.$F:.$Z];[.Q$1];0)" office:value-type="string" office:string-value="" calcext:value-type="error">
            <text:p>#NV</text:p>
          </table:table-cell>
          <table:table-cell table:formula="of:=VLOOKUP([.$A18];[$P008_stim.$F:.$Z];[.R$1];0)" office:value-type="string" office:string-value="" calcext:value-type="error">
            <text:p>#NV</text:p>
          </table:table-cell>
          <table:table-cell table:formula="of:=VLOOKUP([.$A18];[$P008_stim.$F:.$Z];[.S$1];0)" office:value-type="string" office:string-value="" calcext:value-type="error">
            <text:p>#NV</text:p>
          </table:table-cell>
          <table:table-cell table:formula="of:=VLOOKUP([.$A18];[$P008_stim.$F:.$Z];[.T$1];0)" office:value-type="string" office:string-value="" calcext:value-type="error">
            <text:p>#NV</text:p>
          </table:table-cell>
          <table:table-cell table:formula="of:=VLOOKUP([.$A18];[$P008_stim.$F:.$Z];[.U$1];0)" office:value-type="string" office:string-value="" calcext:value-type="error">
            <text:p>#NV</text:p>
          </table:table-cell>
          <table:table-cell table:formula="of:=VLOOKUP([.$A18];[$P008_stim.$F:.$Z];[.V$1];0)" office:value-type="string" office:string-value="" calcext:value-type="error">
            <text:p>#NV</text:p>
          </table:table-cell>
          <table:table-cell table:formula="of:=VLOOKUP([.$A18];[$P008_stim.$F:.$Z];[.W$1];0)" office:value-type="string" office:string-value="" calcext:value-type="error">
            <text:p>#NV</text:p>
          </table:table-cell>
          <table:table-cell table:formula="of:=VLOOKUP([.$A18];[$P008_stim.$F:.$Z];[.X$1];0)" office:value-type="string" office:string-value="" calcext:value-type="error">
            <text:p>#NV</text:p>
          </table:table-cell>
          <table:table-cell table:formula="of:=VLOOKUP([.$A18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18])=1;[P008_stim.A18];&quot;&quot;)" office:value-type="string" office:string-value="3.2" calcext:value-type="string">
            <text:p>3.2</text:p>
          </table:table-cell>
          <table:table-cell table:formula="of:=IF(COUNTIF([P008_stim.$F:.$F];[P008_stim.$A18])=1;[P008_stim.B18];&quot;&quot;)" office:value-type="string" office:string-value="L33" calcext:value-type="string">
            <text:p>L33</text:p>
          </table:table-cell>
          <table:table-cell table:formula="of:=IF(COUNTIF([P008_stim.$F:.$F];[P008_stim.$A18])=1;[P008_stim.C18];&quot;&quot;)" office:value-type="string" office:string-value="L" calcext:value-type="string">
            <text:p>L</text:p>
          </table:table-cell>
          <table:table-cell/>
          <table:table-cell table:formula="of:=VLOOKUP([.$A19];[$P008_stim.$F:.$Z];[.E$1];0)" office:value-type="string" office:string-value="3.2" calcext:value-type="string">
            <text:p>3.2</text:p>
          </table:table-cell>
          <table:table-cell table:formula="of:=VLOOKUP([.$A19];[$P008_stim.$F:.$Z];[.F$1];0)" office:value-type="string" office:string-value="L" calcext:value-type="string">
            <text:p>L</text:p>
          </table:table-cell>
          <table:table-cell table:formula="of:=VLOOKUP([.$A19];[$P008_stim.$F:.$Z];[.G$1];0)" office:value-type="string" office:string-value="23.799999999999955" calcext:value-type="string">
            <text:p>23.799999999999955</text:p>
          </table:table-cell>
          <table:table-cell table:formula="of:=VLOOKUP([.$A19];[$P008_stim.$F:.$Z];[.H$1];0)" office:value-type="string" office:string-value="-56.03555555555556" calcext:value-type="string">
            <text:p>-56.03555555555556</text:p>
          </table:table-cell>
          <table:table-cell table:formula="of:=VLOOKUP([.$A19];[$P008_stim.$F:.$Z];[.I$1];0)" office:value-type="float" office:value="162" calcext:value-type="float">
            <text:p>162</text:p>
          </table:table-cell>
          <table:table-cell table:formula="of:=VLOOKUP([.$A19];[$P008_stim.$F:.$Z];[.J$1];0)" office:value-type="float" office:value="26" calcext:value-type="float">
            <text:p>26</text:p>
          </table:table-cell>
          <table:table-cell table:formula="of:=VLOOKUP([.$A19];[$P008_stim.$F:.$Z];[.K$1];0)" office:value-type="string" office:string-value="38.93333333333328" calcext:value-type="string">
            <text:p>38.93333333333328</text:p>
          </table:table-cell>
          <table:table-cell table:formula="of:=VLOOKUP([.$A19];[$P008_stim.$F:.$Z];[.L$1];0)" office:value-type="string" office:string-value="60.20740740740746" calcext:value-type="string">
            <text:p>60.20740740740746</text:p>
          </table:table-cell>
          <table:table-cell table:formula="of:=VLOOKUP([.$A19];[$P008_stim.$F:.$Z];[.M$1];0)" office:value-type="float" office:value="472" calcext:value-type="float">
            <text:p>472</text:p>
          </table:table-cell>
          <table:table-cell table:formula="of:=VLOOKUP([.$A19];[$P008_stim.$F:.$Z];[.N$1];0)" office:value-type="float" office:value="42" calcext:value-type="float">
            <text:p>42</text:p>
          </table:table-cell>
          <table:table-cell table:formula="of:=VLOOKUP([.$A19];[$P008_stim.$F:.$Z];[.O$1];0)" office:value-type="string" office:string-value="6.93333333333328" calcext:value-type="string">
            <text:p>6.93333333333328</text:p>
          </table:table-cell>
          <table:table-cell table:formula="of:=VLOOKUP([.$A19];[$P008_stim.$F:.$Z];[.P$1];0)" office:value-type="string" office:string-value="-71.20592592592595" calcext:value-type="string">
            <text:p>-71.20592592592595</text:p>
          </table:table-cell>
          <table:table-cell table:formula="of:=VLOOKUP([.$A19];[$P008_stim.$F:.$Z];[.Q$1];0)" office:value-type="float" office:value="270" calcext:value-type="float">
            <text:p>270</text:p>
          </table:table-cell>
          <table:table-cell table:formula="of:=VLOOKUP([.$A19];[$P008_stim.$F:.$Z];[.R$1];0)" office:value-type="float" office:value="28" calcext:value-type="float">
            <text:p>28</text:p>
          </table:table-cell>
          <table:table-cell table:formula="of:=VLOOKUP([.$A19];[$P008_stim.$F:.$Z];[.S$1];0)" office:value-type="string" office:string-value="52.799999999999955" calcext:value-type="string">
            <text:p>52.799999999999955</text:p>
          </table:table-cell>
          <table:table-cell table:formula="of:=VLOOKUP([.$A19];[$P008_stim.$F:.$Z];[.T$1];0)" office:value-type="string" office:string-value="28.63407407407408" calcext:value-type="string">
            <text:p>28.63407407407408</text:p>
          </table:table-cell>
          <table:table-cell table:formula="of:=VLOOKUP([.$A19];[$P008_stim.$F:.$Z];[.U$1];0)" office:value-type="float" office:value="410" calcext:value-type="float">
            <text:p>410</text:p>
          </table:table-cell>
          <table:table-cell table:formula="of:=VLOOKUP([.$A19];[$P008_stim.$F:.$Z];[.V$1];0)" office:value-type="float" office:value="26" calcext:value-type="float">
            <text:p>26</text:p>
          </table:table-cell>
          <table:table-cell table:formula="of:=VLOOKUP([.$A19];[$P008_stim.$F:.$Z];[.W$1];0)" office:value-type="string" office:string-value="21.73333333333335" calcext:value-type="string">
            <text:p>21.73333333333335</text:p>
          </table:table-cell>
          <table:table-cell table:formula="of:=VLOOKUP([.$A19];[$P008_stim.$F:.$Z];[.X$1];0)" office:value-type="string" office:string-value="3.6977777777777874" calcext:value-type="string">
            <text:p>3.6977777777777874</text:p>
          </table:table-cell>
          <table:table-cell table:formula="of:=VLOOKUP([.$A19];[$P008_stim.$F:.$Z];[.Y$1];0)" office:value-type="float" office:value="358" calcext:value-type="float">
            <text:p>358</text:p>
          </table:table-cell>
        </table:table-row>
        <table:table-row table:style-name="ro1">
          <table:table-cell table:formula="of:=IF(COUNTIF([P008_stim.$F:.$F];[P008_stim.$A19])=1;[P008_stim.A19];&quot;&quot;)" office:value-type="string" office:string-value="3.3" calcext:value-type="string">
            <text:p>3.3</text:p>
          </table:table-cell>
          <table:table-cell table:formula="of:=IF(COUNTIF([P008_stim.$F:.$F];[P008_stim.$A19])=1;[P008_stim.B19];&quot;&quot;)" office:value-type="string" office:string-value="M29SA" calcext:value-type="string">
            <text:p>M29SA</text:p>
          </table:table-cell>
          <table:table-cell table:formula="of:=IF(COUNTIF([P008_stim.$F:.$F];[P008_stim.$A19])=1;[P008_stim.C19];&quot;&quot;)" office:value-type="string" office:string-value="F" calcext:value-type="string">
            <text:p>F</text:p>
          </table:table-cell>
          <table:table-cell/>
          <table:table-cell table:formula="of:=VLOOKUP([.$A20];[$P008_stim.$F:.$Z];[.E$1];0)" office:value-type="string" office:string-value="3.3" calcext:value-type="string">
            <text:p>3.3</text:p>
          </table:table-cell>
          <table:table-cell table:formula="of:=VLOOKUP([.$A20];[$P008_stim.$F:.$Z];[.F$1];0)" office:value-type="string" office:string-value="F" calcext:value-type="string">
            <text:p>F</text:p>
          </table:table-cell>
          <table:table-cell table:formula="of:=VLOOKUP([.$A20];[$P008_stim.$F:.$Z];[.G$1];0)" office:value-type="string" office:string-value="34.200000000000045" calcext:value-type="string">
            <text:p>34.200000000000045</text:p>
          </table:table-cell>
          <table:table-cell table:formula="of:=VLOOKUP([.$A20];[$P008_stim.$F:.$Z];[.H$1];0)" office:value-type="string" office:string-value="-28.065185185185214" calcext:value-type="string">
            <text:p>-28.065185185185214</text:p>
          </table:table-cell>
          <table:table-cell table:formula="of:=VLOOKUP([.$A20];[$P008_stim.$F:.$Z];[.I$1];0)" office:value-type="float" office:value="170" calcext:value-type="float">
            <text:p>170</text:p>
          </table:table-cell>
          <table:table-cell table:formula="of:=VLOOKUP([.$A20];[$P008_stim.$F:.$Z];[.J$1];0)" office:value-type="float" office:value="34" calcext:value-type="float">
            <text:p>34</text:p>
          </table:table-cell>
          <table:table-cell table:formula="of:=VLOOKUP([.$A20];[$P008_stim.$F:.$Z];[.K$1];0)" office:value-type="string" office:string-value="15.200000000000045" calcext:value-type="string">
            <text:p>15.200000000000045</text:p>
          </table:table-cell>
          <table:table-cell table:formula="of:=VLOOKUP([.$A20];[$P008_stim.$F:.$Z];[.L$1];0)" office:value-type="string" office:string-value="-74.71407407407395" calcext:value-type="string">
            <text:p>-74.71407407407395</text:p>
          </table:table-cell>
          <table:table-cell table:formula="of:=VLOOKUP([.$A20];[$P008_stim.$F:.$Z];[.M$1];0)" office:value-type="float" office:value="302" calcext:value-type="float">
            <text:p>302</text:p>
          </table:table-cell>
          <table:table-cell table:formula="of:=VLOOKUP([.$A20];[$P008_stim.$F:.$Z];[.N$1];0)" office:value-type="float" office:value="30" calcext:value-type="float">
            <text:p>30</text:p>
          </table:table-cell>
          <table:table-cell table:formula="of:=VLOOKUP([.$A20];[$P008_stim.$F:.$Z];[.O$1];0)" office:value-type="string" office:string-value="19.866666666666674" calcext:value-type="string">
            <text:p>19.866666666666674</text:p>
          </table:table-cell>
          <table:table-cell table:formula="of:=VLOOKUP([.$A20];[$P008_stim.$F:.$Z];[.P$1];0)" office:value-type="string" office:string-value="21.712592592592614" calcext:value-type="string">
            <text:p>21.712592592592614</text:p>
          </table:table-cell>
          <table:table-cell table:formula="of:=VLOOKUP([.$A20];[$P008_stim.$F:.$Z];[.Q$1];0)" office:value-type="float" office:value="126" calcext:value-type="float">
            <text:p>126</text:p>
          </table:table-cell>
          <table:table-cell table:formula="of:=VLOOKUP([.$A20];[$P008_stim.$F:.$Z];[.R$1];0)" office:value-type="float" office:value="32" calcext:value-type="float">
            <text:p>32</text:p>
          </table:table-cell>
          <table:table-cell table:formula="of:=VLOOKUP([.$A20];[$P008_stim.$F:.$Z];[.S$1];0)" office:value-type="string" office:string-value="47.866666666666674" calcext:value-type="string">
            <text:p>47.866666666666674</text:p>
          </table:table-cell>
          <table:table-cell table:formula="of:=VLOOKUP([.$A20];[$P008_stim.$F:.$Z];[.T$1];0)" office:value-type="string" office:string-value="21.617777777777746" calcext:value-type="string">
            <text:p>21.617777777777746</text:p>
          </table:table-cell>
          <table:table-cell table:formula="of:=VLOOKUP([.$A20];[$P008_stim.$F:.$Z];[.U$1];0)" office:value-type="float" office:value="470" calcext:value-type="float">
            <text:p>470</text:p>
          </table:table-cell>
          <table:table-cell table:formula="of:=VLOOKUP([.$A20];[$P008_stim.$F:.$Z];[.V$1];0)" office:value-type="float" office:value="34" calcext:value-type="float">
            <text:p>34</text:p>
          </table:table-cell>
          <table:table-cell table:formula="of:=VLOOKUP([.$A20];[$P008_stim.$F:.$Z];[.W$1];0)" office:value-type="string" office:string-value="21.06666666666672" calcext:value-type="string">
            <text:p>21.06666666666672</text:p>
          </table:table-cell>
          <table:table-cell table:formula="of:=VLOOKUP([.$A20];[$P008_stim.$F:.$Z];[.X$1];0)" office:value-type="string" office:string-value="-55.84592592592588" calcext:value-type="string">
            <text:p>-55.84592592592588</text:p>
          </table:table-cell>
          <table:table-cell table:formula="of:=VLOOKUP([.$A20];[$P008_stim.$F:.$Z];[.Y$1];0)" office:value-type="float" office:value="508" calcext:value-type="float">
            <text:p>508</text:p>
          </table:table-cell>
        </table:table-row>
        <table:table-row table:style-name="ro1">
          <table:table-cell table:formula="of:=IF(COUNTIF([P008_stim.$F:.$F];[P008_stim.$A20])=1;[P008_stim.A20];&quot;&quot;)" office:value-type="string" office:string-value="3.4" calcext:value-type="string">
            <text:p>3.4</text:p>
          </table:table-cell>
          <table:table-cell table:formula="of:=IF(COUNTIF([P008_stim.$F:.$F];[P008_stim.$A20])=1;[P008_stim.B20];&quot;&quot;)" office:value-type="string" office:string-value="H14" calcext:value-type="string">
            <text:p>H14</text:p>
          </table:table-cell>
          <table:table-cell table:formula="of:=IF(COUNTIF([P008_stim.$F:.$F];[P008_stim.$A20])=1;[P008_stim.C20];&quot;&quot;)" office:value-type="string" office:string-value="H" calcext:value-type="string">
            <text:p>H</text:p>
          </table:table-cell>
          <table:table-cell/>
          <table:table-cell table:formula="of:=VLOOKUP([.$A21];[$P008_stim.$F:.$Z];[.E$1];0)" office:value-type="string" office:string-value="3.4" calcext:value-type="string">
            <text:p>3.4</text:p>
          </table:table-cell>
          <table:table-cell table:formula="of:=VLOOKUP([.$A21];[$P008_stim.$F:.$Z];[.F$1];0)" office:value-type="string" office:string-value="H" calcext:value-type="string">
            <text:p>H</text:p>
          </table:table-cell>
          <table:table-cell table:formula="of:=VLOOKUP([.$A21];[$P008_stim.$F:.$Z];[.G$1];0)" office:value-type="string" office:string-value="1.0" calcext:value-type="string">
            <text:p>1.0</text:p>
          </table:table-cell>
          <table:table-cell table:formula="of:=VLOOKUP([.$A21];[$P008_stim.$F:.$Z];[.H$1];0)" office:value-type="string" office:string-value="-40.58074074074062" calcext:value-type="string">
            <text:p>-40.58074074074062</text:p>
          </table:table-cell>
          <table:table-cell table:formula="of:=VLOOKUP([.$A21];[$P008_stim.$F:.$Z];[.I$1];0)" office:value-type="float" office:value="208" calcext:value-type="float">
            <text:p>208</text:p>
          </table:table-cell>
          <table:table-cell table:formula="of:=VLOOKUP([.$A21];[$P008_stim.$F:.$Z];[.J$1];0)" office:value-type="float" office:value="42" calcext:value-type="float">
            <text:p>42</text:p>
          </table:table-cell>
          <table:table-cell table:formula="of:=VLOOKUP([.$A21];[$P008_stim.$F:.$Z];[.K$1];0)" office:value-type="string" office:string-value="66.86666666666667" calcext:value-type="string">
            <text:p>66.86666666666667</text:p>
          </table:table-cell>
          <table:table-cell table:formula="of:=VLOOKUP([.$A21];[$P008_stim.$F:.$Z];[.L$1];0)" office:value-type="string" office:string-value="58.97481481481486" calcext:value-type="string">
            <text:p>58.97481481481486</text:p>
          </table:table-cell>
          <table:table-cell table:formula="of:=VLOOKUP([.$A21];[$P008_stim.$F:.$Z];[.M$1];0)" office:value-type="float" office:value="210" calcext:value-type="float">
            <text:p>210</text:p>
          </table:table-cell>
          <table:table-cell table:formula="of:=VLOOKUP([.$A21];[$P008_stim.$F:.$Z];[.N$1];0)" office:value-type="float" office:value="32" calcext:value-type="float">
            <text:p>32</text:p>
          </table:table-cell>
          <table:table-cell table:formula="of:=VLOOKUP([.$A21];[$P008_stim.$F:.$Z];[.O$1];0)" office:value-type="string" office:string-value="101.0" calcext:value-type="string">
            <text:p>101.0</text:p>
          </table:table-cell>
          <table:table-cell table:formula="of:=VLOOKUP([.$A21];[$P008_stim.$F:.$Z];[.P$1];0)" office:value-type="string" office:string-value="56.79407407407405" calcext:value-type="string">
            <text:p>56.79407407407405</text:p>
          </table:table-cell>
          <table:table-cell table:formula="of:=VLOOKUP([.$A21];[$P008_stim.$F:.$Z];[.Q$1];0)" office:value-type="float" office:value="462" calcext:value-type="float">
            <text:p>462</text:p>
          </table:table-cell>
          <table:table-cell table:formula="of:=VLOOKUP([.$A21];[$P008_stim.$F:.$Z];[.R$1];0)" office:value-type="float" office:value="36" calcext:value-type="float">
            <text:p>36</text:p>
          </table:table-cell>
          <table:table-cell table:formula="of:=VLOOKUP([.$A21];[$P008_stim.$F:.$Z];[.S$1];0)" office:value-type="string" office:string-value="-22.93333333333328" calcext:value-type="string">
            <text:p>-22.93333333333328</text:p>
          </table:table-cell>
          <table:table-cell table:formula="of:=VLOOKUP([.$A21];[$P008_stim.$F:.$Z];[.T$1];0)" office:value-type="string" office:string-value="102.49481481481484" calcext:value-type="string">
            <text:p>102.49481481481484</text:p>
          </table:table-cell>
          <table:table-cell table:formula="of:=VLOOKUP([.$A21];[$P008_stim.$F:.$Z];[.U$1];0)" office:value-type="float" office:value="336" calcext:value-type="float">
            <text:p>336</text:p>
          </table:table-cell>
          <table:table-cell table:formula="of:=VLOOKUP([.$A21];[$P008_stim.$F:.$Z];[.V$1];0)" office:value-type="float" office:value="54" calcext:value-type="float">
            <text:p>54</text:p>
          </table:table-cell>
          <table:table-cell table:formula="of:=VLOOKUP([.$A21];[$P008_stim.$F:.$Z];[.W$1];0)" office:value-type="string" office:string-value="77.39999999999998" calcext:value-type="string">
            <text:p>77.39999999999998</text:p>
          </table:table-cell>
          <table:table-cell table:formula="of:=VLOOKUP([.$A21];[$P008_stim.$F:.$Z];[.X$1];0)" office:value-type="string" office:string-value="-128.56888888888892" calcext:value-type="string">
            <text:p>-128.56888888888892</text:p>
          </table:table-cell>
          <table:table-cell table:formula="of:=VLOOKUP([.$A21];[$P008_stim.$F:.$Z];[.Y$1];0)" office:value-type="float" office:value="554" calcext:value-type="float">
            <text:p>554</text:p>
          </table:table-cell>
        </table:table-row>
        <table:table-row table:style-name="ro1">
          <table:table-cell table:formula="of:=IF(COUNTIF([P008_stim.$F:.$F];[P008_stim.$A21])=1;[P008_stim.A21];&quot;&quot;)">
            <text:p/>
          </table:table-cell>
          <table:table-cell table:formula="of:=IF(COUNTIF([P008_stim.$F:.$F];[P008_stim.$A21])=1;[P008_stim.B21];&quot;&quot;)">
            <text:p/>
          </table:table-cell>
          <table:table-cell table:formula="of:=IF(COUNTIF([P008_stim.$F:.$F];[P008_stim.$A21])=1;[P008_stim.C21];&quot;&quot;)">
            <text:p/>
          </table:table-cell>
          <table:table-cell/>
          <table:table-cell table:formula="of:=VLOOKUP([.$A22];[$P008_stim.$F:.$Z];[.E$1];0)" office:value-type="string" office:string-value="" calcext:value-type="error">
            <text:p>#NV</text:p>
          </table:table-cell>
          <table:table-cell table:formula="of:=VLOOKUP([.$A22];[$P008_stim.$F:.$Z];[.F$1];0)" office:value-type="string" office:string-value="" calcext:value-type="error">
            <text:p>#NV</text:p>
          </table:table-cell>
          <table:table-cell table:formula="of:=VLOOKUP([.$A22];[$P008_stim.$F:.$Z];[.G$1];0)" office:value-type="string" office:string-value="" calcext:value-type="error">
            <text:p>#NV</text:p>
          </table:table-cell>
          <table:table-cell table:formula="of:=VLOOKUP([.$A22];[$P008_stim.$F:.$Z];[.H$1];0)" office:value-type="string" office:string-value="" calcext:value-type="error">
            <text:p>#NV</text:p>
          </table:table-cell>
          <table:table-cell table:formula="of:=VLOOKUP([.$A22];[$P008_stim.$F:.$Z];[.I$1];0)" office:value-type="string" office:string-value="" calcext:value-type="error">
            <text:p>#NV</text:p>
          </table:table-cell>
          <table:table-cell table:formula="of:=VLOOKUP([.$A22];[$P008_stim.$F:.$Z];[.J$1];0)" office:value-type="string" office:string-value="" calcext:value-type="error">
            <text:p>#NV</text:p>
          </table:table-cell>
          <table:table-cell table:formula="of:=VLOOKUP([.$A22];[$P008_stim.$F:.$Z];[.K$1];0)" office:value-type="string" office:string-value="" calcext:value-type="error">
            <text:p>#NV</text:p>
          </table:table-cell>
          <table:table-cell table:formula="of:=VLOOKUP([.$A22];[$P008_stim.$F:.$Z];[.L$1];0)" office:value-type="string" office:string-value="" calcext:value-type="error">
            <text:p>#NV</text:p>
          </table:table-cell>
          <table:table-cell table:formula="of:=VLOOKUP([.$A22];[$P008_stim.$F:.$Z];[.M$1];0)" office:value-type="string" office:string-value="" calcext:value-type="error">
            <text:p>#NV</text:p>
          </table:table-cell>
          <table:table-cell table:formula="of:=VLOOKUP([.$A22];[$P008_stim.$F:.$Z];[.N$1];0)" office:value-type="string" office:string-value="" calcext:value-type="error">
            <text:p>#NV</text:p>
          </table:table-cell>
          <table:table-cell table:formula="of:=VLOOKUP([.$A22];[$P008_stim.$F:.$Z];[.O$1];0)" office:value-type="string" office:string-value="" calcext:value-type="error">
            <text:p>#NV</text:p>
          </table:table-cell>
          <table:table-cell table:formula="of:=VLOOKUP([.$A22];[$P008_stim.$F:.$Z];[.P$1];0)" office:value-type="string" office:string-value="" calcext:value-type="error">
            <text:p>#NV</text:p>
          </table:table-cell>
          <table:table-cell table:formula="of:=VLOOKUP([.$A22];[$P008_stim.$F:.$Z];[.Q$1];0)" office:value-type="string" office:string-value="" calcext:value-type="error">
            <text:p>#NV</text:p>
          </table:table-cell>
          <table:table-cell table:formula="of:=VLOOKUP([.$A22];[$P008_stim.$F:.$Z];[.R$1];0)" office:value-type="string" office:string-value="" calcext:value-type="error">
            <text:p>#NV</text:p>
          </table:table-cell>
          <table:table-cell table:formula="of:=VLOOKUP([.$A22];[$P008_stim.$F:.$Z];[.S$1];0)" office:value-type="string" office:string-value="" calcext:value-type="error">
            <text:p>#NV</text:p>
          </table:table-cell>
          <table:table-cell table:formula="of:=VLOOKUP([.$A22];[$P008_stim.$F:.$Z];[.T$1];0)" office:value-type="string" office:string-value="" calcext:value-type="error">
            <text:p>#NV</text:p>
          </table:table-cell>
          <table:table-cell table:formula="of:=VLOOKUP([.$A22];[$P008_stim.$F:.$Z];[.U$1];0)" office:value-type="string" office:string-value="" calcext:value-type="error">
            <text:p>#NV</text:p>
          </table:table-cell>
          <table:table-cell table:formula="of:=VLOOKUP([.$A22];[$P008_stim.$F:.$Z];[.V$1];0)" office:value-type="string" office:string-value="" calcext:value-type="error">
            <text:p>#NV</text:p>
          </table:table-cell>
          <table:table-cell table:formula="of:=VLOOKUP([.$A22];[$P008_stim.$F:.$Z];[.W$1];0)" office:value-type="string" office:string-value="" calcext:value-type="error">
            <text:p>#NV</text:p>
          </table:table-cell>
          <table:table-cell table:formula="of:=VLOOKUP([.$A22];[$P008_stim.$F:.$Z];[.X$1];0)" office:value-type="string" office:string-value="" calcext:value-type="error">
            <text:p>#NV</text:p>
          </table:table-cell>
          <table:table-cell table:formula="of:=VLOOKUP([.$A22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22])=1;[P008_stim.A22];&quot;&quot;)" office:value-type="string" office:string-value="4.1" calcext:value-type="string">
            <text:p>4.1</text:p>
          </table:table-cell>
          <table:table-cell table:formula="of:=IF(COUNTIF([P008_stim.$F:.$F];[P008_stim.$A22])=1;[P008_stim.B22];&quot;&quot;)" office:value-type="string" office:string-value="M29NE" calcext:value-type="string">
            <text:p>M29NE</text:p>
          </table:table-cell>
          <table:table-cell table:formula="of:=IF(COUNTIF([P008_stim.$F:.$F];[P008_stim.$A22])=1;[P008_stim.C22];&quot;&quot;)" office:value-type="string" office:string-value="F" calcext:value-type="string">
            <text:p>F</text:p>
          </table:table-cell>
          <table:table-cell/>
          <table:table-cell table:formula="of:=VLOOKUP([.$A23];[$P008_stim.$F:.$Z];[.E$1];0)" office:value-type="string" office:string-value="4.1" calcext:value-type="string">
            <text:p>4.1</text:p>
          </table:table-cell>
          <table:table-cell table:formula="of:=VLOOKUP([.$A23];[$P008_stim.$F:.$Z];[.F$1];0)" office:value-type="string" office:string-value="F" calcext:value-type="string">
            <text:p>F</text:p>
          </table:table-cell>
          <table:table-cell table:formula="of:=VLOOKUP([.$A23];[$P008_stim.$F:.$Z];[.G$1];0)" office:value-type="string" office:string-value="32.66666666666663" calcext:value-type="string">
            <text:p>32.66666666666663</text:p>
          </table:table-cell>
          <table:table-cell table:formula="of:=VLOOKUP([.$A23];[$P008_stim.$F:.$Z];[.H$1];0)" office:value-type="string" office:string-value="47.78666666666663" calcext:value-type="string">
            <text:p>47.78666666666663</text:p>
          </table:table-cell>
          <table:table-cell table:formula="of:=VLOOKUP([.$A23];[$P008_stim.$F:.$Z];[.I$1];0)" office:value-type="float" office:value="148" calcext:value-type="float">
            <text:p>148</text:p>
          </table:table-cell>
          <table:table-cell table:formula="of:=VLOOKUP([.$A23];[$P008_stim.$F:.$Z];[.J$1];0)" office:value-type="float" office:value="52" calcext:value-type="float">
            <text:p>52</text:p>
          </table:table-cell>
          <table:table-cell table:formula="of:=VLOOKUP([.$A23];[$P008_stim.$F:.$Z];[.K$1];0)" office:value-type="string" office:string-value="12.866666666666674" calcext:value-type="string">
            <text:p>12.866666666666674</text:p>
          </table:table-cell>
          <table:table-cell table:formula="of:=VLOOKUP([.$A23];[$P008_stim.$F:.$Z];[.L$1];0)" office:value-type="string" office:string-value="-115.10518518518518" calcext:value-type="string">
            <text:p>-115.10518518518518</text:p>
          </table:table-cell>
          <table:table-cell table:formula="of:=VLOOKUP([.$A23];[$P008_stim.$F:.$Z];[.M$1];0)" office:value-type="float" office:value="240" calcext:value-type="float">
            <text:p>240</text:p>
          </table:table-cell>
          <table:table-cell table:formula="of:=VLOOKUP([.$A23];[$P008_stim.$F:.$Z];[.N$1];0)" office:value-type="float" office:value="34" calcext:value-type="float">
            <text:p>34</text:p>
          </table:table-cell>
          <table:table-cell table:formula="of:=VLOOKUP([.$A23];[$P008_stim.$F:.$Z];[.O$1];0)" office:value-type="string" office:string-value="21.866666666666674" calcext:value-type="string">
            <text:p>21.866666666666674</text:p>
          </table:table-cell>
          <table:table-cell table:formula="of:=VLOOKUP([.$A23];[$P008_stim.$F:.$Z];[.P$1];0)" office:value-type="string" office:string-value="-35.55555555555554" calcext:value-type="string">
            <text:p>-35.55555555555554</text:p>
          </table:table-cell>
          <table:table-cell table:formula="of:=VLOOKUP([.$A23];[$P008_stim.$F:.$Z];[.Q$1];0)" office:value-type="float" office:value="138" calcext:value-type="float">
            <text:p>138</text:p>
          </table:table-cell>
          <table:table-cell table:formula="of:=VLOOKUP([.$A23];[$P008_stim.$F:.$Z];[.R$1];0)" office:value-type="float" office:value="32" calcext:value-type="float">
            <text:p>32</text:p>
          </table:table-cell>
          <table:table-cell table:formula="of:=VLOOKUP([.$A23];[$P008_stim.$F:.$Z];[.S$1];0)" office:value-type="string" office:string-value="51.5333333333333" calcext:value-type="string">
            <text:p>51.5333333333333</text:p>
          </table:table-cell>
          <table:table-cell table:formula="of:=VLOOKUP([.$A23];[$P008_stim.$F:.$Z];[.T$1];0)" office:value-type="string" office:string-value="-6.162962962962979" calcext:value-type="string">
            <text:p>-6.162962962962979</text:p>
          </table:table-cell>
          <table:table-cell table:formula="of:=VLOOKUP([.$A23];[$P008_stim.$F:.$Z];[.U$1];0)" office:value-type="float" office:value="562" calcext:value-type="float">
            <text:p>562</text:p>
          </table:table-cell>
          <table:table-cell table:formula="of:=VLOOKUP([.$A23];[$P008_stim.$F:.$Z];[.V$1];0)" office:value-type="float" office:value="40" calcext:value-type="float">
            <text:p>40</text:p>
          </table:table-cell>
          <table:table-cell table:formula="of:=VLOOKUP([.$A23];[$P008_stim.$F:.$Z];[.W$1];0)" office:value-type="string" office:string-value="16.866666666666674" calcext:value-type="string">
            <text:p>16.866666666666674</text:p>
          </table:table-cell>
          <table:table-cell table:formula="of:=VLOOKUP([.$A23];[$P008_stim.$F:.$Z];[.X$1];0)" office:value-type="string" office:string-value="-111.31259259259258" calcext:value-type="string">
            <text:p>-111.31259259259258</text:p>
          </table:table-cell>
          <table:table-cell table:formula="of:=VLOOKUP([.$A23];[$P008_stim.$F:.$Z];[.Y$1];0)" office:value-type="float" office:value="224" calcext:value-type="float">
            <text:p>224</text:p>
          </table:table-cell>
        </table:table-row>
        <table:table-row table:style-name="ro1">
          <table:table-cell table:formula="of:=IF(COUNTIF([P008_stim.$F:.$F];[P008_stim.$A23])=1;[P008_stim.A23];&quot;&quot;)" office:value-type="string" office:string-value="4.2" calcext:value-type="string">
            <text:p>4.2</text:p>
          </table:table-cell>
          <table:table-cell table:formula="of:=IF(COUNTIF([P008_stim.$F:.$F];[P008_stim.$A23])=1;[P008_stim.B23];&quot;&quot;)" office:value-type="string" office:string-value="H38" calcext:value-type="string">
            <text:p>H38</text:p>
          </table:table-cell>
          <table:table-cell table:formula="of:=IF(COUNTIF([P008_stim.$F:.$F];[P008_stim.$A23])=1;[P008_stim.C23];&quot;&quot;)" office:value-type="string" office:string-value="H" calcext:value-type="string">
            <text:p>H</text:p>
          </table:table-cell>
          <table:table-cell/>
          <table:table-cell table:formula="of:=VLOOKUP([.$A24];[$P008_stim.$F:.$Z];[.E$1];0)" office:value-type="string" office:string-value="4.2" calcext:value-type="string">
            <text:p>4.2</text:p>
          </table:table-cell>
          <table:table-cell table:formula="of:=VLOOKUP([.$A24];[$P008_stim.$F:.$Z];[.F$1];0)" office:value-type="string" office:string-value="H" calcext:value-type="string">
            <text:p>H</text:p>
          </table:table-cell>
          <table:table-cell table:formula="of:=VLOOKUP([.$A24];[$P008_stim.$F:.$Z];[.G$1];0)" office:value-type="string" office:string-value="-54.66666666666663" calcext:value-type="string">
            <text:p>-54.66666666666663</text:p>
          </table:table-cell>
          <table:table-cell table:formula="of:=VLOOKUP([.$A24];[$P008_stim.$F:.$Z];[.H$1];0)" office:value-type="string" office:string-value="27.780740740740725" calcext:value-type="string">
            <text:p>27.780740740740725</text:p>
          </table:table-cell>
          <table:table-cell table:formula="of:=VLOOKUP([.$A24];[$P008_stim.$F:.$Z];[.I$1];0)" office:value-type="float" office:value="152" calcext:value-type="float">
            <text:p>152</text:p>
          </table:table-cell>
          <table:table-cell table:formula="of:=VLOOKUP([.$A24];[$P008_stim.$F:.$Z];[.J$1];0)" office:value-type="float" office:value="42" calcext:value-type="float">
            <text:p>42</text:p>
          </table:table-cell>
          <table:table-cell table:formula="of:=VLOOKUP([.$A24];[$P008_stim.$F:.$Z];[.K$1];0)" office:value-type="string" office:string-value="62.73333333333335" calcext:value-type="string">
            <text:p>62.73333333333335</text:p>
          </table:table-cell>
          <table:table-cell table:formula="of:=VLOOKUP([.$A24];[$P008_stim.$F:.$Z];[.L$1];0)" office:value-type="string" office:string-value="113.96740740740745" calcext:value-type="string">
            <text:p>113.96740740740745</text:p>
          </table:table-cell>
          <table:table-cell table:formula="of:=VLOOKUP([.$A24];[$P008_stim.$F:.$Z];[.M$1];0)" office:value-type="float" office:value="324" calcext:value-type="float">
            <text:p>324</text:p>
          </table:table-cell>
          <table:table-cell table:formula="of:=VLOOKUP([.$A24];[$P008_stim.$F:.$Z];[.N$1];0)" office:value-type="float" office:value="24" calcext:value-type="float">
            <text:p>24</text:p>
          </table:table-cell>
          <table:table-cell table:formula="of:=VLOOKUP([.$A24];[$P008_stim.$F:.$Z];[.O$1];0)" office:value-type="string" office:string-value="89.5333333333333" calcext:value-type="string">
            <text:p>89.5333333333333</text:p>
          </table:table-cell>
          <table:table-cell table:formula="of:=VLOOKUP([.$A24];[$P008_stim.$F:.$Z];[.P$1];0)" office:value-type="string" office:string-value="159.762962962963" calcext:value-type="string">
            <text:p>159.762962962963</text:p>
          </table:table-cell>
          <table:table-cell table:formula="of:=VLOOKUP([.$A24];[$P008_stim.$F:.$Z];[.Q$1];0)" office:value-type="float" office:value="502" calcext:value-type="float">
            <text:p>502</text:p>
          </table:table-cell>
          <table:table-cell table:formula="of:=VLOOKUP([.$A24];[$P008_stim.$F:.$Z];[.R$1];0)" office:value-type="float" office:value="46" calcext:value-type="float">
            <text:p>46</text:p>
          </table:table-cell>
          <table:table-cell table:formula="of:=VLOOKUP([.$A24];[$P008_stim.$F:.$Z];[.S$1];0)" office:value-type="string" office:string-value="101.86666666666667" calcext:value-type="string">
            <text:p>101.86666666666667</text:p>
          </table:table-cell>
          <table:table-cell table:formula="of:=VLOOKUP([.$A24];[$P008_stim.$F:.$Z];[.T$1];0)" office:value-type="string" office:string-value="-63.810370370370265" calcext:value-type="string">
            <text:p>-63.810370370370265</text:p>
          </table:table-cell>
          <table:table-cell table:formula="of:=VLOOKUP([.$A24];[$P008_stim.$F:.$Z];[.U$1];0)" office:value-type="float" office:value="194" calcext:value-type="float">
            <text:p>194</text:p>
          </table:table-cell>
          <table:table-cell table:formula="of:=VLOOKUP([.$A24];[$P008_stim.$F:.$Z];[.V$1];0)" office:value-type="float" office:value="18" calcext:value-type="float">
            <text:p>18</text:p>
          </table:table-cell>
          <table:table-cell table:formula="of:=VLOOKUP([.$A24];[$P008_stim.$F:.$Z];[.W$1];0)" office:value-type="string" office:string-value="91.06666666666672" calcext:value-type="string">
            <text:p>91.06666666666672</text:p>
          </table:table-cell>
          <table:table-cell table:formula="of:=VLOOKUP([.$A24];[$P008_stim.$F:.$Z];[.X$1];0)" office:value-type="string" office:string-value="-53.28592592592594" calcext:value-type="string">
            <text:p>-53.28592592592594</text:p>
          </table:table-cell>
          <table:table-cell table:formula="of:=VLOOKUP([.$A24];[$P008_stim.$F:.$Z];[.Y$1];0)" office:value-type="float" office:value="386" calcext:value-type="float">
            <text:p>386</text:p>
          </table:table-cell>
        </table:table-row>
        <table:table-row table:style-name="ro1">
          <table:table-cell table:formula="of:=IF(COUNTIF([P008_stim.$F:.$F];[P008_stim.$A24])=1;[P008_stim.A24];&quot;&quot;)" office:value-type="string" office:string-value="4.3" calcext:value-type="string">
            <text:p>4.3</text:p>
          </table:table-cell>
          <table:table-cell table:formula="of:=IF(COUNTIF([P008_stim.$F:.$F];[P008_stim.$A24])=1;[P008_stim.B24];&quot;&quot;)" office:value-type="string" office:string-value="L35" calcext:value-type="string">
            <text:p>L35</text:p>
          </table:table-cell>
          <table:table-cell table:formula="of:=IF(COUNTIF([P008_stim.$F:.$F];[P008_stim.$A24])=1;[P008_stim.C24];&quot;&quot;)" office:value-type="string" office:string-value="L" calcext:value-type="string">
            <text:p>L</text:p>
          </table:table-cell>
          <table:table-cell/>
          <table:table-cell table:formula="of:=VLOOKUP([.$A25];[$P008_stim.$F:.$Z];[.E$1];0)" office:value-type="string" office:string-value="4.3" calcext:value-type="string">
            <text:p>4.3</text:p>
          </table:table-cell>
          <table:table-cell table:formula="of:=VLOOKUP([.$A25];[$P008_stim.$F:.$Z];[.F$1];0)" office:value-type="string" office:string-value="L" calcext:value-type="string">
            <text:p>L</text:p>
          </table:table-cell>
          <table:table-cell table:formula="of:=VLOOKUP([.$A25];[$P008_stim.$F:.$Z];[.G$1];0)" office:value-type="string" office:string-value="13.799999999999955" calcext:value-type="string">
            <text:p>13.799999999999955</text:p>
          </table:table-cell>
          <table:table-cell table:formula="of:=VLOOKUP([.$A25];[$P008_stim.$F:.$Z];[.H$1];0)" office:value-type="string" office:string-value="-51.86370370370372" calcext:value-type="string">
            <text:p>-51.86370370370372</text:p>
          </table:table-cell>
          <table:table-cell table:formula="of:=VLOOKUP([.$A25];[$P008_stim.$F:.$Z];[.I$1];0)" office:value-type="float" office:value="288" calcext:value-type="float">
            <text:p>288</text:p>
          </table:table-cell>
          <table:table-cell table:formula="of:=VLOOKUP([.$A25];[$P008_stim.$F:.$Z];[.J$1];0)" office:value-type="float" office:value="32" calcext:value-type="float">
            <text:p>32</text:p>
          </table:table-cell>
          <table:table-cell table:formula="of:=VLOOKUP([.$A25];[$P008_stim.$F:.$Z];[.K$1];0)" office:value-type="string" office:string-value="4.0" calcext:value-type="string">
            <text:p>4.0</text:p>
          </table:table-cell>
          <table:table-cell table:formula="of:=VLOOKUP([.$A25];[$P008_stim.$F:.$Z];[.L$1];0)" office:value-type="string" office:string-value="101.73629629629625" calcext:value-type="string">
            <text:p>101.73629629629625</text:p>
          </table:table-cell>
          <table:table-cell table:formula="of:=VLOOKUP([.$A25];[$P008_stim.$F:.$Z];[.M$1];0)" office:value-type="float" office:value="224" calcext:value-type="float">
            <text:p>224</text:p>
          </table:table-cell>
          <table:table-cell table:formula="of:=VLOOKUP([.$A25];[$P008_stim.$F:.$Z];[.N$1];0)" office:value-type="float" office:value="26" calcext:value-type="float">
            <text:p>26</text:p>
          </table:table-cell>
          <table:table-cell table:formula="of:=VLOOKUP([.$A25];[$P008_stim.$F:.$Z];[.O$1];0)" office:value-type="string" office:string-value="-5.06666666666672" calcext:value-type="string">
            <text:p>-5.06666666666672</text:p>
          </table:table-cell>
          <table:table-cell table:formula="of:=VLOOKUP([.$A25];[$P008_stim.$F:.$Z];[.P$1];0)" office:value-type="string" office:string-value="174.26962962962955" calcext:value-type="string">
            <text:p>174.26962962962955</text:p>
          </table:table-cell>
          <table:table-cell table:formula="of:=VLOOKUP([.$A25];[$P008_stim.$F:.$Z];[.Q$1];0)" office:value-type="float" office:value="332" calcext:value-type="float">
            <text:p>332</text:p>
          </table:table-cell>
          <table:table-cell table:formula="of:=VLOOKUP([.$A25];[$P008_stim.$F:.$Z];[.R$1];0)" office:value-type="float" office:value="34" calcext:value-type="float">
            <text:p>34</text:p>
          </table:table-cell>
          <table:table-cell table:formula="of:=VLOOKUP([.$A25];[$P008_stim.$F:.$Z];[.S$1];0)" office:value-type="string" office:string-value="109.20000000000005" calcext:value-type="string">
            <text:p>109.20000000000005</text:p>
          </table:table-cell>
          <table:table-cell table:formula="of:=VLOOKUP([.$A25];[$P008_stim.$F:.$Z];[.T$1];0)" office:value-type="string" office:string-value="35.83999999999992" calcext:value-type="string">
            <text:p>35.83999999999992</text:p>
          </table:table-cell>
          <table:table-cell table:formula="of:=VLOOKUP([.$A25];[$P008_stim.$F:.$Z];[.U$1];0)" office:value-type="float" office:value="328" calcext:value-type="float">
            <text:p>328</text:p>
          </table:table-cell>
          <table:table-cell table:formula="of:=VLOOKUP([.$A25];[$P008_stim.$F:.$Z];[.V$1];0)" office:value-type="float" office:value="26" calcext:value-type="float">
            <text:p>26</text:p>
          </table:table-cell>
          <table:table-cell table:formula="of:=VLOOKUP([.$A25];[$P008_stim.$F:.$Z];[.W$1];0)" office:value-type="string" office:string-value="154.93333333333328" calcext:value-type="string">
            <text:p>154.93333333333328</text:p>
          </table:table-cell>
          <table:table-cell table:formula="of:=VLOOKUP([.$A25];[$P008_stim.$F:.$Z];[.X$1];0)" office:value-type="string" office:string-value="10.42962962962963" calcext:value-type="string">
            <text:p>10.42962962962963</text:p>
          </table:table-cell>
          <table:table-cell table:formula="of:=VLOOKUP([.$A25];[$P008_stim.$F:.$Z];[.Y$1];0)" office:value-type="float" office:value="204" calcext:value-type="float">
            <text:p>204</text:p>
          </table:table-cell>
        </table:table-row>
        <table:table-row table:style-name="ro1">
          <table:table-cell table:formula="of:=IF(COUNTIF([P008_stim.$F:.$F];[P008_stim.$A25])=1;[P008_stim.A25];&quot;&quot;)" office:value-type="string" office:string-value="4.4" calcext:value-type="string">
            <text:p>4.4</text:p>
          </table:table-cell>
          <table:table-cell table:formula="of:=IF(COUNTIF([P008_stim.$F:.$F];[P008_stim.$A25])=1;[P008_stim.B25];&quot;&quot;)" office:value-type="string" office:string-value="H25" calcext:value-type="string">
            <text:p>H25</text:p>
          </table:table-cell>
          <table:table-cell table:formula="of:=IF(COUNTIF([P008_stim.$F:.$F];[P008_stim.$A25])=1;[P008_stim.C25];&quot;&quot;)" office:value-type="string" office:string-value="H" calcext:value-type="string">
            <text:p>H</text:p>
          </table:table-cell>
          <table:table-cell/>
          <table:table-cell table:formula="of:=VLOOKUP([.$A26];[$P008_stim.$F:.$Z];[.E$1];0)" office:value-type="string" office:string-value="4.4" calcext:value-type="string">
            <text:p>4.4</text:p>
          </table:table-cell>
          <table:table-cell table:formula="of:=VLOOKUP([.$A26];[$P008_stim.$F:.$Z];[.F$1];0)" office:value-type="string" office:string-value="H" calcext:value-type="string">
            <text:p>H</text:p>
          </table:table-cell>
          <table:table-cell table:formula="of:=VLOOKUP([.$A26];[$P008_stim.$F:.$Z];[.G$1];0)" office:value-type="string" office:string-value="58.0" calcext:value-type="string">
            <text:p>58.0</text:p>
          </table:table-cell>
          <table:table-cell table:formula="of:=VLOOKUP([.$A26];[$P008_stim.$F:.$Z];[.H$1];0)" office:value-type="string" office:string-value="-38.68444444444435" calcext:value-type="string">
            <text:p>-38.68444444444435</text:p>
          </table:table-cell>
          <table:table-cell table:formula="of:=VLOOKUP([.$A26];[$P008_stim.$F:.$Z];[.I$1];0)" office:value-type="float" office:value="186" calcext:value-type="float">
            <text:p>186</text:p>
          </table:table-cell>
          <table:table-cell table:formula="of:=VLOOKUP([.$A26];[$P008_stim.$F:.$Z];[.J$1];0)" office:value-type="float" office:value="34" calcext:value-type="float">
            <text:p>34</text:p>
          </table:table-cell>
          <table:table-cell table:formula="of:=VLOOKUP([.$A26];[$P008_stim.$F:.$Z];[.K$1];0)" office:value-type="string" office:string-value="6.666666666666629" calcext:value-type="string">
            <text:p>6.666666666666629</text:p>
          </table:table-cell>
          <table:table-cell table:formula="of:=VLOOKUP([.$A26];[$P008_stim.$F:.$Z];[.L$1];0)" office:value-type="string" office:string-value="-25.600000000000023" calcext:value-type="string">
            <text:p>-25.600000000000023</text:p>
          </table:table-cell>
          <table:table-cell table:formula="of:=VLOOKUP([.$A26];[$P008_stim.$F:.$Z];[.M$1];0)" office:value-type="float" office:value="142" calcext:value-type="float">
            <text:p>142</text:p>
          </table:table-cell>
          <table:table-cell table:formula="of:=VLOOKUP([.$A26];[$P008_stim.$F:.$Z];[.N$1];0)" office:value-type="float" office:value="26" calcext:value-type="float">
            <text:p>26</text:p>
          </table:table-cell>
          <table:table-cell table:formula="of:=VLOOKUP([.$A26];[$P008_stim.$F:.$Z];[.O$1];0)" office:value-type="string" office:string-value="-18.799999999999955" calcext:value-type="string">
            <text:p>-18.799999999999955</text:p>
          </table:table-cell>
          <table:table-cell table:formula="of:=VLOOKUP([.$A26];[$P008_stim.$F:.$Z];[.P$1];0)" office:value-type="string" office:string-value="52.811851851851884" calcext:value-type="string">
            <text:p>52.811851851851884</text:p>
          </table:table-cell>
          <table:table-cell table:formula="of:=VLOOKUP([.$A26];[$P008_stim.$F:.$Z];[.Q$1];0)" office:value-type="float" office:value="208" calcext:value-type="float">
            <text:p>208</text:p>
          </table:table-cell>
          <table:table-cell table:formula="of:=VLOOKUP([.$A26];[$P008_stim.$F:.$Z];[.R$1];0)" office:value-type="float" office:value="36" calcext:value-type="float">
            <text:p>36</text:p>
          </table:table-cell>
          <table:table-cell table:formula="of:=VLOOKUP([.$A26];[$P008_stim.$F:.$Z];[.S$1];0)" office:value-type="string" office:string-value="51.200000000000045" calcext:value-type="string">
            <text:p>51.200000000000045</text:p>
          </table:table-cell>
          <table:table-cell table:formula="of:=VLOOKUP([.$A26];[$P008_stim.$F:.$Z];[.T$1];0)" office:value-type="string" office:string-value="41.24444444444441" calcext:value-type="string">
            <text:p>41.24444444444441</text:p>
          </table:table-cell>
          <table:table-cell table:formula="of:=VLOOKUP([.$A26];[$P008_stim.$F:.$Z];[.U$1];0)" office:value-type="float" office:value="408" calcext:value-type="float">
            <text:p>408</text:p>
          </table:table-cell>
          <table:table-cell table:formula="of:=VLOOKUP([.$A26];[$P008_stim.$F:.$Z];[.V$1];0)" office:value-type="float" office:value="44" calcext:value-type="float">
            <text:p>44</text:p>
          </table:table-cell>
          <table:table-cell table:formula="of:=VLOOKUP([.$A26];[$P008_stim.$F:.$Z];[.W$1];0)" office:value-type="string" office:string-value="-31.133333333333326" calcext:value-type="string">
            <text:p>-31.133333333333326</text:p>
          </table:table-cell>
          <table:table-cell table:formula="of:=VLOOKUP([.$A26];[$P008_stim.$F:.$Z];[.X$1];0)" office:value-type="string" office:string-value="-65.80148148148146" calcext:value-type="string">
            <text:p>-65.80148148148146</text:p>
          </table:table-cell>
          <table:table-cell table:formula="of:=VLOOKUP([.$A26];[$P008_stim.$F:.$Z];[.Y$1];0)" office:value-type="float" office:value="380" calcext:value-type="float">
            <text:p>380</text:p>
          </table:table-cell>
        </table:table-row>
        <table:table-row table:style-name="ro1">
          <table:table-cell table:formula="of:=IF(COUNTIF([P008_stim.$F:.$F];[P008_stim.$A26])=1;[P008_stim.A26];&quot;&quot;)" office:value-type="string" office:string-value="5.0" calcext:value-type="string">
            <text:p>5.0</text:p>
          </table:table-cell>
          <table:table-cell table:formula="of:=IF(COUNTIF([P008_stim.$F:.$F];[P008_stim.$A26])=1;[P008_stim.B26];&quot;&quot;)" office:value-type="string" office:string-value="M10NE" calcext:value-type="string">
            <text:p>M10NE</text:p>
          </table:table-cell>
          <table:table-cell table:formula="of:=IF(COUNTIF([P008_stim.$F:.$F];[P008_stim.$A26])=1;[P008_stim.C26];&quot;&quot;)" office:value-type="string" office:string-value="F" calcext:value-type="string">
            <text:p>F</text:p>
          </table:table-cell>
          <table:table-cell/>
          <table:table-cell table:formula="of:=VLOOKUP([.$A27];[$P008_stim.$F:.$Z];[.E$1];0)" office:value-type="string" office:string-value="5.0" calcext:value-type="string">
            <text:p>5.0</text:p>
          </table:table-cell>
          <table:table-cell table:formula="of:=VLOOKUP([.$A27];[$P008_stim.$F:.$Z];[.F$1];0)" office:value-type="string" office:string-value="F" calcext:value-type="string">
            <text:p>F</text:p>
          </table:table-cell>
          <table:table-cell table:formula="of:=VLOOKUP([.$A27];[$P008_stim.$F:.$Z];[.G$1];0)" office:value-type="string" office:string-value="7.333333333333371" calcext:value-type="string">
            <text:p>7.333333333333371</text:p>
          </table:table-cell>
          <table:table-cell table:formula="of:=VLOOKUP([.$A27];[$P008_stim.$F:.$Z];[.H$1];0)" office:value-type="string" office:string-value="4.07703703703703" calcext:value-type="string">
            <text:p>4.07703703703703</text:p>
          </table:table-cell>
          <table:table-cell table:formula="of:=VLOOKUP([.$A27];[$P008_stim.$F:.$Z];[.I$1];0)" office:value-type="float" office:value="148" calcext:value-type="float">
            <text:p>148</text:p>
          </table:table-cell>
          <table:table-cell table:formula="of:=VLOOKUP([.$A27];[$P008_stim.$F:.$Z];[.J$1];0)" office:value-type="float" office:value="40" calcext:value-type="float">
            <text:p>40</text:p>
          </table:table-cell>
          <table:table-cell table:formula="of:=VLOOKUP([.$A27];[$P008_stim.$F:.$Z];[.K$1];0)" office:value-type="string" office:string-value="26.799999999999955" calcext:value-type="string">
            <text:p>26.799999999999955</text:p>
          </table:table-cell>
          <table:table-cell table:formula="of:=VLOOKUP([.$A27];[$P008_stim.$F:.$Z];[.L$1];0)" office:value-type="string" office:string-value="-93.7718518518518" calcext:value-type="string">
            <text:p>-93.7718518518518</text:p>
          </table:table-cell>
          <table:table-cell table:formula="of:=VLOOKUP([.$A27];[$P008_stim.$F:.$Z];[.M$1];0)" office:value-type="float" office:value="134" calcext:value-type="float">
            <text:p>134</text:p>
          </table:table-cell>
          <table:table-cell table:formula="of:=VLOOKUP([.$A27];[$P008_stim.$F:.$Z];[.N$1];0)" office:value-type="float" office:value="28" calcext:value-type="float">
            <text:p>28</text:p>
          </table:table-cell>
          <table:table-cell table:formula="of:=VLOOKUP([.$A27];[$P008_stim.$F:.$Z];[.O$1];0)" office:value-type="string" office:string-value="50.60000000000002" calcext:value-type="string">
            <text:p>50.60000000000002</text:p>
          </table:table-cell>
          <table:table-cell table:formula="of:=VLOOKUP([.$A27];[$P008_stim.$F:.$Z];[.P$1];0)" office:value-type="string" office:string-value="-17.730370370370395" calcext:value-type="string">
            <text:p>-17.730370370370395</text:p>
          </table:table-cell>
          <table:table-cell table:formula="of:=VLOOKUP([.$A27];[$P008_stim.$F:.$Z];[.Q$1];0)" office:value-type="float" office:value="390" calcext:value-type="float">
            <text:p>390</text:p>
          </table:table-cell>
          <table:table-cell table:formula="of:=VLOOKUP([.$A27];[$P008_stim.$F:.$Z];[.R$1];0)" office:value-type="float" office:value="30" calcext:value-type="float">
            <text:p>30</text:p>
          </table:table-cell>
          <table:table-cell table:formula="of:=VLOOKUP([.$A27];[$P008_stim.$F:.$Z];[.S$1];0)" office:value-type="string" office:string-value="25.200000000000045" calcext:value-type="string">
            <text:p>25.200000000000045</text:p>
          </table:table-cell>
          <table:table-cell table:formula="of:=VLOOKUP([.$A27];[$P008_stim.$F:.$Z];[.T$1];0)" office:value-type="string" office:string-value="-67.60296296296286" calcext:value-type="string">
            <text:p>-67.60296296296286</text:p>
          </table:table-cell>
          <table:table-cell table:formula="of:=VLOOKUP([.$A27];[$P008_stim.$F:.$Z];[.U$1];0)" office:value-type="float" office:value="406" calcext:value-type="float">
            <text:p>406</text:p>
          </table:table-cell>
          <table:table-cell table:formula="of:=VLOOKUP([.$A27];[$P008_stim.$F:.$Z];[.V$1];0)" office:value-type="float" office:value="32" calcext:value-type="float">
            <text:p>32</text:p>
          </table:table-cell>
          <table:table-cell table:formula="of:=VLOOKUP([.$A27];[$P008_stim.$F:.$Z];[.W$1];0)" office:value-type="string" office:string-value="15.133333333333326" calcext:value-type="string">
            <text:p>15.133333333333326</text:p>
          </table:table-cell>
          <table:table-cell table:formula="of:=VLOOKUP([.$A27];[$P008_stim.$F:.$Z];[.X$1];0)" office:value-type="string" office:string-value="-124.39703703703702" calcext:value-type="string">
            <text:p>-124.39703703703702</text:p>
          </table:table-cell>
          <table:table-cell table:formula="of:=VLOOKUP([.$A27];[$P008_stim.$F:.$Z];[.Y$1];0)" office:value-type="float" office:value="576" calcext:value-type="float">
            <text:p>576</text:p>
          </table:table-cell>
        </table:table-row>
        <table:table-row table:style-name="ro1">
          <table:table-cell table:formula="of:=IF(COUNTIF([P008_stim.$F:.$F];[P008_stim.$A27])=1;[P008_stim.A27];&quot;&quot;)" office:value-type="string" office:string-value="5.1" calcext:value-type="string">
            <text:p>5.1</text:p>
          </table:table-cell>
          <table:table-cell table:formula="of:=IF(COUNTIF([P008_stim.$F:.$F];[P008_stim.$A27])=1;[P008_stim.B27];&quot;&quot;)" office:value-type="string" office:string-value="L24" calcext:value-type="string">
            <text:p>L24</text:p>
          </table:table-cell>
          <table:table-cell table:formula="of:=IF(COUNTIF([P008_stim.$F:.$F];[P008_stim.$A27])=1;[P008_stim.C27];&quot;&quot;)" office:value-type="string" office:string-value="L" calcext:value-type="string">
            <text:p>L</text:p>
          </table:table-cell>
          <table:table-cell/>
          <table:table-cell table:formula="of:=VLOOKUP([.$A28];[$P008_stim.$F:.$Z];[.E$1];0)" office:value-type="string" office:string-value="5.1" calcext:value-type="string">
            <text:p>5.1</text:p>
          </table:table-cell>
          <table:table-cell table:formula="of:=VLOOKUP([.$A28];[$P008_stim.$F:.$Z];[.F$1];0)" office:value-type="string" office:string-value="L" calcext:value-type="string">
            <text:p>L</text:p>
          </table:table-cell>
          <table:table-cell table:formula="of:=VLOOKUP([.$A28];[$P008_stim.$F:.$Z];[.G$1];0)" office:value-type="string" office:string-value="35.66666666666663" calcext:value-type="string">
            <text:p>35.66666666666663</text:p>
          </table:table-cell>
          <table:table-cell table:formula="of:=VLOOKUP([.$A28];[$P008_stim.$F:.$Z];[.H$1];0)" office:value-type="string" office:string-value="21.048888888888882" calcext:value-type="string">
            <text:p>21.048888888888882</text:p>
          </table:table-cell>
          <table:table-cell table:formula="of:=VLOOKUP([.$A28];[$P008_stim.$F:.$Z];[.I$1];0)" office:value-type="float" office:value="224" calcext:value-type="float">
            <text:p>224</text:p>
          </table:table-cell>
          <table:table-cell table:formula="of:=VLOOKUP([.$A28];[$P008_stim.$F:.$Z];[.J$1];0)" office:value-type="float" office:value="26" calcext:value-type="float">
            <text:p>26</text:p>
          </table:table-cell>
          <table:table-cell table:formula="of:=VLOOKUP([.$A28];[$P008_stim.$F:.$Z];[.K$1];0)" office:value-type="string" office:string-value="19.73333333333335" calcext:value-type="string">
            <text:p>19.73333333333335</text:p>
          </table:table-cell>
          <table:table-cell table:formula="of:=VLOOKUP([.$A28];[$P008_stim.$F:.$Z];[.L$1];0)" office:value-type="string" office:string-value="129.2325925925926" calcext:value-type="string">
            <text:p>129.2325925925926</text:p>
          </table:table-cell>
          <table:table-cell table:formula="of:=VLOOKUP([.$A28];[$P008_stim.$F:.$Z];[.M$1];0)" office:value-type="float" office:value="176" calcext:value-type="float">
            <text:p>176</text:p>
          </table:table-cell>
          <table:table-cell table:formula="of:=VLOOKUP([.$A28];[$P008_stim.$F:.$Z];[.N$1];0)" office:value-type="float" office:value="24" calcext:value-type="float">
            <text:p>24</text:p>
          </table:table-cell>
          <table:table-cell table:formula="of:=VLOOKUP([.$A28];[$P008_stim.$F:.$Z];[.O$1];0)" office:value-type="string" office:string-value="19.533333333333303" calcext:value-type="string">
            <text:p>19.533333333333303</text:p>
          </table:table-cell>
          <table:table-cell table:formula="of:=VLOOKUP([.$A28];[$P008_stim.$F:.$Z];[.P$1];0)" office:value-type="string" office:string-value="189.5348148148148" calcext:value-type="string">
            <text:p>189.5348148148148</text:p>
          </table:table-cell>
          <table:table-cell table:formula="of:=VLOOKUP([.$A28];[$P008_stim.$F:.$Z];[.Q$1];0)" office:value-type="float" office:value="264" calcext:value-type="float">
            <text:p>264</text:p>
          </table:table-cell>
          <table:table-cell table:formula="of:=VLOOKUP([.$A28];[$P008_stim.$F:.$Z];[.R$1];0)" office:value-type="float" office:value="26" calcext:value-type="float">
            <text:p>26</text:p>
          </table:table-cell>
          <table:table-cell table:formula="of:=VLOOKUP([.$A28];[$P008_stim.$F:.$Z];[.S$1];0)" office:value-type="string" office:string-value="17.866666666666674" calcext:value-type="string">
            <text:p>17.866666666666674</text:p>
          </table:table-cell>
          <table:table-cell table:formula="of:=VLOOKUP([.$A28];[$P008_stim.$F:.$Z];[.T$1];0)" office:value-type="string" office:string-value="114.63111111111107" calcext:value-type="string">
            <text:p>114.63111111111107</text:p>
          </table:table-cell>
          <table:table-cell table:formula="of:=VLOOKUP([.$A28];[$P008_stim.$F:.$Z];[.U$1];0)" office:value-type="float" office:value="264" calcext:value-type="float">
            <text:p>264</text:p>
          </table:table-cell>
          <table:table-cell table:formula="of:=VLOOKUP([.$A28];[$P008_stim.$F:.$Z];[.V$1];0)" office:value-type="float" office:value="24" calcext:value-type="float">
            <text:p>24</text:p>
          </table:table-cell>
          <table:table-cell table:formula="of:=VLOOKUP([.$A28];[$P008_stim.$F:.$Z];[.W$1];0)" office:value-type="string" office:string-value="34.5333333333333" calcext:value-type="string">
            <text:p>34.5333333333333</text:p>
          </table:table-cell>
          <table:table-cell table:formula="of:=VLOOKUP([.$A28];[$P008_stim.$F:.$Z];[.X$1];0)" office:value-type="string" office:string-value="77.55851851851844" calcext:value-type="string">
            <text:p>77.55851851851844</text:p>
          </table:table-cell>
          <table:table-cell table:formula="of:=VLOOKUP([.$A28];[$P008_stim.$F:.$Z];[.Y$1];0)" office:value-type="float" office:value="386" calcext:value-type="float">
            <text:p>386</text:p>
          </table:table-cell>
        </table:table-row>
        <table:table-row table:style-name="ro1">
          <table:table-cell table:formula="of:=IF(COUNTIF([P008_stim.$F:.$F];[P008_stim.$A28])=1;[P008_stim.A28];&quot;&quot;)" office:value-type="string" office:string-value="5.2" calcext:value-type="string">
            <text:p>5.2</text:p>
          </table:table-cell>
          <table:table-cell table:formula="of:=IF(COUNTIF([P008_stim.$F:.$F];[P008_stim.$A28])=1;[P008_stim.B28];&quot;&quot;)" office:value-type="string" office:string-value="H37" calcext:value-type="string">
            <text:p>H37</text:p>
          </table:table-cell>
          <table:table-cell table:formula="of:=IF(COUNTIF([P008_stim.$F:.$F];[P008_stim.$A28])=1;[P008_stim.C28];&quot;&quot;)" office:value-type="string" office:string-value="H" calcext:value-type="string">
            <text:p>H</text:p>
          </table:table-cell>
          <table:table-cell/>
          <table:table-cell table:formula="of:=VLOOKUP([.$A29];[$P008_stim.$F:.$Z];[.E$1];0)" office:value-type="string" office:string-value="5.2" calcext:value-type="string">
            <text:p>5.2</text:p>
          </table:table-cell>
          <table:table-cell table:formula="of:=VLOOKUP([.$A29];[$P008_stim.$F:.$Z];[.F$1];0)" office:value-type="string" office:string-value="H" calcext:value-type="string">
            <text:p>H</text:p>
          </table:table-cell>
          <table:table-cell table:formula="of:=VLOOKUP([.$A29];[$P008_stim.$F:.$Z];[.G$1];0)" office:value-type="string" office:string-value="-3.9333333333332803" calcext:value-type="string">
            <text:p>-3.9333333333332803</text:p>
          </table:table-cell>
          <table:table-cell table:formula="of:=VLOOKUP([.$A29];[$P008_stim.$F:.$Z];[.H$1];0)" office:value-type="string" office:string-value="-90.16888888888889" calcext:value-type="string">
            <text:p>-90.16888888888889</text:p>
          </table:table-cell>
          <table:table-cell table:formula="of:=VLOOKUP([.$A29];[$P008_stim.$F:.$Z];[.I$1];0)" office:value-type="float" office:value="198" calcext:value-type="float">
            <text:p>198</text:p>
          </table:table-cell>
          <table:table-cell table:formula="of:=VLOOKUP([.$A29];[$P008_stim.$F:.$Z];[.J$1];0)" office:value-type="float" office:value="30" calcext:value-type="float">
            <text:p>30</text:p>
          </table:table-cell>
          <table:table-cell table:formula="of:=VLOOKUP([.$A29];[$P008_stim.$F:.$Z];[.K$1];0)" office:value-type="string" office:string-value="-37.4666666666667" calcext:value-type="string">
            <text:p>-37.4666666666667</text:p>
          </table:table-cell>
          <table:table-cell table:formula="of:=VLOOKUP([.$A29];[$P008_stim.$F:.$Z];[.L$1];0)" office:value-type="string" office:string-value="-84.57481481481483" calcext:value-type="string">
            <text:p>-84.57481481481483</text:p>
          </table:table-cell>
          <table:table-cell table:formula="of:=VLOOKUP([.$A29];[$P008_stim.$F:.$Z];[.M$1];0)" office:value-type="float" office:value="162" calcext:value-type="float">
            <text:p>162</text:p>
          </table:table-cell>
          <table:table-cell table:formula="of:=VLOOKUP([.$A29];[$P008_stim.$F:.$Z];[.N$1];0)" office:value-type="float" office:value="26" calcext:value-type="float">
            <text:p>26</text:p>
          </table:table-cell>
          <table:table-cell table:formula="of:=VLOOKUP([.$A29];[$P008_stim.$F:.$Z];[.O$1];0)" office:value-type="string" office:string-value="18.93333333333328" calcext:value-type="string">
            <text:p>18.93333333333328</text:p>
          </table:table-cell>
          <table:table-cell table:formula="of:=VLOOKUP([.$A29];[$P008_stim.$F:.$Z];[.P$1];0)" office:value-type="string" office:string-value="-51.95851851851842" calcext:value-type="string">
            <text:p>-51.95851851851842</text:p>
          </table:table-cell>
          <table:table-cell table:formula="of:=VLOOKUP([.$A29];[$P008_stim.$F:.$Z];[.Q$1];0)" office:value-type="float" office:value="332" calcext:value-type="float">
            <text:p>332</text:p>
          </table:table-cell>
          <table:table-cell table:formula="of:=VLOOKUP([.$A29];[$P008_stim.$F:.$Z];[.R$1];0)" office:value-type="float" office:value="40" calcext:value-type="float">
            <text:p>40</text:p>
          </table:table-cell>
          <table:table-cell table:formula="of:=VLOOKUP([.$A29];[$P008_stim.$F:.$Z];[.S$1];0)" office:value-type="string" office:string-value="115.39999999999998" calcext:value-type="string">
            <text:p>115.39999999999998</text:p>
          </table:table-cell>
          <table:table-cell table:formula="of:=VLOOKUP([.$A29];[$P008_stim.$F:.$Z];[.T$1];0)" office:value-type="string" office:string-value="34.133333333333326" calcext:value-type="string">
            <text:p>34.133333333333326</text:p>
          </table:table-cell>
          <table:table-cell table:formula="of:=VLOOKUP([.$A29];[$P008_stim.$F:.$Z];[.U$1];0)" office:value-type="float" office:value="228" calcext:value-type="float">
            <text:p>228</text:p>
          </table:table-cell>
          <table:table-cell table:formula="of:=VLOOKUP([.$A29];[$P008_stim.$F:.$Z];[.V$1];0)" office:value-type="float" office:value="28" calcext:value-type="float">
            <text:p>28</text:p>
          </table:table-cell>
          <table:table-cell table:formula="of:=VLOOKUP([.$A29];[$P008_stim.$F:.$Z];[.W$1];0)" office:value-type="string" office:string-value="128.93333333333328" calcext:value-type="string">
            <text:p>128.93333333333328</text:p>
          </table:table-cell>
          <table:table-cell table:formula="of:=VLOOKUP([.$A29];[$P008_stim.$F:.$Z];[.X$1];0)" office:value-type="string" office:string-value="147.0577777777778" calcext:value-type="string">
            <text:p>147.0577777777778</text:p>
          </table:table-cell>
          <table:table-cell table:formula="of:=VLOOKUP([.$A29];[$P008_stim.$F:.$Z];[.Y$1];0)" office:value-type="float" office:value="320" calcext:value-type="float">
            <text:p>320</text:p>
          </table:table-cell>
        </table:table-row>
        <table:table-row table:style-name="ro1">
          <table:table-cell table:formula="of:=IF(COUNTIF([P008_stim.$F:.$F];[P008_stim.$A29])=1;[P008_stim.A29];&quot;&quot;)" office:value-type="string" office:string-value="5.3" calcext:value-type="string">
            <text:p>5.3</text:p>
          </table:table-cell>
          <table:table-cell table:formula="of:=IF(COUNTIF([P008_stim.$F:.$F];[P008_stim.$A29])=1;[P008_stim.B29];&quot;&quot;)" office:value-type="string" office:string-value="L04" calcext:value-type="string">
            <text:p>L04</text:p>
          </table:table-cell>
          <table:table-cell table:formula="of:=IF(COUNTIF([P008_stim.$F:.$F];[P008_stim.$A29])=1;[P008_stim.C29];&quot;&quot;)" office:value-type="string" office:string-value="L" calcext:value-type="string">
            <text:p>L</text:p>
          </table:table-cell>
          <table:table-cell/>
          <table:table-cell table:formula="of:=VLOOKUP([.$A30];[$P008_stim.$F:.$Z];[.E$1];0)" office:value-type="string" office:string-value="5.3" calcext:value-type="string">
            <text:p>5.3</text:p>
          </table:table-cell>
          <table:table-cell table:formula="of:=VLOOKUP([.$A30];[$P008_stim.$F:.$Z];[.F$1];0)" office:value-type="string" office:string-value="L" calcext:value-type="string">
            <text:p>L</text:p>
          </table:table-cell>
          <table:table-cell table:formula="of:=VLOOKUP([.$A30];[$P008_stim.$F:.$Z];[.G$1];0)" office:value-type="string" office:string-value="83.0" calcext:value-type="string">
            <text:p>83.0</text:p>
          </table:table-cell>
          <table:table-cell table:formula="of:=VLOOKUP([.$A30];[$P008_stim.$F:.$Z];[.H$1];0)" office:value-type="string" office:string-value="-38.39999999999998" calcext:value-type="string">
            <text:p>-38.39999999999998</text:p>
          </table:table-cell>
          <table:table-cell table:formula="of:=VLOOKUP([.$A30];[$P008_stim.$F:.$Z];[.I$1];0)" office:value-type="float" office:value="166" calcext:value-type="float">
            <text:p>166</text:p>
          </table:table-cell>
          <table:table-cell table:formula="of:=VLOOKUP([.$A30];[$P008_stim.$F:.$Z];[.J$1];0)" office:value-type="float" office:value="36" calcext:value-type="float">
            <text:p>36</text:p>
          </table:table-cell>
          <table:table-cell table:formula="of:=VLOOKUP([.$A30];[$P008_stim.$F:.$Z];[.K$1];0)" office:value-type="string" office:string-value="14.866666666666674" calcext:value-type="string">
            <text:p>14.866666666666674</text:p>
          </table:table-cell>
          <table:table-cell table:formula="of:=VLOOKUP([.$A30];[$P008_stim.$F:.$Z];[.L$1];0)" office:value-type="string" office:string-value="-16.1185185185185" calcext:value-type="string">
            <text:p>-16.1185185185185</text:p>
          </table:table-cell>
          <table:table-cell table:formula="of:=VLOOKUP([.$A30];[$P008_stim.$F:.$Z];[.M$1];0)" office:value-type="float" office:value="164" calcext:value-type="float">
            <text:p>164</text:p>
          </table:table-cell>
          <table:table-cell table:formula="of:=VLOOKUP([.$A30];[$P008_stim.$F:.$Z];[.N$1];0)" office:value-type="float" office:value="32" calcext:value-type="float">
            <text:p>32</text:p>
          </table:table-cell>
          <table:table-cell table:formula="of:=VLOOKUP([.$A30];[$P008_stim.$F:.$Z];[.O$1];0)" office:value-type="string" office:string-value="17.26666666666665" calcext:value-type="string">
            <text:p>17.26666666666665</text:p>
          </table:table-cell>
          <table:table-cell table:formula="of:=VLOOKUP([.$A30];[$P008_stim.$F:.$Z];[.P$1];0)" office:value-type="string" office:string-value="92.06518518518521" calcext:value-type="string">
            <text:p>92.06518518518521</text:p>
          </table:table-cell>
          <table:table-cell table:formula="of:=VLOOKUP([.$A30];[$P008_stim.$F:.$Z];[.Q$1];0)" office:value-type="float" office:value="414" calcext:value-type="float">
            <text:p>414</text:p>
          </table:table-cell>
          <table:table-cell table:formula="of:=VLOOKUP([.$A30];[$P008_stim.$F:.$Z];[.R$1];0)" office:value-type="float" office:value="42" calcext:value-type="float">
            <text:p>42</text:p>
          </table:table-cell>
          <table:table-cell table:formula="of:=VLOOKUP([.$A30];[$P008_stim.$F:.$Z];[.S$1];0)" office:value-type="string" office:string-value="31.466666666666697" calcext:value-type="string">
            <text:p>31.466666666666697</text:p>
          </table:table-cell>
          <table:table-cell table:formula="of:=VLOOKUP([.$A30];[$P008_stim.$F:.$Z];[.T$1];0)" office:value-type="string" office:string-value="-34.22814814814819" calcext:value-type="string">
            <text:p>-34.22814814814819</text:p>
          </table:table-cell>
          <table:table-cell table:formula="of:=VLOOKUP([.$A30];[$P008_stim.$F:.$Z];[.U$1];0)" office:value-type="float" office:value="466" calcext:value-type="float">
            <text:p>466</text:p>
          </table:table-cell>
          <table:table-cell table:formula="of:=VLOOKUP([.$A30];[$P008_stim.$F:.$Z];[.V$1];0)" office:value-type="float" office:value="42" calcext:value-type="float">
            <text:p>42</text:p>
          </table:table-cell>
          <table:table-cell table:formula="of:=VLOOKUP([.$A30];[$P008_stim.$F:.$Z];[.W$1];0)" office:value-type="string" office:string-value="7.06666666666672" calcext:value-type="string">
            <text:p>7.06666666666672</text:p>
          </table:table-cell>
          <table:table-cell table:formula="of:=VLOOKUP([.$A30];[$P008_stim.$F:.$Z];[.X$1];0)" office:value-type="string" office:string-value="-156.3496296296296" calcext:value-type="string">
            <text:p>-156.3496296296296</text:p>
          </table:table-cell>
          <table:table-cell table:formula="of:=VLOOKUP([.$A30];[$P008_stim.$F:.$Z];[.Y$1];0)" office:value-type="float" office:value="398" calcext:value-type="float">
            <text:p>398</text:p>
          </table:table-cell>
        </table:table-row>
        <table:table-row table:style-name="ro1">
          <table:table-cell table:formula="of:=IF(COUNTIF([P008_stim.$F:.$F];[P008_stim.$A30])=1;[P008_stim.A30];&quot;&quot;)" office:value-type="string" office:string-value="5.4" calcext:value-type="string">
            <text:p>5.4</text:p>
          </table:table-cell>
          <table:table-cell table:formula="of:=IF(COUNTIF([P008_stim.$F:.$F];[P008_stim.$A30])=1;[P008_stim.B30];&quot;&quot;)" office:value-type="string" office:string-value="M13AN" calcext:value-type="string">
            <text:p>M13AN</text:p>
          </table:table-cell>
          <table:table-cell table:formula="of:=IF(COUNTIF([P008_stim.$F:.$F];[P008_stim.$A30])=1;[P008_stim.C30];&quot;&quot;)" office:value-type="string" office:string-value="F" calcext:value-type="string">
            <text:p>F</text:p>
          </table:table-cell>
          <table:table-cell/>
          <table:table-cell table:formula="of:=VLOOKUP([.$A31];[$P008_stim.$F:.$Z];[.E$1];0)" office:value-type="string" office:string-value="5.4" calcext:value-type="string">
            <text:p>5.4</text:p>
          </table:table-cell>
          <table:table-cell table:formula="of:=VLOOKUP([.$A31];[$P008_stim.$F:.$Z];[.F$1];0)" office:value-type="string" office:string-value="F" calcext:value-type="string">
            <text:p>F</text:p>
          </table:table-cell>
          <table:table-cell table:formula="of:=VLOOKUP([.$A31];[$P008_stim.$F:.$Z];[.G$1];0)" office:value-type="string" office:string-value="11.06666666666672" calcext:value-type="string">
            <text:p>11.06666666666672</text:p>
          </table:table-cell>
          <table:table-cell table:formula="of:=VLOOKUP([.$A31];[$P008_stim.$F:.$Z];[.H$1];0)" office:value-type="string" office:string-value="3.6977777777777874" calcext:value-type="string">
            <text:p>3.6977777777777874</text:p>
          </table:table-cell>
          <table:table-cell table:formula="of:=VLOOKUP([.$A31];[$P008_stim.$F:.$Z];[.I$1];0)" office:value-type="float" office:value="164" calcext:value-type="float">
            <text:p>164</text:p>
          </table:table-cell>
          <table:table-cell table:formula="of:=VLOOKUP([.$A31];[$P008_stim.$F:.$Z];[.J$1];0)" office:value-type="float" office:value="42" calcext:value-type="float">
            <text:p>42</text:p>
          </table:table-cell>
          <table:table-cell table:formula="of:=VLOOKUP([.$A31];[$P008_stim.$F:.$Z];[.K$1];0)" office:value-type="string" office:string-value="12.266666666666652" calcext:value-type="string">
            <text:p>12.266666666666652</text:p>
          </table:table-cell>
          <table:table-cell table:formula="of:=VLOOKUP([.$A31];[$P008_stim.$F:.$Z];[.L$1];0)" office:value-type="string" office:string-value="-138.2399999999999" calcext:value-type="string">
            <text:p>-138.2399999999999</text:p>
          </table:table-cell>
          <table:table-cell table:formula="of:=VLOOKUP([.$A31];[$P008_stim.$F:.$Z];[.M$1];0)" office:value-type="float" office:value="208" calcext:value-type="float">
            <text:p>208</text:p>
          </table:table-cell>
          <table:table-cell table:formula="of:=VLOOKUP([.$A31];[$P008_stim.$F:.$Z];[.N$1];0)" office:value-type="float" office:value="28" calcext:value-type="float">
            <text:p>28</text:p>
          </table:table-cell>
          <table:table-cell table:formula="of:=VLOOKUP([.$A31];[$P008_stim.$F:.$Z];[.O$1];0)" office:value-type="string" office:string-value="13.333333333333371" calcext:value-type="string">
            <text:p>13.333333333333371</text:p>
          </table:table-cell>
          <table:table-cell table:formula="of:=VLOOKUP([.$A31];[$P008_stim.$F:.$Z];[.P$1];0)" office:value-type="string" office:string-value="-41.24444444444447" calcext:value-type="string">
            <text:p>-41.24444444444447</text:p>
          </table:table-cell>
          <table:table-cell table:formula="of:=VLOOKUP([.$A31];[$P008_stim.$F:.$Z];[.Q$1];0)" office:value-type="float" office:value="206" calcext:value-type="float">
            <text:p>206</text:p>
          </table:table-cell>
          <table:table-cell table:formula="of:=VLOOKUP([.$A31];[$P008_stim.$F:.$Z];[.R$1];0)" office:value-type="float" office:value="26" calcext:value-type="float">
            <text:p>26</text:p>
          </table:table-cell>
          <table:table-cell table:formula="of:=VLOOKUP([.$A31];[$P008_stim.$F:.$Z];[.S$1];0)" office:value-type="string" office:string-value="50.33333333333337" calcext:value-type="string">
            <text:p>50.33333333333337</text:p>
          </table:table-cell>
          <table:table-cell table:formula="of:=VLOOKUP([.$A31];[$P008_stim.$F:.$Z];[.T$1];0)" office:value-type="string" office:string-value="-37.64148148148149" calcext:value-type="string">
            <text:p>-37.64148148148149</text:p>
          </table:table-cell>
          <table:table-cell table:formula="of:=VLOOKUP([.$A31];[$P008_stim.$F:.$Z];[.U$1];0)" office:value-type="float" office:value="276" calcext:value-type="float">
            <text:p>276</text:p>
          </table:table-cell>
          <table:table-cell table:formula="of:=VLOOKUP([.$A31];[$P008_stim.$F:.$Z];[.V$1];0)" office:value-type="float" office:value="42" calcext:value-type="float">
            <text:p>42</text:p>
          </table:table-cell>
          <table:table-cell table:formula="of:=VLOOKUP([.$A31];[$P008_stim.$F:.$Z];[.W$1];0)" office:value-type="string" office:string-value="9.333333333333371" calcext:value-type="string">
            <text:p>9.333333333333371</text:p>
          </table:table-cell>
          <table:table-cell table:formula="of:=VLOOKUP([.$A31];[$P008_stim.$F:.$Z];[.X$1];0)" office:value-type="string" office:string-value="-136.4385185185185" calcext:value-type="string">
            <text:p>-136.4385185185185</text:p>
          </table:table-cell>
          <table:table-cell table:formula="of:=VLOOKUP([.$A31];[$P008_stim.$F:.$Z];[.Y$1];0)" office:value-type="float" office:value="236" calcext:value-type="float">
            <text:p>236</text:p>
          </table:table-cell>
        </table:table-row>
        <table:table-row table:style-name="ro1">
          <table:table-cell table:formula="of:=IF(COUNTIF([P008_stim.$F:.$F];[P008_stim.$A31])=1;[P008_stim.A31];&quot;&quot;)" office:value-type="string" office:string-value="6.0" calcext:value-type="string">
            <text:p>6.0</text:p>
          </table:table-cell>
          <table:table-cell table:formula="of:=IF(COUNTIF([P008_stim.$F:.$F];[P008_stim.$A31])=1;[P008_stim.B31];&quot;&quot;)" office:value-type="string" office:string-value="F16AN" calcext:value-type="string">
            <text:p>F16AN</text:p>
          </table:table-cell>
          <table:table-cell table:formula="of:=IF(COUNTIF([P008_stim.$F:.$F];[P008_stim.$A31])=1;[P008_stim.C31];&quot;&quot;)" office:value-type="string" office:string-value="F" calcext:value-type="string">
            <text:p>F</text:p>
          </table:table-cell>
          <table:table-cell/>
          <table:table-cell table:formula="of:=VLOOKUP([.$A32];[$P008_stim.$F:.$Z];[.E$1];0)" office:value-type="string" office:string-value="6.0" calcext:value-type="string">
            <text:p>6.0</text:p>
          </table:table-cell>
          <table:table-cell table:formula="of:=VLOOKUP([.$A32];[$P008_stim.$F:.$Z];[.F$1];0)" office:value-type="string" office:string-value="F" calcext:value-type="string">
            <text:p>F</text:p>
          </table:table-cell>
          <table:table-cell table:formula="of:=VLOOKUP([.$A32];[$P008_stim.$F:.$Z];[.G$1];0)" office:value-type="string" office:string-value="9.200000000000045" calcext:value-type="string">
            <text:p>9.200000000000045</text:p>
          </table:table-cell>
          <table:table-cell table:formula="of:=VLOOKUP([.$A32];[$P008_stim.$F:.$Z];[.H$1];0)" office:value-type="string" office:string-value="-10.42962962962963" calcext:value-type="string">
            <text:p>-10.42962962962963</text:p>
          </table:table-cell>
          <table:table-cell table:formula="of:=VLOOKUP([.$A32];[$P008_stim.$F:.$Z];[.I$1];0)" office:value-type="float" office:value="194" calcext:value-type="float">
            <text:p>194</text:p>
          </table:table-cell>
          <table:table-cell table:formula="of:=VLOOKUP([.$A32];[$P008_stim.$F:.$Z];[.J$1];0)" office:value-type="float" office:value="34" calcext:value-type="float">
            <text:p>34</text:p>
          </table:table-cell>
          <table:table-cell table:formula="of:=VLOOKUP([.$A32];[$P008_stim.$F:.$Z];[.K$1];0)" office:value-type="string" office:string-value="9.133333333333326" calcext:value-type="string">
            <text:p>9.133333333333326</text:p>
          </table:table-cell>
          <table:table-cell table:formula="of:=VLOOKUP([.$A32];[$P008_stim.$F:.$Z];[.L$1];0)" office:value-type="string" office:string-value="-74.90370370370368" calcext:value-type="string">
            <text:p>-74.90370370370368</text:p>
          </table:table-cell>
          <table:table-cell table:formula="of:=VLOOKUP([.$A32];[$P008_stim.$F:.$Z];[.M$1];0)" office:value-type="float" office:value="372" calcext:value-type="float">
            <text:p>372</text:p>
          </table:table-cell>
          <table:table-cell table:formula="of:=VLOOKUP([.$A32];[$P008_stim.$F:.$Z];[.N$1];0)" office:value-type="float" office:value="30" calcext:value-type="float">
            <text:p>30</text:p>
          </table:table-cell>
          <table:table-cell table:formula="of:=VLOOKUP([.$A32];[$P008_stim.$F:.$Z];[.O$1];0)" office:value-type="string" office:string-value="16.26666666666665" calcext:value-type="string">
            <text:p>16.26666666666665</text:p>
          </table:table-cell>
          <table:table-cell table:formula="of:=VLOOKUP([.$A32];[$P008_stim.$F:.$Z];[.P$1];0)" office:value-type="string" office:string-value="29.392592592592564" calcext:value-type="string">
            <text:p>29.392592592592564</text:p>
          </table:table-cell>
          <table:table-cell table:formula="of:=VLOOKUP([.$A32];[$P008_stim.$F:.$Z];[.Q$1];0)" office:value-type="float" office:value="154" calcext:value-type="float">
            <text:p>154</text:p>
          </table:table-cell>
          <table:table-cell table:formula="of:=VLOOKUP([.$A32];[$P008_stim.$F:.$Z];[.R$1];0)" office:value-type="float" office:value="30" calcext:value-type="float">
            <text:p>30</text:p>
          </table:table-cell>
          <table:table-cell table:formula="of:=VLOOKUP([.$A32];[$P008_stim.$F:.$Z];[.S$1];0)" office:value-type="string" office:string-value="44.799999999999955" calcext:value-type="string">
            <text:p>44.799999999999955</text:p>
          </table:table-cell>
          <table:table-cell table:formula="of:=VLOOKUP([.$A32];[$P008_stim.$F:.$Z];[.T$1];0)" office:value-type="string" office:string-value="22.18666666666661" calcext:value-type="string">
            <text:p>22.18666666666661</text:p>
          </table:table-cell>
          <table:table-cell table:formula="of:=VLOOKUP([.$A32];[$P008_stim.$F:.$Z];[.U$1];0)" office:value-type="float" office:value="332" calcext:value-type="float">
            <text:p>332</text:p>
          </table:table-cell>
          <table:table-cell table:formula="of:=VLOOKUP([.$A32];[$P008_stim.$F:.$Z];[.V$1];0)" office:value-type="float" office:value="38" calcext:value-type="float">
            <text:p>38</text:p>
          </table:table-cell>
          <table:table-cell table:formula="of:=VLOOKUP([.$A32];[$P008_stim.$F:.$Z];[.W$1];0)" office:value-type="string" office:string-value="-13.06666666666672" calcext:value-type="string">
            <text:p>-13.06666666666672</text:p>
          </table:table-cell>
          <table:table-cell table:formula="of:=VLOOKUP([.$A32];[$P008_stim.$F:.$Z];[.X$1];0)" office:value-type="string" office:string-value="9.576296296296277" calcext:value-type="string">
            <text:p>9.576296296296277</text:p>
          </table:table-cell>
          <table:table-cell table:formula="of:=VLOOKUP([.$A32];[$P008_stim.$F:.$Z];[.Y$1];0)" office:value-type="float" office:value="326" calcext:value-type="float">
            <text:p>326</text:p>
          </table:table-cell>
        </table:table-row>
        <table:table-row table:style-name="ro1">
          <table:table-cell table:formula="of:=IF(COUNTIF([P008_stim.$F:.$F];[P008_stim.$A32])=1;[P008_stim.A32];&quot;&quot;)" office:value-type="string" office:string-value="6.1" calcext:value-type="string">
            <text:p>6.1</text:p>
          </table:table-cell>
          <table:table-cell table:formula="of:=IF(COUNTIF([P008_stim.$F:.$F];[P008_stim.$A32])=1;[P008_stim.B32];&quot;&quot;)" office:value-type="string" office:string-value="H35" calcext:value-type="string">
            <text:p>H35</text:p>
          </table:table-cell>
          <table:table-cell table:formula="of:=IF(COUNTIF([P008_stim.$F:.$F];[P008_stim.$A32])=1;[P008_stim.C32];&quot;&quot;)" office:value-type="string" office:string-value="H" calcext:value-type="string">
            <text:p>H</text:p>
          </table:table-cell>
          <table:table-cell/>
          <table:table-cell table:formula="of:=VLOOKUP([.$A33];[$P008_stim.$F:.$Z];[.E$1];0)" office:value-type="string" office:string-value="6.1" calcext:value-type="string">
            <text:p>6.1</text:p>
          </table:table-cell>
          <table:table-cell table:formula="of:=VLOOKUP([.$A33];[$P008_stim.$F:.$Z];[.F$1];0)" office:value-type="string" office:string-value="H" calcext:value-type="string">
            <text:p>H</text:p>
          </table:table-cell>
          <table:table-cell table:formula="of:=VLOOKUP([.$A33];[$P008_stim.$F:.$Z];[.G$1];0)" office:value-type="string" office:string-value="13.533333333333303" calcext:value-type="string">
            <text:p>13.533333333333303</text:p>
          </table:table-cell>
          <table:table-cell table:formula="of:=VLOOKUP([.$A33];[$P008_stim.$F:.$Z];[.H$1];0)" office:value-type="string" office:string-value="-57.078518518518536" calcext:value-type="string">
            <text:p>-57.078518518518536</text:p>
          </table:table-cell>
          <table:table-cell table:formula="of:=VLOOKUP([.$A33];[$P008_stim.$F:.$Z];[.I$1];0)" office:value-type="float" office:value="318" calcext:value-type="float">
            <text:p>318</text:p>
          </table:table-cell>
          <table:table-cell table:formula="of:=VLOOKUP([.$A33];[$P008_stim.$F:.$Z];[.J$1];0)" office:value-type="float" office:value="42" calcext:value-type="float">
            <text:p>42</text:p>
          </table:table-cell>
          <table:table-cell table:formula="of:=VLOOKUP([.$A33];[$P008_stim.$F:.$Z];[.K$1];0)" office:value-type="string" office:string-value="123.5333333333333" calcext:value-type="string">
            <text:p>123.5333333333333</text:p>
          </table:table-cell>
          <table:table-cell table:formula="of:=VLOOKUP([.$A33];[$P008_stim.$F:.$Z];[.L$1];0)" office:value-type="string" office:string-value="-84.38518518518521" calcext:value-type="string">
            <text:p>-84.38518518518521</text:p>
          </table:table-cell>
          <table:table-cell table:formula="of:=VLOOKUP([.$A33];[$P008_stim.$F:.$Z];[.M$1];0)" office:value-type="float" office:value="526" calcext:value-type="float">
            <text:p>526</text:p>
          </table:table-cell>
          <table:table-cell table:formula="of:=VLOOKUP([.$A33];[$P008_stim.$F:.$Z];[.N$1];0)" office:value-type="float" office:value="18" calcext:value-type="float">
            <text:p>18</text:p>
          </table:table-cell>
          <table:table-cell table:formula="of:=VLOOKUP([.$A33];[$P008_stim.$F:.$Z];[.O$1];0)" office:value-type="string" office:string-value="106.5333333333333" calcext:value-type="string">
            <text:p>106.5333333333333</text:p>
          </table:table-cell>
          <table:table-cell table:formula="of:=VLOOKUP([.$A33];[$P008_stim.$F:.$Z];[.P$1];0)" office:value-type="string" office:string-value="-104.01185185185182" calcext:value-type="string">
            <text:p>-104.01185185185182</text:p>
          </table:table-cell>
          <table:table-cell table:formula="of:=VLOOKUP([.$A33];[$P008_stim.$F:.$Z];[.Q$1];0)" office:value-type="float" office:value="582" calcext:value-type="float">
            <text:p>582</text:p>
          </table:table-cell>
          <table:table-cell table:formula="of:=VLOOKUP([.$A33];[$P008_stim.$F:.$Z];[.R$1];0)" office:value-type="float" office:value="40" calcext:value-type="float">
            <text:p>40</text:p>
          </table:table-cell>
          <table:table-cell table:formula="of:=VLOOKUP([.$A33];[$P008_stim.$F:.$Z];[.S$1];0)" office:value-type="string" office:string-value="10.200000000000045" calcext:value-type="string">
            <text:p>10.200000000000045</text:p>
          </table:table-cell>
          <table:table-cell table:formula="of:=VLOOKUP([.$A33];[$P008_stim.$F:.$Z];[.T$1];0)" office:value-type="string" office:string-value="-87.60888888888888" calcext:value-type="string">
            <text:p>-87.60888888888888</text:p>
          </table:table-cell>
          <table:table-cell table:formula="of:=VLOOKUP([.$A33];[$P008_stim.$F:.$Z];[.U$1];0)" office:value-type="float" office:value="578" calcext:value-type="float">
            <text:p>578</text:p>
          </table:table-cell>
          <table:table-cell table:formula="of:=VLOOKUP([.$A33];[$P008_stim.$F:.$Z];[.V$1];0)" office:value-type="float" office:value="32" calcext:value-type="float">
            <text:p>32</text:p>
          </table:table-cell>
          <table:table-cell table:formula="of:=VLOOKUP([.$A33];[$P008_stim.$F:.$Z];[.W$1];0)" office:value-type="string" office:string-value="106.79999999999995" calcext:value-type="string">
            <text:p>106.79999999999995</text:p>
          </table:table-cell>
          <table:table-cell table:formula="of:=VLOOKUP([.$A33];[$P008_stim.$F:.$Z];[.X$1];0)" office:value-type="string" office:string-value="-101.26222222222214" calcext:value-type="string">
            <text:p>-101.26222222222214</text:p>
          </table:table-cell>
          <table:table-cell table:formula="of:=VLOOKUP([.$A33];[$P008_stim.$F:.$Z];[.Y$1];0)" office:value-type="float" office:value="320" calcext:value-type="float">
            <text:p>320</text:p>
          </table:table-cell>
        </table:table-row>
        <table:table-row table:style-name="ro1">
          <table:table-cell table:formula="of:=IF(COUNTIF([P008_stim.$F:.$F];[P008_stim.$A33])=1;[P008_stim.A33];&quot;&quot;)" office:value-type="string" office:string-value="6.2" calcext:value-type="string">
            <text:p>6.2</text:p>
          </table:table-cell>
          <table:table-cell table:formula="of:=IF(COUNTIF([P008_stim.$F:.$F];[P008_stim.$A33])=1;[P008_stim.B33];&quot;&quot;)" office:value-type="string" office:string-value="L17" calcext:value-type="string">
            <text:p>L17</text:p>
          </table:table-cell>
          <table:table-cell table:formula="of:=IF(COUNTIF([P008_stim.$F:.$F];[P008_stim.$A33])=1;[P008_stim.C33];&quot;&quot;)" office:value-type="string" office:string-value="L" calcext:value-type="string">
            <text:p>L</text:p>
          </table:table-cell>
          <table:table-cell/>
          <table:table-cell table:formula="of:=VLOOKUP([.$A34];[$P008_stim.$F:.$Z];[.E$1];0)" office:value-type="string" office:string-value="6.2" calcext:value-type="string">
            <text:p>6.2</text:p>
          </table:table-cell>
          <table:table-cell table:formula="of:=VLOOKUP([.$A34];[$P008_stim.$F:.$Z];[.F$1];0)" office:value-type="string" office:string-value="L" calcext:value-type="string">
            <text:p>L</text:p>
          </table:table-cell>
          <table:table-cell table:formula="of:=VLOOKUP([.$A34];[$P008_stim.$F:.$Z];[.G$1];0)" office:value-type="string" office:string-value="-49.5333333333333" calcext:value-type="string">
            <text:p>-49.5333333333333</text:p>
          </table:table-cell>
          <table:table-cell table:formula="of:=VLOOKUP([.$A34];[$P008_stim.$F:.$Z];[.H$1];0)" office:value-type="string" office:string-value="-25.694814814814833" calcext:value-type="string">
            <text:p>-25.694814814814833</text:p>
          </table:table-cell>
          <table:table-cell table:formula="of:=VLOOKUP([.$A34];[$P008_stim.$F:.$Z];[.I$1];0)" office:value-type="float" office:value="182" calcext:value-type="float">
            <text:p>182</text:p>
          </table:table-cell>
          <table:table-cell table:formula="of:=VLOOKUP([.$A34];[$P008_stim.$F:.$Z];[.J$1];0)" office:value-type="float" office:value="38" calcext:value-type="float">
            <text:p>38</text:p>
          </table:table-cell>
          <table:table-cell table:formula="of:=VLOOKUP([.$A34];[$P008_stim.$F:.$Z];[.K$1];0)" office:value-type="string" office:string-value="18.26666666666665" calcext:value-type="string">
            <text:p>18.26666666666665</text:p>
          </table:table-cell>
          <table:table-cell table:formula="of:=VLOOKUP([.$A34];[$P008_stim.$F:.$Z];[.L$1];0)" office:value-type="string" office:string-value="-28.065185185185214" calcext:value-type="string">
            <text:p>-28.065185185185214</text:p>
          </table:table-cell>
          <table:table-cell table:formula="of:=VLOOKUP([.$A34];[$P008_stim.$F:.$Z];[.M$1];0)" office:value-type="float" office:value="214" calcext:value-type="float">
            <text:p>214</text:p>
          </table:table-cell>
          <table:table-cell table:formula="of:=VLOOKUP([.$A34];[$P008_stim.$F:.$Z];[.N$1];0)" office:value-type="float" office:value="36" calcext:value-type="float">
            <text:p>36</text:p>
          </table:table-cell>
          <table:table-cell table:formula="of:=VLOOKUP([.$A34];[$P008_stim.$F:.$Z];[.O$1];0)" office:value-type="string" office:string-value="8.06666666666672" calcext:value-type="string">
            <text:p>8.06666666666672</text:p>
          </table:table-cell>
          <table:table-cell table:formula="of:=VLOOKUP([.$A34];[$P008_stim.$F:.$Z];[.P$1];0)" office:value-type="string" office:string-value="32.61629629629624" calcext:value-type="string">
            <text:p>32.61629629629624</text:p>
          </table:table-cell>
          <table:table-cell table:formula="of:=VLOOKUP([.$A34];[$P008_stim.$F:.$Z];[.Q$1];0)" office:value-type="float" office:value="458" calcext:value-type="float">
            <text:p>458</text:p>
          </table:table-cell>
          <table:table-cell table:formula="of:=VLOOKUP([.$A34];[$P008_stim.$F:.$Z];[.R$1];0)" office:value-type="float" office:value="26" calcext:value-type="float">
            <text:p>26</text:p>
          </table:table-cell>
          <table:table-cell table:formula="of:=VLOOKUP([.$A34];[$P008_stim.$F:.$Z];[.S$1];0)" office:value-type="string" office:string-value="32.73333333333335" calcext:value-type="string">
            <text:p>32.73333333333335</text:p>
          </table:table-cell>
          <table:table-cell table:formula="of:=VLOOKUP([.$A34];[$P008_stim.$F:.$Z];[.T$1];0)" office:value-type="string" office:string-value="12.325925925925958" calcext:value-type="string">
            <text:p>12.325925925925958</text:p>
          </table:table-cell>
          <table:table-cell table:formula="of:=VLOOKUP([.$A34];[$P008_stim.$F:.$Z];[.U$1];0)" office:value-type="float" office:value="570" calcext:value-type="float">
            <text:p>570</text:p>
          </table:table-cell>
          <table:table-cell table:formula="of:=VLOOKUP([.$A34];[$P008_stim.$F:.$Z];[.V$1];0)" office:value-type="float" office:value="42" calcext:value-type="float">
            <text:p>42</text:p>
          </table:table-cell>
          <table:table-cell table:formula="of:=VLOOKUP([.$A34];[$P008_stim.$F:.$Z];[.W$1];0)" office:value-type="string" office:string-value="14.533333333333303" calcext:value-type="string">
            <text:p>14.533333333333303</text:p>
          </table:table-cell>
          <table:table-cell table:formula="of:=VLOOKUP([.$A34];[$P008_stim.$F:.$Z];[.X$1];0)" office:value-type="string" office:string-value="-113.49333333333334" calcext:value-type="string">
            <text:p>-113.49333333333334</text:p>
          </table:table-cell>
          <table:table-cell table:formula="of:=VLOOKUP([.$A34];[$P008_stim.$F:.$Z];[.Y$1];0)" office:value-type="float" office:value="254" calcext:value-type="float">
            <text:p>254</text:p>
          </table:table-cell>
        </table:table-row>
        <table:table-row table:style-name="ro1">
          <table:table-cell table:formula="of:=IF(COUNTIF([P008_stim.$F:.$F];[P008_stim.$A34])=1;[P008_stim.A34];&quot;&quot;)" office:value-type="string" office:string-value="6.3" calcext:value-type="string">
            <text:p>6.3</text:p>
          </table:table-cell>
          <table:table-cell table:formula="of:=IF(COUNTIF([P008_stim.$F:.$F];[P008_stim.$A34])=1;[P008_stim.B34];&quot;&quot;)" office:value-type="string" office:string-value="M10SA" calcext:value-type="string">
            <text:p>M10SA</text:p>
          </table:table-cell>
          <table:table-cell table:formula="of:=IF(COUNTIF([P008_stim.$F:.$F];[P008_stim.$A34])=1;[P008_stim.C34];&quot;&quot;)" office:value-type="string" office:string-value="F" calcext:value-type="string">
            <text:p>F</text:p>
          </table:table-cell>
          <table:table-cell/>
          <table:table-cell table:formula="of:=VLOOKUP([.$A35];[$P008_stim.$F:.$Z];[.E$1];0)" office:value-type="string" office:string-value="6.3" calcext:value-type="string">
            <text:p>6.3</text:p>
          </table:table-cell>
          <table:table-cell table:formula="of:=VLOOKUP([.$A35];[$P008_stim.$F:.$Z];[.F$1];0)" office:value-type="string" office:string-value="F" calcext:value-type="string">
            <text:p>F</text:p>
          </table:table-cell>
          <table:table-cell table:formula="of:=VLOOKUP([.$A35];[$P008_stim.$F:.$Z];[.G$1];0)" office:value-type="string" office:string-value="27.0" calcext:value-type="string">
            <text:p>27.0</text:p>
          </table:table-cell>
          <table:table-cell table:formula="of:=VLOOKUP([.$A35];[$P008_stim.$F:.$Z];[.H$1];0)" office:value-type="string" office:string-value="-34.133333333333326" calcext:value-type="string">
            <text:p>-34.133333333333326</text:p>
          </table:table-cell>
          <table:table-cell table:formula="of:=VLOOKUP([.$A35];[$P008_stim.$F:.$Z];[.I$1];0)" office:value-type="float" office:value="250" calcext:value-type="float">
            <text:p>250</text:p>
          </table:table-cell>
          <table:table-cell table:formula="of:=VLOOKUP([.$A35];[$P008_stim.$F:.$Z];[.J$1];0)" office:value-type="float" office:value="32" calcext:value-type="float">
            <text:p>32</text:p>
          </table:table-cell>
          <table:table-cell table:formula="of:=VLOOKUP([.$A35];[$P008_stim.$F:.$Z];[.K$1];0)" office:value-type="string" office:string-value="11.733333333333348" calcext:value-type="string">
            <text:p>11.733333333333348</text:p>
          </table:table-cell>
          <table:table-cell table:formula="of:=VLOOKUP([.$A35];[$P008_stim.$F:.$Z];[.L$1];0)" office:value-type="string" office:string-value="-98.2281481481482" calcext:value-type="string">
            <text:p>-98.2281481481482</text:p>
          </table:table-cell>
          <table:table-cell table:formula="of:=VLOOKUP([.$A35];[$P008_stim.$F:.$Z];[.M$1];0)" office:value-type="float" office:value="310" calcext:value-type="float">
            <text:p>310</text:p>
          </table:table-cell>
          <table:table-cell table:formula="of:=VLOOKUP([.$A35];[$P008_stim.$F:.$Z];[.N$1];0)" office:value-type="float" office:value="28" calcext:value-type="float">
            <text:p>28</text:p>
          </table:table-cell>
          <table:table-cell table:formula="of:=VLOOKUP([.$A35];[$P008_stim.$F:.$Z];[.O$1];0)" office:value-type="string" office:string-value="19.93333333333328" calcext:value-type="string">
            <text:p>19.93333333333328</text:p>
          </table:table-cell>
          <table:table-cell table:formula="of:=VLOOKUP([.$A35];[$P008_stim.$F:.$Z];[.P$1];0)" office:value-type="string" office:string-value="-19.911111111111097" calcext:value-type="string">
            <text:p>-19.911111111111097</text:p>
          </table:table-cell>
          <table:table-cell table:formula="of:=VLOOKUP([.$A35];[$P008_stim.$F:.$Z];[.Q$1];0)" office:value-type="float" office:value="192" calcext:value-type="float">
            <text:p>192</text:p>
          </table:table-cell>
          <table:table-cell table:formula="of:=VLOOKUP([.$A35];[$P008_stim.$F:.$Z];[.R$1];0)" office:value-type="float" office:value="26" calcext:value-type="float">
            <text:p>26</text:p>
          </table:table-cell>
          <table:table-cell table:formula="of:=VLOOKUP([.$A35];[$P008_stim.$F:.$Z];[.S$1];0)" office:value-type="string" office:string-value="47.0" calcext:value-type="string">
            <text:p>47.0</text:p>
          </table:table-cell>
          <table:table-cell table:formula="of:=VLOOKUP([.$A35];[$P008_stim.$F:.$Z];[.T$1];0)" office:value-type="string" office:string-value="-14.31703703703704" calcext:value-type="string">
            <text:p>-14.31703703703704</text:p>
          </table:table-cell>
          <table:table-cell table:formula="of:=VLOOKUP([.$A35];[$P008_stim.$F:.$Z];[.U$1];0)" office:value-type="float" office:value="294" calcext:value-type="float">
            <text:p>294</text:p>
          </table:table-cell>
          <table:table-cell table:formula="of:=VLOOKUP([.$A35];[$P008_stim.$F:.$Z];[.V$1];0)" office:value-type="float" office:value="42" calcext:value-type="float">
            <text:p>42</text:p>
          </table:table-cell>
          <table:table-cell table:formula="of:=VLOOKUP([.$A35];[$P008_stim.$F:.$Z];[.W$1];0)" office:value-type="string" office:string-value="5.399999999999977" calcext:value-type="string">
            <text:p>5.399999999999977</text:p>
          </table:table-cell>
          <table:table-cell table:formula="of:=VLOOKUP([.$A35];[$P008_stim.$F:.$Z];[.X$1];0)" office:value-type="string" office:string-value="-117.09629629629632" calcext:value-type="string">
            <text:p>-117.09629629629632</text:p>
          </table:table-cell>
          <table:table-cell table:formula="of:=VLOOKUP([.$A35];[$P008_stim.$F:.$Z];[.Y$1];0)" office:value-type="float" office:value="418" calcext:value-type="float">
            <text:p>418</text:p>
          </table:table-cell>
        </table:table-row>
        <table:table-row table:style-name="ro1">
          <table:table-cell table:formula="of:=IF(COUNTIF([P008_stim.$F:.$F];[P008_stim.$A35])=1;[P008_stim.A35];&quot;&quot;)">
            <text:p/>
          </table:table-cell>
          <table:table-cell table:formula="of:=IF(COUNTIF([P008_stim.$F:.$F];[P008_stim.$A35])=1;[P008_stim.B35];&quot;&quot;)">
            <text:p/>
          </table:table-cell>
          <table:table-cell table:formula="of:=IF(COUNTIF([P008_stim.$F:.$F];[P008_stim.$A35])=1;[P008_stim.C35];&quot;&quot;)">
            <text:p/>
          </table:table-cell>
          <table:table-cell/>
          <table:table-cell table:formula="of:=VLOOKUP([.$A36];[$P008_stim.$F:.$Z];[.E$1];0)" office:value-type="string" office:string-value="" calcext:value-type="error">
            <text:p>#NV</text:p>
          </table:table-cell>
          <table:table-cell table:formula="of:=VLOOKUP([.$A36];[$P008_stim.$F:.$Z];[.F$1];0)" office:value-type="string" office:string-value="" calcext:value-type="error">
            <text:p>#NV</text:p>
          </table:table-cell>
          <table:table-cell table:formula="of:=VLOOKUP([.$A36];[$P008_stim.$F:.$Z];[.G$1];0)" office:value-type="string" office:string-value="" calcext:value-type="error">
            <text:p>#NV</text:p>
          </table:table-cell>
          <table:table-cell table:formula="of:=VLOOKUP([.$A36];[$P008_stim.$F:.$Z];[.H$1];0)" office:value-type="string" office:string-value="" calcext:value-type="error">
            <text:p>#NV</text:p>
          </table:table-cell>
          <table:table-cell table:formula="of:=VLOOKUP([.$A36];[$P008_stim.$F:.$Z];[.I$1];0)" office:value-type="string" office:string-value="" calcext:value-type="error">
            <text:p>#NV</text:p>
          </table:table-cell>
          <table:table-cell table:formula="of:=VLOOKUP([.$A36];[$P008_stim.$F:.$Z];[.J$1];0)" office:value-type="string" office:string-value="" calcext:value-type="error">
            <text:p>#NV</text:p>
          </table:table-cell>
          <table:table-cell table:formula="of:=VLOOKUP([.$A36];[$P008_stim.$F:.$Z];[.K$1];0)" office:value-type="string" office:string-value="" calcext:value-type="error">
            <text:p>#NV</text:p>
          </table:table-cell>
          <table:table-cell table:formula="of:=VLOOKUP([.$A36];[$P008_stim.$F:.$Z];[.L$1];0)" office:value-type="string" office:string-value="" calcext:value-type="error">
            <text:p>#NV</text:p>
          </table:table-cell>
          <table:table-cell table:formula="of:=VLOOKUP([.$A36];[$P008_stim.$F:.$Z];[.M$1];0)" office:value-type="string" office:string-value="" calcext:value-type="error">
            <text:p>#NV</text:p>
          </table:table-cell>
          <table:table-cell table:formula="of:=VLOOKUP([.$A36];[$P008_stim.$F:.$Z];[.N$1];0)" office:value-type="string" office:string-value="" calcext:value-type="error">
            <text:p>#NV</text:p>
          </table:table-cell>
          <table:table-cell table:formula="of:=VLOOKUP([.$A36];[$P008_stim.$F:.$Z];[.O$1];0)" office:value-type="string" office:string-value="" calcext:value-type="error">
            <text:p>#NV</text:p>
          </table:table-cell>
          <table:table-cell table:formula="of:=VLOOKUP([.$A36];[$P008_stim.$F:.$Z];[.P$1];0)" office:value-type="string" office:string-value="" calcext:value-type="error">
            <text:p>#NV</text:p>
          </table:table-cell>
          <table:table-cell table:formula="of:=VLOOKUP([.$A36];[$P008_stim.$F:.$Z];[.Q$1];0)" office:value-type="string" office:string-value="" calcext:value-type="error">
            <text:p>#NV</text:p>
          </table:table-cell>
          <table:table-cell table:formula="of:=VLOOKUP([.$A36];[$P008_stim.$F:.$Z];[.R$1];0)" office:value-type="string" office:string-value="" calcext:value-type="error">
            <text:p>#NV</text:p>
          </table:table-cell>
          <table:table-cell table:formula="of:=VLOOKUP([.$A36];[$P008_stim.$F:.$Z];[.S$1];0)" office:value-type="string" office:string-value="" calcext:value-type="error">
            <text:p>#NV</text:p>
          </table:table-cell>
          <table:table-cell table:formula="of:=VLOOKUP([.$A36];[$P008_stim.$F:.$Z];[.T$1];0)" office:value-type="string" office:string-value="" calcext:value-type="error">
            <text:p>#NV</text:p>
          </table:table-cell>
          <table:table-cell table:formula="of:=VLOOKUP([.$A36];[$P008_stim.$F:.$Z];[.U$1];0)" office:value-type="string" office:string-value="" calcext:value-type="error">
            <text:p>#NV</text:p>
          </table:table-cell>
          <table:table-cell table:formula="of:=VLOOKUP([.$A36];[$P008_stim.$F:.$Z];[.V$1];0)" office:value-type="string" office:string-value="" calcext:value-type="error">
            <text:p>#NV</text:p>
          </table:table-cell>
          <table:table-cell table:formula="of:=VLOOKUP([.$A36];[$P008_stim.$F:.$Z];[.W$1];0)" office:value-type="string" office:string-value="" calcext:value-type="error">
            <text:p>#NV</text:p>
          </table:table-cell>
          <table:table-cell table:formula="of:=VLOOKUP([.$A36];[$P008_stim.$F:.$Z];[.X$1];0)" office:value-type="string" office:string-value="" calcext:value-type="error">
            <text:p>#NV</text:p>
          </table:table-cell>
          <table:table-cell table:formula="of:=VLOOKUP([.$A36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36])=1;[P008_stim.A36];&quot;&quot;)" office:value-type="string" office:string-value="7.0" calcext:value-type="string">
            <text:p>7.0</text:p>
          </table:table-cell>
          <table:table-cell table:formula="of:=IF(COUNTIF([P008_stim.$F:.$F];[P008_stim.$A36])=1;[P008_stim.B36];&quot;&quot;)" office:value-type="string" office:string-value="H26" calcext:value-type="string">
            <text:p>H26</text:p>
          </table:table-cell>
          <table:table-cell table:formula="of:=IF(COUNTIF([P008_stim.$F:.$F];[P008_stim.$A36])=1;[P008_stim.C36];&quot;&quot;)" office:value-type="string" office:string-value="H" calcext:value-type="string">
            <text:p>H</text:p>
          </table:table-cell>
          <table:table-cell/>
          <table:table-cell table:formula="of:=VLOOKUP([.$A37];[$P008_stim.$F:.$Z];[.E$1];0)" office:value-type="string" office:string-value="7.0" calcext:value-type="string">
            <text:p>7.0</text:p>
          </table:table-cell>
          <table:table-cell table:formula="of:=VLOOKUP([.$A37];[$P008_stim.$F:.$Z];[.F$1];0)" office:value-type="string" office:string-value="H" calcext:value-type="string">
            <text:p>H</text:p>
          </table:table-cell>
          <table:table-cell table:formula="of:=VLOOKUP([.$A37];[$P008_stim.$F:.$Z];[.G$1];0)" office:value-type="string" office:string-value="9.866666666666674" calcext:value-type="string">
            <text:p>9.866666666666674</text:p>
          </table:table-cell>
          <table:table-cell table:formula="of:=VLOOKUP([.$A37];[$P008_stim.$F:.$Z];[.H$1];0)" office:value-type="string" office:string-value="-119.08740740740745" calcext:value-type="string">
            <text:p>-119.08740740740745</text:p>
          </table:table-cell>
          <table:table-cell table:formula="of:=VLOOKUP([.$A37];[$P008_stim.$F:.$Z];[.I$1];0)" office:value-type="float" office:value="158" calcext:value-type="float">
            <text:p>158</text:p>
          </table:table-cell>
          <table:table-cell table:formula="of:=VLOOKUP([.$A37];[$P008_stim.$F:.$Z];[.J$1];0)" office:value-type="float" office:value="30" calcext:value-type="float">
            <text:p>30</text:p>
          </table:table-cell>
          <table:table-cell table:formula="of:=VLOOKUP([.$A37];[$P008_stim.$F:.$Z];[.K$1];0)" office:value-type="string" office:string-value="56.133333333333326" calcext:value-type="string">
            <text:p>56.133333333333326</text:p>
          </table:table-cell>
          <table:table-cell table:formula="of:=VLOOKUP([.$A37];[$P008_stim.$F:.$Z];[.L$1];0)" office:value-type="string" office:string-value="38.39999999999998" calcext:value-type="string">
            <text:p>38.39999999999998</text:p>
          </table:table-cell>
          <table:table-cell table:formula="of:=VLOOKUP([.$A37];[$P008_stim.$F:.$Z];[.M$1];0)" office:value-type="float" office:value="236" calcext:value-type="float">
            <text:p>236</text:p>
          </table:table-cell>
          <table:table-cell table:formula="of:=VLOOKUP([.$A37];[$P008_stim.$F:.$Z];[.N$1];0)" office:value-type="float" office:value="28" calcext:value-type="float">
            <text:p>28</text:p>
          </table:table-cell>
          <table:table-cell table:formula="of:=VLOOKUP([.$A37];[$P008_stim.$F:.$Z];[.O$1];0)" office:value-type="string" office:string-value="62.93333333333328" calcext:value-type="string">
            <text:p>62.93333333333328</text:p>
          </table:table-cell>
          <table:table-cell table:formula="of:=VLOOKUP([.$A37];[$P008_stim.$F:.$Z];[.P$1];0)" office:value-type="string" office:string-value="135.96444444444444" calcext:value-type="string">
            <text:p>135.96444444444444</text:p>
          </table:table-cell>
          <table:table-cell table:formula="of:=VLOOKUP([.$A37];[$P008_stim.$F:.$Z];[.Q$1];0)" office:value-type="float" office:value="224" calcext:value-type="float">
            <text:p>224</text:p>
          </table:table-cell>
          <table:table-cell table:formula="of:=VLOOKUP([.$A37];[$P008_stim.$F:.$Z];[.R$1];0)" office:value-type="float" office:value="54" calcext:value-type="float">
            <text:p>54</text:p>
          </table:table-cell>
          <table:table-cell table:formula="of:=VLOOKUP([.$A37];[$P008_stim.$F:.$Z];[.S$1];0)" office:value-type="string" office:string-value="121.86666666666667" calcext:value-type="string">
            <text:p>121.86666666666667</text:p>
          </table:table-cell>
          <table:table-cell table:formula="of:=VLOOKUP([.$A37];[$P008_stim.$F:.$Z];[.T$1];0)" office:value-type="string" office:string-value="-92.06518518518521" calcext:value-type="string">
            <text:p>-92.06518518518521</text:p>
          </table:table-cell>
          <table:table-cell table:formula="of:=VLOOKUP([.$A37];[$P008_stim.$F:.$Z];[.U$1];0)" office:value-type="float" office:value="418" calcext:value-type="float">
            <text:p>418</text:p>
          </table:table-cell>
          <table:table-cell table:formula="of:=VLOOKUP([.$A37];[$P008_stim.$F:.$Z];[.V$1];0)" office:value-type="float" office:value="24" calcext:value-type="float">
            <text:p>24</text:p>
          </table:table-cell>
          <table:table-cell table:formula="of:=VLOOKUP([.$A37];[$P008_stim.$F:.$Z];[.W$1];0)" office:value-type="string" office:string-value="72.4666666666667" calcext:value-type="string">
            <text:p>72.4666666666667</text:p>
          </table:table-cell>
          <table:table-cell table:formula="of:=VLOOKUP([.$A37];[$P008_stim.$F:.$Z];[.X$1];0)" office:value-type="string" office:string-value="-73.29185185185173" calcext:value-type="string">
            <text:p>-73.29185185185173</text:p>
          </table:table-cell>
          <table:table-cell table:formula="of:=VLOOKUP([.$A37];[$P008_stim.$F:.$Z];[.Y$1];0)" office:value-type="float" office:value="452" calcext:value-type="float">
            <text:p>452</text:p>
          </table:table-cell>
        </table:table-row>
        <table:table-row table:style-name="ro1">
          <table:table-cell table:formula="of:=IF(COUNTIF([P008_stim.$F:.$F];[P008_stim.$A37])=1;[P008_stim.A37];&quot;&quot;)">
            <text:p/>
          </table:table-cell>
          <table:table-cell table:formula="of:=IF(COUNTIF([P008_stim.$F:.$F];[P008_stim.$A37])=1;[P008_stim.B37];&quot;&quot;)">
            <text:p/>
          </table:table-cell>
          <table:table-cell table:formula="of:=IF(COUNTIF([P008_stim.$F:.$F];[P008_stim.$A37])=1;[P008_stim.C37];&quot;&quot;)">
            <text:p/>
          </table:table-cell>
          <table:table-cell/>
          <table:table-cell table:formula="of:=VLOOKUP([.$A38];[$P008_stim.$F:.$Z];[.E$1];0)" office:value-type="string" office:string-value="" calcext:value-type="error">
            <text:p>#NV</text:p>
          </table:table-cell>
          <table:table-cell table:formula="of:=VLOOKUP([.$A38];[$P008_stim.$F:.$Z];[.F$1];0)" office:value-type="string" office:string-value="" calcext:value-type="error">
            <text:p>#NV</text:p>
          </table:table-cell>
          <table:table-cell table:formula="of:=VLOOKUP([.$A38];[$P008_stim.$F:.$Z];[.G$1];0)" office:value-type="string" office:string-value="" calcext:value-type="error">
            <text:p>#NV</text:p>
          </table:table-cell>
          <table:table-cell table:formula="of:=VLOOKUP([.$A38];[$P008_stim.$F:.$Z];[.H$1];0)" office:value-type="string" office:string-value="" calcext:value-type="error">
            <text:p>#NV</text:p>
          </table:table-cell>
          <table:table-cell table:formula="of:=VLOOKUP([.$A38];[$P008_stim.$F:.$Z];[.I$1];0)" office:value-type="string" office:string-value="" calcext:value-type="error">
            <text:p>#NV</text:p>
          </table:table-cell>
          <table:table-cell table:formula="of:=VLOOKUP([.$A38];[$P008_stim.$F:.$Z];[.J$1];0)" office:value-type="string" office:string-value="" calcext:value-type="error">
            <text:p>#NV</text:p>
          </table:table-cell>
          <table:table-cell table:formula="of:=VLOOKUP([.$A38];[$P008_stim.$F:.$Z];[.K$1];0)" office:value-type="string" office:string-value="" calcext:value-type="error">
            <text:p>#NV</text:p>
          </table:table-cell>
          <table:table-cell table:formula="of:=VLOOKUP([.$A38];[$P008_stim.$F:.$Z];[.L$1];0)" office:value-type="string" office:string-value="" calcext:value-type="error">
            <text:p>#NV</text:p>
          </table:table-cell>
          <table:table-cell table:formula="of:=VLOOKUP([.$A38];[$P008_stim.$F:.$Z];[.M$1];0)" office:value-type="string" office:string-value="" calcext:value-type="error">
            <text:p>#NV</text:p>
          </table:table-cell>
          <table:table-cell table:formula="of:=VLOOKUP([.$A38];[$P008_stim.$F:.$Z];[.N$1];0)" office:value-type="string" office:string-value="" calcext:value-type="error">
            <text:p>#NV</text:p>
          </table:table-cell>
          <table:table-cell table:formula="of:=VLOOKUP([.$A38];[$P008_stim.$F:.$Z];[.O$1];0)" office:value-type="string" office:string-value="" calcext:value-type="error">
            <text:p>#NV</text:p>
          </table:table-cell>
          <table:table-cell table:formula="of:=VLOOKUP([.$A38];[$P008_stim.$F:.$Z];[.P$1];0)" office:value-type="string" office:string-value="" calcext:value-type="error">
            <text:p>#NV</text:p>
          </table:table-cell>
          <table:table-cell table:formula="of:=VLOOKUP([.$A38];[$P008_stim.$F:.$Z];[.Q$1];0)" office:value-type="string" office:string-value="" calcext:value-type="error">
            <text:p>#NV</text:p>
          </table:table-cell>
          <table:table-cell table:formula="of:=VLOOKUP([.$A38];[$P008_stim.$F:.$Z];[.R$1];0)" office:value-type="string" office:string-value="" calcext:value-type="error">
            <text:p>#NV</text:p>
          </table:table-cell>
          <table:table-cell table:formula="of:=VLOOKUP([.$A38];[$P008_stim.$F:.$Z];[.S$1];0)" office:value-type="string" office:string-value="" calcext:value-type="error">
            <text:p>#NV</text:p>
          </table:table-cell>
          <table:table-cell table:formula="of:=VLOOKUP([.$A38];[$P008_stim.$F:.$Z];[.T$1];0)" office:value-type="string" office:string-value="" calcext:value-type="error">
            <text:p>#NV</text:p>
          </table:table-cell>
          <table:table-cell table:formula="of:=VLOOKUP([.$A38];[$P008_stim.$F:.$Z];[.U$1];0)" office:value-type="string" office:string-value="" calcext:value-type="error">
            <text:p>#NV</text:p>
          </table:table-cell>
          <table:table-cell table:formula="of:=VLOOKUP([.$A38];[$P008_stim.$F:.$Z];[.V$1];0)" office:value-type="string" office:string-value="" calcext:value-type="error">
            <text:p>#NV</text:p>
          </table:table-cell>
          <table:table-cell table:formula="of:=VLOOKUP([.$A38];[$P008_stim.$F:.$Z];[.W$1];0)" office:value-type="string" office:string-value="" calcext:value-type="error">
            <text:p>#NV</text:p>
          </table:table-cell>
          <table:table-cell table:formula="of:=VLOOKUP([.$A38];[$P008_stim.$F:.$Z];[.X$1];0)" office:value-type="string" office:string-value="" calcext:value-type="error">
            <text:p>#NV</text:p>
          </table:table-cell>
          <table:table-cell table:formula="of:=VLOOKUP([.$A38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38])=1;[P008_stim.A38];&quot;&quot;)" office:value-type="string" office:string-value="7.2" calcext:value-type="string">
            <text:p>7.2</text:p>
          </table:table-cell>
          <table:table-cell table:formula="of:=IF(COUNTIF([P008_stim.$F:.$F];[P008_stim.$A38])=1;[P008_stim.B38];&quot;&quot;)" office:value-type="string" office:string-value="M23DI" calcext:value-type="string">
            <text:p>M23DI</text:p>
          </table:table-cell>
          <table:table-cell table:formula="of:=IF(COUNTIF([P008_stim.$F:.$F];[P008_stim.$A38])=1;[P008_stim.C38];&quot;&quot;)" office:value-type="string" office:string-value="F" calcext:value-type="string">
            <text:p>F</text:p>
          </table:table-cell>
          <table:table-cell/>
          <table:table-cell table:formula="of:=VLOOKUP([.$A39];[$P008_stim.$F:.$Z];[.E$1];0)" office:value-type="string" office:string-value="7.2" calcext:value-type="string">
            <text:p>7.2</text:p>
          </table:table-cell>
          <table:table-cell table:formula="of:=VLOOKUP([.$A39];[$P008_stim.$F:.$Z];[.F$1];0)" office:value-type="string" office:string-value="F" calcext:value-type="string">
            <text:p>F</text:p>
          </table:table-cell>
          <table:table-cell table:formula="of:=VLOOKUP([.$A39];[$P008_stim.$F:.$Z];[.G$1];0)" office:value-type="string" office:string-value="28.533333333333303" calcext:value-type="string">
            <text:p>28.533333333333303</text:p>
          </table:table-cell>
          <table:table-cell table:formula="of:=VLOOKUP([.$A39];[$P008_stim.$F:.$Z];[.H$1];0)" office:value-type="string" office:string-value="-84.48000000000002" calcext:value-type="string">
            <text:p>-84.48000000000002</text:p>
          </table:table-cell>
          <table:table-cell table:formula="of:=VLOOKUP([.$A39];[$P008_stim.$F:.$Z];[.I$1];0)" office:value-type="float" office:value="174" calcext:value-type="float">
            <text:p>174</text:p>
          </table:table-cell>
          <table:table-cell table:formula="of:=VLOOKUP([.$A39];[$P008_stim.$F:.$Z];[.J$1];0)" office:value-type="float" office:value="26" calcext:value-type="float">
            <text:p>26</text:p>
          </table:table-cell>
          <table:table-cell table:formula="of:=VLOOKUP([.$A39];[$P008_stim.$F:.$Z];[.K$1];0)" office:value-type="string" office:string-value="10.0" calcext:value-type="string">
            <text:p>10.0</text:p>
          </table:table-cell>
          <table:table-cell table:formula="of:=VLOOKUP([.$A39];[$P008_stim.$F:.$Z];[.L$1];0)" office:value-type="string" office:string-value="-122.59555555555545" calcext:value-type="string">
            <text:p>-122.59555555555545</text:p>
          </table:table-cell>
          <table:table-cell table:formula="of:=VLOOKUP([.$A39];[$P008_stim.$F:.$Z];[.M$1];0)" office:value-type="float" office:value="316" calcext:value-type="float">
            <text:p>316</text:p>
          </table:table-cell>
          <table:table-cell table:formula="of:=VLOOKUP([.$A39];[$P008_stim.$F:.$Z];[.N$1];0)" office:value-type="float" office:value="28" calcext:value-type="float">
            <text:p>28</text:p>
          </table:table-cell>
          <table:table-cell table:formula="of:=VLOOKUP([.$A39];[$P008_stim.$F:.$Z];[.O$1];0)" office:value-type="string" office:string-value="16.06666666666672" calcext:value-type="string">
            <text:p>16.06666666666672</text:p>
          </table:table-cell>
          <table:table-cell table:formula="of:=VLOOKUP([.$A39];[$P008_stim.$F:.$Z];[.P$1];0)" office:value-type="string" office:string-value="-51.57925925925923" calcext:value-type="string">
            <text:p>-51.57925925925923</text:p>
          </table:table-cell>
          <table:table-cell table:formula="of:=VLOOKUP([.$A39];[$P008_stim.$F:.$Z];[.Q$1];0)" office:value-type="float" office:value="284" calcext:value-type="float">
            <text:p>284</text:p>
          </table:table-cell>
          <table:table-cell table:formula="of:=VLOOKUP([.$A39];[$P008_stim.$F:.$Z];[.R$1];0)" office:value-type="float" office:value="38" calcext:value-type="float">
            <text:p>38</text:p>
          </table:table-cell>
          <table:table-cell table:formula="of:=VLOOKUP([.$A39];[$P008_stim.$F:.$Z];[.S$1];0)" office:value-type="string" office:string-value="-1.7333333333333485" calcext:value-type="string">
            <text:p>-1.7333333333333485</text:p>
          </table:table-cell>
          <table:table-cell table:formula="of:=VLOOKUP([.$A39];[$P008_stim.$F:.$Z];[.T$1];0)" office:value-type="string" office:string-value="-138.1451851851852" calcext:value-type="string">
            <text:p>-138.1451851851852</text:p>
          </table:table-cell>
          <table:table-cell table:formula="of:=VLOOKUP([.$A39];[$P008_stim.$F:.$Z];[.U$1];0)" office:value-type="float" office:value="344" calcext:value-type="float">
            <text:p>344</text:p>
          </table:table-cell>
          <table:table-cell table:formula="of:=VLOOKUP([.$A39];[$P008_stim.$F:.$Z];[.V$1];0)" office:value-type="float" office:value="20" calcext:value-type="float">
            <text:p>20</text:p>
          </table:table-cell>
          <table:table-cell table:formula="of:=VLOOKUP([.$A39];[$P008_stim.$F:.$Z];[.W$1];0)" office:value-type="string" office:string-value="10.666666666666629" calcext:value-type="string">
            <text:p>10.666666666666629</text:p>
          </table:table-cell>
          <table:table-cell table:formula="of:=VLOOKUP([.$A39];[$P008_stim.$F:.$Z];[.X$1];0)" office:value-type="string" office:string-value="-137.57629629629633" calcext:value-type="string">
            <text:p>-137.57629629629633</text:p>
          </table:table-cell>
          <table:table-cell table:formula="of:=VLOOKUP([.$A39];[$P008_stim.$F:.$Z];[.Y$1];0)" office:value-type="float" office:value="148" calcext:value-type="float">
            <text:p>148</text:p>
          </table:table-cell>
        </table:table-row>
        <table:table-row table:style-name="ro1">
          <table:table-cell table:formula="of:=IF(COUNTIF([P008_stim.$F:.$F];[P008_stim.$A39])=1;[P008_stim.A39];&quot;&quot;)" office:value-type="string" office:string-value="7.3" calcext:value-type="string">
            <text:p>7.3</text:p>
          </table:table-cell>
          <table:table-cell table:formula="of:=IF(COUNTIF([P008_stim.$F:.$F];[P008_stim.$A39])=1;[P008_stim.B39];&quot;&quot;)" office:value-type="string" office:string-value="L06" calcext:value-type="string">
            <text:p>L06</text:p>
          </table:table-cell>
          <table:table-cell table:formula="of:=IF(COUNTIF([P008_stim.$F:.$F];[P008_stim.$A39])=1;[P008_stim.C39];&quot;&quot;)" office:value-type="string" office:string-value="L" calcext:value-type="string">
            <text:p>L</text:p>
          </table:table-cell>
          <table:table-cell/>
          <table:table-cell table:formula="of:=VLOOKUP([.$A40];[$P008_stim.$F:.$Z];[.E$1];0)" office:value-type="string" office:string-value="7.3" calcext:value-type="string">
            <text:p>7.3</text:p>
          </table:table-cell>
          <table:table-cell table:formula="of:=VLOOKUP([.$A40];[$P008_stim.$F:.$Z];[.F$1];0)" office:value-type="string" office:string-value="L" calcext:value-type="string">
            <text:p>L</text:p>
          </table:table-cell>
          <table:table-cell table:formula="of:=VLOOKUP([.$A40];[$P008_stim.$F:.$Z];[.G$1];0)" office:value-type="string" office:string-value="19.06666666666672" calcext:value-type="string">
            <text:p>19.06666666666672</text:p>
          </table:table-cell>
          <table:table-cell table:formula="of:=VLOOKUP([.$A40];[$P008_stim.$F:.$Z];[.H$1];0)" office:value-type="string" office:string-value="-81.4459259259259" calcext:value-type="string">
            <text:p>-81.4459259259259</text:p>
          </table:table-cell>
          <table:table-cell table:formula="of:=VLOOKUP([.$A40];[$P008_stim.$F:.$Z];[.I$1];0)" office:value-type="float" office:value="206" calcext:value-type="float">
            <text:p>206</text:p>
          </table:table-cell>
          <table:table-cell table:formula="of:=VLOOKUP([.$A40];[$P008_stim.$F:.$Z];[.J$1];0)" office:value-type="float" office:value="32" calcext:value-type="float">
            <text:p>32</text:p>
          </table:table-cell>
          <table:table-cell table:formula="of:=VLOOKUP([.$A40];[$P008_stim.$F:.$Z];[.K$1];0)" office:value-type="string" office:string-value="5.333333333333371" calcext:value-type="string">
            <text:p>5.333333333333371</text:p>
          </table:table-cell>
          <table:table-cell table:formula="of:=VLOOKUP([.$A40];[$P008_stim.$F:.$Z];[.L$1];0)" office:value-type="string" office:string-value="27.306666666666615" calcext:value-type="string">
            <text:p>27.306666666666615</text:p>
          </table:table-cell>
          <table:table-cell table:formula="of:=VLOOKUP([.$A40];[$P008_stim.$F:.$Z];[.M$1];0)" office:value-type="float" office:value="250" calcext:value-type="float">
            <text:p>250</text:p>
          </table:table-cell>
          <table:table-cell table:formula="of:=VLOOKUP([.$A40];[$P008_stim.$F:.$Z];[.N$1];0)" office:value-type="float" office:value="30" calcext:value-type="float">
            <text:p>30</text:p>
          </table:table-cell>
          <table:table-cell table:formula="of:=VLOOKUP([.$A40];[$P008_stim.$F:.$Z];[.O$1];0)" office:value-type="string" office:string-value="1.1333333333333258" calcext:value-type="string">
            <text:p>1.1333333333333258</text:p>
          </table:table-cell>
          <table:table-cell table:formula="of:=VLOOKUP([.$A40];[$P008_stim.$F:.$Z];[.P$1];0)" office:value-type="string" office:string-value="109.98518518518517" calcext:value-type="string">
            <text:p>109.98518518518517</text:p>
          </table:table-cell>
          <table:table-cell table:formula="of:=VLOOKUP([.$A40];[$P008_stim.$F:.$Z];[.Q$1];0)" office:value-type="float" office:value="338" calcext:value-type="float">
            <text:p>338</text:p>
          </table:table-cell>
          <table:table-cell table:formula="of:=VLOOKUP([.$A40];[$P008_stim.$F:.$Z];[.R$1];0)" office:value-type="float" office:value="42" calcext:value-type="float">
            <text:p>42</text:p>
          </table:table-cell>
          <table:table-cell table:formula="of:=VLOOKUP([.$A40];[$P008_stim.$F:.$Z];[.S$1];0)" office:value-type="string" office:string-value="22.866666666666674" calcext:value-type="string">
            <text:p>22.866666666666674</text:p>
          </table:table-cell>
          <table:table-cell table:formula="of:=VLOOKUP([.$A40];[$P008_stim.$F:.$Z];[.T$1];0)" office:value-type="string" office:string-value="4.171851851851784" calcext:value-type="string">
            <text:p>4.171851851851784</text:p>
          </table:table-cell>
          <table:table-cell table:formula="of:=VLOOKUP([.$A40];[$P008_stim.$F:.$Z];[.U$1];0)" office:value-type="float" office:value="854" calcext:value-type="float">
            <text:p>854</text:p>
          </table:table-cell>
          <table:table-cell table:formula="of:=VLOOKUP([.$A40];[$P008_stim.$F:.$Z];[.V$1];0)" office:value-type="float" office:value="26" calcext:value-type="float">
            <text:p>26</text:p>
          </table:table-cell>
          <table:table-cell table:formula="of:=VLOOKUP([.$A40];[$P008_stim.$F:.$Z];[.W$1];0)" office:value-type="string" office:string-value="-2.6000000000000227" calcext:value-type="string">
            <text:p>-2.6000000000000227</text:p>
          </table:table-cell>
          <table:table-cell table:formula="of:=VLOOKUP([.$A40];[$P008_stim.$F:.$Z];[.X$1];0)" office:value-type="string" office:string-value="92.25481481481472" calcext:value-type="string">
            <text:p>92.25481481481472</text:p>
          </table:table-cell>
          <table:table-cell table:formula="of:=VLOOKUP([.$A40];[$P008_stim.$F:.$Z];[.Y$1];0)" office:value-type="float" office:value="230" calcext:value-type="float">
            <text:p>230</text:p>
          </table:table-cell>
        </table:table-row>
        <table:table-row table:style-name="ro1">
          <table:table-cell table:formula="of:=IF(COUNTIF([P008_stim.$F:.$F];[P008_stim.$A40])=1;[P008_stim.A40];&quot;&quot;)" office:value-type="string" office:string-value="7.4" calcext:value-type="string">
            <text:p>7.4</text:p>
          </table:table-cell>
          <table:table-cell table:formula="of:=IF(COUNTIF([P008_stim.$F:.$F];[P008_stim.$A40])=1;[P008_stim.B40];&quot;&quot;)" office:value-type="string" office:string-value="M29DI" calcext:value-type="string">
            <text:p>M29DI</text:p>
          </table:table-cell>
          <table:table-cell table:formula="of:=IF(COUNTIF([P008_stim.$F:.$F];[P008_stim.$A40])=1;[P008_stim.C40];&quot;&quot;)" office:value-type="string" office:string-value="F" calcext:value-type="string">
            <text:p>F</text:p>
          </table:table-cell>
          <table:table-cell/>
          <table:table-cell table:formula="of:=VLOOKUP([.$A41];[$P008_stim.$F:.$Z];[.E$1];0)" office:value-type="string" office:string-value="7.4" calcext:value-type="string">
            <text:p>7.4</text:p>
          </table:table-cell>
          <table:table-cell table:formula="of:=VLOOKUP([.$A41];[$P008_stim.$F:.$Z];[.F$1];0)" office:value-type="string" office:string-value="F" calcext:value-type="string">
            <text:p>F</text:p>
          </table:table-cell>
          <table:table-cell table:formula="of:=VLOOKUP([.$A41];[$P008_stim.$F:.$Z];[.G$1];0)" office:value-type="string" office:string-value="17.399999999999977" calcext:value-type="string">
            <text:p>17.399999999999977</text:p>
          </table:table-cell>
          <table:table-cell table:formula="of:=VLOOKUP([.$A41];[$P008_stim.$F:.$Z];[.H$1];0)" office:value-type="string" office:string-value="-54.3288888888888" calcext:value-type="string">
            <text:p>-54.3288888888888</text:p>
          </table:table-cell>
          <table:table-cell table:formula="of:=VLOOKUP([.$A41];[$P008_stim.$F:.$Z];[.I$1];0)" office:value-type="float" office:value="374" calcext:value-type="float">
            <text:p>374</text:p>
          </table:table-cell>
          <table:table-cell table:formula="of:=VLOOKUP([.$A41];[$P008_stim.$F:.$Z];[.J$1];0)" office:value-type="float" office:value="26" calcext:value-type="float">
            <text:p>26</text:p>
          </table:table-cell>
          <table:table-cell table:formula="of:=VLOOKUP([.$A41];[$P008_stim.$F:.$Z];[.K$1];0)" office:value-type="string" office:string-value="3.0" calcext:value-type="string">
            <text:p>3.0</text:p>
          </table:table-cell>
          <table:table-cell table:formula="of:=VLOOKUP([.$A41];[$P008_stim.$F:.$Z];[.L$1];0)" office:value-type="string" office:string-value="-104.58074074074062" calcext:value-type="string">
            <text:p>-104.58074074074062</text:p>
          </table:table-cell>
          <table:table-cell table:formula="of:=VLOOKUP([.$A41];[$P008_stim.$F:.$Z];[.M$1];0)" office:value-type="float" office:value="320" calcext:value-type="float">
            <text:p>320</text:p>
          </table:table-cell>
          <table:table-cell table:formula="of:=VLOOKUP([.$A41];[$P008_stim.$F:.$Z];[.N$1];0)" office:value-type="float" office:value="28" calcext:value-type="float">
            <text:p>28</text:p>
          </table:table-cell>
          <table:table-cell table:formula="of:=VLOOKUP([.$A41];[$P008_stim.$F:.$Z];[.O$1];0)" office:value-type="string" office:string-value="25.799999999999955" calcext:value-type="string">
            <text:p>25.799999999999955</text:p>
          </table:table-cell>
          <table:table-cell table:formula="of:=VLOOKUP([.$A41];[$P008_stim.$F:.$Z];[.P$1];0)" office:value-type="string" office:string-value="-38.115555555555545" calcext:value-type="string">
            <text:p>-38.115555555555545</text:p>
          </table:table-cell>
          <table:table-cell table:formula="of:=VLOOKUP([.$A41];[$P008_stim.$F:.$Z];[.Q$1];0)" office:value-type="float" office:value="244" calcext:value-type="float">
            <text:p>244</text:p>
          </table:table-cell>
          <table:table-cell table:formula="of:=VLOOKUP([.$A41];[$P008_stim.$F:.$Z];[.R$1];0)" office:value-type="float" office:value="26" calcext:value-type="float">
            <text:p>26</text:p>
          </table:table-cell>
          <table:table-cell table:formula="of:=VLOOKUP([.$A41];[$P008_stim.$F:.$Z];[.S$1];0)" office:value-type="string" office:string-value="46.133333333333326" calcext:value-type="string">
            <text:p>46.133333333333326</text:p>
          </table:table-cell>
          <table:table-cell table:formula="of:=VLOOKUP([.$A41];[$P008_stim.$F:.$Z];[.T$1];0)" office:value-type="string" office:string-value="-13.274074074074065" calcext:value-type="string">
            <text:p>-13.274074074074065</text:p>
          </table:table-cell>
          <table:table-cell table:formula="of:=VLOOKUP([.$A41];[$P008_stim.$F:.$Z];[.U$1];0)" office:value-type="float" office:value="104" calcext:value-type="float">
            <text:p>104</text:p>
          </table:table-cell>
          <table:table-cell table:formula="of:=VLOOKUP([.$A41];[$P008_stim.$F:.$Z];[.V$1];0)" office:value-type="float" office:value="604" calcext:value-type="float">
            <text:p>604</text:p>
          </table:table-cell>
          <table:table-cell table:formula="of:=VLOOKUP([.$A41];[$P008_stim.$F:.$Z];[.W$1];0)" office:value-type="string" office:string-value="15.533333333333303" calcext:value-type="string">
            <text:p>15.533333333333303</text:p>
          </table:table-cell>
          <table:table-cell table:formula="of:=VLOOKUP([.$A41];[$P008_stim.$F:.$Z];[.X$1];0)" office:value-type="string" office:string-value="-84.38518518518521" calcext:value-type="string">
            <text:p>-84.38518518518521</text:p>
          </table:table-cell>
          <table:table-cell table:formula="of:=VLOOKUP([.$A41];[$P008_stim.$F:.$Z];[.Y$1];0)" office:value-type="float" office:value="186" calcext:value-type="float">
            <text:p>186</text:p>
          </table:table-cell>
        </table:table-row>
        <table:table-row table:style-name="ro1">
          <table:table-cell table:formula="of:=IF(COUNTIF([P008_stim.$F:.$F];[P008_stim.$A41])=1;[P008_stim.A41];&quot;&quot;)" office:value-type="string" office:string-value="8.0" calcext:value-type="string">
            <text:p>8.0</text:p>
          </table:table-cell>
          <table:table-cell table:formula="of:=IF(COUNTIF([P008_stim.$F:.$F];[P008_stim.$A41])=1;[P008_stim.B41];&quot;&quot;)" office:value-type="string" office:string-value="L12" calcext:value-type="string">
            <text:p>L12</text:p>
          </table:table-cell>
          <table:table-cell table:formula="of:=IF(COUNTIF([P008_stim.$F:.$F];[P008_stim.$A41])=1;[P008_stim.C41];&quot;&quot;)" office:value-type="string" office:string-value="L" calcext:value-type="string">
            <text:p>L</text:p>
          </table:table-cell>
          <table:table-cell/>
          <table:table-cell table:formula="of:=VLOOKUP([.$A42];[$P008_stim.$F:.$Z];[.E$1];0)" office:value-type="string" office:string-value="8.0" calcext:value-type="string">
            <text:p>8.0</text:p>
          </table:table-cell>
          <table:table-cell table:formula="of:=VLOOKUP([.$A42];[$P008_stim.$F:.$Z];[.F$1];0)" office:value-type="string" office:string-value="L" calcext:value-type="string">
            <text:p>L</text:p>
          </table:table-cell>
          <table:table-cell table:formula="of:=VLOOKUP([.$A42];[$P008_stim.$F:.$Z];[.G$1];0)" office:value-type="string" office:string-value="39.33333333333337" calcext:value-type="string">
            <text:p>39.33333333333337</text:p>
          </table:table-cell>
          <table:table-cell table:formula="of:=VLOOKUP([.$A42];[$P008_stim.$F:.$Z];[.H$1];0)" office:value-type="string" office:string-value="-160.1422222222222" calcext:value-type="string">
            <text:p>-160.1422222222222</text:p>
          </table:table-cell>
          <table:table-cell table:formula="of:=VLOOKUP([.$A42];[$P008_stim.$F:.$Z];[.I$1];0)" office:value-type="float" office:value="144" calcext:value-type="float">
            <text:p>144</text:p>
          </table:table-cell>
          <table:table-cell table:formula="of:=VLOOKUP([.$A42];[$P008_stim.$F:.$Z];[.J$1];0)" office:value-type="float" office:value="34" calcext:value-type="float">
            <text:p>34</text:p>
          </table:table-cell>
          <table:table-cell table:formula="of:=VLOOKUP([.$A42];[$P008_stim.$F:.$Z];[.K$1];0)" office:value-type="string" office:string-value="6.466666666666697" calcext:value-type="string">
            <text:p>6.466666666666697</text:p>
          </table:table-cell>
          <table:table-cell table:formula="of:=VLOOKUP([.$A42];[$P008_stim.$F:.$Z];[.L$1];0)" office:value-type="string" office:string-value="-30.71999999999997" calcext:value-type="string">
            <text:p>-30.71999999999997</text:p>
          </table:table-cell>
          <table:table-cell table:formula="of:=VLOOKUP([.$A42];[$P008_stim.$F:.$Z];[.M$1];0)" office:value-type="float" office:value="218" calcext:value-type="float">
            <text:p>218</text:p>
          </table:table-cell>
          <table:table-cell table:formula="of:=VLOOKUP([.$A42];[$P008_stim.$F:.$Z];[.N$1];0)" office:value-type="float" office:value="34" calcext:value-type="float">
            <text:p>34</text:p>
          </table:table-cell>
          <table:table-cell table:formula="of:=VLOOKUP([.$A42];[$P008_stim.$F:.$Z];[.O$1];0)" office:value-type="string" office:string-value="31.93333333333328" calcext:value-type="string">
            <text:p>31.93333333333328</text:p>
          </table:table-cell>
          <table:table-cell table:formula="of:=VLOOKUP([.$A42];[$P008_stim.$F:.$Z];[.P$1];0)" office:value-type="string" office:string-value="36.219259259259275" calcext:value-type="string">
            <text:p>36.219259259259275</text:p>
          </table:table-cell>
          <table:table-cell table:formula="of:=VLOOKUP([.$A42];[$P008_stim.$F:.$Z];[.Q$1];0)" office:value-type="float" office:value="164" calcext:value-type="float">
            <text:p>164</text:p>
          </table:table-cell>
          <table:table-cell table:formula="of:=VLOOKUP([.$A42];[$P008_stim.$F:.$Z];[.R$1];0)" office:value-type="float" office:value="28" calcext:value-type="float">
            <text:p>28</text:p>
          </table:table-cell>
          <table:table-cell table:formula="of:=VLOOKUP([.$A42];[$P008_stim.$F:.$Z];[.S$1];0)" office:value-type="string" office:string-value="15.266666666666652" calcext:value-type="string">
            <text:p>15.266666666666652</text:p>
          </table:table-cell>
          <table:table-cell table:formula="of:=VLOOKUP([.$A42];[$P008_stim.$F:.$Z];[.T$1];0)" office:value-type="string" office:string-value="154.92740740740737" calcext:value-type="string">
            <text:p>154.92740740740737</text:p>
          </table:table-cell>
          <table:table-cell table:formula="of:=VLOOKUP([.$A42];[$P008_stim.$F:.$Z];[.U$1];0)" office:value-type="float" office:value="328" calcext:value-type="float">
            <text:p>328</text:p>
          </table:table-cell>
          <table:table-cell table:formula="of:=VLOOKUP([.$A42];[$P008_stim.$F:.$Z];[.V$1];0)" office:value-type="float" office:value="36" calcext:value-type="float">
            <text:p>36</text:p>
          </table:table-cell>
          <table:table-cell table:formula="of:=VLOOKUP([.$A42];[$P008_stim.$F:.$Z];[.W$1];0)" office:value-type="string" office:string-value="32.5333333333333" calcext:value-type="string">
            <text:p>32.5333333333333</text:p>
          </table:table-cell>
          <table:table-cell table:formula="of:=VLOOKUP([.$A42];[$P008_stim.$F:.$Z];[.X$1];0)" office:value-type="string" office:string-value="60.30222222222221" calcext:value-type="string">
            <text:p>60.30222222222221</text:p>
          </table:table-cell>
          <table:table-cell table:formula="of:=VLOOKUP([.$A42];[$P008_stim.$F:.$Z];[.Y$1];0)" office:value-type="float" office:value="718" calcext:value-type="float">
            <text:p>718</text:p>
          </table:table-cell>
        </table:table-row>
        <table:table-row table:style-name="ro1">
          <table:table-cell table:formula="of:=IF(COUNTIF([P008_stim.$F:.$F];[P008_stim.$A42])=1;[P008_stim.A42];&quot;&quot;)" office:value-type="string" office:string-value="8.1" calcext:value-type="string">
            <text:p>8.1</text:p>
          </table:table-cell>
          <table:table-cell table:formula="of:=IF(COUNTIF([P008_stim.$F:.$F];[P008_stim.$A42])=1;[P008_stim.B42];&quot;&quot;)" office:value-type="string" office:string-value="M23NE" calcext:value-type="string">
            <text:p>M23NE</text:p>
          </table:table-cell>
          <table:table-cell table:formula="of:=IF(COUNTIF([P008_stim.$F:.$F];[P008_stim.$A42])=1;[P008_stim.C42];&quot;&quot;)" office:value-type="string" office:string-value="F" calcext:value-type="string">
            <text:p>F</text:p>
          </table:table-cell>
          <table:table-cell/>
          <table:table-cell table:formula="of:=VLOOKUP([.$A43];[$P008_stim.$F:.$Z];[.E$1];0)" office:value-type="string" office:string-value="8.1" calcext:value-type="string">
            <text:p>8.1</text:p>
          </table:table-cell>
          <table:table-cell table:formula="of:=VLOOKUP([.$A43];[$P008_stim.$F:.$Z];[.F$1];0)" office:value-type="string" office:string-value="F" calcext:value-type="string">
            <text:p>F</text:p>
          </table:table-cell>
          <table:table-cell table:formula="of:=VLOOKUP([.$A43];[$P008_stim.$F:.$Z];[.G$1];0)" office:value-type="string" office:string-value="1.2000000000000455" calcext:value-type="string">
            <text:p>1.2000000000000455</text:p>
          </table:table-cell>
          <table:table-cell table:formula="of:=VLOOKUP([.$A43];[$P008_stim.$F:.$Z];[.H$1];0)" office:value-type="string" office:string-value="-66.6548148148147" calcext:value-type="string">
            <text:p>-66.6548148148147</text:p>
          </table:table-cell>
          <table:table-cell table:formula="of:=VLOOKUP([.$A43];[$P008_stim.$F:.$Z];[.I$1];0)" office:value-type="float" office:value="230" calcext:value-type="float">
            <text:p>230</text:p>
          </table:table-cell>
          <table:table-cell table:formula="of:=VLOOKUP([.$A43];[$P008_stim.$F:.$Z];[.J$1];0)" office:value-type="float" office:value="34" calcext:value-type="float">
            <text:p>34</text:p>
          </table:table-cell>
          <table:table-cell table:formula="of:=VLOOKUP([.$A43];[$P008_stim.$F:.$Z];[.K$1];0)" office:value-type="string" office:string-value="38.799999999999955" calcext:value-type="string">
            <text:p>38.799999999999955</text:p>
          </table:table-cell>
          <table:table-cell table:formula="of:=VLOOKUP([.$A43];[$P008_stim.$F:.$Z];[.L$1];0)" office:value-type="string" office:string-value="-8.722962962962981" calcext:value-type="string">
            <text:p>-8.722962962962981</text:p>
          </table:table-cell>
          <table:table-cell table:formula="of:=VLOOKUP([.$A43];[$P008_stim.$F:.$Z];[.M$1];0)" office:value-type="float" office:value="254" calcext:value-type="float">
            <text:p>254</text:p>
          </table:table-cell>
          <table:table-cell table:formula="of:=VLOOKUP([.$A43];[$P008_stim.$F:.$Z];[.N$1];0)" office:value-type="float" office:value="26" calcext:value-type="float">
            <text:p>26</text:p>
          </table:table-cell>
          <table:table-cell table:formula="of:=VLOOKUP([.$A43];[$P008_stim.$F:.$Z];[.O$1];0)" office:value-type="string" office:string-value="-12.333333333333371" calcext:value-type="string">
            <text:p>-12.333333333333371</text:p>
          </table:table-cell>
          <table:table-cell table:formula="of:=VLOOKUP([.$A43];[$P008_stim.$F:.$Z];[.P$1];0)" office:value-type="string" office:string-value="3.0340740740741694" calcext:value-type="string">
            <text:p>3.0340740740741694</text:p>
          </table:table-cell>
          <table:table-cell table:formula="of:=VLOOKUP([.$A43];[$P008_stim.$F:.$Z];[.Q$1];0)" office:value-type="float" office:value="232" calcext:value-type="float">
            <text:p>232</text:p>
          </table:table-cell>
          <table:table-cell table:formula="of:=VLOOKUP([.$A43];[$P008_stim.$F:.$Z];[.R$1];0)" office:value-type="float" office:value="40" calcext:value-type="float">
            <text:p>40</text:p>
          </table:table-cell>
          <table:table-cell table:formula="of:=VLOOKUP([.$A43];[$P008_stim.$F:.$Z];[.S$1];0)" office:value-type="string" office:string-value="9.799999999999955" calcext:value-type="string">
            <text:p>9.799999999999955</text:p>
          </table:table-cell>
          <table:table-cell table:formula="of:=VLOOKUP([.$A43];[$P008_stim.$F:.$Z];[.T$1];0)" office:value-type="string" office:string-value="-88.74666666666667" calcext:value-type="string">
            <text:p>-88.74666666666667</text:p>
          </table:table-cell>
          <table:table-cell table:formula="of:=VLOOKUP([.$A43];[$P008_stim.$F:.$Z];[.U$1];0)" office:value-type="float" office:value="190" calcext:value-type="float">
            <text:p>190</text:p>
          </table:table-cell>
          <table:table-cell table:formula="of:=VLOOKUP([.$A43];[$P008_stim.$F:.$Z];[.V$1];0)" office:value-type="float" office:value="24" calcext:value-type="float">
            <text:p>24</text:p>
          </table:table-cell>
          <table:table-cell table:formula="of:=VLOOKUP([.$A43];[$P008_stim.$F:.$Z];[.W$1];0)" office:value-type="string" office:string-value="-0.13333333333332575" calcext:value-type="string">
            <text:p>-0.13333333333332575</text:p>
          </table:table-cell>
          <table:table-cell table:formula="of:=VLOOKUP([.$A43];[$P008_stim.$F:.$Z];[.X$1];0)" office:value-type="string" office:string-value="-124.49185185185178" calcext:value-type="string">
            <text:p>-124.49185185185178</text:p>
          </table:table-cell>
          <table:table-cell table:formula="of:=VLOOKUP([.$A43];[$P008_stim.$F:.$Z];[.Y$1];0)" office:value-type="float" office:value="280" calcext:value-type="float">
            <text:p>280</text:p>
          </table:table-cell>
        </table:table-row>
        <table:table-row table:style-name="ro1">
          <table:table-cell table:formula="of:=IF(COUNTIF([P008_stim.$F:.$F];[P008_stim.$A43])=1;[P008_stim.A43];&quot;&quot;)" office:value-type="string" office:string-value="8.2" calcext:value-type="string">
            <text:p>8.2</text:p>
          </table:table-cell>
          <table:table-cell table:formula="of:=IF(COUNTIF([P008_stim.$F:.$F];[P008_stim.$A43])=1;[P008_stim.B43];&quot;&quot;)" office:value-type="string" office:string-value="H13" calcext:value-type="string">
            <text:p>H13</text:p>
          </table:table-cell>
          <table:table-cell table:formula="of:=IF(COUNTIF([P008_stim.$F:.$F];[P008_stim.$A43])=1;[P008_stim.C43];&quot;&quot;)" office:value-type="string" office:string-value="H" calcext:value-type="string">
            <text:p>H</text:p>
          </table:table-cell>
          <table:table-cell/>
          <table:table-cell table:formula="of:=VLOOKUP([.$A44];[$P008_stim.$F:.$Z];[.E$1];0)" office:value-type="string" office:string-value="8.2" calcext:value-type="string">
            <text:p>8.2</text:p>
          </table:table-cell>
          <table:table-cell table:formula="of:=VLOOKUP([.$A44];[$P008_stim.$F:.$Z];[.F$1];0)" office:value-type="string" office:string-value="H" calcext:value-type="string">
            <text:p>H</text:p>
          </table:table-cell>
          <table:table-cell table:formula="of:=VLOOKUP([.$A44];[$P008_stim.$F:.$Z];[.G$1];0)" office:value-type="string" office:string-value="82.13333333333333" calcext:value-type="string">
            <text:p>82.13333333333333</text:p>
          </table:table-cell>
          <table:table-cell table:formula="of:=VLOOKUP([.$A44];[$P008_stim.$F:.$Z];[.H$1];0)" office:value-type="string" office:string-value="-59.25925925925924" calcext:value-type="string">
            <text:p>-59.25925925925924</text:p>
          </table:table-cell>
          <table:table-cell table:formula="of:=VLOOKUP([.$A44];[$P008_stim.$F:.$Z];[.I$1];0)" office:value-type="float" office:value="154" calcext:value-type="float">
            <text:p>154</text:p>
          </table:table-cell>
          <table:table-cell table:formula="of:=VLOOKUP([.$A44];[$P008_stim.$F:.$Z];[.J$1];0)" office:value-type="float" office:value="32" calcext:value-type="float">
            <text:p>32</text:p>
          </table:table-cell>
          <table:table-cell table:formula="of:=VLOOKUP([.$A44];[$P008_stim.$F:.$Z];[.K$1];0)" office:value-type="string" office:string-value="16.26666666666665" calcext:value-type="string">
            <text:p>16.26666666666665</text:p>
          </table:table-cell>
          <table:table-cell table:formula="of:=VLOOKUP([.$A44];[$P008_stim.$F:.$Z];[.L$1];0)" office:value-type="string" office:string-value="90.8325925925925" calcext:value-type="string">
            <text:p>90.8325925925925</text:p>
          </table:table-cell>
          <table:table-cell table:formula="of:=VLOOKUP([.$A44];[$P008_stim.$F:.$Z];[.M$1];0)" office:value-type="float" office:value="176" calcext:value-type="float">
            <text:p>176</text:p>
          </table:table-cell>
          <table:table-cell table:formula="of:=VLOOKUP([.$A44];[$P008_stim.$F:.$Z];[.N$1];0)" office:value-type="float" office:value="36" calcext:value-type="float">
            <text:p>36</text:p>
          </table:table-cell>
          <table:table-cell table:formula="of:=VLOOKUP([.$A44];[$P008_stim.$F:.$Z];[.O$1];0)" office:value-type="string" office:string-value="-0.7999999999999545" calcext:value-type="string">
            <text:p>-0.7999999999999545</text:p>
          </table:table-cell>
          <table:table-cell table:formula="of:=VLOOKUP([.$A44];[$P008_stim.$F:.$Z];[.P$1];0)" office:value-type="string" office:string-value="188.77629629629632" calcext:value-type="string">
            <text:p>188.77629629629632</text:p>
          </table:table-cell>
          <table:table-cell table:formula="of:=VLOOKUP([.$A44];[$P008_stim.$F:.$Z];[.Q$1];0)" office:value-type="float" office:value="244" calcext:value-type="float">
            <text:p>244</text:p>
          </table:table-cell>
          <table:table-cell table:formula="of:=VLOOKUP([.$A44];[$P008_stim.$F:.$Z];[.R$1];0)" office:value-type="float" office:value="48" calcext:value-type="float">
            <text:p>48</text:p>
          </table:table-cell>
          <table:table-cell table:formula="of:=VLOOKUP([.$A44];[$P008_stim.$F:.$Z];[.S$1];0)" office:value-type="string" office:string-value="39.799999999999955" calcext:value-type="string">
            <text:p>39.799999999999955</text:p>
          </table:table-cell>
          <table:table-cell table:formula="of:=VLOOKUP([.$A44];[$P008_stim.$F:.$Z];[.T$1];0)" office:value-type="string" office:string-value="-29.961481481481485" calcext:value-type="string">
            <text:p>-29.961481481481485</text:p>
          </table:table-cell>
          <table:table-cell table:formula="of:=VLOOKUP([.$A44];[$P008_stim.$F:.$Z];[.U$1];0)" office:value-type="float" office:value="412" calcext:value-type="float">
            <text:p>412</text:p>
          </table:table-cell>
          <table:table-cell table:formula="of:=VLOOKUP([.$A44];[$P008_stim.$F:.$Z];[.V$1];0)" office:value-type="float" office:value="26" calcext:value-type="float">
            <text:p>26</text:p>
          </table:table-cell>
          <table:table-cell table:formula="of:=VLOOKUP([.$A44];[$P008_stim.$F:.$Z];[.W$1];0)" office:value-type="string" office:string-value="27.866666666666674" calcext:value-type="string">
            <text:p>27.866666666666674</text:p>
          </table:table-cell>
          <table:table-cell table:formula="of:=VLOOKUP([.$A44];[$P008_stim.$F:.$Z];[.X$1];0)" office:value-type="string" office:string-value="50.251851851851825" calcext:value-type="string">
            <text:p>50.251851851851825</text:p>
          </table:table-cell>
          <table:table-cell table:formula="of:=VLOOKUP([.$A44];[$P008_stim.$F:.$Z];[.Y$1];0)" office:value-type="float" office:value="242" calcext:value-type="float">
            <text:p>242</text:p>
          </table:table-cell>
        </table:table-row>
        <table:table-row table:style-name="ro1">
          <table:table-cell table:formula="of:=IF(COUNTIF([P008_stim.$F:.$F];[P008_stim.$A44])=1;[P008_stim.A44];&quot;&quot;)" office:value-type="string" office:string-value="8.3" calcext:value-type="string">
            <text:p>8.3</text:p>
          </table:table-cell>
          <table:table-cell table:formula="of:=IF(COUNTIF([P008_stim.$F:.$F];[P008_stim.$A44])=1;[P008_stim.B44];&quot;&quot;)" office:value-type="string" office:string-value="L28" calcext:value-type="string">
            <text:p>L28</text:p>
          </table:table-cell>
          <table:table-cell table:formula="of:=IF(COUNTIF([P008_stim.$F:.$F];[P008_stim.$A44])=1;[P008_stim.C44];&quot;&quot;)" office:value-type="string" office:string-value="L" calcext:value-type="string">
            <text:p>L</text:p>
          </table:table-cell>
          <table:table-cell/>
          <table:table-cell table:formula="of:=VLOOKUP([.$A45];[$P008_stim.$F:.$Z];[.E$1];0)" office:value-type="string" office:string-value="8.3" calcext:value-type="string">
            <text:p>8.3</text:p>
          </table:table-cell>
          <table:table-cell table:formula="of:=VLOOKUP([.$A45];[$P008_stim.$F:.$Z];[.F$1];0)" office:value-type="string" office:string-value="L" calcext:value-type="string">
            <text:p>L</text:p>
          </table:table-cell>
          <table:table-cell table:formula="of:=VLOOKUP([.$A45];[$P008_stim.$F:.$Z];[.G$1];0)" office:value-type="string" office:string-value="15.533333333333303" calcext:value-type="string">
            <text:p>15.533333333333303</text:p>
          </table:table-cell>
          <table:table-cell table:formula="of:=VLOOKUP([.$A45];[$P008_stim.$F:.$Z];[.H$1];0)" office:value-type="string" office:string-value="108.84740740740733" calcext:value-type="string">
            <text:p>108.84740740740733</text:p>
          </table:table-cell>
          <table:table-cell table:formula="of:=VLOOKUP([.$A45];[$P008_stim.$F:.$Z];[.I$1];0)" office:value-type="float" office:value="286" calcext:value-type="float">
            <text:p>286</text:p>
          </table:table-cell>
          <table:table-cell table:formula="of:=VLOOKUP([.$A45];[$P008_stim.$F:.$Z];[.J$1];0)" office:value-type="float" office:value="40" calcext:value-type="float">
            <text:p>40</text:p>
          </table:table-cell>
          <table:table-cell table:formula="of:=VLOOKUP([.$A45];[$P008_stim.$F:.$Z];[.K$1];0)" office:value-type="string" office:string-value="28.26666666666665" calcext:value-type="string">
            <text:p>28.26666666666665</text:p>
          </table:table-cell>
          <table:table-cell table:formula="of:=VLOOKUP([.$A45];[$P008_stim.$F:.$Z];[.L$1];0)" office:value-type="string" office:string-value="30.81481481481478" calcext:value-type="string">
            <text:p>30.81481481481478</text:p>
          </table:table-cell>
          <table:table-cell table:formula="of:=VLOOKUP([.$A45];[$P008_stim.$F:.$Z];[.M$1];0)" office:value-type="float" office:value="172" calcext:value-type="float">
            <text:p>172</text:p>
          </table:table-cell>
          <table:table-cell table:formula="of:=VLOOKUP([.$A45];[$P008_stim.$F:.$Z];[.N$1];0)" office:value-type="float" office:value="28" calcext:value-type="float">
            <text:p>28</text:p>
          </table:table-cell>
          <table:table-cell table:formula="of:=VLOOKUP([.$A45];[$P008_stim.$F:.$Z];[.O$1];0)" office:value-type="string" office:string-value="32.5333333333333" calcext:value-type="string">
            <text:p>32.5333333333333</text:p>
          </table:table-cell>
          <table:table-cell table:formula="of:=VLOOKUP([.$A45];[$P008_stim.$F:.$Z];[.P$1];0)" office:value-type="string" office:string-value="112.82962962962961" calcext:value-type="string">
            <text:p>112.82962962962961</text:p>
          </table:table-cell>
          <table:table-cell table:formula="of:=VLOOKUP([.$A45];[$P008_stim.$F:.$Z];[.Q$1];0)" office:value-type="float" office:value="932" calcext:value-type="float">
            <text:p>932</text:p>
          </table:table-cell>
          <table:table-cell table:formula="of:=VLOOKUP([.$A45];[$P008_stim.$F:.$Z];[.R$1];0)" office:value-type="float" office:value="26" calcext:value-type="float">
            <text:p>26</text:p>
          </table:table-cell>
          <table:table-cell table:formula="of:=VLOOKUP([.$A45];[$P008_stim.$F:.$Z];[.S$1];0)" office:value-type="string" office:string-value="29.533333333333303" calcext:value-type="string">
            <text:p>29.533333333333303</text:p>
          </table:table-cell>
          <table:table-cell table:formula="of:=VLOOKUP([.$A45];[$P008_stim.$F:.$Z];[.T$1];0)" office:value-type="string" office:string-value="158.90962962962965" calcext:value-type="string">
            <text:p>158.90962962962965</text:p>
          </table:table-cell>
          <table:table-cell table:formula="of:=VLOOKUP([.$A45];[$P008_stim.$F:.$Z];[.U$1];0)" office:value-type="float" office:value="304" calcext:value-type="float">
            <text:p>304</text:p>
          </table:table-cell>
          <table:table-cell table:formula="of:=VLOOKUP([.$A45];[$P008_stim.$F:.$Z];[.V$1];0)" office:value-type="float" office:value="42" calcext:value-type="float">
            <text:p>42</text:p>
          </table:table-cell>
          <table:table-cell table:formula="of:=VLOOKUP([.$A45];[$P008_stim.$F:.$Z];[.W$1];0)" office:value-type="string" office:string-value="48.06666666666672" calcext:value-type="string">
            <text:p>48.06666666666672</text:p>
          </table:table-cell>
          <table:table-cell table:formula="of:=VLOOKUP([.$A45];[$P008_stim.$F:.$Z];[.X$1];0)" office:value-type="string" office:string-value="57.74222222222215" calcext:value-type="string">
            <text:p>57.74222222222215</text:p>
          </table:table-cell>
          <table:table-cell table:formula="of:=VLOOKUP([.$A45];[$P008_stim.$F:.$Z];[.Y$1];0)" office:value-type="float" office:value="218" calcext:value-type="float">
            <text:p>218</text:p>
          </table:table-cell>
        </table:table-row>
        <table:table-row table:style-name="ro1">
          <table:table-cell table:formula="of:=IF(COUNTIF([P008_stim.$F:.$F];[P008_stim.$A45])=1;[P008_stim.A45];&quot;&quot;)" office:value-type="string" office:string-value="8.4" calcext:value-type="string">
            <text:p>8.4</text:p>
          </table:table-cell>
          <table:table-cell table:formula="of:=IF(COUNTIF([P008_stim.$F:.$F];[P008_stim.$A45])=1;[P008_stim.B45];&quot;&quot;)" office:value-type="string" office:string-value="H02" calcext:value-type="string">
            <text:p>H02</text:p>
          </table:table-cell>
          <table:table-cell table:formula="of:=IF(COUNTIF([P008_stim.$F:.$F];[P008_stim.$A45])=1;[P008_stim.C45];&quot;&quot;)" office:value-type="string" office:string-value="H" calcext:value-type="string">
            <text:p>H</text:p>
          </table:table-cell>
          <table:table-cell/>
          <table:table-cell table:formula="of:=VLOOKUP([.$A46];[$P008_stim.$F:.$Z];[.E$1];0)" office:value-type="string" office:string-value="8.4" calcext:value-type="string">
            <text:p>8.4</text:p>
          </table:table-cell>
          <table:table-cell table:formula="of:=VLOOKUP([.$A46];[$P008_stim.$F:.$Z];[.F$1];0)" office:value-type="string" office:string-value="H" calcext:value-type="string">
            <text:p>H</text:p>
          </table:table-cell>
          <table:table-cell table:formula="of:=VLOOKUP([.$A46];[$P008_stim.$F:.$Z];[.G$1];0)" office:value-type="string" office:string-value="18.466666666666697" calcext:value-type="string">
            <text:p>18.466666666666697</text:p>
          </table:table-cell>
          <table:table-cell table:formula="of:=VLOOKUP([.$A46];[$P008_stim.$F:.$Z];[.H$1];0)" office:value-type="string" office:string-value="10.714074074074006" calcext:value-type="string">
            <text:p>10.714074074074006</text:p>
          </table:table-cell>
          <table:table-cell table:formula="of:=VLOOKUP([.$A46];[$P008_stim.$F:.$Z];[.I$1];0)" office:value-type="float" office:value="130" calcext:value-type="float">
            <text:p>130</text:p>
          </table:table-cell>
          <table:table-cell table:formula="of:=VLOOKUP([.$A46];[$P008_stim.$F:.$Z];[.J$1];0)" office:value-type="float" office:value="38" calcext:value-type="float">
            <text:p>38</text:p>
          </table:table-cell>
          <table:table-cell table:formula="of:=VLOOKUP([.$A46];[$P008_stim.$F:.$Z];[.K$1];0)" office:value-type="string" office:string-value="-17.866666666666674" calcext:value-type="string">
            <text:p>-17.866666666666674</text:p>
          </table:table-cell>
          <table:table-cell table:formula="of:=VLOOKUP([.$A46];[$P008_stim.$F:.$Z];[.L$1];0)" office:value-type="string" office:string-value="82.01481481481483" calcext:value-type="string">
            <text:p>82.01481481481483</text:p>
          </table:table-cell>
          <table:table-cell table:formula="of:=VLOOKUP([.$A46];[$P008_stim.$F:.$Z];[.M$1];0)" office:value-type="float" office:value="370" calcext:value-type="float">
            <text:p>370</text:p>
          </table:table-cell>
          <table:table-cell table:formula="of:=VLOOKUP([.$A46];[$P008_stim.$F:.$Z];[.N$1];0)" office:value-type="float" office:value="36" calcext:value-type="float">
            <text:p>36</text:p>
          </table:table-cell>
          <table:table-cell table:formula="of:=VLOOKUP([.$A46];[$P008_stim.$F:.$Z];[.O$1];0)" office:value-type="string" office:string-value="27.399999999999977" calcext:value-type="string">
            <text:p>27.399999999999977</text:p>
          </table:table-cell>
          <table:table-cell table:formula="of:=VLOOKUP([.$A46];[$P008_stim.$F:.$Z];[.P$1];0)" office:value-type="string" office:string-value="8.912592592592546" calcext:value-type="string">
            <text:p>8.912592592592546</text:p>
          </table:table-cell>
          <table:table-cell table:formula="of:=VLOOKUP([.$A46];[$P008_stim.$F:.$Z];[.Q$1];0)" office:value-type="float" office:value="422" calcext:value-type="float">
            <text:p>422</text:p>
          </table:table-cell>
          <table:table-cell table:formula="of:=VLOOKUP([.$A46];[$P008_stim.$F:.$Z];[.R$1];0)" office:value-type="float" office:value="38" calcext:value-type="float">
            <text:p>38</text:p>
          </table:table-cell>
          <table:table-cell table:formula="of:=VLOOKUP([.$A46];[$P008_stim.$F:.$Z];[.S$1];0)" office:value-type="string" office:string-value="29.06666666666672" calcext:value-type="string">
            <text:p>29.06666666666672</text:p>
          </table:table-cell>
          <table:table-cell table:formula="of:=VLOOKUP([.$A46];[$P008_stim.$F:.$Z];[.T$1];0)" office:value-type="string" office:string-value="-75.18814814814806" calcext:value-type="string">
            <text:p>-75.18814814814806</text:p>
          </table:table-cell>
          <table:table-cell table:formula="of:=VLOOKUP([.$A46];[$P008_stim.$F:.$Z];[.U$1];0)" office:value-type="float" office:value="314" calcext:value-type="float">
            <text:p>314</text:p>
          </table:table-cell>
          <table:table-cell table:formula="of:=VLOOKUP([.$A46];[$P008_stim.$F:.$Z];[.V$1];0)" office:value-type="float" office:value="44" calcext:value-type="float">
            <text:p>44</text:p>
          </table:table-cell>
          <table:table-cell table:formula="of:=VLOOKUP([.$A46];[$P008_stim.$F:.$Z];[.W$1];0)" office:value-type="string" office:string-value="-11.666666666666629" calcext:value-type="string">
            <text:p>-11.666666666666629</text:p>
          </table:table-cell>
          <table:table-cell table:formula="of:=VLOOKUP([.$A46];[$P008_stim.$F:.$Z];[.X$1];0)" office:value-type="string" office:string-value="83.91111111111115" calcext:value-type="string">
            <text:p>83.91111111111115</text:p>
          </table:table-cell>
          <table:table-cell table:formula="of:=VLOOKUP([.$A46];[$P008_stim.$F:.$Z];[.Y$1];0)" office:value-type="float" office:value="310" calcext:value-type="float">
            <text:p>310</text:p>
          </table:table-cell>
        </table:table-row>
        <table:table-row table:style-name="ro1">
          <table:table-cell table:formula="of:=IF(COUNTIF([P008_stim.$F:.$F];[P008_stim.$A46])=1;[P008_stim.A46];&quot;&quot;)" office:value-type="string" office:string-value="9.0" calcext:value-type="string">
            <text:p>9.0</text:p>
          </table:table-cell>
          <table:table-cell table:formula="of:=IF(COUNTIF([P008_stim.$F:.$F];[P008_stim.$A46])=1;[P008_stim.B46];&quot;&quot;)" office:value-type="string" office:string-value="H31" calcext:value-type="string">
            <text:p>H31</text:p>
          </table:table-cell>
          <table:table-cell table:formula="of:=IF(COUNTIF([P008_stim.$F:.$F];[P008_stim.$A46])=1;[P008_stim.C46];&quot;&quot;)" office:value-type="string" office:string-value="H" calcext:value-type="string">
            <text:p>H</text:p>
          </table:table-cell>
          <table:table-cell/>
          <table:table-cell table:formula="of:=VLOOKUP([.$A47];[$P008_stim.$F:.$Z];[.E$1];0)" office:value-type="string" office:string-value="9.0" calcext:value-type="string">
            <text:p>9.0</text:p>
          </table:table-cell>
          <table:table-cell table:formula="of:=VLOOKUP([.$A47];[$P008_stim.$F:.$Z];[.F$1];0)" office:value-type="string" office:string-value="H" calcext:value-type="string">
            <text:p>H</text:p>
          </table:table-cell>
          <table:table-cell table:formula="of:=VLOOKUP([.$A47];[$P008_stim.$F:.$Z];[.G$1];0)" office:value-type="string" office:string-value="18.66666666666663" calcext:value-type="string">
            <text:p>18.66666666666663</text:p>
          </table:table-cell>
          <table:table-cell table:formula="of:=VLOOKUP([.$A47];[$P008_stim.$F:.$Z];[.H$1];0)" office:value-type="string" office:string-value="-36.59851851851852" calcext:value-type="string">
            <text:p>-36.59851851851852</text:p>
          </table:table-cell>
          <table:table-cell table:formula="of:=VLOOKUP([.$A47];[$P008_stim.$F:.$Z];[.I$1];0)" office:value-type="float" office:value="190" calcext:value-type="float">
            <text:p>190</text:p>
          </table:table-cell>
          <table:table-cell table:formula="of:=VLOOKUP([.$A47];[$P008_stim.$F:.$Z];[.J$1];0)" office:value-type="float" office:value="42" calcext:value-type="float">
            <text:p>42</text:p>
          </table:table-cell>
          <table:table-cell table:formula="of:=VLOOKUP([.$A47];[$P008_stim.$F:.$Z];[.K$1];0)" office:value-type="string" office:string-value="8.06666666666672" calcext:value-type="string">
            <text:p>8.06666666666672</text:p>
          </table:table-cell>
          <table:table-cell table:formula="of:=VLOOKUP([.$A47];[$P008_stim.$F:.$Z];[.L$1];0)" office:value-type="string" office:string-value="182.9925925925926" calcext:value-type="string">
            <text:p>182.9925925925926</text:p>
          </table:table-cell>
          <table:table-cell table:formula="of:=VLOOKUP([.$A47];[$P008_stim.$F:.$Z];[.M$1];0)" office:value-type="float" office:value="526" calcext:value-type="float">
            <text:p>526</text:p>
          </table:table-cell>
          <table:table-cell table:formula="of:=VLOOKUP([.$A47];[$P008_stim.$F:.$Z];[.N$1];0)" office:value-type="float" office:value="46" calcext:value-type="float">
            <text:p>46</text:p>
          </table:table-cell>
          <table:table-cell table:formula="of:=VLOOKUP([.$A47];[$P008_stim.$F:.$Z];[.O$1];0)" office:value-type="string" office:string-value="-104.66666666666663" calcext:value-type="string">
            <text:p>-104.66666666666663</text:p>
          </table:table-cell>
          <table:table-cell table:formula="of:=VLOOKUP([.$A47];[$P008_stim.$F:.$Z];[.P$1];0)" office:value-type="string" office:string-value="226.13333333333333" calcext:value-type="string">
            <text:p>226.13333333333333</text:p>
          </table:table-cell>
          <table:table-cell table:formula="of:=VLOOKUP([.$A47];[$P008_stim.$F:.$Z];[.Q$1];0)" office:value-type="float" office:value="138" calcext:value-type="float">
            <text:p>138</text:p>
          </table:table-cell>
          <table:table-cell table:formula="of:=VLOOKUP([.$A47];[$P008_stim.$F:.$Z];[.R$1];0)" office:value-type="float" office:value="46" calcext:value-type="float">
            <text:p>46</text:p>
          </table:table-cell>
          <table:table-cell table:formula="of:=VLOOKUP([.$A47];[$P008_stim.$F:.$Z];[.S$1];0)" office:value-type="string" office:string-value="30.66666666666663" calcext:value-type="string">
            <text:p>30.66666666666663</text:p>
          </table:table-cell>
          <table:table-cell table:formula="of:=VLOOKUP([.$A47];[$P008_stim.$F:.$Z];[.T$1];0)" office:value-type="string" office:string-value="169.62370370370365" calcext:value-type="string">
            <text:p>169.62370370370365</text:p>
          </table:table-cell>
          <table:table-cell table:formula="of:=VLOOKUP([.$A47];[$P008_stim.$F:.$Z];[.U$1];0)" office:value-type="float" office:value="328" calcext:value-type="float">
            <text:p>328</text:p>
          </table:table-cell>
          <table:table-cell table:formula="of:=VLOOKUP([.$A47];[$P008_stim.$F:.$Z];[.V$1];0)" office:value-type="float" office:value="36" calcext:value-type="float">
            <text:p>36</text:p>
          </table:table-cell>
          <table:table-cell table:formula="of:=VLOOKUP([.$A47];[$P008_stim.$F:.$Z];[.W$1];0)" office:value-type="string" office:string-value="24.26666666666665" calcext:value-type="string">
            <text:p>24.26666666666665</text:p>
          </table:table-cell>
          <table:table-cell table:formula="of:=VLOOKUP([.$A47];[$P008_stim.$F:.$Z];[.X$1];0)" office:value-type="string" office:string-value="77.08444444444444" calcext:value-type="string">
            <text:p>77.08444444444444</text:p>
          </table:table-cell>
          <table:table-cell table:formula="of:=VLOOKUP([.$A47];[$P008_stim.$F:.$Z];[.Y$1];0)" office:value-type="float" office:value="300" calcext:value-type="float">
            <text:p>300</text:p>
          </table:table-cell>
        </table:table-row>
        <table:table-row table:style-name="ro1">
          <table:table-cell table:formula="of:=IF(COUNTIF([P008_stim.$F:.$F];[P008_stim.$A47])=1;[P008_stim.A47];&quot;&quot;)" office:value-type="string" office:string-value="9.1" calcext:value-type="string">
            <text:p>9.1</text:p>
          </table:table-cell>
          <table:table-cell table:formula="of:=IF(COUNTIF([P008_stim.$F:.$F];[P008_stim.$A47])=1;[P008_stim.B47];&quot;&quot;)" office:value-type="string" office:string-value="L27" calcext:value-type="string">
            <text:p>L27</text:p>
          </table:table-cell>
          <table:table-cell table:formula="of:=IF(COUNTIF([P008_stim.$F:.$F];[P008_stim.$A47])=1;[P008_stim.C47];&quot;&quot;)" office:value-type="string" office:string-value="L" calcext:value-type="string">
            <text:p>L</text:p>
          </table:table-cell>
          <table:table-cell/>
          <table:table-cell table:formula="of:=VLOOKUP([.$A48];[$P008_stim.$F:.$Z];[.E$1];0)" office:value-type="string" office:string-value="9.1" calcext:value-type="string">
            <text:p>9.1</text:p>
          </table:table-cell>
          <table:table-cell table:formula="of:=VLOOKUP([.$A48];[$P008_stim.$F:.$Z];[.F$1];0)" office:value-type="string" office:string-value="L" calcext:value-type="string">
            <text:p>L</text:p>
          </table:table-cell>
          <table:table-cell table:formula="of:=VLOOKUP([.$A48];[$P008_stim.$F:.$Z];[.G$1];0)" office:value-type="string" office:string-value="64.86666666666667" calcext:value-type="string">
            <text:p>64.86666666666667</text:p>
          </table:table-cell>
          <table:table-cell table:formula="of:=VLOOKUP([.$A48];[$P008_stim.$F:.$Z];[.H$1];0)" office:value-type="string" office:string-value="-20.95407407407407" calcext:value-type="string">
            <text:p>-20.95407407407407</text:p>
          </table:table-cell>
          <table:table-cell table:formula="of:=VLOOKUP([.$A48];[$P008_stim.$F:.$Z];[.I$1];0)" office:value-type="float" office:value="176" calcext:value-type="float">
            <text:p>176</text:p>
          </table:table-cell>
          <table:table-cell table:formula="of:=VLOOKUP([.$A48];[$P008_stim.$F:.$Z];[.J$1];0)" office:value-type="float" office:value="34" calcext:value-type="float">
            <text:p>34</text:p>
          </table:table-cell>
          <table:table-cell table:formula="of:=VLOOKUP([.$A48];[$P008_stim.$F:.$Z];[.K$1];0)" office:value-type="string" office:string-value="16.866666666666674" calcext:value-type="string">
            <text:p>16.866666666666674</text:p>
          </table:table-cell>
          <table:table-cell table:formula="of:=VLOOKUP([.$A48];[$P008_stim.$F:.$Z];[.L$1];0)" office:value-type="string" office:string-value="-44.0888888888889" calcext:value-type="string">
            <text:p>-44.0888888888889</text:p>
          </table:table-cell>
          <table:table-cell table:formula="of:=VLOOKUP([.$A48];[$P008_stim.$F:.$Z];[.M$1];0)" office:value-type="float" office:value="294" calcext:value-type="float">
            <text:p>294</text:p>
          </table:table-cell>
          <table:table-cell table:formula="of:=VLOOKUP([.$A48];[$P008_stim.$F:.$Z];[.N$1];0)" office:value-type="float" office:value="38" calcext:value-type="float">
            <text:p>38</text:p>
          </table:table-cell>
          <table:table-cell table:formula="of:=VLOOKUP([.$A48];[$P008_stim.$F:.$Z];[.O$1];0)" office:value-type="string" office:string-value="32.39999999999998" calcext:value-type="string">
            <text:p>32.39999999999998</text:p>
          </table:table-cell>
          <table:table-cell table:formula="of:=VLOOKUP([.$A48];[$P008_stim.$F:.$Z];[.P$1];0)" office:value-type="string" office:string-value="-133.40444444444444" calcext:value-type="string">
            <text:p>-133.40444444444444</text:p>
          </table:table-cell>
          <table:table-cell table:formula="of:=VLOOKUP([.$A48];[$P008_stim.$F:.$Z];[.Q$1];0)" office:value-type="float" office:value="342" calcext:value-type="float">
            <text:p>342</text:p>
          </table:table-cell>
          <table:table-cell table:formula="of:=VLOOKUP([.$A48];[$P008_stim.$F:.$Z];[.R$1];0)" office:value-type="float" office:value="24" calcext:value-type="float">
            <text:p>24</text:p>
          </table:table-cell>
          <table:table-cell table:formula="of:=VLOOKUP([.$A48];[$P008_stim.$F:.$Z];[.S$1];0)" office:value-type="string" office:string-value="15.733333333333348" calcext:value-type="string">
            <text:p>15.733333333333348</text:p>
          </table:table-cell>
          <table:table-cell table:formula="of:=VLOOKUP([.$A48];[$P008_stim.$F:.$Z];[.T$1];0)" office:value-type="string" office:string-value="-186.12148148148145" calcext:value-type="string">
            <text:p>-186.12148148148145</text:p>
          </table:table-cell>
          <table:table-cell table:formula="of:=VLOOKUP([.$A48];[$P008_stim.$F:.$Z];[.U$1];0)" office:value-type="float" office:value="630" calcext:value-type="float">
            <text:p>630</text:p>
          </table:table-cell>
          <table:table-cell table:formula="of:=VLOOKUP([.$A48];[$P008_stim.$F:.$Z];[.V$1];0)" office:value-type="float" office:value="24" calcext:value-type="float">
            <text:p>24</text:p>
          </table:table-cell>
          <table:table-cell table:formula="of:=VLOOKUP([.$A48];[$P008_stim.$F:.$Z];[.W$1];0)" office:value-type="string" office:string-value="3.2000000000000455" calcext:value-type="string">
            <text:p>3.2000000000000455</text:p>
          </table:table-cell>
          <table:table-cell table:formula="of:=VLOOKUP([.$A48];[$P008_stim.$F:.$Z];[.X$1];0)" office:value-type="string" office:string-value="-224.33185185185187" calcext:value-type="string">
            <text:p>-224.33185185185187</text:p>
          </table:table-cell>
          <table:table-cell table:formula="of:=VLOOKUP([.$A48];[$P008_stim.$F:.$Z];[.Y$1];0)" office:value-type="float" office:value="262" calcext:value-type="float">
            <text:p>262</text:p>
          </table:table-cell>
        </table:table-row>
        <table:table-row table:style-name="ro1">
          <table:table-cell table:formula="of:=IF(COUNTIF([P008_stim.$F:.$F];[P008_stim.$A48])=1;[P008_stim.A48];&quot;&quot;)" office:value-type="string" office:string-value="9.2" calcext:value-type="string">
            <text:p>9.2</text:p>
          </table:table-cell>
          <table:table-cell table:formula="of:=IF(COUNTIF([P008_stim.$F:.$F];[P008_stim.$A48])=1;[P008_stim.B48];&quot;&quot;)" office:value-type="string" office:string-value="F28DI" calcext:value-type="string">
            <text:p>F28DI</text:p>
          </table:table-cell>
          <table:table-cell table:formula="of:=IF(COUNTIF([P008_stim.$F:.$F];[P008_stim.$A48])=1;[P008_stim.C48];&quot;&quot;)" office:value-type="string" office:string-value="F" calcext:value-type="string">
            <text:p>F</text:p>
          </table:table-cell>
          <table:table-cell/>
          <table:table-cell table:formula="of:=VLOOKUP([.$A49];[$P008_stim.$F:.$Z];[.E$1];0)" office:value-type="string" office:string-value="9.2" calcext:value-type="string">
            <text:p>9.2</text:p>
          </table:table-cell>
          <table:table-cell table:formula="of:=VLOOKUP([.$A49];[$P008_stim.$F:.$Z];[.F$1];0)" office:value-type="string" office:string-value="F" calcext:value-type="string">
            <text:p>F</text:p>
          </table:table-cell>
          <table:table-cell table:formula="of:=VLOOKUP([.$A49];[$P008_stim.$F:.$Z];[.G$1];0)" office:value-type="string" office:string-value="13.399999999999977" calcext:value-type="string">
            <text:p>13.399999999999977</text:p>
          </table:table-cell>
          <table:table-cell table:formula="of:=VLOOKUP([.$A49];[$P008_stim.$F:.$Z];[.H$1];0)" office:value-type="string" office:string-value="83.34222222222218" calcext:value-type="string">
            <text:p>83.34222222222218</text:p>
          </table:table-cell>
          <table:table-cell table:formula="of:=VLOOKUP([.$A49];[$P008_stim.$F:.$Z];[.I$1];0)" office:value-type="float" office:value="138" calcext:value-type="float">
            <text:p>138</text:p>
          </table:table-cell>
          <table:table-cell table:formula="of:=VLOOKUP([.$A49];[$P008_stim.$F:.$Z];[.J$1];0)" office:value-type="float" office:value="44" calcext:value-type="float">
            <text:p>44</text:p>
          </table:table-cell>
          <table:table-cell table:formula="of:=VLOOKUP([.$A49];[$P008_stim.$F:.$Z];[.K$1];0)" office:value-type="string" office:string-value="9.399999999999977" calcext:value-type="string">
            <text:p>9.399999999999977</text:p>
          </table:table-cell>
          <table:table-cell table:formula="of:=VLOOKUP([.$A49];[$P008_stim.$F:.$Z];[.L$1];0)" office:value-type="string" office:string-value="-94.34074074074073" calcext:value-type="string">
            <text:p>-94.34074074074073</text:p>
          </table:table-cell>
          <table:table-cell table:formula="of:=VLOOKUP([.$A49];[$P008_stim.$F:.$Z];[.M$1];0)" office:value-type="float" office:value="142" calcext:value-type="float">
            <text:p>142</text:p>
          </table:table-cell>
          <table:table-cell table:formula="of:=VLOOKUP([.$A49];[$P008_stim.$F:.$Z];[.N$1];0)" office:value-type="float" office:value="32" calcext:value-type="float">
            <text:p>32</text:p>
          </table:table-cell>
          <table:table-cell table:formula="of:=VLOOKUP([.$A49];[$P008_stim.$F:.$Z];[.O$1];0)" office:value-type="string" office:string-value="3.2666666666666515" calcext:value-type="string">
            <text:p>3.2666666666666515</text:p>
          </table:table-cell>
          <table:table-cell table:formula="of:=VLOOKUP([.$A49];[$P008_stim.$F:.$Z];[.P$1];0)" office:value-type="string" office:string-value="-143.64444444444445" calcext:value-type="string">
            <text:p>-143.64444444444445</text:p>
          </table:table-cell>
          <table:table-cell table:formula="of:=VLOOKUP([.$A49];[$P008_stim.$F:.$Z];[.Q$1];0)" office:value-type="float" office:value="360" calcext:value-type="float">
            <text:p>360</text:p>
          </table:table-cell>
          <table:table-cell table:formula="of:=VLOOKUP([.$A49];[$P008_stim.$F:.$Z];[.R$1];0)" office:value-type="float" office:value="28" calcext:value-type="float">
            <text:p>28</text:p>
          </table:table-cell>
          <table:table-cell table:formula="of:=VLOOKUP([.$A49];[$P008_stim.$F:.$Z];[.S$1];0)" office:value-type="string" office:string-value="17.66666666666663" calcext:value-type="string">
            <text:p>17.66666666666663</text:p>
          </table:table-cell>
          <table:table-cell table:formula="of:=VLOOKUP([.$A49];[$P008_stim.$F:.$Z];[.T$1];0)" office:value-type="string" office:string-value="-77.36888888888893" calcext:value-type="string">
            <text:p>-77.36888888888893</text:p>
          </table:table-cell>
          <table:table-cell table:formula="of:=VLOOKUP([.$A49];[$P008_stim.$F:.$Z];[.U$1];0)" office:value-type="float" office:value="560" calcext:value-type="float">
            <text:p>560</text:p>
          </table:table-cell>
          <table:table-cell table:formula="of:=VLOOKUP([.$A49];[$P008_stim.$F:.$Z];[.V$1];0)" office:value-type="float" office:value="26" calcext:value-type="float">
            <text:p>26</text:p>
          </table:table-cell>
          <table:table-cell table:formula="of:=VLOOKUP([.$A49];[$P008_stim.$F:.$Z];[.W$1];0)" office:value-type="string" office:string-value="11.200000000000045" calcext:value-type="string">
            <text:p>11.200000000000045</text:p>
          </table:table-cell>
          <table:table-cell table:formula="of:=VLOOKUP([.$A49];[$P008_stim.$F:.$Z];[.X$1];0)" office:value-type="string" office:string-value="-134.63703703703703" calcext:value-type="string">
            <text:p>-134.63703703703703</text:p>
          </table:table-cell>
          <table:table-cell table:formula="of:=VLOOKUP([.$A49];[$P008_stim.$F:.$Z];[.Y$1];0)" office:value-type="float" office:value="560" calcext:value-type="float">
            <text:p>560</text:p>
          </table:table-cell>
        </table:table-row>
        <table:table-row table:style-name="ro1">
          <table:table-cell table:formula="of:=IF(COUNTIF([P008_stim.$F:.$F];[P008_stim.$A49])=1;[P008_stim.A49];&quot;&quot;)" office:value-type="string" office:string-value="9.3" calcext:value-type="string">
            <text:p>9.3</text:p>
          </table:table-cell>
          <table:table-cell table:formula="of:=IF(COUNTIF([P008_stim.$F:.$F];[P008_stim.$A49])=1;[P008_stim.B49];&quot;&quot;)" office:value-type="string" office:string-value="L30" calcext:value-type="string">
            <text:p>L30</text:p>
          </table:table-cell>
          <table:table-cell table:formula="of:=IF(COUNTIF([P008_stim.$F:.$F];[P008_stim.$A49])=1;[P008_stim.C49];&quot;&quot;)" office:value-type="string" office:string-value="L" calcext:value-type="string">
            <text:p>L</text:p>
          </table:table-cell>
          <table:table-cell/>
          <table:table-cell table:formula="of:=VLOOKUP([.$A50];[$P008_stim.$F:.$Z];[.E$1];0)" office:value-type="string" office:string-value="9.3" calcext:value-type="string">
            <text:p>9.3</text:p>
          </table:table-cell>
          <table:table-cell table:formula="of:=VLOOKUP([.$A50];[$P008_stim.$F:.$Z];[.F$1];0)" office:value-type="string" office:string-value="L" calcext:value-type="string">
            <text:p>L</text:p>
          </table:table-cell>
          <table:table-cell table:formula="of:=VLOOKUP([.$A50];[$P008_stim.$F:.$Z];[.G$1];0)" office:value-type="string" office:string-value="38.66666666666663" calcext:value-type="string">
            <text:p>38.66666666666663</text:p>
          </table:table-cell>
          <table:table-cell table:formula="of:=VLOOKUP([.$A50];[$P008_stim.$F:.$Z];[.H$1];0)" office:value-type="string" office:string-value="-1.9911111111111381" calcext:value-type="string">
            <text:p>-1.9911111111111381</text:p>
          </table:table-cell>
          <table:table-cell table:formula="of:=VLOOKUP([.$A50];[$P008_stim.$F:.$Z];[.I$1];0)" office:value-type="float" office:value="190" calcext:value-type="float">
            <text:p>190</text:p>
          </table:table-cell>
          <table:table-cell table:formula="of:=VLOOKUP([.$A50];[$P008_stim.$F:.$Z];[.J$1];0)" office:value-type="float" office:value="34" calcext:value-type="float">
            <text:p>34</text:p>
          </table:table-cell>
          <table:table-cell table:formula="of:=VLOOKUP([.$A50];[$P008_stim.$F:.$Z];[.K$1];0)" office:value-type="string" office:string-value="-2.9333333333332803" calcext:value-type="string">
            <text:p>-2.9333333333332803</text:p>
          </table:table-cell>
          <table:table-cell table:formula="of:=VLOOKUP([.$A50];[$P008_stim.$F:.$Z];[.L$1];0)" office:value-type="string" office:string-value="-12.705185185185144" calcext:value-type="string">
            <text:p>-12.705185185185144</text:p>
          </table:table-cell>
          <table:table-cell table:formula="of:=VLOOKUP([.$A50];[$P008_stim.$F:.$Z];[.M$1];0)" office:value-type="float" office:value="186" calcext:value-type="float">
            <text:p>186</text:p>
          </table:table-cell>
          <table:table-cell table:formula="of:=VLOOKUP([.$A50];[$P008_stim.$F:.$Z];[.N$1];0)" office:value-type="float" office:value="32" calcext:value-type="float">
            <text:p>32</text:p>
          </table:table-cell>
          <table:table-cell table:formula="of:=VLOOKUP([.$A50];[$P008_stim.$F:.$Z];[.O$1];0)" office:value-type="string" office:string-value="-11.733333333333348" calcext:value-type="string">
            <text:p>-11.733333333333348</text:p>
          </table:table-cell>
          <table:table-cell table:formula="of:=VLOOKUP([.$A50];[$P008_stim.$F:.$Z];[.P$1];0)" office:value-type="string" office:string-value="159.19407407407402" calcext:value-type="string">
            <text:p>159.19407407407402</text:p>
          </table:table-cell>
          <table:table-cell table:formula="of:=VLOOKUP([.$A50];[$P008_stim.$F:.$Z];[.Q$1];0)" office:value-type="float" office:value="156" calcext:value-type="float">
            <text:p>156</text:p>
          </table:table-cell>
          <table:table-cell table:formula="of:=VLOOKUP([.$A50];[$P008_stim.$F:.$Z];[.R$1];0)" office:value-type="float" office:value="26" calcext:value-type="float">
            <text:p>26</text:p>
          </table:table-cell>
          <table:table-cell table:formula="of:=VLOOKUP([.$A50];[$P008_stim.$F:.$Z];[.S$1];0)" office:value-type="string" office:string-value="-20.26666666666665" calcext:value-type="string">
            <text:p>-20.26666666666665</text:p>
          </table:table-cell>
          <table:table-cell table:formula="of:=VLOOKUP([.$A50];[$P008_stim.$F:.$Z];[.T$1];0)" office:value-type="string" office:string-value="240.8296296296296" calcext:value-type="string">
            <text:p>240.8296296296296</text:p>
          </table:table-cell>
          <table:table-cell table:formula="of:=VLOOKUP([.$A50];[$P008_stim.$F:.$Z];[.U$1];0)" office:value-type="float" office:value="236" calcext:value-type="float">
            <text:p>236</text:p>
          </table:table-cell>
          <table:table-cell table:formula="of:=VLOOKUP([.$A50];[$P008_stim.$F:.$Z];[.V$1];0)" office:value-type="float" office:value="26" calcext:value-type="float">
            <text:p>26</text:p>
          </table:table-cell>
          <table:table-cell table:formula="of:=VLOOKUP([.$A50];[$P008_stim.$F:.$Z];[.W$1];0)" office:value-type="string" office:string-value="13.866666666666674" calcext:value-type="string">
            <text:p>13.866666666666674</text:p>
          </table:table-cell>
          <table:table-cell table:formula="of:=VLOOKUP([.$A50];[$P008_stim.$F:.$Z];[.X$1];0)" office:value-type="string" office:string-value="224.04740740740738" calcext:value-type="string">
            <text:p>224.04740740740738</text:p>
          </table:table-cell>
          <table:table-cell table:formula="of:=VLOOKUP([.$A50];[$P008_stim.$F:.$Z];[.Y$1];0)" office:value-type="float" office:value="104" calcext:value-type="float">
            <text:p>104</text:p>
          </table:table-cell>
        </table:table-row>
        <table:table-row table:style-name="ro1">
          <table:table-cell table:formula="of:=IF(COUNTIF([P008_stim.$F:.$F];[P008_stim.$A50])=1;[P008_stim.A50];&quot;&quot;)" office:value-type="string" office:string-value="9.4" calcext:value-type="string">
            <text:p>9.4</text:p>
          </table:table-cell>
          <table:table-cell table:formula="of:=IF(COUNTIF([P008_stim.$F:.$F];[P008_stim.$A50])=1;[P008_stim.B50];&quot;&quot;)" office:value-type="string" office:string-value="F31DI" calcext:value-type="string">
            <text:p>F31DI</text:p>
          </table:table-cell>
          <table:table-cell table:formula="of:=IF(COUNTIF([P008_stim.$F:.$F];[P008_stim.$A50])=1;[P008_stim.C50];&quot;&quot;)" office:value-type="string" office:string-value="F" calcext:value-type="string">
            <text:p>F</text:p>
          </table:table-cell>
          <table:table-cell/>
          <table:table-cell table:formula="of:=VLOOKUP([.$A51];[$P008_stim.$F:.$Z];[.E$1];0)" office:value-type="string" office:string-value="9.4" calcext:value-type="string">
            <text:p>9.4</text:p>
          </table:table-cell>
          <table:table-cell table:formula="of:=VLOOKUP([.$A51];[$P008_stim.$F:.$Z];[.F$1];0)" office:value-type="string" office:string-value="F" calcext:value-type="string">
            <text:p>F</text:p>
          </table:table-cell>
          <table:table-cell table:formula="of:=VLOOKUP([.$A51];[$P008_stim.$F:.$Z];[.G$1];0)" office:value-type="string" office:string-value="11.533333333333303" calcext:value-type="string">
            <text:p>11.533333333333303</text:p>
          </table:table-cell>
          <table:table-cell table:formula="of:=VLOOKUP([.$A51];[$P008_stim.$F:.$Z];[.H$1];0)" office:value-type="string" office:string-value="44.562962962962956" calcext:value-type="string">
            <text:p>44.562962962962956</text:p>
          </table:table-cell>
          <table:table-cell table:formula="of:=VLOOKUP([.$A51];[$P008_stim.$F:.$Z];[.I$1];0)" office:value-type="float" office:value="138" calcext:value-type="float">
            <text:p>138</text:p>
          </table:table-cell>
          <table:table-cell table:formula="of:=VLOOKUP([.$A51];[$P008_stim.$F:.$Z];[.J$1];0)" office:value-type="float" office:value="42" calcext:value-type="float">
            <text:p>42</text:p>
          </table:table-cell>
          <table:table-cell table:formula="of:=VLOOKUP([.$A51];[$P008_stim.$F:.$Z];[.K$1];0)" office:value-type="string" office:string-value="4.533333333333303" calcext:value-type="string">
            <text:p>4.533333333333303</text:p>
          </table:table-cell>
          <table:table-cell table:formula="of:=VLOOKUP([.$A51];[$P008_stim.$F:.$Z];[.L$1];0)" office:value-type="string" office:string-value="-112.16592592592582" calcext:value-type="string">
            <text:p>-112.16592592592582</text:p>
          </table:table-cell>
          <table:table-cell table:formula="of:=VLOOKUP([.$A51];[$P008_stim.$F:.$Z];[.M$1];0)" office:value-type="float" office:value="344" calcext:value-type="float">
            <text:p>344</text:p>
          </table:table-cell>
          <table:table-cell table:formula="of:=VLOOKUP([.$A51];[$P008_stim.$F:.$Z];[.N$1];0)" office:value-type="float" office:value="28" calcext:value-type="float">
            <text:p>28</text:p>
          </table:table-cell>
          <table:table-cell table:formula="of:=VLOOKUP([.$A51];[$P008_stim.$F:.$Z];[.O$1];0)" office:value-type="string" office:string-value="11.600000000000023" calcext:value-type="string">
            <text:p>11.600000000000023</text:p>
          </table:table-cell>
          <table:table-cell table:formula="of:=VLOOKUP([.$A51];[$P008_stim.$F:.$Z];[.P$1];0)" office:value-type="string" office:string-value="-41.623703703703654" calcext:value-type="string">
            <text:p>-41.623703703703654</text:p>
          </table:table-cell>
          <table:table-cell table:formula="of:=VLOOKUP([.$A51];[$P008_stim.$F:.$Z];[.Q$1];0)" office:value-type="float" office:value="350" calcext:value-type="float">
            <text:p>350</text:p>
          </table:table-cell>
          <table:table-cell table:formula="of:=VLOOKUP([.$A51];[$P008_stim.$F:.$Z];[.R$1];0)" office:value-type="float" office:value="36" calcext:value-type="float">
            <text:p>36</text:p>
          </table:table-cell>
          <table:table-cell table:formula="of:=VLOOKUP([.$A51];[$P008_stim.$F:.$Z];[.S$1];0)" office:value-type="string" office:string-value="11.866666666666674" calcext:value-type="string">
            <text:p>11.866666666666674</text:p>
          </table:table-cell>
          <table:table-cell table:formula="of:=VLOOKUP([.$A51];[$P008_stim.$F:.$Z];[.T$1];0)" office:value-type="string" office:string-value="-127.24148148148146" calcext:value-type="string">
            <text:p>-127.24148148148146</text:p>
          </table:table-cell>
          <table:table-cell table:formula="of:=VLOOKUP([.$A51];[$P008_stim.$F:.$Z];[.U$1];0)" office:value-type="float" office:value="434" calcext:value-type="float">
            <text:p>434</text:p>
          </table:table-cell>
          <table:table-cell table:formula="of:=VLOOKUP([.$A51];[$P008_stim.$F:.$Z];[.V$1];0)" office:value-type="float" office:value="30" calcext:value-type="float">
            <text:p>30</text:p>
          </table:table-cell>
          <table:table-cell table:formula="of:=VLOOKUP([.$A51];[$P008_stim.$F:.$Z];[.W$1];0)" office:value-type="string" office:string-value="15.466666666666697" calcext:value-type="string">
            <text:p>15.466666666666697</text:p>
          </table:table-cell>
          <table:table-cell table:formula="of:=VLOOKUP([.$A51];[$P008_stim.$F:.$Z];[.X$1];0)" office:value-type="string" office:string-value="-21.807407407407425" calcext:value-type="string">
            <text:p>-21.807407407407425</text:p>
          </table:table-cell>
          <table:table-cell table:formula="of:=VLOOKUP([.$A51];[$P008_stim.$F:.$Z];[.Y$1];0)" office:value-type="float" office:value="366" calcext:value-type="float">
            <text:p>366</text:p>
          </table:table-cell>
        </table:table-row>
        <table:table-row table:style-name="ro1">
          <table:table-cell table:formula="of:=IF(COUNTIF([P008_stim.$F:.$F];[P008_stim.$A51])=1;[P008_stim.A51];&quot;&quot;)" office:value-type="string" office:string-value="10.0" calcext:value-type="string">
            <text:p>10.0</text:p>
          </table:table-cell>
          <table:table-cell table:formula="of:=IF(COUNTIF([P008_stim.$F:.$F];[P008_stim.$A51])=1;[P008_stim.B51];&quot;&quot;)" office:value-type="string" office:string-value="L14" calcext:value-type="string">
            <text:p>L14</text:p>
          </table:table-cell>
          <table:table-cell table:formula="of:=IF(COUNTIF([P008_stim.$F:.$F];[P008_stim.$A51])=1;[P008_stim.C51];&quot;&quot;)" office:value-type="string" office:string-value="L" calcext:value-type="string">
            <text:p>L</text:p>
          </table:table-cell>
          <table:table-cell/>
          <table:table-cell table:formula="of:=VLOOKUP([.$A52];[$P008_stim.$F:.$Z];[.E$1];0)" office:value-type="string" office:string-value="10.0" calcext:value-type="string">
            <text:p>10.0</text:p>
          </table:table-cell>
          <table:table-cell table:formula="of:=VLOOKUP([.$A52];[$P008_stim.$F:.$Z];[.F$1];0)" office:value-type="string" office:string-value="L" calcext:value-type="string">
            <text:p>L</text:p>
          </table:table-cell>
          <table:table-cell table:formula="of:=VLOOKUP([.$A52];[$P008_stim.$F:.$Z];[.G$1];0)" office:value-type="string" office:string-value="19.133333333333326" calcext:value-type="string">
            <text:p>19.133333333333326</text:p>
          </table:table-cell>
          <table:table-cell table:formula="of:=VLOOKUP([.$A52];[$P008_stim.$F:.$Z];[.H$1];0)" office:value-type="string" office:string-value="-41.1496296296296" calcext:value-type="string">
            <text:p>-41.1496296296296</text:p>
          </table:table-cell>
          <table:table-cell table:formula="of:=VLOOKUP([.$A52];[$P008_stim.$F:.$Z];[.I$1];0)" office:value-type="float" office:value="276" calcext:value-type="float">
            <text:p>276</text:p>
          </table:table-cell>
          <table:table-cell table:formula="of:=VLOOKUP([.$A52];[$P008_stim.$F:.$Z];[.J$1];0)" office:value-type="float" office:value="28" calcext:value-type="float">
            <text:p>28</text:p>
          </table:table-cell>
          <table:table-cell table:formula="of:=VLOOKUP([.$A52];[$P008_stim.$F:.$Z];[.K$1];0)" office:value-type="string" office:string-value="4.7333333333333485" calcext:value-type="string">
            <text:p>4.7333333333333485</text:p>
          </table:table-cell>
          <table:table-cell table:formula="of:=VLOOKUP([.$A52];[$P008_stim.$F:.$Z];[.L$1];0)" office:value-type="string" office:string-value="-16.308148148148177" calcext:value-type="string">
            <text:p>-16.308148148148177</text:p>
          </table:table-cell>
          <table:table-cell table:formula="of:=VLOOKUP([.$A52];[$P008_stim.$F:.$Z];[.M$1];0)" office:value-type="float" office:value="562" calcext:value-type="float">
            <text:p>562</text:p>
          </table:table-cell>
          <table:table-cell table:formula="of:=VLOOKUP([.$A52];[$P008_stim.$F:.$Z];[.N$1];0)" office:value-type="float" office:value="40" calcext:value-type="float">
            <text:p>40</text:p>
          </table:table-cell>
          <table:table-cell table:formula="of:=VLOOKUP([.$A52];[$P008_stim.$F:.$Z];[.O$1];0)" office:value-type="string" office:string-value="9.333333333333371" calcext:value-type="string">
            <text:p>9.333333333333371</text:p>
          </table:table-cell>
          <table:table-cell table:formula="of:=VLOOKUP([.$A52];[$P008_stim.$F:.$Z];[.P$1];0)" office:value-type="string" office:string-value="127.81037037037038" calcext:value-type="string">
            <text:p>127.81037037037038</text:p>
          </table:table-cell>
          <table:table-cell table:formula="of:=VLOOKUP([.$A52];[$P008_stim.$F:.$Z];[.Q$1];0)" office:value-type="float" office:value="310" calcext:value-type="float">
            <text:p>310</text:p>
          </table:table-cell>
          <table:table-cell table:formula="of:=VLOOKUP([.$A52];[$P008_stim.$F:.$Z];[.R$1];0)" office:value-type="float" office:value="46" calcext:value-type="float">
            <text:p>46</text:p>
          </table:table-cell>
          <table:table-cell table:formula="of:=VLOOKUP([.$A52];[$P008_stim.$F:.$Z];[.S$1];0)" office:value-type="string" office:string-value="24.866666666666674" calcext:value-type="string">
            <text:p>24.866666666666674</text:p>
          </table:table-cell>
          <table:table-cell table:formula="of:=VLOOKUP([.$A52];[$P008_stim.$F:.$Z];[.T$1];0)" office:value-type="string" office:string-value="-82.6785185185185" calcext:value-type="string">
            <text:p>-82.6785185185185</text:p>
          </table:table-cell>
          <table:table-cell table:formula="of:=VLOOKUP([.$A52];[$P008_stim.$F:.$Z];[.U$1];0)" office:value-type="float" office:value="572" calcext:value-type="float">
            <text:p>572</text:p>
          </table:table-cell>
          <table:table-cell table:formula="of:=VLOOKUP([.$A52];[$P008_stim.$F:.$Z];[.V$1];0)" office:value-type="float" office:value="26" calcext:value-type="float">
            <text:p>26</text:p>
          </table:table-cell>
          <table:table-cell table:formula="of:=VLOOKUP([.$A52];[$P008_stim.$F:.$Z];[.W$1];0)" office:value-type="string" office:string-value="5.2000000000000455" calcext:value-type="string">
            <text:p>5.2000000000000455</text:p>
          </table:table-cell>
          <table:table-cell table:formula="of:=VLOOKUP([.$A52];[$P008_stim.$F:.$Z];[.X$1];0)" office:value-type="string" office:string-value="-23.229629629629642" calcext:value-type="string">
            <text:p>-23.229629629629642</text:p>
          </table:table-cell>
          <table:table-cell table:formula="of:=VLOOKUP([.$A52];[$P008_stim.$F:.$Z];[.Y$1];0)" office:value-type="float" office:value="354" calcext:value-type="float">
            <text:p>354</text:p>
          </table:table-cell>
        </table:table-row>
        <table:table-row table:style-name="ro1">
          <table:table-cell table:formula="of:=IF(COUNTIF([P008_stim.$F:.$F];[P008_stim.$A52])=1;[P008_stim.A52];&quot;&quot;)" office:value-type="string" office:string-value="10.1" calcext:value-type="string">
            <text:p>10.1</text:p>
          </table:table-cell>
          <table:table-cell table:formula="of:=IF(COUNTIF([P008_stim.$F:.$F];[P008_stim.$A52])=1;[P008_stim.B52];&quot;&quot;)" office:value-type="string" office:string-value="H29" calcext:value-type="string">
            <text:p>H29</text:p>
          </table:table-cell>
          <table:table-cell table:formula="of:=IF(COUNTIF([P008_stim.$F:.$F];[P008_stim.$A52])=1;[P008_stim.C52];&quot;&quot;)" office:value-type="string" office:string-value="H" calcext:value-type="string">
            <text:p>H</text:p>
          </table:table-cell>
          <table:table-cell/>
          <table:table-cell table:formula="of:=VLOOKUP([.$A53];[$P008_stim.$F:.$Z];[.E$1];0)" office:value-type="string" office:string-value="10.1" calcext:value-type="string">
            <text:p>10.1</text:p>
          </table:table-cell>
          <table:table-cell table:formula="of:=VLOOKUP([.$A53];[$P008_stim.$F:.$Z];[.F$1];0)" office:value-type="string" office:string-value="H" calcext:value-type="string">
            <text:p>H</text:p>
          </table:table-cell>
          <table:table-cell table:formula="of:=VLOOKUP([.$A53];[$P008_stim.$F:.$Z];[.G$1];0)" office:value-type="string" office:string-value="15.93333333333328" calcext:value-type="string">
            <text:p>15.93333333333328</text:p>
          </table:table-cell>
          <table:table-cell table:formula="of:=VLOOKUP([.$A53];[$P008_stim.$F:.$Z];[.H$1];0)" office:value-type="string" office:string-value="-32.04740740740732" calcext:value-type="string">
            <text:p>-32.04740740740732</text:p>
          </table:table-cell>
          <table:table-cell table:formula="of:=VLOOKUP([.$A53];[$P008_stim.$F:.$Z];[.I$1];0)" office:value-type="float" office:value="460" calcext:value-type="float">
            <text:p>460</text:p>
          </table:table-cell>
          <table:table-cell table:formula="of:=VLOOKUP([.$A53];[$P008_stim.$F:.$Z];[.J$1];0)" office:value-type="float" office:value="40" calcext:value-type="float">
            <text:p>40</text:p>
          </table:table-cell>
          <table:table-cell table:formula="of:=VLOOKUP([.$A53];[$P008_stim.$F:.$Z];[.K$1];0)" office:value-type="string" office:string-value="-43.39999999999998" calcext:value-type="string">
            <text:p>-43.39999999999998</text:p>
          </table:table-cell>
          <table:table-cell table:formula="of:=VLOOKUP([.$A53];[$P008_stim.$F:.$Z];[.L$1];0)" office:value-type="string" office:string-value="-122.21629629629626" calcext:value-type="string">
            <text:p>-122.21629629629626</text:p>
          </table:table-cell>
          <table:table-cell table:formula="of:=VLOOKUP([.$A53];[$P008_stim.$F:.$Z];[.M$1];0)" office:value-type="float" office:value="286" calcext:value-type="float">
            <text:p>286</text:p>
          </table:table-cell>
          <table:table-cell table:formula="of:=VLOOKUP([.$A53];[$P008_stim.$F:.$Z];[.N$1];0)" office:value-type="float" office:value="28" calcext:value-type="float">
            <text:p>28</text:p>
          </table:table-cell>
          <table:table-cell table:formula="of:=VLOOKUP([.$A53];[$P008_stim.$F:.$Z];[.O$1];0)" office:value-type="string" office:string-value="3.0" calcext:value-type="string">
            <text:p>3.0</text:p>
          </table:table-cell>
          <table:table-cell table:formula="of:=VLOOKUP([.$A53];[$P008_stim.$F:.$Z];[.P$1];0)" office:value-type="string" office:string-value="-218.54814814814813" calcext:value-type="string">
            <text:p>-218.54814814814813</text:p>
          </table:table-cell>
          <table:table-cell table:formula="of:=VLOOKUP([.$A53];[$P008_stim.$F:.$Z];[.Q$1];0)" office:value-type="float" office:value="704" calcext:value-type="float">
            <text:p>704</text:p>
          </table:table-cell>
          <table:table-cell table:formula="of:=VLOOKUP([.$A53];[$P008_stim.$F:.$Z];[.R$1];0)" office:value-type="float" office:value="42" calcext:value-type="float">
            <text:p>42</text:p>
          </table:table-cell>
          <table:table-cell table:formula="of:=VLOOKUP([.$A53];[$P008_stim.$F:.$Z];[.S$1];0)" office:value-type="string" office:string-value="105.26666666666665" calcext:value-type="string">
            <text:p>105.26666666666665</text:p>
          </table:table-cell>
          <table:table-cell table:formula="of:=VLOOKUP([.$A53];[$P008_stim.$F:.$Z];[.T$1];0)" office:value-type="string" office:string-value="-120.50962962962967" calcext:value-type="string">
            <text:p>-120.50962962962967</text:p>
          </table:table-cell>
          <table:table-cell table:formula="of:=VLOOKUP([.$A53];[$P008_stim.$F:.$Z];[.U$1];0)" office:value-type="float" office:value="156" calcext:value-type="float">
            <text:p>156</text:p>
          </table:table-cell>
          <table:table-cell table:formula="of:=VLOOKUP([.$A53];[$P008_stim.$F:.$Z];[.V$1];0)" office:value-type="float" office:value="28" calcext:value-type="float">
            <text:p>28</text:p>
          </table:table-cell>
          <table:table-cell table:formula="of:=VLOOKUP([.$A53];[$P008_stim.$F:.$Z];[.W$1];0)" office:value-type="string" office:string-value="120.60000000000002" calcext:value-type="string">
            <text:p>120.60000000000002</text:p>
          </table:table-cell>
          <table:table-cell table:formula="of:=VLOOKUP([.$A53];[$P008_stim.$F:.$Z];[.X$1];0)" office:value-type="string" office:string-value="-114.91555555555556" calcext:value-type="string">
            <text:p>-114.91555555555556</text:p>
          </table:table-cell>
          <table:table-cell table:formula="of:=VLOOKUP([.$A53];[$P008_stim.$F:.$Z];[.Y$1];0)" office:value-type="float" office:value="244" calcext:value-type="float">
            <text:p>244</text:p>
          </table:table-cell>
        </table:table-row>
        <table:table-row table:style-name="ro1">
          <table:table-cell table:formula="of:=IF(COUNTIF([P008_stim.$F:.$F];[P008_stim.$A53])=1;[P008_stim.A53];&quot;&quot;)" office:value-type="string" office:string-value="10.2" calcext:value-type="string">
            <text:p>10.2</text:p>
          </table:table-cell>
          <table:table-cell table:formula="of:=IF(COUNTIF([P008_stim.$F:.$F];[P008_stim.$A53])=1;[P008_stim.B53];&quot;&quot;)" office:value-type="string" office:string-value="F05NE" calcext:value-type="string">
            <text:p>F05NE</text:p>
          </table:table-cell>
          <table:table-cell table:formula="of:=IF(COUNTIF([P008_stim.$F:.$F];[P008_stim.$A53])=1;[P008_stim.C53];&quot;&quot;)" office:value-type="string" office:string-value="F" calcext:value-type="string">
            <text:p>F</text:p>
          </table:table-cell>
          <table:table-cell/>
          <table:table-cell table:formula="of:=VLOOKUP([.$A54];[$P008_stim.$F:.$Z];[.E$1];0)" office:value-type="string" office:string-value="10.2" calcext:value-type="string">
            <text:p>10.2</text:p>
          </table:table-cell>
          <table:table-cell table:formula="of:=VLOOKUP([.$A54];[$P008_stim.$F:.$Z];[.F$1];0)" office:value-type="string" office:string-value="F" calcext:value-type="string">
            <text:p>F</text:p>
          </table:table-cell>
          <table:table-cell table:formula="of:=VLOOKUP([.$A54];[$P008_stim.$F:.$Z];[.G$1];0)" office:value-type="string" office:string-value="6.666666666666629" calcext:value-type="string">
            <text:p>6.666666666666629</text:p>
          </table:table-cell>
          <table:table-cell table:formula="of:=VLOOKUP([.$A54];[$P008_stim.$F:.$Z];[.H$1];0)" office:value-type="string" office:string-value="-60.01777777777767" calcext:value-type="string">
            <text:p>-60.01777777777767</text:p>
          </table:table-cell>
          <table:table-cell table:formula="of:=VLOOKUP([.$A54];[$P008_stim.$F:.$Z];[.I$1];0)" office:value-type="float" office:value="232" calcext:value-type="float">
            <text:p>232</text:p>
          </table:table-cell>
          <table:table-cell table:formula="of:=VLOOKUP([.$A54];[$P008_stim.$F:.$Z];[.J$1];0)" office:value-type="float" office:value="28" calcext:value-type="float">
            <text:p>28</text:p>
          </table:table-cell>
          <table:table-cell table:formula="of:=VLOOKUP([.$A54];[$P008_stim.$F:.$Z];[.K$1];0)" office:value-type="string" office:string-value="24.600000000000023" calcext:value-type="string">
            <text:p>24.600000000000023</text:p>
          </table:table-cell>
          <table:table-cell table:formula="of:=VLOOKUP([.$A54];[$P008_stim.$F:.$Z];[.L$1];0)" office:value-type="string" office:string-value="14.696296296296282" calcext:value-type="string">
            <text:p>14.696296296296282</text:p>
          </table:table-cell>
          <table:table-cell table:formula="of:=VLOOKUP([.$A54];[$P008_stim.$F:.$Z];[.M$1];0)" office:value-type="float" office:value="184" calcext:value-type="float">
            <text:p>184</text:p>
          </table:table-cell>
          <table:table-cell table:formula="of:=VLOOKUP([.$A54];[$P008_stim.$F:.$Z];[.N$1];0)" office:value-type="float" office:value="192" calcext:value-type="float">
            <text:p>192</text:p>
          </table:table-cell>
          <table:table-cell table:formula="of:=VLOOKUP([.$A54];[$P008_stim.$F:.$Z];[.O$1];0)" office:value-type="string" office:string-value="42.866666666666674" calcext:value-type="string">
            <text:p>42.866666666666674</text:p>
          </table:table-cell>
          <table:table-cell table:formula="of:=VLOOKUP([.$A54];[$P008_stim.$F:.$Z];[.P$1];0)" office:value-type="string" office:string-value="2.749629629629567" calcext:value-type="string">
            <text:p>2.749629629629567</text:p>
          </table:table-cell>
          <table:table-cell table:formula="of:=VLOOKUP([.$A54];[$P008_stim.$F:.$Z];[.Q$1];0)" office:value-type="float" office:value="218" calcext:value-type="float">
            <text:p>218</text:p>
          </table:table-cell>
          <table:table-cell table:formula="of:=VLOOKUP([.$A54];[$P008_stim.$F:.$Z];[.R$1];0)" office:value-type="float" office:value="40" calcext:value-type="float">
            <text:p>40</text:p>
          </table:table-cell>
          <table:table-cell table:formula="of:=VLOOKUP([.$A54];[$P008_stim.$F:.$Z];[.S$1];0)" office:value-type="string" office:string-value="14.466666666666697" calcext:value-type="string">
            <text:p>14.466666666666697</text:p>
          </table:table-cell>
          <table:table-cell table:formula="of:=VLOOKUP([.$A54];[$P008_stim.$F:.$Z];[.T$1];0)" office:value-type="string" office:string-value="-72.05925925925925" calcext:value-type="string">
            <text:p>-72.05925925925925</text:p>
          </table:table-cell>
          <table:table-cell table:formula="of:=VLOOKUP([.$A54];[$P008_stim.$F:.$Z];[.U$1];0)" office:value-type="float" office:value="196" calcext:value-type="float">
            <text:p>196</text:p>
          </table:table-cell>
          <table:table-cell table:formula="of:=VLOOKUP([.$A54];[$P008_stim.$F:.$Z];[.V$1];0)" office:value-type="float" office:value="24" calcext:value-type="float">
            <text:p>24</text:p>
          </table:table-cell>
          <table:table-cell table:formula="of:=VLOOKUP([.$A54];[$P008_stim.$F:.$Z];[.W$1];0)" office:value-type="string" office:string-value="8.399999999999977" calcext:value-type="string">
            <text:p>8.399999999999977</text:p>
          </table:table-cell>
          <table:table-cell table:formula="of:=VLOOKUP([.$A54];[$P008_stim.$F:.$Z];[.X$1];0)" office:value-type="string" office:string-value="-107.51999999999998" calcext:value-type="string">
            <text:p>-107.51999999999998</text:p>
          </table:table-cell>
          <table:table-cell table:formula="of:=VLOOKUP([.$A54];[$P008_stim.$F:.$Z];[.Y$1];0)" office:value-type="float" office:value="758" calcext:value-type="float">
            <text:p>758</text:p>
          </table:table-cell>
        </table:table-row>
        <table:table-row table:style-name="ro1">
          <table:table-cell table:formula="of:=IF(COUNTIF([P008_stim.$F:.$F];[P008_stim.$A54])=1;[P008_stim.A54];&quot;&quot;)" office:value-type="string" office:string-value="10.3" calcext:value-type="string">
            <text:p>10.3</text:p>
          </table:table-cell>
          <table:table-cell table:formula="of:=IF(COUNTIF([P008_stim.$F:.$F];[P008_stim.$A54])=1;[P008_stim.B54];&quot;&quot;)" office:value-type="string" office:string-value="H22" calcext:value-type="string">
            <text:p>H22</text:p>
          </table:table-cell>
          <table:table-cell table:formula="of:=IF(COUNTIF([P008_stim.$F:.$F];[P008_stim.$A54])=1;[P008_stim.C54];&quot;&quot;)" office:value-type="string" office:string-value="H" calcext:value-type="string">
            <text:p>H</text:p>
          </table:table-cell>
          <table:table-cell/>
          <table:table-cell table:formula="of:=VLOOKUP([.$A55];[$P008_stim.$F:.$Z];[.E$1];0)" office:value-type="string" office:string-value="10.3" calcext:value-type="string">
            <text:p>10.3</text:p>
          </table:table-cell>
          <table:table-cell table:formula="of:=VLOOKUP([.$A55];[$P008_stim.$F:.$Z];[.F$1];0)" office:value-type="string" office:string-value="H" calcext:value-type="string">
            <text:p>H</text:p>
          </table:table-cell>
          <table:table-cell table:formula="of:=VLOOKUP([.$A55];[$P008_stim.$F:.$Z];[.G$1];0)" office:value-type="string" office:string-value="51.66666666666663" calcext:value-type="string">
            <text:p>51.66666666666663</text:p>
          </table:table-cell>
          <table:table-cell table:formula="of:=VLOOKUP([.$A55];[$P008_stim.$F:.$Z];[.H$1];0)" office:value-type="string" office:string-value="-43.425185185185114" calcext:value-type="string">
            <text:p>-43.425185185185114</text:p>
          </table:table-cell>
          <table:table-cell table:formula="of:=VLOOKUP([.$A55];[$P008_stim.$F:.$Z];[.I$1];0)" office:value-type="float" office:value="246" calcext:value-type="float">
            <text:p>246</text:p>
          </table:table-cell>
          <table:table-cell table:formula="of:=VLOOKUP([.$A55];[$P008_stim.$F:.$Z];[.J$1];0)" office:value-type="float" office:value="30" calcext:value-type="float">
            <text:p>30</text:p>
          </table:table-cell>
          <table:table-cell table:formula="of:=VLOOKUP([.$A55];[$P008_stim.$F:.$Z];[.K$1];0)" office:value-type="string" office:string-value="79.86666666666667" calcext:value-type="string">
            <text:p>79.86666666666667</text:p>
          </table:table-cell>
          <table:table-cell table:formula="of:=VLOOKUP([.$A55];[$P008_stim.$F:.$Z];[.L$1];0)" office:value-type="string" office:string-value="-85.04888888888888" calcext:value-type="string">
            <text:p>-85.04888888888888</text:p>
          </table:table-cell>
          <table:table-cell table:formula="of:=VLOOKUP([.$A55];[$P008_stim.$F:.$Z];[.M$1];0)" office:value-type="float" office:value="140" calcext:value-type="float">
            <text:p>140</text:p>
          </table:table-cell>
          <table:table-cell table:formula="of:=VLOOKUP([.$A55];[$P008_stim.$F:.$Z];[.N$1];0)" office:value-type="float" office:value="42" calcext:value-type="float">
            <text:p>42</text:p>
          </table:table-cell>
          <table:table-cell table:formula="of:=VLOOKUP([.$A55];[$P008_stim.$F:.$Z];[.O$1];0)" office:value-type="string" office:string-value="-44.0" calcext:value-type="string">
            <text:p>-44.0</text:p>
          </table:table-cell>
          <table:table-cell table:formula="of:=VLOOKUP([.$A55];[$P008_stim.$F:.$Z];[.P$1];0)" office:value-type="string" office:string-value="-87.0399999999999" calcext:value-type="string">
            <text:p>-87.0399999999999</text:p>
          </table:table-cell>
          <table:table-cell table:formula="of:=VLOOKUP([.$A55];[$P008_stim.$F:.$Z];[.Q$1];0)" office:value-type="float" office:value="294" calcext:value-type="float">
            <text:p>294</text:p>
          </table:table-cell>
          <table:table-cell table:formula="of:=VLOOKUP([.$A55];[$P008_stim.$F:.$Z];[.R$1];0)" office:value-type="float" office:value="52" calcext:value-type="float">
            <text:p>52</text:p>
          </table:table-cell>
          <table:table-cell table:formula="of:=VLOOKUP([.$A55];[$P008_stim.$F:.$Z];[.S$1];0)" office:value-type="string" office:string-value="22.533333333333303" calcext:value-type="string">
            <text:p>22.533333333333303</text:p>
          </table:table-cell>
          <table:table-cell table:formula="of:=VLOOKUP([.$A55];[$P008_stim.$F:.$Z];[.T$1];0)" office:value-type="string" office:string-value="108.84740740740733" calcext:value-type="string">
            <text:p>108.84740740740733</text:p>
          </table:table-cell>
          <table:table-cell table:formula="of:=VLOOKUP([.$A55];[$P008_stim.$F:.$Z];[.U$1];0)" office:value-type="float" office:value="226" calcext:value-type="float">
            <text:p>226</text:p>
          </table:table-cell>
          <table:table-cell table:formula="of:=VLOOKUP([.$A55];[$P008_stim.$F:.$Z];[.V$1];0)" office:value-type="float" office:value="26" calcext:value-type="float">
            <text:p>26</text:p>
          </table:table-cell>
          <table:table-cell table:formula="of:=VLOOKUP([.$A55];[$P008_stim.$F:.$Z];[.W$1];0)" office:value-type="string" office:string-value="14.333333333333371" calcext:value-type="string">
            <text:p>14.333333333333371</text:p>
          </table:table-cell>
          <table:table-cell table:formula="of:=VLOOKUP([.$A55];[$P008_stim.$F:.$Z];[.X$1];0)" office:value-type="string" office:string-value="193.13777777777784" calcext:value-type="string">
            <text:p>193.13777777777784</text:p>
          </table:table-cell>
          <table:table-cell table:formula="of:=VLOOKUP([.$A55];[$P008_stim.$F:.$Z];[.Y$1];0)" office:value-type="float" office:value="320" calcext:value-type="float">
            <text:p>320</text:p>
          </table:table-cell>
        </table:table-row>
        <table:table-row table:style-name="ro1">
          <table:table-cell table:formula="of:=IF(COUNTIF([P008_stim.$F:.$F];[P008_stim.$A55])=1;[P008_stim.A55];&quot;&quot;)" office:value-type="string" office:string-value="10.4" calcext:value-type="string">
            <text:p>10.4</text:p>
          </table:table-cell>
          <table:table-cell table:formula="of:=IF(COUNTIF([P008_stim.$F:.$F];[P008_stim.$A55])=1;[P008_stim.B55];&quot;&quot;)" office:value-type="string" office:string-value="F16HA" calcext:value-type="string">
            <text:p>F16HA</text:p>
          </table:table-cell>
          <table:table-cell table:formula="of:=IF(COUNTIF([P008_stim.$F:.$F];[P008_stim.$A55])=1;[P008_stim.C55];&quot;&quot;)" office:value-type="string" office:string-value="F" calcext:value-type="string">
            <text:p>F</text:p>
          </table:table-cell>
          <table:table-cell/>
          <table:table-cell table:formula="of:=VLOOKUP([.$A56];[$P008_stim.$F:.$Z];[.E$1];0)" office:value-type="string" office:string-value="10.4" calcext:value-type="string">
            <text:p>10.4</text:p>
          </table:table-cell>
          <table:table-cell table:formula="of:=VLOOKUP([.$A56];[$P008_stim.$F:.$Z];[.F$1];0)" office:value-type="string" office:string-value="F" calcext:value-type="string">
            <text:p>F</text:p>
          </table:table-cell>
          <table:table-cell table:formula="of:=VLOOKUP([.$A56];[$P008_stim.$F:.$Z];[.G$1];0)" office:value-type="string" office:string-value="12.93333333333328" calcext:value-type="string">
            <text:p>12.93333333333328</text:p>
          </table:table-cell>
          <table:table-cell table:formula="of:=VLOOKUP([.$A56];[$P008_stim.$F:.$Z];[.H$1];0)" office:value-type="string" office:string-value="51.86370370370378" calcext:value-type="string">
            <text:p>51.86370370370378</text:p>
          </table:table-cell>
          <table:table-cell table:formula="of:=VLOOKUP([.$A56];[$P008_stim.$F:.$Z];[.I$1];0)" office:value-type="float" office:value="124" calcext:value-type="float">
            <text:p>124</text:p>
          </table:table-cell>
          <table:table-cell table:formula="of:=VLOOKUP([.$A56];[$P008_stim.$F:.$Z];[.J$1];0)" office:value-type="float" office:value="56" calcext:value-type="float">
            <text:p>56</text:p>
          </table:table-cell>
          <table:table-cell table:formula="of:=VLOOKUP([.$A56];[$P008_stim.$F:.$Z];[.K$1];0)" office:value-type="string" office:string-value="15.133333333333326" calcext:value-type="string">
            <text:p>15.133333333333326</text:p>
          </table:table-cell>
          <table:table-cell table:formula="of:=VLOOKUP([.$A56];[$P008_stim.$F:.$Z];[.L$1];0)" office:value-type="string" office:string-value="-150.18666666666667" calcext:value-type="string">
            <text:p>-150.18666666666667</text:p>
          </table:table-cell>
          <table:table-cell table:formula="of:=VLOOKUP([.$A56];[$P008_stim.$F:.$Z];[.M$1];0)" office:value-type="float" office:value="282" calcext:value-type="float">
            <text:p>282</text:p>
          </table:table-cell>
          <table:table-cell table:formula="of:=VLOOKUP([.$A56];[$P008_stim.$F:.$Z];[.N$1];0)" office:value-type="float" office:value="14" calcext:value-type="float">
            <text:p>14</text:p>
          </table:table-cell>
          <table:table-cell table:formula="of:=VLOOKUP([.$A56];[$P008_stim.$F:.$Z];[.O$1];0)" office:value-type="string" office:string-value="15.133333333333326" calcext:value-type="string">
            <text:p>15.133333333333326</text:p>
          </table:table-cell>
          <table:table-cell table:formula="of:=VLOOKUP([.$A56];[$P008_stim.$F:.$Z];[.P$1];0)" office:value-type="string" office:string-value="-143.92888888888876" calcext:value-type="string">
            <text:p>-143.92888888888876</text:p>
          </table:table-cell>
          <table:table-cell table:formula="of:=VLOOKUP([.$A56];[$P008_stim.$F:.$Z];[.Q$1];0)" office:value-type="float" office:value="202" calcext:value-type="float">
            <text:p>202</text:p>
          </table:table-cell>
          <table:table-cell table:formula="of:=VLOOKUP([.$A56];[$P008_stim.$F:.$Z];[.R$1];0)" office:value-type="float" office:value="30" calcext:value-type="float">
            <text:p>30</text:p>
          </table:table-cell>
          <table:table-cell table:formula="of:=VLOOKUP([.$A56];[$P008_stim.$F:.$Z];[.S$1];0)" office:value-type="string" office:string-value="17.799999999999955" calcext:value-type="string">
            <text:p>17.799999999999955</text:p>
          </table:table-cell>
          <table:table-cell table:formula="of:=VLOOKUP([.$A56];[$P008_stim.$F:.$Z];[.T$1];0)" office:value-type="string" office:string-value="-42.761481481481496" calcext:value-type="string">
            <text:p>-42.761481481481496</text:p>
          </table:table-cell>
          <table:table-cell table:formula="of:=VLOOKUP([.$A56];[$P008_stim.$F:.$Z];[.U$1];0)" office:value-type="float" office:value="180" calcext:value-type="float">
            <text:p>180</text:p>
          </table:table-cell>
          <table:table-cell table:formula="of:=VLOOKUP([.$A56];[$P008_stim.$F:.$Z];[.V$1];0)" office:value-type="float" office:value="24" calcext:value-type="float">
            <text:p>24</text:p>
          </table:table-cell>
          <table:table-cell table:formula="of:=VLOOKUP([.$A56];[$P008_stim.$F:.$Z];[.W$1];0)" office:value-type="string" office:string-value="53.39999999999998" calcext:value-type="string">
            <text:p>53.39999999999998</text:p>
          </table:table-cell>
          <table:table-cell table:formula="of:=VLOOKUP([.$A56];[$P008_stim.$F:.$Z];[.X$1];0)" office:value-type="string" office:string-value="-16.782222222222288" calcext:value-type="string">
            <text:p>-16.782222222222288</text:p>
          </table:table-cell>
          <table:table-cell table:formula="of:=VLOOKUP([.$A56];[$P008_stim.$F:.$Z];[.Y$1];0)" office:value-type="float" office:value="386" calcext:value-type="float">
            <text:p>386</text:p>
          </table:table-cell>
        </table:table-row>
        <table:table-row table:style-name="ro1">
          <table:table-cell table:formula="of:=IF(COUNTIF([P008_stim.$F:.$F];[P008_stim.$A56])=1;[P008_stim.A56];&quot;&quot;)">
            <text:p/>
          </table:table-cell>
          <table:table-cell table:formula="of:=IF(COUNTIF([P008_stim.$F:.$F];[P008_stim.$A56])=1;[P008_stim.B56];&quot;&quot;)">
            <text:p/>
          </table:table-cell>
          <table:table-cell table:formula="of:=IF(COUNTIF([P008_stim.$F:.$F];[P008_stim.$A56])=1;[P008_stim.C56];&quot;&quot;)">
            <text:p/>
          </table:table-cell>
          <table:table-cell/>
          <table:table-cell table:formula="of:=VLOOKUP([.$A57];[$P008_stim.$F:.$Z];[.E$1];0)" office:value-type="string" office:string-value="" calcext:value-type="error">
            <text:p>#NV</text:p>
          </table:table-cell>
          <table:table-cell table:formula="of:=VLOOKUP([.$A57];[$P008_stim.$F:.$Z];[.F$1];0)" office:value-type="string" office:string-value="" calcext:value-type="error">
            <text:p>#NV</text:p>
          </table:table-cell>
          <table:table-cell table:formula="of:=VLOOKUP([.$A57];[$P008_stim.$F:.$Z];[.G$1];0)" office:value-type="string" office:string-value="" calcext:value-type="error">
            <text:p>#NV</text:p>
          </table:table-cell>
          <table:table-cell table:formula="of:=VLOOKUP([.$A57];[$P008_stim.$F:.$Z];[.H$1];0)" office:value-type="string" office:string-value="" calcext:value-type="error">
            <text:p>#NV</text:p>
          </table:table-cell>
          <table:table-cell table:formula="of:=VLOOKUP([.$A57];[$P008_stim.$F:.$Z];[.I$1];0)" office:value-type="string" office:string-value="" calcext:value-type="error">
            <text:p>#NV</text:p>
          </table:table-cell>
          <table:table-cell table:formula="of:=VLOOKUP([.$A57];[$P008_stim.$F:.$Z];[.J$1];0)" office:value-type="string" office:string-value="" calcext:value-type="error">
            <text:p>#NV</text:p>
          </table:table-cell>
          <table:table-cell table:formula="of:=VLOOKUP([.$A57];[$P008_stim.$F:.$Z];[.K$1];0)" office:value-type="string" office:string-value="" calcext:value-type="error">
            <text:p>#NV</text:p>
          </table:table-cell>
          <table:table-cell table:formula="of:=VLOOKUP([.$A57];[$P008_stim.$F:.$Z];[.L$1];0)" office:value-type="string" office:string-value="" calcext:value-type="error">
            <text:p>#NV</text:p>
          </table:table-cell>
          <table:table-cell table:formula="of:=VLOOKUP([.$A57];[$P008_stim.$F:.$Z];[.M$1];0)" office:value-type="string" office:string-value="" calcext:value-type="error">
            <text:p>#NV</text:p>
          </table:table-cell>
          <table:table-cell table:formula="of:=VLOOKUP([.$A57];[$P008_stim.$F:.$Z];[.N$1];0)" office:value-type="string" office:string-value="" calcext:value-type="error">
            <text:p>#NV</text:p>
          </table:table-cell>
          <table:table-cell table:formula="of:=VLOOKUP([.$A57];[$P008_stim.$F:.$Z];[.O$1];0)" office:value-type="string" office:string-value="" calcext:value-type="error">
            <text:p>#NV</text:p>
          </table:table-cell>
          <table:table-cell table:formula="of:=VLOOKUP([.$A57];[$P008_stim.$F:.$Z];[.P$1];0)" office:value-type="string" office:string-value="" calcext:value-type="error">
            <text:p>#NV</text:p>
          </table:table-cell>
          <table:table-cell table:formula="of:=VLOOKUP([.$A57];[$P008_stim.$F:.$Z];[.Q$1];0)" office:value-type="string" office:string-value="" calcext:value-type="error">
            <text:p>#NV</text:p>
          </table:table-cell>
          <table:table-cell table:formula="of:=VLOOKUP([.$A57];[$P008_stim.$F:.$Z];[.R$1];0)" office:value-type="string" office:string-value="" calcext:value-type="error">
            <text:p>#NV</text:p>
          </table:table-cell>
          <table:table-cell table:formula="of:=VLOOKUP([.$A57];[$P008_stim.$F:.$Z];[.S$1];0)" office:value-type="string" office:string-value="" calcext:value-type="error">
            <text:p>#NV</text:p>
          </table:table-cell>
          <table:table-cell table:formula="of:=VLOOKUP([.$A57];[$P008_stim.$F:.$Z];[.T$1];0)" office:value-type="string" office:string-value="" calcext:value-type="error">
            <text:p>#NV</text:p>
          </table:table-cell>
          <table:table-cell table:formula="of:=VLOOKUP([.$A57];[$P008_stim.$F:.$Z];[.U$1];0)" office:value-type="string" office:string-value="" calcext:value-type="error">
            <text:p>#NV</text:p>
          </table:table-cell>
          <table:table-cell table:formula="of:=VLOOKUP([.$A57];[$P008_stim.$F:.$Z];[.V$1];0)" office:value-type="string" office:string-value="" calcext:value-type="error">
            <text:p>#NV</text:p>
          </table:table-cell>
          <table:table-cell table:formula="of:=VLOOKUP([.$A57];[$P008_stim.$F:.$Z];[.W$1];0)" office:value-type="string" office:string-value="" calcext:value-type="error">
            <text:p>#NV</text:p>
          </table:table-cell>
          <table:table-cell table:formula="of:=VLOOKUP([.$A57];[$P008_stim.$F:.$Z];[.X$1];0)" office:value-type="string" office:string-value="" calcext:value-type="error">
            <text:p>#NV</text:p>
          </table:table-cell>
          <table:table-cell table:formula="of:=VLOOKUP([.$A57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57])=1;[P008_stim.A57];&quot;&quot;)" office:value-type="string" office:string-value="11.1" calcext:value-type="string">
            <text:p>11.1</text:p>
          </table:table-cell>
          <table:table-cell table:formula="of:=IF(COUNTIF([P008_stim.$F:.$F];[P008_stim.$A57])=1;[P008_stim.B57];&quot;&quot;)" office:value-type="string" office:string-value="L01" calcext:value-type="string">
            <text:p>L01</text:p>
          </table:table-cell>
          <table:table-cell table:formula="of:=IF(COUNTIF([P008_stim.$F:.$F];[P008_stim.$A57])=1;[P008_stim.C57];&quot;&quot;)" office:value-type="string" office:string-value="L" calcext:value-type="string">
            <text:p>L</text:p>
          </table:table-cell>
          <table:table-cell/>
          <table:table-cell table:formula="of:=VLOOKUP([.$A58];[$P008_stim.$F:.$Z];[.E$1];0)" office:value-type="string" office:string-value="11.1" calcext:value-type="string">
            <text:p>11.1</text:p>
          </table:table-cell>
          <table:table-cell table:formula="of:=VLOOKUP([.$A58];[$P008_stim.$F:.$Z];[.F$1];0)" office:value-type="string" office:string-value="L" calcext:value-type="string">
            <text:p>L</text:p>
          </table:table-cell>
          <table:table-cell table:formula="of:=VLOOKUP([.$A58];[$P008_stim.$F:.$Z];[.G$1];0)" office:value-type="string" office:string-value="20.26666666666665" calcext:value-type="string">
            <text:p>20.26666666666665</text:p>
          </table:table-cell>
          <table:table-cell table:formula="of:=VLOOKUP([.$A58];[$P008_stim.$F:.$Z];[.H$1];0)" office:value-type="string" office:string-value="-60.01777777777767" calcext:value-type="string">
            <text:p>-60.01777777777767</text:p>
          </table:table-cell>
          <table:table-cell table:formula="of:=VLOOKUP([.$A58];[$P008_stim.$F:.$Z];[.I$1];0)" office:value-type="float" office:value="244" calcext:value-type="float">
            <text:p>244</text:p>
          </table:table-cell>
          <table:table-cell table:formula="of:=VLOOKUP([.$A58];[$P008_stim.$F:.$Z];[.J$1];0)" office:value-type="float" office:value="28" calcext:value-type="float">
            <text:p>28</text:p>
          </table:table-cell>
          <table:table-cell table:formula="of:=VLOOKUP([.$A58];[$P008_stim.$F:.$Z];[.K$1];0)" office:value-type="string" office:string-value="27.866666666666674" calcext:value-type="string">
            <text:p>27.866666666666674</text:p>
          </table:table-cell>
          <table:table-cell table:formula="of:=VLOOKUP([.$A58];[$P008_stim.$F:.$Z];[.L$1];0)" office:value-type="string" office:string-value="35.08148148148143" calcext:value-type="string">
            <text:p>35.08148148148143</text:p>
          </table:table-cell>
          <table:table-cell table:formula="of:=VLOOKUP([.$A58];[$P008_stim.$F:.$Z];[.M$1];0)" office:value-type="float" office:value="428" calcext:value-type="float">
            <text:p>428</text:p>
          </table:table-cell>
          <table:table-cell table:formula="of:=VLOOKUP([.$A58];[$P008_stim.$F:.$Z];[.N$1];0)" office:value-type="float" office:value="26" calcext:value-type="float">
            <text:p>26</text:p>
          </table:table-cell>
          <table:table-cell table:formula="of:=VLOOKUP([.$A58];[$P008_stim.$F:.$Z];[.O$1];0)" office:value-type="string" office:string-value="73.86666666666667" calcext:value-type="string">
            <text:p>73.86666666666667</text:p>
          </table:table-cell>
          <table:table-cell table:formula="of:=VLOOKUP([.$A58];[$P008_stim.$F:.$Z];[.P$1];0)" office:value-type="string" office:string-value="47.8814814814815" calcext:value-type="string">
            <text:p>47.8814814814815</text:p>
          </table:table-cell>
          <table:table-cell table:formula="of:=VLOOKUP([.$A58];[$P008_stim.$F:.$Z];[.Q$1];0)" office:value-type="float" office:value="410" calcext:value-type="float">
            <text:p>410</text:p>
          </table:table-cell>
          <table:table-cell table:formula="of:=VLOOKUP([.$A58];[$P008_stim.$F:.$Z];[.R$1];0)" office:value-type="float" office:value="34" calcext:value-type="float">
            <text:p>34</text:p>
          </table:table-cell>
          <table:table-cell table:formula="of:=VLOOKUP([.$A58];[$P008_stim.$F:.$Z];[.S$1];0)" office:value-type="string" office:string-value="23.133333333333326" calcext:value-type="string">
            <text:p>23.133333333333326</text:p>
          </table:table-cell>
          <table:table-cell table:formula="of:=VLOOKUP([.$A58];[$P008_stim.$F:.$Z];[.T$1];0)" office:value-type="string" office:string-value="80.97185185185185" calcext:value-type="string">
            <text:p>80.97185185185185</text:p>
          </table:table-cell>
          <table:table-cell table:formula="of:=VLOOKUP([.$A58];[$P008_stim.$F:.$Z];[.U$1];0)" office:value-type="float" office:value="534" calcext:value-type="float">
            <text:p>534</text:p>
          </table:table-cell>
          <table:table-cell table:formula="of:=VLOOKUP([.$A58];[$P008_stim.$F:.$Z];[.V$1];0)" office:value-type="float" office:value="28" calcext:value-type="float">
            <text:p>28</text:p>
          </table:table-cell>
          <table:table-cell table:formula="of:=VLOOKUP([.$A58];[$P008_stim.$F:.$Z];[.W$1];0)" office:value-type="string" office:string-value="57.4666666666667" calcext:value-type="string">
            <text:p>57.4666666666667</text:p>
          </table:table-cell>
          <table:table-cell table:formula="of:=VLOOKUP([.$A58];[$P008_stim.$F:.$Z];[.X$1];0)" office:value-type="string" office:string-value="7.205925925925953" calcext:value-type="string">
            <text:p>7.205925925925953</text:p>
          </table:table-cell>
          <table:table-cell table:formula="of:=VLOOKUP([.$A58];[$P008_stim.$F:.$Z];[.Y$1];0)" office:value-type="float" office:value="268" calcext:value-type="float">
            <text:p>268</text:p>
          </table:table-cell>
        </table:table-row>
        <table:table-row table:style-name="ro1">
          <table:table-cell table:formula="of:=IF(COUNTIF([P008_stim.$F:.$F];[P008_stim.$A58])=1;[P008_stim.A58];&quot;&quot;)" office:value-type="string" office:string-value="11.2" calcext:value-type="string">
            <text:p>11.2</text:p>
          </table:table-cell>
          <table:table-cell table:formula="of:=IF(COUNTIF([P008_stim.$F:.$F];[P008_stim.$A58])=1;[P008_stim.B58];&quot;&quot;)" office:value-type="string" office:string-value="H15" calcext:value-type="string">
            <text:p>H15</text:p>
          </table:table-cell>
          <table:table-cell table:formula="of:=IF(COUNTIF([P008_stim.$F:.$F];[P008_stim.$A58])=1;[P008_stim.C58];&quot;&quot;)" office:value-type="string" office:string-value="H" calcext:value-type="string">
            <text:p>H</text:p>
          </table:table-cell>
          <table:table-cell/>
          <table:table-cell table:formula="of:=VLOOKUP([.$A59];[$P008_stim.$F:.$Z];[.E$1];0)" office:value-type="string" office:string-value="11.2" calcext:value-type="string">
            <text:p>11.2</text:p>
          </table:table-cell>
          <table:table-cell table:formula="of:=VLOOKUP([.$A59];[$P008_stim.$F:.$Z];[.F$1];0)" office:value-type="string" office:string-value="H" calcext:value-type="string">
            <text:p>H</text:p>
          </table:table-cell>
          <table:table-cell table:formula="of:=VLOOKUP([.$A59];[$P008_stim.$F:.$Z];[.G$1];0)" office:value-type="string" office:string-value="-2.6666666666666288" calcext:value-type="string">
            <text:p>-2.6666666666666288</text:p>
          </table:table-cell>
          <table:table-cell table:formula="of:=VLOOKUP([.$A59];[$P008_stim.$F:.$Z];[.H$1];0)" office:value-type="string" office:string-value="-32.995555555555484" calcext:value-type="string">
            <text:p>-32.995555555555484</text:p>
          </table:table-cell>
          <table:table-cell table:formula="of:=VLOOKUP([.$A59];[$P008_stim.$F:.$Z];[.I$1];0)" office:value-type="float" office:value="326" calcext:value-type="float">
            <text:p>326</text:p>
          </table:table-cell>
          <table:table-cell table:formula="of:=VLOOKUP([.$A59];[$P008_stim.$F:.$Z];[.J$1];0)" office:value-type="float" office:value="38" calcext:value-type="float">
            <text:p>38</text:p>
          </table:table-cell>
          <table:table-cell table:formula="of:=VLOOKUP([.$A59];[$P008_stim.$F:.$Z];[.K$1];0)" office:value-type="string" office:string-value="64.06666666666672" calcext:value-type="string">
            <text:p>64.06666666666672</text:p>
          </table:table-cell>
          <table:table-cell table:formula="of:=VLOOKUP([.$A59];[$P008_stim.$F:.$Z];[.L$1];0)" office:value-type="string" office:string-value="-130.2755555555555" calcext:value-type="string">
            <text:p>-130.2755555555555</text:p>
          </table:table-cell>
          <table:table-cell table:formula="of:=VLOOKUP([.$A59];[$P008_stim.$F:.$Z];[.M$1];0)" office:value-type="float" office:value="254" calcext:value-type="float">
            <text:p>254</text:p>
          </table:table-cell>
          <table:table-cell table:formula="of:=VLOOKUP([.$A59];[$P008_stim.$F:.$Z];[.N$1];0)" office:value-type="float" office:value="18" calcext:value-type="float">
            <text:p>18</text:p>
          </table:table-cell>
          <table:table-cell table:formula="of:=VLOOKUP([.$A59];[$P008_stim.$F:.$Z];[.O$1];0)" office:value-type="string" office:string-value="79.60000000000002" calcext:value-type="string">
            <text:p>79.60000000000002</text:p>
          </table:table-cell>
          <table:table-cell table:formula="of:=VLOOKUP([.$A59];[$P008_stim.$F:.$Z];[.P$1];0)" office:value-type="string" office:string-value="-145.35111111111104" calcext:value-type="string">
            <text:p>-145.35111111111104</text:p>
          </table:table-cell>
          <table:table-cell table:formula="of:=VLOOKUP([.$A59];[$P008_stim.$F:.$Z];[.Q$1];0)" office:value-type="float" office:value="102" calcext:value-type="float">
            <text:p>102</text:p>
          </table:table-cell>
          <table:table-cell table:formula="of:=VLOOKUP([.$A59];[$P008_stim.$F:.$Z];[.R$1];0)" office:value-type="float" office:value="36" calcext:value-type="float">
            <text:p>36</text:p>
          </table:table-cell>
          <table:table-cell table:formula="of:=VLOOKUP([.$A59];[$P008_stim.$F:.$Z];[.S$1];0)" office:value-type="string" office:string-value="11.666666666666629" calcext:value-type="string">
            <text:p>11.666666666666629</text:p>
          </table:table-cell>
          <table:table-cell table:formula="of:=VLOOKUP([.$A59];[$P008_stim.$F:.$Z];[.T$1];0)" office:value-type="string" office:string-value="-110.1748148148148" calcext:value-type="string">
            <text:p>-110.1748148148148</text:p>
          </table:table-cell>
          <table:table-cell table:formula="of:=VLOOKUP([.$A59];[$P008_stim.$F:.$Z];[.U$1];0)" office:value-type="float" office:value="164" calcext:value-type="float">
            <text:p>164</text:p>
          </table:table-cell>
          <table:table-cell table:formula="of:=VLOOKUP([.$A59];[$P008_stim.$F:.$Z];[.V$1];0)" office:value-type="float" office:value="142" calcext:value-type="float">
            <text:p>142</text:p>
          </table:table-cell>
          <table:table-cell table:formula="of:=VLOOKUP([.$A59];[$P008_stim.$F:.$Z];[.W$1];0)" office:value-type="string" office:string-value="-17.600000000000023" calcext:value-type="string">
            <text:p>-17.600000000000023</text:p>
          </table:table-cell>
          <table:table-cell table:formula="of:=VLOOKUP([.$A59];[$P008_stim.$F:.$Z];[.X$1];0)" office:value-type="string" office:string-value="137.10222222222228" calcext:value-type="string">
            <text:p>137.10222222222228</text:p>
          </table:table-cell>
          <table:table-cell table:formula="of:=VLOOKUP([.$A59];[$P008_stim.$F:.$Z];[.Y$1];0)" office:value-type="float" office:value="354" calcext:value-type="float">
            <text:p>354</text:p>
          </table:table-cell>
        </table:table-row>
        <table:table-row table:style-name="ro1">
          <table:table-cell table:formula="of:=IF(COUNTIF([P008_stim.$F:.$F];[P008_stim.$A59])=1;[P008_stim.A59];&quot;&quot;)" office:value-type="string" office:string-value="11.3" calcext:value-type="string">
            <text:p>11.3</text:p>
          </table:table-cell>
          <table:table-cell table:formula="of:=IF(COUNTIF([P008_stim.$F:.$F];[P008_stim.$A59])=1;[P008_stim.B59];&quot;&quot;)" office:value-type="string" office:string-value="F05HA" calcext:value-type="string">
            <text:p>F05HA</text:p>
          </table:table-cell>
          <table:table-cell table:formula="of:=IF(COUNTIF([P008_stim.$F:.$F];[P008_stim.$A59])=1;[P008_stim.C59];&quot;&quot;)" office:value-type="string" office:string-value="F" calcext:value-type="string">
            <text:p>F</text:p>
          </table:table-cell>
          <table:table-cell/>
          <table:table-cell table:formula="of:=VLOOKUP([.$A60];[$P008_stim.$F:.$Z];[.E$1];0)" office:value-type="string" office:string-value="11.3" calcext:value-type="string">
            <text:p>11.3</text:p>
          </table:table-cell>
          <table:table-cell table:formula="of:=VLOOKUP([.$A60];[$P008_stim.$F:.$Z];[.F$1];0)" office:value-type="string" office:string-value="F" calcext:value-type="string">
            <text:p>F</text:p>
          </table:table-cell>
          <table:table-cell table:formula="of:=VLOOKUP([.$A60];[$P008_stim.$F:.$Z];[.G$1];0)" office:value-type="string" office:string-value="21.93333333333328" calcext:value-type="string">
            <text:p>21.93333333333328</text:p>
          </table:table-cell>
          <table:table-cell table:formula="of:=VLOOKUP([.$A60];[$P008_stim.$F:.$Z];[.H$1];0)" office:value-type="string" office:string-value="-58.216296296296264" calcext:value-type="string">
            <text:p>-58.216296296296264</text:p>
          </table:table-cell>
          <table:table-cell table:formula="of:=VLOOKUP([.$A60];[$P008_stim.$F:.$Z];[.I$1];0)" office:value-type="float" office:value="164" calcext:value-type="float">
            <text:p>164</text:p>
          </table:table-cell>
          <table:table-cell table:formula="of:=VLOOKUP([.$A60];[$P008_stim.$F:.$Z];[.J$1];0)" office:value-type="float" office:value="32" calcext:value-type="float">
            <text:p>32</text:p>
          </table:table-cell>
          <table:table-cell table:formula="of:=VLOOKUP([.$A60];[$P008_stim.$F:.$Z];[.K$1];0)" office:value-type="string" office:string-value="10.466666666666697" calcext:value-type="string">
            <text:p>10.466666666666697</text:p>
          </table:table-cell>
          <table:table-cell table:formula="of:=VLOOKUP([.$A60];[$P008_stim.$F:.$Z];[.L$1];0)" office:value-type="string" office:string-value="-112.16592592592582" calcext:value-type="string">
            <text:p>-112.16592592592582</text:p>
          </table:table-cell>
          <table:table-cell table:formula="of:=VLOOKUP([.$A60];[$P008_stim.$F:.$Z];[.M$1];0)" office:value-type="float" office:value="458" calcext:value-type="float">
            <text:p>458</text:p>
          </table:table-cell>
          <table:table-cell table:formula="of:=VLOOKUP([.$A60];[$P008_stim.$F:.$Z];[.N$1];0)" office:value-type="float" office:value="26" calcext:value-type="float">
            <text:p>26</text:p>
          </table:table-cell>
          <table:table-cell table:formula="of:=VLOOKUP([.$A60];[$P008_stim.$F:.$Z];[.O$1];0)" office:value-type="string" office:string-value="41.200000000000045" calcext:value-type="string">
            <text:p>41.200000000000045</text:p>
          </table:table-cell>
          <table:table-cell table:formula="of:=VLOOKUP([.$A60];[$P008_stim.$F:.$Z];[.P$1];0)" office:value-type="string" office:string-value="-71.30074074074071" calcext:value-type="string">
            <text:p>-71.30074074074071</text:p>
          </table:table-cell>
          <table:table-cell table:formula="of:=VLOOKUP([.$A60];[$P008_stim.$F:.$Z];[.Q$1];0)" office:value-type="float" office:value="368" calcext:value-type="float">
            <text:p>368</text:p>
          </table:table-cell>
          <table:table-cell table:formula="of:=VLOOKUP([.$A60];[$P008_stim.$F:.$Z];[.R$1];0)" office:value-type="float" office:value="26" calcext:value-type="float">
            <text:p>26</text:p>
          </table:table-cell>
          <table:table-cell table:formula="of:=VLOOKUP([.$A60];[$P008_stim.$F:.$Z];[.S$1];0)" office:value-type="string" office:string-value="17.06666666666672" calcext:value-type="string">
            <text:p>17.06666666666672</text:p>
          </table:table-cell>
          <table:table-cell table:formula="of:=VLOOKUP([.$A60];[$P008_stim.$F:.$Z];[.T$1];0)" office:value-type="string" office:string-value="-107.42518518518511" calcext:value-type="string">
            <text:p>-107.42518518518511</text:p>
          </table:table-cell>
          <table:table-cell table:formula="of:=VLOOKUP([.$A60];[$P008_stim.$F:.$Z];[.U$1];0)" office:value-type="float" office:value="296" calcext:value-type="float">
            <text:p>296</text:p>
          </table:table-cell>
          <table:table-cell table:formula="of:=VLOOKUP([.$A60];[$P008_stim.$F:.$Z];[.V$1];0)" office:value-type="float" office:value="32" calcext:value-type="float">
            <text:p>32</text:p>
          </table:table-cell>
          <table:table-cell table:formula="of:=VLOOKUP([.$A60];[$P008_stim.$F:.$Z];[.W$1];0)" office:value-type="string" office:string-value="7.666666666666629" calcext:value-type="string">
            <text:p>7.666666666666629</text:p>
          </table:table-cell>
          <table:table-cell table:formula="of:=VLOOKUP([.$A60];[$P008_stim.$F:.$Z];[.X$1];0)" office:value-type="string" office:string-value="-27.02222222222224" calcext:value-type="string">
            <text:p>-27.02222222222224</text:p>
          </table:table-cell>
          <table:table-cell table:formula="of:=VLOOKUP([.$A60];[$P008_stim.$F:.$Z];[.Y$1];0)" office:value-type="float" office:value="262" calcext:value-type="float">
            <text:p>262</text:p>
          </table:table-cell>
        </table:table-row>
        <table:table-row table:style-name="ro1">
          <table:table-cell table:formula="of:=IF(COUNTIF([P008_stim.$F:.$F];[P008_stim.$A60])=1;[P008_stim.A60];&quot;&quot;)" office:value-type="string" office:string-value="11.4" calcext:value-type="string">
            <text:p>11.4</text:p>
          </table:table-cell>
          <table:table-cell table:formula="of:=IF(COUNTIF([P008_stim.$F:.$F];[P008_stim.$A60])=1;[P008_stim.B60];&quot;&quot;)" office:value-type="string" office:string-value="L08" calcext:value-type="string">
            <text:p>L08</text:p>
          </table:table-cell>
          <table:table-cell table:formula="of:=IF(COUNTIF([P008_stim.$F:.$F];[P008_stim.$A60])=1;[P008_stim.C60];&quot;&quot;)" office:value-type="string" office:string-value="L" calcext:value-type="string">
            <text:p>L</text:p>
          </table:table-cell>
          <table:table-cell/>
          <table:table-cell table:formula="of:=VLOOKUP([.$A61];[$P008_stim.$F:.$Z];[.E$1];0)" office:value-type="string" office:string-value="11.4" calcext:value-type="string">
            <text:p>11.4</text:p>
          </table:table-cell>
          <table:table-cell table:formula="of:=VLOOKUP([.$A61];[$P008_stim.$F:.$Z];[.F$1];0)" office:value-type="string" office:string-value="L" calcext:value-type="string">
            <text:p>L</text:p>
          </table:table-cell>
          <table:table-cell table:formula="of:=VLOOKUP([.$A61];[$P008_stim.$F:.$Z];[.G$1];0)" office:value-type="string" office:string-value="76.4666666666667" calcext:value-type="string">
            <text:p>76.4666666666667</text:p>
          </table:table-cell>
          <table:table-cell table:formula="of:=VLOOKUP([.$A61];[$P008_stim.$F:.$Z];[.H$1];0)" office:value-type="string" office:string-value="-6.25777777777779" calcext:value-type="string">
            <text:p>-6.25777777777779</text:p>
          </table:table-cell>
          <table:table-cell table:formula="of:=VLOOKUP([.$A61];[$P008_stim.$F:.$Z];[.I$1];0)" office:value-type="float" office:value="138" calcext:value-type="float">
            <text:p>138</text:p>
          </table:table-cell>
          <table:table-cell table:formula="of:=VLOOKUP([.$A61];[$P008_stim.$F:.$Z];[.J$1];0)" office:value-type="float" office:value="52" calcext:value-type="float">
            <text:p>52</text:p>
          </table:table-cell>
          <table:table-cell table:formula="of:=VLOOKUP([.$A61];[$P008_stim.$F:.$Z];[.K$1];0)" office:value-type="string" office:string-value="10.733333333333348" calcext:value-type="string">
            <text:p>10.733333333333348</text:p>
          </table:table-cell>
          <table:table-cell table:formula="of:=VLOOKUP([.$A61];[$P008_stim.$F:.$Z];[.L$1];0)" office:value-type="string" office:string-value="189.25037037037043" calcext:value-type="string">
            <text:p>189.25037037037043</text:p>
          </table:table-cell>
          <table:table-cell table:formula="of:=VLOOKUP([.$A61];[$P008_stim.$F:.$Z];[.M$1];0)" office:value-type="float" office:value="184" calcext:value-type="float">
            <text:p>184</text:p>
          </table:table-cell>
          <table:table-cell table:formula="of:=VLOOKUP([.$A61];[$P008_stim.$F:.$Z];[.N$1];0)" office:value-type="float" office:value="26" calcext:value-type="float">
            <text:p>26</text:p>
          </table:table-cell>
          <table:table-cell table:formula="of:=VLOOKUP([.$A61];[$P008_stim.$F:.$Z];[.O$1];0)" office:value-type="string" office:string-value="-7.133333333333326" calcext:value-type="string">
            <text:p>-7.133333333333326</text:p>
          </table:table-cell>
          <table:table-cell table:formula="of:=VLOOKUP([.$A61];[$P008_stim.$F:.$Z];[.P$1];0)" office:value-type="string" office:string-value="229.73629629629625" calcext:value-type="string">
            <text:p>229.73629629629625</text:p>
          </table:table-cell>
          <table:table-cell table:formula="of:=VLOOKUP([.$A61];[$P008_stim.$F:.$Z];[.Q$1];0)" office:value-type="float" office:value="322" calcext:value-type="float">
            <text:p>322</text:p>
          </table:table-cell>
          <table:table-cell table:formula="of:=VLOOKUP([.$A61];[$P008_stim.$F:.$Z];[.R$1];0)" office:value-type="float" office:value="30" calcext:value-type="float">
            <text:p>30</text:p>
          </table:table-cell>
          <table:table-cell table:formula="of:=VLOOKUP([.$A61];[$P008_stim.$F:.$Z];[.S$1];0)" office:value-type="string" office:string-value="23.200000000000045" calcext:value-type="string">
            <text:p>23.200000000000045</text:p>
          </table:table-cell>
          <table:table-cell table:formula="of:=VLOOKUP([.$A61];[$P008_stim.$F:.$Z];[.T$1];0)" office:value-type="string" office:string-value="152.84148148148154" calcext:value-type="string">
            <text:p>152.84148148148154</text:p>
          </table:table-cell>
          <table:table-cell table:formula="of:=VLOOKUP([.$A61];[$P008_stim.$F:.$Z];[.U$1];0)" office:value-type="float" office:value="328" calcext:value-type="float">
            <text:p>328</text:p>
          </table:table-cell>
          <table:table-cell table:formula="of:=VLOOKUP([.$A61];[$P008_stim.$F:.$Z];[.V$1];0)" office:value-type="float" office:value="40" calcext:value-type="float">
            <text:p>40</text:p>
          </table:table-cell>
          <table:table-cell table:formula="of:=VLOOKUP([.$A61];[$P008_stim.$F:.$Z];[.W$1];0)" office:value-type="string" office:string-value="25.466666666666697" calcext:value-type="string">
            <text:p>25.466666666666697</text:p>
          </table:table-cell>
          <table:table-cell table:formula="of:=VLOOKUP([.$A61];[$P008_stim.$F:.$Z];[.X$1];0)" office:value-type="string" office:string-value="40.20148148148144" calcext:value-type="string">
            <text:p>40.20148148148144</text:p>
          </table:table-cell>
          <table:table-cell table:formula="of:=VLOOKUP([.$A61];[$P008_stim.$F:.$Z];[.Y$1];0)" office:value-type="float" office:value="364" calcext:value-type="float">
            <text:p>364</text:p>
          </table:table-cell>
        </table:table-row>
        <table:table-row table:style-name="ro1">
          <table:table-cell table:formula="of:=IF(COUNTIF([P008_stim.$F:.$F];[P008_stim.$A61])=1;[P008_stim.A61];&quot;&quot;)">
            <text:p/>
          </table:table-cell>
          <table:table-cell table:formula="of:=IF(COUNTIF([P008_stim.$F:.$F];[P008_stim.$A61])=1;[P008_stim.B61];&quot;&quot;)">
            <text:p/>
          </table:table-cell>
          <table:table-cell table:formula="of:=IF(COUNTIF([P008_stim.$F:.$F];[P008_stim.$A61])=1;[P008_stim.C61];&quot;&quot;)">
            <text:p/>
          </table:table-cell>
          <table:table-cell/>
          <table:table-cell table:formula="of:=VLOOKUP([.$A62];[$P008_stim.$F:.$Z];[.E$1];0)" office:value-type="string" office:string-value="" calcext:value-type="error">
            <text:p>#NV</text:p>
          </table:table-cell>
          <table:table-cell table:formula="of:=VLOOKUP([.$A62];[$P008_stim.$F:.$Z];[.F$1];0)" office:value-type="string" office:string-value="" calcext:value-type="error">
            <text:p>#NV</text:p>
          </table:table-cell>
          <table:table-cell table:formula="of:=VLOOKUP([.$A62];[$P008_stim.$F:.$Z];[.G$1];0)" office:value-type="string" office:string-value="" calcext:value-type="error">
            <text:p>#NV</text:p>
          </table:table-cell>
          <table:table-cell table:formula="of:=VLOOKUP([.$A62];[$P008_stim.$F:.$Z];[.H$1];0)" office:value-type="string" office:string-value="" calcext:value-type="error">
            <text:p>#NV</text:p>
          </table:table-cell>
          <table:table-cell table:formula="of:=VLOOKUP([.$A62];[$P008_stim.$F:.$Z];[.I$1];0)" office:value-type="string" office:string-value="" calcext:value-type="error">
            <text:p>#NV</text:p>
          </table:table-cell>
          <table:table-cell table:formula="of:=VLOOKUP([.$A62];[$P008_stim.$F:.$Z];[.J$1];0)" office:value-type="string" office:string-value="" calcext:value-type="error">
            <text:p>#NV</text:p>
          </table:table-cell>
          <table:table-cell table:formula="of:=VLOOKUP([.$A62];[$P008_stim.$F:.$Z];[.K$1];0)" office:value-type="string" office:string-value="" calcext:value-type="error">
            <text:p>#NV</text:p>
          </table:table-cell>
          <table:table-cell table:formula="of:=VLOOKUP([.$A62];[$P008_stim.$F:.$Z];[.L$1];0)" office:value-type="string" office:string-value="" calcext:value-type="error">
            <text:p>#NV</text:p>
          </table:table-cell>
          <table:table-cell table:formula="of:=VLOOKUP([.$A62];[$P008_stim.$F:.$Z];[.M$1];0)" office:value-type="string" office:string-value="" calcext:value-type="error">
            <text:p>#NV</text:p>
          </table:table-cell>
          <table:table-cell table:formula="of:=VLOOKUP([.$A62];[$P008_stim.$F:.$Z];[.N$1];0)" office:value-type="string" office:string-value="" calcext:value-type="error">
            <text:p>#NV</text:p>
          </table:table-cell>
          <table:table-cell table:formula="of:=VLOOKUP([.$A62];[$P008_stim.$F:.$Z];[.O$1];0)" office:value-type="string" office:string-value="" calcext:value-type="error">
            <text:p>#NV</text:p>
          </table:table-cell>
          <table:table-cell table:formula="of:=VLOOKUP([.$A62];[$P008_stim.$F:.$Z];[.P$1];0)" office:value-type="string" office:string-value="" calcext:value-type="error">
            <text:p>#NV</text:p>
          </table:table-cell>
          <table:table-cell table:formula="of:=VLOOKUP([.$A62];[$P008_stim.$F:.$Z];[.Q$1];0)" office:value-type="string" office:string-value="" calcext:value-type="error">
            <text:p>#NV</text:p>
          </table:table-cell>
          <table:table-cell table:formula="of:=VLOOKUP([.$A62];[$P008_stim.$F:.$Z];[.R$1];0)" office:value-type="string" office:string-value="" calcext:value-type="error">
            <text:p>#NV</text:p>
          </table:table-cell>
          <table:table-cell table:formula="of:=VLOOKUP([.$A62];[$P008_stim.$F:.$Z];[.S$1];0)" office:value-type="string" office:string-value="" calcext:value-type="error">
            <text:p>#NV</text:p>
          </table:table-cell>
          <table:table-cell table:formula="of:=VLOOKUP([.$A62];[$P008_stim.$F:.$Z];[.T$1];0)" office:value-type="string" office:string-value="" calcext:value-type="error">
            <text:p>#NV</text:p>
          </table:table-cell>
          <table:table-cell table:formula="of:=VLOOKUP([.$A62];[$P008_stim.$F:.$Z];[.U$1];0)" office:value-type="string" office:string-value="" calcext:value-type="error">
            <text:p>#NV</text:p>
          </table:table-cell>
          <table:table-cell table:formula="of:=VLOOKUP([.$A62];[$P008_stim.$F:.$Z];[.V$1];0)" office:value-type="string" office:string-value="" calcext:value-type="error">
            <text:p>#NV</text:p>
          </table:table-cell>
          <table:table-cell table:formula="of:=VLOOKUP([.$A62];[$P008_stim.$F:.$Z];[.W$1];0)" office:value-type="string" office:string-value="" calcext:value-type="error">
            <text:p>#NV</text:p>
          </table:table-cell>
          <table:table-cell table:formula="of:=VLOOKUP([.$A62];[$P008_stim.$F:.$Z];[.X$1];0)" office:value-type="string" office:string-value="" calcext:value-type="error">
            <text:p>#NV</text:p>
          </table:table-cell>
          <table:table-cell table:formula="of:=VLOOKUP([.$A62];[$P008_stim.$F:.$Z];[.Y$1];0)" office:value-type="string" office:string-value="" calcext:value-type="error">
            <text:p>#NV</text:p>
          </table:table-cell>
        </table:table-row>
        <table:table-row table:style-name="ro1">
          <table:table-cell table:formula="of:=IF(COUNTIF([P008_stim.$F:.$F];[P008_stim.$A62])=1;[P008_stim.A62];&quot;&quot;)" office:value-type="string" office:string-value="12.1" calcext:value-type="string">
            <text:p>12.1</text:p>
          </table:table-cell>
          <table:table-cell table:formula="of:=IF(COUNTIF([P008_stim.$F:.$F];[P008_stim.$A62])=1;[P008_stim.B62];&quot;&quot;)" office:value-type="string" office:string-value="L37" calcext:value-type="string">
            <text:p>L37</text:p>
          </table:table-cell>
          <table:table-cell table:formula="of:=IF(COUNTIF([P008_stim.$F:.$F];[P008_stim.$A62])=1;[P008_stim.C62];&quot;&quot;)" office:value-type="string" office:string-value="L" calcext:value-type="string">
            <text:p>L</text:p>
          </table:table-cell>
          <table:table-cell/>
          <table:table-cell table:formula="of:=VLOOKUP([.$A63];[$P008_stim.$F:.$Z];[.E$1];0)" office:value-type="string" office:string-value="12.1" calcext:value-type="string">
            <text:p>12.1</text:p>
          </table:table-cell>
          <table:table-cell table:formula="of:=VLOOKUP([.$A63];[$P008_stim.$F:.$Z];[.F$1];0)" office:value-type="string" office:string-value="L" calcext:value-type="string">
            <text:p>L</text:p>
          </table:table-cell>
          <table:table-cell table:formula="of:=VLOOKUP([.$A63];[$P008_stim.$F:.$Z];[.G$1];0)" office:value-type="string" office:string-value="-4.2000000000000455" calcext:value-type="string">
            <text:p>-4.2000000000000455</text:p>
          </table:table-cell>
          <table:table-cell table:formula="of:=VLOOKUP([.$A63];[$P008_stim.$F:.$Z];[.H$1];0)" office:value-type="string" office:string-value="-66.37037037037038" calcext:value-type="string">
            <text:p>-66.37037037037038</text:p>
          </table:table-cell>
          <table:table-cell table:formula="of:=VLOOKUP([.$A63];[$P008_stim.$F:.$Z];[.I$1];0)" office:value-type="float" office:value="190" calcext:value-type="float">
            <text:p>190</text:p>
          </table:table-cell>
          <table:table-cell table:formula="of:=VLOOKUP([.$A63];[$P008_stim.$F:.$Z];[.J$1];0)" office:value-type="float" office:value="28" calcext:value-type="float">
            <text:p>28</text:p>
          </table:table-cell>
          <table:table-cell table:formula="of:=VLOOKUP([.$A63];[$P008_stim.$F:.$Z];[.K$1];0)" office:value-type="string" office:string-value="28.799999999999955" calcext:value-type="string">
            <text:p>28.799999999999955</text:p>
          </table:table-cell>
          <table:table-cell table:formula="of:=VLOOKUP([.$A63];[$P008_stim.$F:.$Z];[.L$1];0)" office:value-type="string" office:string-value="6.3525925925926" calcext:value-type="string">
            <text:p>6.3525925925926</text:p>
          </table:table-cell>
          <table:table-cell table:formula="of:=VLOOKUP([.$A63];[$P008_stim.$F:.$Z];[.M$1];0)" office:value-type="float" office:value="448" calcext:value-type="float">
            <text:p>448</text:p>
          </table:table-cell>
          <table:table-cell table:formula="of:=VLOOKUP([.$A63];[$P008_stim.$F:.$Z];[.N$1];0)" office:value-type="float" office:value="24" calcext:value-type="float">
            <text:p>24</text:p>
          </table:table-cell>
          <table:table-cell table:formula="of:=VLOOKUP([.$A63];[$P008_stim.$F:.$Z];[.O$1];0)" office:value-type="string" office:string-value="32.73333333333335" calcext:value-type="string">
            <text:p>32.73333333333335</text:p>
          </table:table-cell>
          <table:table-cell table:formula="of:=VLOOKUP([.$A63];[$P008_stim.$F:.$Z];[.P$1];0)" office:value-type="string" office:string-value="58.405925925926" calcext:value-type="string">
            <text:p>58.405925925926</text:p>
          </table:table-cell>
          <table:table-cell table:formula="of:=VLOOKUP([.$A63];[$P008_stim.$F:.$Z];[.Q$1];0)" office:value-type="float" office:value="436" calcext:value-type="float">
            <text:p>436</text:p>
          </table:table-cell>
          <table:table-cell table:formula="of:=VLOOKUP([.$A63];[$P008_stim.$F:.$Z];[.R$1];0)" office:value-type="float" office:value="14" calcext:value-type="float">
            <text:p>14</text:p>
          </table:table-cell>
          <table:table-cell table:formula="of:=VLOOKUP([.$A63];[$P008_stim.$F:.$Z];[.S$1];0)" office:value-type="string" office:string-value="35.133333333333326" calcext:value-type="string">
            <text:p>35.133333333333326</text:p>
          </table:table-cell>
          <table:table-cell table:formula="of:=VLOOKUP([.$A63];[$P008_stim.$F:.$Z];[.T$1];0)" office:value-type="string" office:string-value="26.54814814814813" calcext:value-type="string">
            <text:p>26.54814814814813</text:p>
          </table:table-cell>
          <table:table-cell table:formula="of:=VLOOKUP([.$A63];[$P008_stim.$F:.$Z];[.U$1];0)" office:value-type="float" office:value="154" calcext:value-type="float">
            <text:p>154</text:p>
          </table:table-cell>
          <table:table-cell table:formula="of:=VLOOKUP([.$A63];[$P008_stim.$F:.$Z];[.V$1];0)" office:value-type="float" office:value="36" calcext:value-type="float">
            <text:p>36</text:p>
          </table:table-cell>
          <table:table-cell table:formula="of:=VLOOKUP([.$A63];[$P008_stim.$F:.$Z];[.W$1];0)" office:value-type="string" office:string-value="-101.5333333333333" calcext:value-type="string">
            <text:p>-101.5333333333333</text:p>
          </table:table-cell>
          <table:table-cell table:formula="of:=VLOOKUP([.$A63];[$P008_stim.$F:.$Z];[.X$1];0)" office:value-type="string" office:string-value="42.287407407407386" calcext:value-type="string">
            <text:p>42.287407407407386</text:p>
          </table:table-cell>
          <table:table-cell table:formula="of:=VLOOKUP([.$A63];[$P008_stim.$F:.$Z];[.Y$1];0)" office:value-type="float" office:value="446" calcext:value-type="float">
            <text:p>446</text:p>
          </table:table-cell>
        </table:table-row>
        <table:table-row table:style-name="ro1">
          <table:table-cell table:formula="of:=IF(COUNTIF([P008_stim.$F:.$F];[P008_stim.$A63])=1;[P008_stim.A63];&quot;&quot;)" office:value-type="string" office:string-value="12.2" calcext:value-type="string">
            <text:p>12.2</text:p>
          </table:table-cell>
          <table:table-cell table:formula="of:=IF(COUNTIF([P008_stim.$F:.$F];[P008_stim.$A63])=1;[P008_stim.B63];&quot;&quot;)" office:value-type="string" office:string-value="H09" calcext:value-type="string">
            <text:p>H09</text:p>
          </table:table-cell>
          <table:table-cell table:formula="of:=IF(COUNTIF([P008_stim.$F:.$F];[P008_stim.$A63])=1;[P008_stim.C63];&quot;&quot;)" office:value-type="string" office:string-value="H" calcext:value-type="string">
            <text:p>H</text:p>
          </table:table-cell>
          <table:table-cell/>
          <table:table-cell table:formula="of:=VLOOKUP([.$A64];[$P008_stim.$F:.$Z];[.E$1];0)" office:value-type="string" office:string-value="12.2" calcext:value-type="string">
            <text:p>12.2</text:p>
          </table:table-cell>
          <table:table-cell table:formula="of:=VLOOKUP([.$A64];[$P008_stim.$F:.$Z];[.F$1];0)" office:value-type="string" office:string-value="H" calcext:value-type="string">
            <text:p>H</text:p>
          </table:table-cell>
          <table:table-cell table:formula="of:=VLOOKUP([.$A64];[$P008_stim.$F:.$Z];[.G$1];0)" office:value-type="string" office:string-value="-4.2666666666666515" calcext:value-type="string">
            <text:p>-4.2666666666666515</text:p>
          </table:table-cell>
          <table:table-cell table:formula="of:=VLOOKUP([.$A64];[$P008_stim.$F:.$Z];[.H$1];0)" office:value-type="string" office:string-value="-15.739259259259256" calcext:value-type="string">
            <text:p>-15.739259259259256</text:p>
          </table:table-cell>
          <table:table-cell table:formula="of:=VLOOKUP([.$A64];[$P008_stim.$F:.$Z];[.I$1];0)" office:value-type="float" office:value="230" calcext:value-type="float">
            <text:p>230</text:p>
          </table:table-cell>
          <table:table-cell table:formula="of:=VLOOKUP([.$A64];[$P008_stim.$F:.$Z];[.J$1];0)" office:value-type="float" office:value="28" calcext:value-type="float">
            <text:p>28</text:p>
          </table:table-cell>
          <table:table-cell table:formula="of:=VLOOKUP([.$A64];[$P008_stim.$F:.$Z];[.K$1];0)" office:value-type="string" office:string-value="9.133333333333326" calcext:value-type="string">
            <text:p>9.133333333333326</text:p>
          </table:table-cell>
          <table:table-cell table:formula="of:=VLOOKUP([.$A64];[$P008_stim.$F:.$Z];[.L$1];0)" office:value-type="string" office:string-value="127.43111111111114" calcext:value-type="string">
            <text:p>127.43111111111114</text:p>
          </table:table-cell>
          <table:table-cell table:formula="of:=VLOOKUP([.$A64];[$P008_stim.$F:.$Z];[.M$1];0)" office:value-type="float" office:value="208" calcext:value-type="float">
            <text:p>208</text:p>
          </table:table-cell>
          <table:table-cell table:formula="of:=VLOOKUP([.$A64];[$P008_stim.$F:.$Z];[.N$1];0)" office:value-type="float" office:value="26" calcext:value-type="float">
            <text:p>26</text:p>
          </table:table-cell>
          <table:table-cell table:formula="of:=VLOOKUP([.$A64];[$P008_stim.$F:.$Z];[.O$1];0)" office:value-type="string" office:string-value="10.200000000000045" calcext:value-type="string">
            <text:p>10.200000000000045</text:p>
          </table:table-cell>
          <table:table-cell table:formula="of:=VLOOKUP([.$A64];[$P008_stim.$F:.$Z];[.P$1];0)" office:value-type="string" office:string-value="201.7659259259259" calcext:value-type="string">
            <text:p>201.7659259259259</text:p>
          </table:table-cell>
          <table:table-cell table:formula="of:=VLOOKUP([.$A64];[$P008_stim.$F:.$Z];[.Q$1];0)" office:value-type="float" office:value="230" calcext:value-type="float">
            <text:p>230</text:p>
          </table:table-cell>
          <table:table-cell table:formula="of:=VLOOKUP([.$A64];[$P008_stim.$F:.$Z];[.R$1];0)" office:value-type="float" office:value="54" calcext:value-type="float">
            <text:p>54</text:p>
          </table:table-cell>
          <table:table-cell table:formula="of:=VLOOKUP([.$A64];[$P008_stim.$F:.$Z];[.S$1];0)" office:value-type="string" office:string-value="126.0" calcext:value-type="string">
            <text:p>126.0</text:p>
          </table:table-cell>
          <table:table-cell table:formula="of:=VLOOKUP([.$A64];[$P008_stim.$F:.$Z];[.T$1];0)" office:value-type="string" office:string-value="-134.4474074074073" calcext:value-type="string">
            <text:p>-134.4474074074073</text:p>
          </table:table-cell>
          <table:table-cell table:formula="of:=VLOOKUP([.$A64];[$P008_stim.$F:.$Z];[.U$1];0)" office:value-type="float" office:value="524" calcext:value-type="float">
            <text:p>524</text:p>
          </table:table-cell>
          <table:table-cell table:formula="of:=VLOOKUP([.$A64];[$P008_stim.$F:.$Z];[.V$1];0)" office:value-type="float" office:value="14" calcext:value-type="float">
            <text:p>14</text:p>
          </table:table-cell>
          <table:table-cell table:formula="of:=VLOOKUP([.$A64];[$P008_stim.$F:.$Z];[.W$1];0)" office:value-type="string" office:string-value="128.39999999999998" calcext:value-type="string">
            <text:p>128.39999999999998</text:p>
          </table:table-cell>
          <table:table-cell table:formula="of:=VLOOKUP([.$A64];[$P008_stim.$F:.$Z];[.X$1];0)" office:value-type="string" office:string-value="-125.15555555555557" calcext:value-type="string">
            <text:p>-125.15555555555557</text:p>
          </table:table-cell>
          <table:table-cell table:formula="of:=VLOOKUP([.$A64];[$P008_stim.$F:.$Z];[.Y$1];0)" office:value-type="float" office:value="386" calcext:value-type="float">
            <text:p>386</text:p>
          </table:table-cell>
        </table:table-row>
        <table:table-row table:style-name="ro1">
          <table:table-cell table:formula="of:=IF(COUNTIF([P008_stim.$F:.$F];[P008_stim.$A64])=1;[P008_stim.A64];&quot;&quot;)" office:value-type="string" office:string-value="12.3" calcext:value-type="string">
            <text:p>12.3</text:p>
          </table:table-cell>
          <table:table-cell table:formula="of:=IF(COUNTIF([P008_stim.$F:.$F];[P008_stim.$A64])=1;[P008_stim.B64];&quot;&quot;)" office:value-type="string" office:string-value="M13NE" calcext:value-type="string">
            <text:p>M13NE</text:p>
          </table:table-cell>
          <table:table-cell table:formula="of:=IF(COUNTIF([P008_stim.$F:.$F];[P008_stim.$A64])=1;[P008_stim.C64];&quot;&quot;)" office:value-type="string" office:string-value="F" calcext:value-type="string">
            <text:p>F</text:p>
          </table:table-cell>
          <table:table-cell/>
          <table:table-cell table:formula="of:=VLOOKUP([.$A65];[$P008_stim.$F:.$Z];[.E$1];0)" office:value-type="string" office:string-value="12.3" calcext:value-type="string">
            <text:p>12.3</text:p>
          </table:table-cell>
          <table:table-cell table:formula="of:=VLOOKUP([.$A65];[$P008_stim.$F:.$Z];[.F$1];0)" office:value-type="string" office:string-value="F" calcext:value-type="string">
            <text:p>F</text:p>
          </table:table-cell>
          <table:table-cell table:formula="of:=VLOOKUP([.$A65];[$P008_stim.$F:.$Z];[.G$1];0)" office:value-type="string" office:string-value="2.2666666666666515" calcext:value-type="string">
            <text:p>2.2666666666666515</text:p>
          </table:table-cell>
          <table:table-cell table:formula="of:=VLOOKUP([.$A65];[$P008_stim.$F:.$Z];[.H$1];0)" office:value-type="string" office:string-value="-128.56888888888892" calcext:value-type="string">
            <text:p>-128.56888888888892</text:p>
          </table:table-cell>
          <table:table-cell table:formula="of:=VLOOKUP([.$A65];[$P008_stim.$F:.$Z];[.I$1];0)" office:value-type="float" office:value="224" calcext:value-type="float">
            <text:p>224</text:p>
          </table:table-cell>
          <table:table-cell table:formula="of:=VLOOKUP([.$A65];[$P008_stim.$F:.$Z];[.J$1];0)" office:value-type="float" office:value="26" calcext:value-type="float">
            <text:p>26</text:p>
          </table:table-cell>
          <table:table-cell table:formula="of:=VLOOKUP([.$A65];[$P008_stim.$F:.$Z];[.K$1];0)" office:value-type="string" office:string-value="41.0" calcext:value-type="string">
            <text:p>41.0</text:p>
          </table:table-cell>
          <table:table-cell table:formula="of:=VLOOKUP([.$A65];[$P008_stim.$F:.$Z];[.L$1];0)" office:value-type="string" office:string-value="-67.41333333333336" calcext:value-type="string">
            <text:p>-67.41333333333336</text:p>
          </table:table-cell>
          <table:table-cell table:formula="of:=VLOOKUP([.$A65];[$P008_stim.$F:.$Z];[.M$1];0)" office:value-type="float" office:value="414" calcext:value-type="float">
            <text:p>414</text:p>
          </table:table-cell>
          <table:table-cell table:formula="of:=VLOOKUP([.$A65];[$P008_stim.$F:.$Z];[.N$1];0)" office:value-type="float" office:value="28" calcext:value-type="float">
            <text:p>28</text:p>
          </table:table-cell>
          <table:table-cell table:formula="of:=VLOOKUP([.$A65];[$P008_stim.$F:.$Z];[.O$1];0)" office:value-type="string" office:string-value="-35.866666666666674" calcext:value-type="string">
            <text:p>-35.866666666666674</text:p>
          </table:table-cell>
          <table:table-cell table:formula="of:=VLOOKUP([.$A65];[$P008_stim.$F:.$Z];[.P$1];0)" office:value-type="string" office:string-value="-95.00444444444446" calcext:value-type="string">
            <text:p>-95.00444444444446</text:p>
          </table:table-cell>
          <table:table-cell table:formula="of:=VLOOKUP([.$A65];[$P008_stim.$F:.$Z];[.Q$1];0)" office:value-type="float" office:value="352" calcext:value-type="float">
            <text:p>352</text:p>
          </table:table-cell>
          <table:table-cell table:formula="of:=VLOOKUP([.$A65];[$P008_stim.$F:.$Z];[.R$1];0)" office:value-type="float" office:value="26" calcext:value-type="float">
            <text:p>26</text:p>
          </table:table-cell>
          <table:table-cell table:formula="of:=VLOOKUP([.$A65];[$P008_stim.$F:.$Z];[.S$1];0)" office:value-type="string" office:string-value="22.200000000000045" calcext:value-type="string">
            <text:p>22.200000000000045</text:p>
          </table:table-cell>
          <table:table-cell table:formula="of:=VLOOKUP([.$A65];[$P008_stim.$F:.$Z];[.T$1];0)" office:value-type="string" office:string-value="-57.078518518518536" calcext:value-type="string">
            <text:p>-57.078518518518536</text:p>
          </table:table-cell>
          <table:table-cell table:formula="of:=VLOOKUP([.$A65];[$P008_stim.$F:.$Z];[.U$1];0)" office:value-type="float" office:value="186" calcext:value-type="float">
            <text:p>186</text:p>
          </table:table-cell>
          <table:table-cell table:formula="of:=VLOOKUP([.$A65];[$P008_stim.$F:.$Z];[.V$1];0)" office:value-type="float" office:value="22" calcext:value-type="float">
            <text:p>22</text:p>
          </table:table-cell>
          <table:table-cell table:formula="of:=VLOOKUP([.$A65];[$P008_stim.$F:.$Z];[.W$1];0)" office:value-type="string" office:string-value="44.39999999999998" calcext:value-type="string">
            <text:p>44.39999999999998</text:p>
          </table:table-cell>
          <table:table-cell table:formula="of:=VLOOKUP([.$A65];[$P008_stim.$F:.$Z];[.X$1];0)" office:value-type="string" office:string-value="-47.12296296296296" calcext:value-type="string">
            <text:p>-47.12296296296296</text:p>
          </table:table-cell>
          <table:table-cell table:formula="of:=VLOOKUP([.$A65];[$P008_stim.$F:.$Z];[.Y$1];0)" office:value-type="float" office:value="396" calcext:value-type="float">
            <text:p>396</text:p>
          </table:table-cell>
        </table:table-row>
        <table:table-row table:style-name="ro1">
          <table:table-cell table:formula="of:=IF(COUNTIF([P008_stim.$F:.$F];[P008_stim.$A65])=1;[P008_stim.A65];&quot;&quot;)" office:value-type="string" office:string-value="12.4" calcext:value-type="string">
            <text:p>12.4</text:p>
          </table:table-cell>
          <table:table-cell table:formula="of:=IF(COUNTIF([P008_stim.$F:.$F];[P008_stim.$A65])=1;[P008_stim.B65];&quot;&quot;)" office:value-type="string" office:string-value="H36" calcext:value-type="string">
            <text:p>H36</text:p>
          </table:table-cell>
          <table:table-cell table:formula="of:=IF(COUNTIF([P008_stim.$F:.$F];[P008_stim.$A65])=1;[P008_stim.C65];&quot;&quot;)" office:value-type="string" office:string-value="H" calcext:value-type="string">
            <text:p>H</text:p>
          </table:table-cell>
          <table:table-cell/>
          <table:table-cell table:formula="of:=VLOOKUP([.$A66];[$P008_stim.$F:.$Z];[.E$1];0)" office:value-type="string" office:string-value="12.4" calcext:value-type="string">
            <text:p>12.4</text:p>
          </table:table-cell>
          <table:table-cell table:formula="of:=VLOOKUP([.$A66];[$P008_stim.$F:.$Z];[.F$1];0)" office:value-type="string" office:string-value="H" calcext:value-type="string">
            <text:p>H</text:p>
          </table:table-cell>
          <table:table-cell table:formula="of:=VLOOKUP([.$A66];[$P008_stim.$F:.$Z];[.G$1];0)" office:value-type="string" office:string-value="-14.06666666666672" calcext:value-type="string">
            <text:p>-14.06666666666672</text:p>
          </table:table-cell>
          <table:table-cell table:formula="of:=VLOOKUP([.$A66];[$P008_stim.$F:.$Z];[.H$1];0)" office:value-type="string" office:string-value="-136.4385185185185" calcext:value-type="string">
            <text:p>-136.4385185185185</text:p>
          </table:table-cell>
          <table:table-cell table:formula="of:=VLOOKUP([.$A66];[$P008_stim.$F:.$Z];[.I$1];0)" office:value-type="float" office:value="216" calcext:value-type="float">
            <text:p>216</text:p>
          </table:table-cell>
          <table:table-cell table:formula="of:=VLOOKUP([.$A66];[$P008_stim.$F:.$Z];[.J$1];0)" office:value-type="float" office:value="30" calcext:value-type="float">
            <text:p>30</text:p>
          </table:table-cell>
          <table:table-cell table:formula="of:=VLOOKUP([.$A66];[$P008_stim.$F:.$Z];[.K$1];0)" office:value-type="string" office:string-value="31.06666666666672" calcext:value-type="string">
            <text:p>31.06666666666672</text:p>
          </table:table-cell>
          <table:table-cell table:formula="of:=VLOOKUP([.$A66];[$P008_stim.$F:.$Z];[.L$1];0)" office:value-type="string" office:string-value="-36.69333333333333" calcext:value-type="string">
            <text:p>-36.69333333333333</text:p>
          </table:table-cell>
          <table:table-cell table:formula="of:=VLOOKUP([.$A66];[$P008_stim.$F:.$Z];[.M$1];0)" office:value-type="float" office:value="300" calcext:value-type="float">
            <text:p>300</text:p>
          </table:table-cell>
          <table:table-cell table:formula="of:=VLOOKUP([.$A66];[$P008_stim.$F:.$Z];[.N$1];0)" office:value-type="float" office:value="34" calcext:value-type="float">
            <text:p>34</text:p>
          </table:table-cell>
          <table:table-cell table:formula="of:=VLOOKUP([.$A66];[$P008_stim.$F:.$Z];[.O$1];0)" office:value-type="string" office:string-value="84.73333333333335" calcext:value-type="string">
            <text:p>84.73333333333335</text:p>
          </table:table-cell>
          <table:table-cell table:formula="of:=VLOOKUP([.$A66];[$P008_stim.$F:.$Z];[.P$1];0)" office:value-type="string" office:string-value="-190.57777777777778" calcext:value-type="string">
            <text:p>-190.57777777777778</text:p>
          </table:table-cell>
          <table:table-cell table:formula="of:=VLOOKUP([.$A66];[$P008_stim.$F:.$Z];[.Q$1];0)" office:value-type="float" office:value="328" calcext:value-type="float">
            <text:p>328</text:p>
          </table:table-cell>
          <table:table-cell table:formula="of:=VLOOKUP([.$A66];[$P008_stim.$F:.$Z];[.R$1];0)" office:value-type="float" office:value="16" calcext:value-type="float">
            <text:p>16</text:p>
          </table:table-cell>
          <table:table-cell table:formula="of:=VLOOKUP([.$A66];[$P008_stim.$F:.$Z];[.S$1];0)" office:value-type="string" office:string-value="95.26666666666665" calcext:value-type="string">
            <text:p>95.26666666666665</text:p>
          </table:table-cell>
          <table:table-cell table:formula="of:=VLOOKUP([.$A66];[$P008_stim.$F:.$Z];[.T$1];0)" office:value-type="string" office:string-value="-175.2177777777777" calcext:value-type="string">
            <text:p>-175.2177777777777</text:p>
          </table:table-cell>
          <table:table-cell table:formula="of:=VLOOKUP([.$A66];[$P008_stim.$F:.$Z];[.U$1];0)" office:value-type="float" office:value="134" calcext:value-type="float">
            <text:p>134</text:p>
          </table:table-cell>
          <table:table-cell table:formula="of:=VLOOKUP([.$A66];[$P008_stim.$F:.$Z];[.V$1];0)" office:value-type="float" office:value="34" calcext:value-type="float">
            <text:p>34</text:p>
          </table:table-cell>
          <table:table-cell table:formula="of:=VLOOKUP([.$A66];[$P008_stim.$F:.$Z];[.W$1];0)" office:value-type="string" office:string-value="-52.0" calcext:value-type="string">
            <text:p>-52.0</text:p>
          </table:table-cell>
          <table:table-cell table:formula="of:=VLOOKUP([.$A66];[$P008_stim.$F:.$Z];[.X$1];0)" office:value-type="string" office:string-value="-166.02074074074073" calcext:value-type="string">
            <text:p>-166.02074074074073</text:p>
          </table:table-cell>
          <table:table-cell table:formula="of:=VLOOKUP([.$A66];[$P008_stim.$F:.$Z];[.Y$1];0)" office:value-type="float" office:value="436" calcext:value-type="float">
            <text:p>436</text:p>
          </table:table-cell>
        </table:table-row>
        <table:table-row table:style-name="ro1">
          <table:table-cell table:formula="of:=IF(COUNTIF([P008_stim.$F:.$F];[P008_stim.$A66])=1;[P008_stim.A66];&quot;&quot;)" office:value-type="string" office:string-value="13.0" calcext:value-type="string">
            <text:p>13.0</text:p>
          </table:table-cell>
          <table:table-cell table:formula="of:=IF(COUNTIF([P008_stim.$F:.$F];[P008_stim.$A66])=1;[P008_stim.B66];&quot;&quot;)" office:value-type="string" office:string-value="M23HA" calcext:value-type="string">
            <text:p>M23HA</text:p>
          </table:table-cell>
          <table:table-cell table:formula="of:=IF(COUNTIF([P008_stim.$F:.$F];[P008_stim.$A66])=1;[P008_stim.C66];&quot;&quot;)" office:value-type="string" office:string-value="F" calcext:value-type="string">
            <text:p>F</text:p>
          </table:table-cell>
          <table:table-cell/>
          <table:table-cell table:formula="of:=VLOOKUP([.$A67];[$P008_stim.$F:.$Z];[.E$1];0)" office:value-type="string" office:string-value="13.0" calcext:value-type="string">
            <text:p>13.0</text:p>
          </table:table-cell>
          <table:table-cell table:formula="of:=VLOOKUP([.$A67];[$P008_stim.$F:.$Z];[.F$1];0)" office:value-type="string" office:string-value="F" calcext:value-type="string">
            <text:p>F</text:p>
          </table:table-cell>
          <table:table-cell table:formula="of:=VLOOKUP([.$A67];[$P008_stim.$F:.$Z];[.G$1];0)" office:value-type="string" office:string-value="18.0" calcext:value-type="string">
            <text:p>18.0</text:p>
          </table:table-cell>
          <table:table-cell table:formula="of:=VLOOKUP([.$A67];[$P008_stim.$F:.$Z];[.H$1];0)" office:value-type="string" office:string-value="8.343703703703682" calcext:value-type="string">
            <text:p>8.343703703703682</text:p>
          </table:table-cell>
          <table:table-cell table:formula="of:=VLOOKUP([.$A67];[$P008_stim.$F:.$Z];[.I$1];0)" office:value-type="float" office:value="138" calcext:value-type="float">
            <text:p>138</text:p>
          </table:table-cell>
          <table:table-cell table:formula="of:=VLOOKUP([.$A67];[$P008_stim.$F:.$Z];[.J$1];0)" office:value-type="float" office:value="40" calcext:value-type="float">
            <text:p>40</text:p>
          </table:table-cell>
          <table:table-cell table:formula="of:=VLOOKUP([.$A67];[$P008_stim.$F:.$Z];[.K$1];0)" office:value-type="string" office:string-value="3.3333333333333712" calcext:value-type="string">
            <text:p>3.3333333333333712</text:p>
          </table:table-cell>
          <table:table-cell table:formula="of:=VLOOKUP([.$A67];[$P008_stim.$F:.$Z];[.L$1];0)" office:value-type="string" office:string-value="-126.57777777777778" calcext:value-type="string">
            <text:p>-126.57777777777778</text:p>
          </table:table-cell>
          <table:table-cell table:formula="of:=VLOOKUP([.$A67];[$P008_stim.$F:.$Z];[.M$1];0)" office:value-type="float" office:value="442" calcext:value-type="float">
            <text:p>442</text:p>
          </table:table-cell>
          <table:table-cell table:formula="of:=VLOOKUP([.$A67];[$P008_stim.$F:.$Z];[.N$1];0)" office:value-type="float" office:value="28" calcext:value-type="float">
            <text:p>28</text:p>
          </table:table-cell>
          <table:table-cell table:formula="of:=VLOOKUP([.$A67];[$P008_stim.$F:.$Z];[.O$1];0)" office:value-type="string" office:string-value="34.5333333333333" calcext:value-type="string">
            <text:p>34.5333333333333</text:p>
          </table:table-cell>
          <table:table-cell table:formula="of:=VLOOKUP([.$A67];[$P008_stim.$F:.$Z];[.P$1];0)" office:value-type="string" office:string-value="-19.342222222222176" calcext:value-type="string">
            <text:p>-19.342222222222176</text:p>
          </table:table-cell>
          <table:table-cell table:formula="of:=VLOOKUP([.$A67];[$P008_stim.$F:.$Z];[.Q$1];0)" office:value-type="float" office:value="222" calcext:value-type="float">
            <text:p>222</text:p>
          </table:table-cell>
          <table:table-cell table:formula="of:=VLOOKUP([.$A67];[$P008_stim.$F:.$Z];[.R$1];0)" office:value-type="float" office:value="22" calcext:value-type="float">
            <text:p>22</text:p>
          </table:table-cell>
          <table:table-cell table:formula="of:=VLOOKUP([.$A67];[$P008_stim.$F:.$Z];[.S$1];0)" office:value-type="string" office:string-value="54.73333333333335" calcext:value-type="string">
            <text:p>54.73333333333335</text:p>
          </table:table-cell>
          <table:table-cell table:formula="of:=VLOOKUP([.$A67];[$P008_stim.$F:.$Z];[.T$1];0)" office:value-type="string" office:string-value="-13.179259259259254" calcext:value-type="string">
            <text:p>-13.179259259259254</text:p>
          </table:table-cell>
          <table:table-cell table:formula="of:=VLOOKUP([.$A67];[$P008_stim.$F:.$Z];[.U$1];0)" office:value-type="float" office:value="292" calcext:value-type="float">
            <text:p>292</text:p>
          </table:table-cell>
          <table:table-cell table:formula="of:=VLOOKUP([.$A67];[$P008_stim.$F:.$Z];[.V$1];0)" office:value-type="float" office:value="30" calcext:value-type="float">
            <text:p>30</text:p>
          </table:table-cell>
          <table:table-cell table:formula="of:=VLOOKUP([.$A67];[$P008_stim.$F:.$Z];[.W$1];0)" office:value-type="string" office:string-value="-31.466666666666697" calcext:value-type="string">
            <text:p>-31.466666666666697</text:p>
          </table:table-cell>
          <table:table-cell table:formula="of:=VLOOKUP([.$A67];[$P008_stim.$F:.$Z];[.X$1];0)" office:value-type="string" office:string-value="-2.1807407407407027" calcext:value-type="string">
            <text:p>-2.1807407407407027</text:p>
          </table:table-cell>
          <table:table-cell table:formula="of:=VLOOKUP([.$A67];[$P008_stim.$F:.$Z];[.Y$1];0)" office:value-type="float" office:value="274" calcext:value-type="float">
            <text:p>274</text:p>
          </table:table-cell>
        </table:table-row>
        <table:table-row table:style-name="ro1">
          <table:table-cell table:formula="of:=IF(COUNTIF([P008_stim.$F:.$F];[P008_stim.$A67])=1;[P008_stim.A67];&quot;&quot;)" office:value-type="string" office:string-value="13.1" calcext:value-type="string">
            <text:p>13.1</text:p>
          </table:table-cell>
          <table:table-cell table:formula="of:=IF(COUNTIF([P008_stim.$F:.$F];[P008_stim.$A67])=1;[P008_stim.B67];&quot;&quot;)" office:value-type="string" office:string-value="L40" calcext:value-type="string">
            <text:p>L40</text:p>
          </table:table-cell>
          <table:table-cell table:formula="of:=IF(COUNTIF([P008_stim.$F:.$F];[P008_stim.$A67])=1;[P008_stim.C67];&quot;&quot;)" office:value-type="string" office:string-value="L" calcext:value-type="string">
            <text:p>L</text:p>
          </table:table-cell>
          <table:table-cell/>
          <table:table-cell table:formula="of:=VLOOKUP([.$A68];[$P008_stim.$F:.$Z];[.E$1];0)" office:value-type="string" office:string-value="13.1" calcext:value-type="string">
            <text:p>13.1</text:p>
          </table:table-cell>
          <table:table-cell table:formula="of:=VLOOKUP([.$A68];[$P008_stim.$F:.$Z];[.F$1];0)" office:value-type="string" office:string-value="L" calcext:value-type="string">
            <text:p>L</text:p>
          </table:table-cell>
          <table:table-cell table:formula="of:=VLOOKUP([.$A68];[$P008_stim.$F:.$Z];[.G$1];0)" office:value-type="string" office:string-value="39.4666666666667" calcext:value-type="string">
            <text:p>39.4666666666667</text:p>
          </table:table-cell>
          <table:table-cell table:formula="of:=VLOOKUP([.$A68];[$P008_stim.$F:.$Z];[.H$1];0)" office:value-type="string" office:string-value="-43.804444444444414" calcext:value-type="string">
            <text:p>-43.804444444444414</text:p>
          </table:table-cell>
          <table:table-cell table:formula="of:=VLOOKUP([.$A68];[$P008_stim.$F:.$Z];[.I$1];0)" office:value-type="float" office:value="182" calcext:value-type="float">
            <text:p>182</text:p>
          </table:table-cell>
          <table:table-cell table:formula="of:=VLOOKUP([.$A68];[$P008_stim.$F:.$Z];[.J$1];0)" office:value-type="float" office:value="42" calcext:value-type="float">
            <text:p>42</text:p>
          </table:table-cell>
          <table:table-cell table:formula="of:=VLOOKUP([.$A68];[$P008_stim.$F:.$Z];[.K$1];0)" office:value-type="string" office:string-value="-4.866666666666674" calcext:value-type="string">
            <text:p>-4.866666666666674</text:p>
          </table:table-cell>
          <table:table-cell table:formula="of:=VLOOKUP([.$A68];[$P008_stim.$F:.$Z];[.L$1];0)" office:value-type="string" office:string-value="-150.28148148148148" calcext:value-type="string">
            <text:p>-150.28148148148148</text:p>
          </table:table-cell>
          <table:table-cell table:formula="of:=VLOOKUP([.$A68];[$P008_stim.$F:.$Z];[.M$1];0)" office:value-type="float" office:value="186" calcext:value-type="float">
            <text:p>186</text:p>
          </table:table-cell>
          <table:table-cell table:formula="of:=VLOOKUP([.$A68];[$P008_stim.$F:.$Z];[.N$1];0)" office:value-type="float" office:value="34" calcext:value-type="float">
            <text:p>34</text:p>
          </table:table-cell>
          <table:table-cell table:formula="of:=VLOOKUP([.$A68];[$P008_stim.$F:.$Z];[.O$1];0)" office:value-type="string" office:string-value="-19.866666666666674" calcext:value-type="string">
            <text:p>-19.866666666666674</text:p>
          </table:table-cell>
          <table:table-cell table:formula="of:=VLOOKUP([.$A68];[$P008_stim.$F:.$Z];[.P$1];0)" office:value-type="string" office:string-value="-219.02222222222224" calcext:value-type="string">
            <text:p>-219.02222222222224</text:p>
          </table:table-cell>
          <table:table-cell table:formula="of:=VLOOKUP([.$A68];[$P008_stim.$F:.$Z];[.Q$1];0)" office:value-type="float" office:value="550" calcext:value-type="float">
            <text:p>550</text:p>
          </table:table-cell>
          <table:table-cell table:formula="of:=VLOOKUP([.$A68];[$P008_stim.$F:.$Z];[.R$1];0)" office:value-type="float" office:value="24" calcext:value-type="float">
            <text:p>24</text:p>
          </table:table-cell>
          <table:table-cell table:formula="of:=VLOOKUP([.$A68];[$P008_stim.$F:.$Z];[.S$1];0)" office:value-type="string" office:string-value="-6.2000000000000455" calcext:value-type="string">
            <text:p>-6.2000000000000455</text:p>
          </table:table-cell>
          <table:table-cell table:formula="of:=VLOOKUP([.$A68];[$P008_stim.$F:.$Z];[.T$1];0)" office:value-type="string" office:string-value="-156.53925925925927" calcext:value-type="string">
            <text:p>-156.53925925925927</text:p>
          </table:table-cell>
          <table:table-cell table:formula="of:=VLOOKUP([.$A68];[$P008_stim.$F:.$Z];[.U$1];0)" office:value-type="float" office:value="406" calcext:value-type="float">
            <text:p>406</text:p>
          </table:table-cell>
          <table:table-cell table:formula="of:=VLOOKUP([.$A68];[$P008_stim.$F:.$Z];[.V$1];0)" office:value-type="float" office:value="26" calcext:value-type="float">
            <text:p>26</text:p>
          </table:table-cell>
          <table:table-cell table:formula="of:=VLOOKUP([.$A68];[$P008_stim.$F:.$Z];[.W$1];0)" office:value-type="string" office:string-value="11.266666666666652" calcext:value-type="string">
            <text:p>11.266666666666652</text:p>
          </table:table-cell>
          <table:table-cell table:formula="of:=VLOOKUP([.$A68];[$P008_stim.$F:.$Z];[.X$1];0)" office:value-type="string" office:string-value="-85.42814814814818" calcext:value-type="string">
            <text:p>-85.42814814814818</text:p>
          </table:table-cell>
          <table:table-cell table:formula="of:=VLOOKUP([.$A68];[$P008_stim.$F:.$Z];[.Y$1];0)" office:value-type="float" office:value="952" calcext:value-type="float">
            <text:p>952</text:p>
          </table:table-cell>
        </table:table-row>
        <table:table-row table:style-name="ro1">
          <table:table-cell table:formula="of:=IF(COUNTIF([P008_stim.$F:.$F];[P008_stim.$A68])=1;[P008_stim.A68];&quot;&quot;)" office:value-type="string" office:string-value="13.2" calcext:value-type="string">
            <text:p>13.2</text:p>
          </table:table-cell>
          <table:table-cell table:formula="of:=IF(COUNTIF([P008_stim.$F:.$F];[P008_stim.$A68])=1;[P008_stim.B68];&quot;&quot;)" office:value-type="string" office:string-value="H19" calcext:value-type="string">
            <text:p>H19</text:p>
          </table:table-cell>
          <table:table-cell table:formula="of:=IF(COUNTIF([P008_stim.$F:.$F];[P008_stim.$A68])=1;[P008_stim.C68];&quot;&quot;)" office:value-type="string" office:string-value="H" calcext:value-type="string">
            <text:p>H</text:p>
          </table:table-cell>
          <table:table-cell/>
          <table:table-cell table:formula="of:=VLOOKUP([.$A69];[$P008_stim.$F:.$Z];[.E$1];0)" office:value-type="string" office:string-value="13.2" calcext:value-type="string">
            <text:p>13.2</text:p>
          </table:table-cell>
          <table:table-cell table:formula="of:=VLOOKUP([.$A69];[$P008_stim.$F:.$Z];[.F$1];0)" office:value-type="string" office:string-value="H" calcext:value-type="string">
            <text:p>H</text:p>
          </table:table-cell>
          <table:table-cell table:formula="of:=VLOOKUP([.$A69];[$P008_stim.$F:.$Z];[.G$1];0)" office:value-type="string" office:string-value="26.533333333333303" calcext:value-type="string">
            <text:p>26.533333333333303</text:p>
          </table:table-cell>
          <table:table-cell table:formula="of:=VLOOKUP([.$A69];[$P008_stim.$F:.$Z];[.H$1];0)" office:value-type="string" office:string-value="-90.45333333333332" calcext:value-type="string">
            <text:p>-90.45333333333332</text:p>
          </table:table-cell>
          <table:table-cell table:formula="of:=VLOOKUP([.$A69];[$P008_stim.$F:.$Z];[.I$1];0)" office:value-type="float" office:value="358" calcext:value-type="float">
            <text:p>358</text:p>
          </table:table-cell>
          <table:table-cell table:formula="of:=VLOOKUP([.$A69];[$P008_stim.$F:.$Z];[.J$1];0)" office:value-type="float" office:value="28" calcext:value-type="float">
            <text:p>28</text:p>
          </table:table-cell>
          <table:table-cell table:formula="of:=VLOOKUP([.$A69];[$P008_stim.$F:.$Z];[.K$1];0)" office:value-type="string" office:string-value="34.799999999999955" calcext:value-type="string">
            <text:p>34.799999999999955</text:p>
          </table:table-cell>
          <table:table-cell table:formula="of:=VLOOKUP([.$A69];[$P008_stim.$F:.$Z];[.L$1];0)" office:value-type="string" office:string-value="7.300740740740821" calcext:value-type="string">
            <text:p>7.300740740740821</text:p>
          </table:table-cell>
          <table:table-cell table:formula="of:=VLOOKUP([.$A69];[$P008_stim.$F:.$Z];[.M$1];0)" office:value-type="float" office:value="192" calcext:value-type="float">
            <text:p>192</text:p>
          </table:table-cell>
          <table:table-cell table:formula="of:=VLOOKUP([.$A69];[$P008_stim.$F:.$Z];[.N$1];0)" office:value-type="float" office:value="24" calcext:value-type="float">
            <text:p>24</text:p>
          </table:table-cell>
          <table:table-cell table:formula="of:=VLOOKUP([.$A69];[$P008_stim.$F:.$Z];[.O$1];0)" office:value-type="string" office:string-value="23.33333333333337" calcext:value-type="string">
            <text:p>23.33333333333337</text:p>
          </table:table-cell>
          <table:table-cell table:formula="of:=VLOOKUP([.$A69];[$P008_stim.$F:.$Z];[.P$1];0)" office:value-type="string" office:string-value="69.78370370370374" calcext:value-type="string">
            <text:p>69.78370370370374</text:p>
          </table:table-cell>
          <table:table-cell table:formula="of:=VLOOKUP([.$A69];[$P008_stim.$F:.$Z];[.Q$1];0)" office:value-type="float" office:value="200" calcext:value-type="float">
            <text:p>200</text:p>
          </table:table-cell>
          <table:table-cell table:formula="of:=VLOOKUP([.$A69];[$P008_stim.$F:.$Z];[.R$1];0)" office:value-type="float" office:value="38" calcext:value-type="float">
            <text:p>38</text:p>
          </table:table-cell>
          <table:table-cell table:formula="of:=VLOOKUP([.$A69];[$P008_stim.$F:.$Z];[.S$1];0)" office:value-type="string" office:string-value="104.93333333333328" calcext:value-type="string">
            <text:p>104.93333333333328</text:p>
          </table:table-cell>
          <table:table-cell table:formula="of:=VLOOKUP([.$A69];[$P008_stim.$F:.$Z];[.T$1];0)" office:value-type="string" office:string-value="163.36592592592592" calcext:value-type="string">
            <text:p>163.36592592592592</text:p>
          </table:table-cell>
          <table:table-cell table:formula="of:=VLOOKUP([.$A69];[$P008_stim.$F:.$Z];[.U$1];0)" office:value-type="float" office:value="326" calcext:value-type="float">
            <text:p>326</text:p>
          </table:table-cell>
          <table:table-cell table:formula="of:=VLOOKUP([.$A69];[$P008_stim.$F:.$Z];[.V$1];0)" office:value-type="float" office:value="32" calcext:value-type="float">
            <text:p>32</text:p>
          </table:table-cell>
          <table:table-cell table:formula="of:=VLOOKUP([.$A69];[$P008_stim.$F:.$Z];[.W$1];0)" office:value-type="string" office:string-value="-1.6000000000000227" calcext:value-type="string">
            <text:p>-1.6000000000000227</text:p>
          </table:table-cell>
          <table:table-cell table:formula="of:=VLOOKUP([.$A69];[$P008_stim.$F:.$Z];[.X$1];0)" office:value-type="string" office:string-value="145.16148148148147" calcext:value-type="string">
            <text:p>145.16148148148147</text:p>
          </table:table-cell>
          <table:table-cell table:formula="of:=VLOOKUP([.$A69];[$P008_stim.$F:.$Z];[.Y$1];0)" office:value-type="float" office:value="252" calcext:value-type="float">
            <text:p>252</text:p>
          </table:table-cell>
        </table:table-row>
        <table:table-row table:style-name="ro1">
          <table:table-cell table:formula="of:=IF(COUNTIF([P008_stim.$F:.$F];[P008_stim.$A69])=1;[P008_stim.A69];&quot;&quot;)" office:value-type="string" office:string-value="13.3" calcext:value-type="string">
            <text:p>13.3</text:p>
          </table:table-cell>
          <table:table-cell table:formula="of:=IF(COUNTIF([P008_stim.$F:.$F];[P008_stim.$A69])=1;[P008_stim.B69];&quot;&quot;)" office:value-type="string" office:string-value="L34" calcext:value-type="string">
            <text:p>L34</text:p>
          </table:table-cell>
          <table:table-cell table:formula="of:=IF(COUNTIF([P008_stim.$F:.$F];[P008_stim.$A69])=1;[P008_stim.C69];&quot;&quot;)" office:value-type="string" office:string-value="L" calcext:value-type="string">
            <text:p>L</text:p>
          </table:table-cell>
          <table:table-cell/>
          <table:table-cell table:formula="of:=VLOOKUP([.$A70];[$P008_stim.$F:.$Z];[.E$1];0)" office:value-type="string" office:string-value="13.3" calcext:value-type="string">
            <text:p>13.3</text:p>
          </table:table-cell>
          <table:table-cell table:formula="of:=VLOOKUP([.$A70];[$P008_stim.$F:.$Z];[.F$1];0)" office:value-type="string" office:string-value="L" calcext:value-type="string">
            <text:p>L</text:p>
          </table:table-cell>
          <table:table-cell table:formula="of:=VLOOKUP([.$A70];[$P008_stim.$F:.$Z];[.G$1];0)" office:value-type="string" office:string-value="0.7333333333333485" calcext:value-type="string">
            <text:p>0.7333333333333485</text:p>
          </table:table-cell>
          <table:table-cell table:formula="of:=VLOOKUP([.$A70];[$P008_stim.$F:.$Z];[.H$1];0)" office:value-type="string" office:string-value="-18.773333333333312" calcext:value-type="string">
            <text:p>-18.773333333333312</text:p>
          </table:table-cell>
          <table:table-cell table:formula="of:=VLOOKUP([.$A70];[$P008_stim.$F:.$Z];[.I$1];0)" office:value-type="float" office:value="250" calcext:value-type="float">
            <text:p>250</text:p>
          </table:table-cell>
          <table:table-cell table:formula="of:=VLOOKUP([.$A70];[$P008_stim.$F:.$Z];[.J$1];0)" office:value-type="float" office:value="34" calcext:value-type="float">
            <text:p>34</text:p>
          </table:table-cell>
          <table:table-cell table:formula="of:=VLOOKUP([.$A70];[$P008_stim.$F:.$Z];[.K$1];0)" office:value-type="string" office:string-value="21.399999999999977" calcext:value-type="string">
            <text:p>21.399999999999977</text:p>
          </table:table-cell>
          <table:table-cell table:formula="of:=VLOOKUP([.$A70];[$P008_stim.$F:.$Z];[.L$1];0)" office:value-type="string" office:string-value="113.68296296296296" calcext:value-type="string">
            <text:p>113.68296296296296</text:p>
          </table:table-cell>
          <table:table-cell table:formula="of:=VLOOKUP([.$A70];[$P008_stim.$F:.$Z];[.M$1];0)" office:value-type="float" office:value="330" calcext:value-type="float">
            <text:p>330</text:p>
          </table:table-cell>
          <table:table-cell table:formula="of:=VLOOKUP([.$A70];[$P008_stim.$F:.$Z];[.N$1];0)" office:value-type="float" office:value="40" calcext:value-type="float">
            <text:p>40</text:p>
          </table:table-cell>
          <table:table-cell table:formula="of:=VLOOKUP([.$A70];[$P008_stim.$F:.$Z];[.O$1];0)" office:value-type="string" office:string-value="-0.33333333333337123" calcext:value-type="string">
            <text:p>-0.33333333333337123</text:p>
          </table:table-cell>
          <table:table-cell table:formula="of:=VLOOKUP([.$A70];[$P008_stim.$F:.$Z];[.P$1];0)" office:value-type="string" office:string-value="1.137777777777842" calcext:value-type="string">
            <text:p>1.137777777777842</text:p>
          </table:table-cell>
          <table:table-cell table:formula="of:=VLOOKUP([.$A70];[$P008_stim.$F:.$Z];[.Q$1];0)" office:value-type="float" office:value="924" calcext:value-type="float">
            <text:p>924</text:p>
          </table:table-cell>
          <table:table-cell table:formula="of:=VLOOKUP([.$A70];[$P008_stim.$F:.$Z];[.R$1];0)" office:value-type="float" office:value="28" calcext:value-type="float">
            <text:p>28</text:p>
          </table:table-cell>
          <table:table-cell table:formula="of:=VLOOKUP([.$A70];[$P008_stim.$F:.$Z];[.S$1];0)" office:value-type="string" office:string-value="19.200000000000045" calcext:value-type="string">
            <text:p>19.200000000000045</text:p>
          </table:table-cell>
          <table:table-cell table:formula="of:=VLOOKUP([.$A70];[$P008_stim.$F:.$Z];[.T$1];0)" office:value-type="string" office:string-value="-94.71999999999997" calcext:value-type="string">
            <text:p>-94.71999999999997</text:p>
          </table:table-cell>
          <table:table-cell table:formula="of:=VLOOKUP([.$A70];[$P008_stim.$F:.$Z];[.U$1];0)" office:value-type="float" office:value="402" calcext:value-type="float">
            <text:p>402</text:p>
          </table:table-cell>
          <table:table-cell table:formula="of:=VLOOKUP([.$A70];[$P008_stim.$F:.$Z];[.V$1];0)" office:value-type="float" office:value="44" calcext:value-type="float">
            <text:p>44</text:p>
          </table:table-cell>
          <table:table-cell table:formula="of:=VLOOKUP([.$A70];[$P008_stim.$F:.$Z];[.W$1];0)" office:value-type="string" office:string-value="29.399999999999977" calcext:value-type="string">
            <text:p>29.399999999999977</text:p>
          </table:table-cell>
          <table:table-cell table:formula="of:=VLOOKUP([.$A70];[$P008_stim.$F:.$Z];[.X$1];0)" office:value-type="string" office:string-value="122.88" calcext:value-type="string">
            <text:p>122.88</text:p>
          </table:table-cell>
          <table:table-cell table:formula="of:=VLOOKUP([.$A70];[$P008_stim.$F:.$Z];[.Y$1];0)" office:value-type="float" office:value="240" calcext:value-type="float">
            <text:p>240</text:p>
          </table:table-cell>
        </table:table-row>
        <table:table-row table:style-name="ro1">
          <table:table-cell table:formula="of:=IF(COUNTIF([P008_stim.$F:.$F];[P008_stim.$A70])=1;[P008_stim.A70];&quot;&quot;)" office:value-type="string" office:string-value="13.4" calcext:value-type="string">
            <text:p>13.4</text:p>
          </table:table-cell>
          <table:table-cell table:formula="of:=IF(COUNTIF([P008_stim.$F:.$F];[P008_stim.$A70])=1;[P008_stim.B70];&quot;&quot;)" office:value-type="string" office:string-value="F16DI" calcext:value-type="string">
            <text:p>F16DI</text:p>
          </table:table-cell>
          <table:table-cell table:formula="of:=IF(COUNTIF([P008_stim.$F:.$F];[P008_stim.$A70])=1;[P008_stim.C70];&quot;&quot;)" office:value-type="string" office:string-value="F" calcext:value-type="string">
            <text:p>F</text:p>
          </table:table-cell>
          <table:table-cell/>
          <table:table-cell table:formula="of:=VLOOKUP([.$A71];[$P008_stim.$F:.$Z];[.E$1];0)" office:value-type="string" office:string-value="13.4" calcext:value-type="string">
            <text:p>13.4</text:p>
          </table:table-cell>
          <table:table-cell table:formula="of:=VLOOKUP([.$A71];[$P008_stim.$F:.$Z];[.F$1];0)" office:value-type="string" office:string-value="F" calcext:value-type="string">
            <text:p>F</text:p>
          </table:table-cell>
          <table:table-cell table:formula="of:=VLOOKUP([.$A71];[$P008_stim.$F:.$Z];[.G$1];0)" office:value-type="string" office:string-value="26.399999999999977" calcext:value-type="string">
            <text:p>26.399999999999977</text:p>
          </table:table-cell>
          <table:table-cell table:formula="of:=VLOOKUP([.$A71];[$P008_stim.$F:.$Z];[.H$1];0)" office:value-type="string" office:string-value="-142.69629629629628" calcext:value-type="string">
            <text:p>-142.69629629629628</text:p>
          </table:table-cell>
          <table:table-cell table:formula="of:=VLOOKUP([.$A71];[$P008_stim.$F:.$Z];[.I$1];0)" office:value-type="float" office:value="168" calcext:value-type="float">
            <text:p>168</text:p>
          </table:table-cell>
          <table:table-cell table:formula="of:=VLOOKUP([.$A71];[$P008_stim.$F:.$Z];[.J$1];0)" office:value-type="float" office:value="24" calcext:value-type="float">
            <text:p>24</text:p>
          </table:table-cell>
          <table:table-cell table:formula="of:=VLOOKUP([.$A71];[$P008_stim.$F:.$Z];[.K$1];0)" office:value-type="string" office:string-value="2.1333333333333258" calcext:value-type="string">
            <text:p>2.1333333333333258</text:p>
          </table:table-cell>
          <table:table-cell table:formula="of:=VLOOKUP([.$A71];[$P008_stim.$F:.$Z];[.L$1];0)" office:value-type="string" office:string-value="-148.00592592592596" calcext:value-type="string">
            <text:p>-148.00592592592596</text:p>
          </table:table-cell>
          <table:table-cell table:formula="of:=VLOOKUP([.$A71];[$P008_stim.$F:.$Z];[.M$1];0)" office:value-type="float" office:value="306" calcext:value-type="float">
            <text:p>306</text:p>
          </table:table-cell>
          <table:table-cell table:formula="of:=VLOOKUP([.$A71];[$P008_stim.$F:.$Z];[.N$1];0)" office:value-type="float" office:value="30" calcext:value-type="float">
            <text:p>30</text:p>
          </table:table-cell>
          <table:table-cell table:formula="of:=VLOOKUP([.$A71];[$P008_stim.$F:.$Z];[.O$1];0)" office:value-type="string" office:string-value="25.466666666666697" calcext:value-type="string">
            <text:p>25.466666666666697</text:p>
          </table:table-cell>
          <table:table-cell table:formula="of:=VLOOKUP([.$A71];[$P008_stim.$F:.$Z];[.P$1];0)" office:value-type="string" office:string-value="-10.33481481481482" calcext:value-type="string">
            <text:p>-10.33481481481482</text:p>
          </table:table-cell>
          <table:table-cell table:formula="of:=VLOOKUP([.$A71];[$P008_stim.$F:.$Z];[.Q$1];0)" office:value-type="float" office:value="220" calcext:value-type="float">
            <text:p>220</text:p>
          </table:table-cell>
          <table:table-cell table:formula="of:=VLOOKUP([.$A71];[$P008_stim.$F:.$Z];[.R$1];0)" office:value-type="float" office:value="24" calcext:value-type="float">
            <text:p>24</text:p>
          </table:table-cell>
          <table:table-cell table:formula="of:=VLOOKUP([.$A71];[$P008_stim.$F:.$Z];[.S$1];0)" office:value-type="string" office:string-value="42.39999999999998" calcext:value-type="string">
            <text:p>42.39999999999998</text:p>
          </table:table-cell>
          <table:table-cell table:formula="of:=VLOOKUP([.$A71];[$P008_stim.$F:.$Z];[.T$1];0)" office:value-type="string" office:string-value="-0.2844444444443752" calcext:value-type="string">
            <text:p>-0.2844444444443752</text:p>
          </table:table-cell>
          <table:table-cell table:formula="of:=VLOOKUP([.$A71];[$P008_stim.$F:.$Z];[.U$1];0)" office:value-type="float" office:value="944" calcext:value-type="float">
            <text:p>944</text:p>
          </table:table-cell>
          <table:table-cell table:formula="of:=VLOOKUP([.$A71];[$P008_stim.$F:.$Z];[.V$1];0)" office:value-type="float" office:value="42" calcext:value-type="float">
            <text:p>42</text:p>
          </table:table-cell>
          <table:table-cell table:formula="of:=VLOOKUP([.$A71];[$P008_stim.$F:.$Z];[.W$1];0)" office:value-type="string" office:string-value="7.333333333333371" calcext:value-type="string">
            <text:p>7.333333333333371</text:p>
          </table:table-cell>
          <table:table-cell table:formula="of:=VLOOKUP([.$A71];[$P008_stim.$F:.$Z];[.X$1];0)" office:value-type="string" office:string-value="-141.17925925925925" calcext:value-type="string">
            <text:p>-141.17925925925925</text:p>
          </table:table-cell>
          <table:table-cell table:formula="of:=VLOOKUP([.$A71];[$P008_stim.$F:.$Z];[.Y$1];0)" office:value-type="float" office:value="750" calcext:value-type="float">
            <text:p>750</text:p>
          </table:table-cell>
        </table:table-row>
        <table:table-row table:style-name="ro1">
          <table:table-cell table:formula="of:=IF(COUNTIF([P008_stim.$F:.$F];[P008_stim.$A71])=1;[P008_stim.A71];&quot;&quot;)" office:value-type="string" office:string-value="14.0" calcext:value-type="string">
            <text:p>14.0</text:p>
          </table:table-cell>
          <table:table-cell table:formula="of:=IF(COUNTIF([P008_stim.$F:.$F];[P008_stim.$A71])=1;[P008_stim.B71];&quot;&quot;)" office:value-type="string" office:string-value="H23" calcext:value-type="string">
            <text:p>H23</text:p>
          </table:table-cell>
          <table:table-cell table:formula="of:=IF(COUNTIF([P008_stim.$F:.$F];[P008_stim.$A71])=1;[P008_stim.C71];&quot;&quot;)" office:value-type="string" office:string-value="H" calcext:value-type="string">
            <text:p>H</text:p>
          </table:table-cell>
          <table:table-cell/>
          <table:table-cell table:formula="of:=VLOOKUP([.$A72];[$P008_stim.$F:.$Z];[.E$1];0)" office:value-type="string" office:string-value="14.0" calcext:value-type="string">
            <text:p>14.0</text:p>
          </table:table-cell>
          <table:table-cell table:formula="of:=VLOOKUP([.$A72];[$P008_stim.$F:.$Z];[.F$1];0)" office:value-type="string" office:string-value="H" calcext:value-type="string">
            <text:p>H</text:p>
          </table:table-cell>
          <table:table-cell table:formula="of:=VLOOKUP([.$A72];[$P008_stim.$F:.$Z];[.G$1];0)" office:value-type="string" office:string-value="-7.2000000000000455" calcext:value-type="string">
            <text:p>-7.2000000000000455</text:p>
          </table:table-cell>
          <table:table-cell table:formula="of:=VLOOKUP([.$A72];[$P008_stim.$F:.$Z];[.H$1];0)" office:value-type="string" office:string-value="-83.0577777777778" calcext:value-type="string">
            <text:p>-83.0577777777778</text:p>
          </table:table-cell>
          <table:table-cell table:formula="of:=VLOOKUP([.$A72];[$P008_stim.$F:.$Z];[.I$1];0)" office:value-type="float" office:value="444" calcext:value-type="float">
            <text:p>444</text:p>
          </table:table-cell>
          <table:table-cell table:formula="of:=VLOOKUP([.$A72];[$P008_stim.$F:.$Z];[.J$1];0)" office:value-type="float" office:value="30" calcext:value-type="float">
            <text:p>30</text:p>
          </table:table-cell>
          <table:table-cell table:formula="of:=VLOOKUP([.$A72];[$P008_stim.$F:.$Z];[.K$1];0)" office:value-type="string" office:string-value="-42.866666666666674" calcext:value-type="string">
            <text:p>-42.866666666666674</text:p>
          </table:table-cell>
          <table:table-cell table:formula="of:=VLOOKUP([.$A72];[$P008_stim.$F:.$Z];[.L$1];0)" office:value-type="string" office:string-value="47.02814814814815" calcext:value-type="string">
            <text:p>47.02814814814815</text:p>
          </table:table-cell>
          <table:table-cell table:formula="of:=VLOOKUP([.$A72];[$P008_stim.$F:.$Z];[.M$1];0)" office:value-type="float" office:value="286" calcext:value-type="float">
            <text:p>286</text:p>
          </table:table-cell>
          <table:table-cell table:formula="of:=VLOOKUP([.$A72];[$P008_stim.$F:.$Z];[.N$1];0)" office:value-type="float" office:value="40" calcext:value-type="float">
            <text:p>40</text:p>
          </table:table-cell>
          <table:table-cell table:formula="of:=VLOOKUP([.$A72];[$P008_stim.$F:.$Z];[.O$1];0)" office:value-type="string" office:string-value="-30.200000000000045" calcext:value-type="string">
            <text:p>-30.200000000000045</text:p>
          </table:table-cell>
          <table:table-cell table:formula="of:=VLOOKUP([.$A72];[$P008_stim.$F:.$Z];[.P$1];0)" office:value-type="string" office:string-value="-106.09777777777776" calcext:value-type="string">
            <text:p>-106.09777777777776</text:p>
          </table:table-cell>
          <table:table-cell table:formula="of:=VLOOKUP([.$A72];[$P008_stim.$F:.$Z];[.Q$1];0)" office:value-type="float" office:value="164" calcext:value-type="float">
            <text:p>164</text:p>
          </table:table-cell>
          <table:table-cell table:formula="of:=VLOOKUP([.$A72];[$P008_stim.$F:.$Z];[.R$1];0)" office:value-type="float" office:value="50" calcext:value-type="float">
            <text:p>50</text:p>
          </table:table-cell>
          <table:table-cell table:formula="of:=VLOOKUP([.$A72];[$P008_stim.$F:.$Z];[.S$1];0)" office:value-type="string" office:string-value="122.33333333333337" calcext:value-type="string">
            <text:p>122.33333333333337</text:p>
          </table:table-cell>
          <table:table-cell table:formula="of:=VLOOKUP([.$A72];[$P008_stim.$F:.$Z];[.T$1];0)" office:value-type="string" office:string-value="-93.96148148148148" calcext:value-type="string">
            <text:p>-93.96148148148148</text:p>
          </table:table-cell>
          <table:table-cell table:formula="of:=VLOOKUP([.$A72];[$P008_stim.$F:.$Z];[.U$1];0)" office:value-type="float" office:value="510" calcext:value-type="float">
            <text:p>510</text:p>
          </table:table-cell>
          <table:table-cell table:formula="of:=VLOOKUP([.$A72];[$P008_stim.$F:.$Z];[.V$1];0)" office:value-type="float" office:value="36" calcext:value-type="float">
            <text:p>36</text:p>
          </table:table-cell>
          <table:table-cell table:formula="of:=VLOOKUP([.$A72];[$P008_stim.$F:.$Z];[.W$1];0)" office:value-type="string" office:string-value="40.133333333333326" calcext:value-type="string">
            <text:p>40.133333333333326</text:p>
          </table:table-cell>
          <table:table-cell table:formula="of:=VLOOKUP([.$A72];[$P008_stim.$F:.$Z];[.X$1];0)" office:value-type="string" office:string-value="-93.67703703703694" calcext:value-type="string">
            <text:p>-93.67703703703694</text:p>
          </table:table-cell>
          <table:table-cell table:formula="of:=VLOOKUP([.$A72];[$P008_stim.$F:.$Z];[.Y$1];0)" office:value-type="float" office:value="132" calcext:value-type="float">
            <text:p>132</text:p>
          </table:table-cell>
        </table:table-row>
        <table:table-row table:style-name="ro1">
          <table:table-cell table:formula="of:=IF(COUNTIF([P008_stim.$F:.$F];[P008_stim.$A72])=1;[P008_stim.A72];&quot;&quot;)" office:value-type="string" office:string-value="14.1" calcext:value-type="string">
            <text:p>14.1</text:p>
          </table:table-cell>
          <table:table-cell table:formula="of:=IF(COUNTIF([P008_stim.$F:.$F];[P008_stim.$A72])=1;[P008_stim.B72];&quot;&quot;)" office:value-type="string" office:string-value="M10DI" calcext:value-type="string">
            <text:p>M10DI</text:p>
          </table:table-cell>
          <table:table-cell table:formula="of:=IF(COUNTIF([P008_stim.$F:.$F];[P008_stim.$A72])=1;[P008_stim.C72];&quot;&quot;)" office:value-type="string" office:string-value="F" calcext:value-type="string">
            <text:p>F</text:p>
          </table:table-cell>
          <table:table-cell/>
          <table:table-cell table:formula="of:=VLOOKUP([.$A73];[$P008_stim.$F:.$Z];[.E$1];0)" office:value-type="string" office:string-value="14.1" calcext:value-type="string">
            <text:p>14.1</text:p>
          </table:table-cell>
          <table:table-cell table:formula="of:=VLOOKUP([.$A73];[$P008_stim.$F:.$Z];[.F$1];0)" office:value-type="string" office:string-value="F" calcext:value-type="string">
            <text:p>F</text:p>
          </table:table-cell>
          <table:table-cell table:formula="of:=VLOOKUP([.$A73];[$P008_stim.$F:.$Z];[.G$1];0)" office:value-type="string" office:string-value="4.2666666666666515" calcext:value-type="string">
            <text:p>4.2666666666666515</text:p>
          </table:table-cell>
          <table:table-cell table:formula="of:=VLOOKUP([.$A73];[$P008_stim.$F:.$Z];[.H$1];0)" office:value-type="string" office:string-value="-126.38814814814805" calcext:value-type="string">
            <text:p>-126.38814814814805</text:p>
          </table:table-cell>
          <table:table-cell table:formula="of:=VLOOKUP([.$A73];[$P008_stim.$F:.$Z];[.I$1];0)" office:value-type="float" office:value="182" calcext:value-type="float">
            <text:p>182</text:p>
          </table:table-cell>
          <table:table-cell table:formula="of:=VLOOKUP([.$A73];[$P008_stim.$F:.$Z];[.J$1];0)" office:value-type="float" office:value="16" calcext:value-type="float">
            <text:p>16</text:p>
          </table:table-cell>
          <table:table-cell table:formula="of:=VLOOKUP([.$A73];[$P008_stim.$F:.$Z];[.K$1];0)" office:value-type="string" office:string-value="-11.533333333333303" calcext:value-type="string">
            <text:p>-11.533333333333303</text:p>
          </table:table-cell>
          <table:table-cell table:formula="of:=VLOOKUP([.$A73];[$P008_stim.$F:.$Z];[.L$1];0)" office:value-type="string" office:string-value="-149.90222222222224" calcext:value-type="string">
            <text:p>-149.90222222222224</text:p>
          </table:table-cell>
          <table:table-cell table:formula="of:=VLOOKUP([.$A73];[$P008_stim.$F:.$Z];[.M$1];0)" office:value-type="float" office:value="308" calcext:value-type="float">
            <text:p>308</text:p>
          </table:table-cell>
          <table:table-cell table:formula="of:=VLOOKUP([.$A73];[$P008_stim.$F:.$Z];[.N$1];0)" office:value-type="float" office:value="28" calcext:value-type="float">
            <text:p>28</text:p>
          </table:table-cell>
          <table:table-cell table:formula="of:=VLOOKUP([.$A73];[$P008_stim.$F:.$Z];[.O$1];0)" office:value-type="string" office:string-value="3.7999999999999545" calcext:value-type="string">
            <text:p>3.7999999999999545</text:p>
          </table:table-cell>
          <table:table-cell table:formula="of:=VLOOKUP([.$A73];[$P008_stim.$F:.$Z];[.P$1];0)" office:value-type="string" office:string-value="-39.44296296296301" calcext:value-type="string">
            <text:p>-39.44296296296301</text:p>
          </table:table-cell>
          <table:table-cell table:formula="of:=VLOOKUP([.$A73];[$P008_stim.$F:.$Z];[.Q$1];0)" office:value-type="float" office:value="154" calcext:value-type="float">
            <text:p>154</text:p>
          </table:table-cell>
          <table:table-cell table:formula="of:=VLOOKUP([.$A73];[$P008_stim.$F:.$Z];[.R$1];0)" office:value-type="float" office:value="26" calcext:value-type="float">
            <text:p>26</text:p>
          </table:table-cell>
          <table:table-cell table:formula="of:=VLOOKUP([.$A73];[$P008_stim.$F:.$Z];[.S$1];0)" office:value-type="string" office:string-value="34.0" calcext:value-type="string">
            <text:p>34.0</text:p>
          </table:table-cell>
          <table:table-cell table:formula="of:=VLOOKUP([.$A73];[$P008_stim.$F:.$Z];[.T$1];0)" office:value-type="string" office:string-value="-18.014814814814827" calcext:value-type="string">
            <text:p>-18.014814814814827</text:p>
          </table:table-cell>
          <table:table-cell table:formula="of:=VLOOKUP([.$A73];[$P008_stim.$F:.$Z];[.U$1];0)" office:value-type="float" office:value="536" calcext:value-type="float">
            <text:p>536</text:p>
          </table:table-cell>
          <table:table-cell table:formula="of:=VLOOKUP([.$A73];[$P008_stim.$F:.$Z];[.V$1];0)" office:value-type="float" office:value="42" calcext:value-type="float">
            <text:p>42</text:p>
          </table:table-cell>
          <table:table-cell table:formula="of:=VLOOKUP([.$A73];[$P008_stim.$F:.$Z];[.W$1];0)" office:value-type="string" office:string-value="-11.133333333333326" calcext:value-type="string">
            <text:p>-11.133333333333326</text:p>
          </table:table-cell>
          <table:table-cell table:formula="of:=VLOOKUP([.$A73];[$P008_stim.$F:.$Z];[.X$1];0)" office:value-type="string" office:string-value="-153.50518518518516" calcext:value-type="string">
            <text:p>-153.50518518518516</text:p>
          </table:table-cell>
          <table:table-cell table:formula="of:=VLOOKUP([.$A73];[$P008_stim.$F:.$Z];[.Y$1];0)" office:value-type="float" office:value="878" calcext:value-type="float">
            <text:p>878</text:p>
          </table:table-cell>
        </table:table-row>
        <table:table-row table:style-name="ro1">
          <table:table-cell table:formula="of:=IF(COUNTIF([P008_stim.$F:.$F];[P008_stim.$A73])=1;[P008_stim.A73];&quot;&quot;)" office:value-type="string" office:string-value="14.2" calcext:value-type="string">
            <text:p>14.2</text:p>
          </table:table-cell>
          <table:table-cell table:formula="of:=IF(COUNTIF([P008_stim.$F:.$F];[P008_stim.$A73])=1;[P008_stim.B73];&quot;&quot;)" office:value-type="string" office:string-value="L32" calcext:value-type="string">
            <text:p>L32</text:p>
          </table:table-cell>
          <table:table-cell table:formula="of:=IF(COUNTIF([P008_stim.$F:.$F];[P008_stim.$A73])=1;[P008_stim.C73];&quot;&quot;)" office:value-type="string" office:string-value="L" calcext:value-type="string">
            <text:p>L</text:p>
          </table:table-cell>
          <table:table-cell/>
          <table:table-cell table:formula="of:=VLOOKUP([.$A74];[$P008_stim.$F:.$Z];[.E$1];0)" office:value-type="string" office:string-value="14.2" calcext:value-type="string">
            <text:p>14.2</text:p>
          </table:table-cell>
          <table:table-cell table:formula="of:=VLOOKUP([.$A74];[$P008_stim.$F:.$Z];[.F$1];0)" office:value-type="string" office:string-value="L" calcext:value-type="string">
            <text:p>L</text:p>
          </table:table-cell>
          <table:table-cell table:formula="of:=VLOOKUP([.$A74];[$P008_stim.$F:.$Z];[.G$1];0)" office:value-type="string" office:string-value="18.66666666666663" calcext:value-type="string">
            <text:p>18.66666666666663</text:p>
          </table:table-cell>
          <table:table-cell table:formula="of:=VLOOKUP([.$A74];[$P008_stim.$F:.$Z];[.H$1];0)" office:value-type="string" office:string-value="14.03259259259255" calcext:value-type="string">
            <text:p>14.03259259259255</text:p>
          </table:table-cell>
          <table:table-cell table:formula="of:=VLOOKUP([.$A74];[$P008_stim.$F:.$Z];[.I$1];0)" office:value-type="float" office:value="394" calcext:value-type="float">
            <text:p>394</text:p>
          </table:table-cell>
          <table:table-cell table:formula="of:=VLOOKUP([.$A74];[$P008_stim.$F:.$Z];[.J$1];0)" office:value-type="float" office:value="24" calcext:value-type="float">
            <text:p>24</text:p>
          </table:table-cell>
          <table:table-cell table:formula="of:=VLOOKUP([.$A74];[$P008_stim.$F:.$Z];[.K$1];0)" office:value-type="string" office:string-value="-3.0666666666667197" calcext:value-type="string">
            <text:p>-3.0666666666667197</text:p>
          </table:table-cell>
          <table:table-cell table:formula="of:=VLOOKUP([.$A74];[$P008_stim.$F:.$Z];[.L$1];0)" office:value-type="string" office:string-value="4.361481481481519" calcext:value-type="string">
            <text:p>4.361481481481519</text:p>
          </table:table-cell>
          <table:table-cell table:formula="of:=VLOOKUP([.$A74];[$P008_stim.$F:.$Z];[.M$1];0)" office:value-type="float" office:value="260" calcext:value-type="float">
            <text:p>260</text:p>
          </table:table-cell>
          <table:table-cell table:formula="of:=VLOOKUP([.$A74];[$P008_stim.$F:.$Z];[.N$1];0)" office:value-type="float" office:value="30" calcext:value-type="float">
            <text:p>30</text:p>
          </table:table-cell>
          <table:table-cell table:formula="of:=VLOOKUP([.$A74];[$P008_stim.$F:.$Z];[.O$1];0)" office:value-type="string" office:string-value="38.5333333333333" calcext:value-type="string">
            <text:p>38.5333333333333</text:p>
          </table:table-cell>
          <table:table-cell table:formula="of:=VLOOKUP([.$A74];[$P008_stim.$F:.$Z];[.P$1];0)" office:value-type="string" office:string-value="-64.8533333333333" calcext:value-type="string">
            <text:p>-64.8533333333333</text:p>
          </table:table-cell>
          <table:table-cell table:formula="of:=VLOOKUP([.$A74];[$P008_stim.$F:.$Z];[.Q$1];0)" office:value-type="float" office:value="538" calcext:value-type="float">
            <text:p>538</text:p>
          </table:table-cell>
          <table:table-cell table:formula="of:=VLOOKUP([.$A74];[$P008_stim.$F:.$Z];[.R$1];0)" office:value-type="float" office:value="36" calcext:value-type="float">
            <text:p>36</text:p>
          </table:table-cell>
          <table:table-cell table:formula="of:=VLOOKUP([.$A74];[$P008_stim.$F:.$Z];[.S$1];0)" office:value-type="string" office:string-value="39.866666666666674" calcext:value-type="string">
            <text:p>39.866666666666674</text:p>
          </table:table-cell>
          <table:table-cell table:formula="of:=VLOOKUP([.$A74];[$P008_stim.$F:.$Z];[.T$1];0)" office:value-type="string" office:string-value="-159.3837037037037" calcext:value-type="string">
            <text:p>-159.3837037037037</text:p>
          </table:table-cell>
          <table:table-cell table:formula="of:=VLOOKUP([.$A74];[$P008_stim.$F:.$Z];[.U$1];0)" office:value-type="float" office:value="312" calcext:value-type="float">
            <text:p>312</text:p>
          </table:table-cell>
          <table:table-cell table:formula="of:=VLOOKUP([.$A74];[$P008_stim.$F:.$Z];[.V$1];0)" office:value-type="float" office:value="44" calcext:value-type="float">
            <text:p>44</text:p>
          </table:table-cell>
          <table:table-cell table:formula="of:=VLOOKUP([.$A74];[$P008_stim.$F:.$Z];[.W$1];0)" office:value-type="string" office:string-value="35.66666666666663" calcext:value-type="string">
            <text:p>35.66666666666663</text:p>
          </table:table-cell>
          <table:table-cell table:formula="of:=VLOOKUP([.$A74];[$P008_stim.$F:.$Z];[.X$1];0)" office:value-type="string" office:string-value="44.18370370370371" calcext:value-type="string">
            <text:p>44.18370370370371</text:p>
          </table:table-cell>
          <table:table-cell table:formula="of:=VLOOKUP([.$A74];[$P008_stim.$F:.$Z];[.Y$1];0)" office:value-type="float" office:value="216" calcext:value-type="float">
            <text:p>216</text:p>
          </table:table-cell>
        </table:table-row>
        <table:table-row table:style-name="ro1">
          <table:table-cell table:formula="of:=IF(COUNTIF([P008_stim.$F:.$F];[P008_stim.$A74])=1;[P008_stim.A74];&quot;&quot;)" office:value-type="string" office:string-value="14.3" calcext:value-type="string">
            <text:p>14.3</text:p>
          </table:table-cell>
          <table:table-cell table:formula="of:=IF(COUNTIF([P008_stim.$F:.$F];[P008_stim.$A74])=1;[P008_stim.B74];&quot;&quot;)" office:value-type="string" office:string-value="H04" calcext:value-type="string">
            <text:p>H04</text:p>
          </table:table-cell>
          <table:table-cell table:formula="of:=IF(COUNTIF([P008_stim.$F:.$F];[P008_stim.$A74])=1;[P008_stim.C74];&quot;&quot;)" office:value-type="string" office:string-value="H" calcext:value-type="string">
            <text:p>H</text:p>
          </table:table-cell>
          <table:table-cell/>
          <table:table-cell table:formula="of:=VLOOKUP([.$A75];[$P008_stim.$F:.$Z];[.E$1];0)" office:value-type="string" office:string-value="14.3" calcext:value-type="string">
            <text:p>14.3</text:p>
          </table:table-cell>
          <table:table-cell table:formula="of:=VLOOKUP([.$A75];[$P008_stim.$F:.$Z];[.F$1];0)" office:value-type="string" office:string-value="H" calcext:value-type="string">
            <text:p>H</text:p>
          </table:table-cell>
          <table:table-cell table:formula="of:=VLOOKUP([.$A75];[$P008_stim.$F:.$Z];[.G$1];0)" office:value-type="string" office:string-value="30.0" calcext:value-type="string">
            <text:p>30.0</text:p>
          </table:table-cell>
          <table:table-cell table:formula="of:=VLOOKUP([.$A75];[$P008_stim.$F:.$Z];[.H$1];0)" office:value-type="string" office:string-value="-64.47407407407405" calcext:value-type="string">
            <text:p>-64.47407407407405</text:p>
          </table:table-cell>
          <table:table-cell table:formula="of:=VLOOKUP([.$A75];[$P008_stim.$F:.$Z];[.I$1];0)" office:value-type="float" office:value="236" calcext:value-type="float">
            <text:p>236</text:p>
          </table:table-cell>
          <table:table-cell table:formula="of:=VLOOKUP([.$A75];[$P008_stim.$F:.$Z];[.J$1];0)" office:value-type="float" office:value="24" calcext:value-type="float">
            <text:p>24</text:p>
          </table:table-cell>
          <table:table-cell table:formula="of:=VLOOKUP([.$A75];[$P008_stim.$F:.$Z];[.K$1];0)" office:value-type="string" office:string-value="65.06666666666672" calcext:value-type="string">
            <text:p>65.06666666666672</text:p>
          </table:table-cell>
          <table:table-cell table:formula="of:=VLOOKUP([.$A75];[$P008_stim.$F:.$Z];[.L$1];0)" office:value-type="string" office:string-value="-58.02666666666664" calcext:value-type="string">
            <text:p>-58.02666666666664</text:p>
          </table:table-cell>
          <table:table-cell table:formula="of:=VLOOKUP([.$A75];[$P008_stim.$F:.$Z];[.M$1];0)" office:value-type="float" office:value="200" calcext:value-type="float">
            <text:p>200</text:p>
          </table:table-cell>
          <table:table-cell table:formula="of:=VLOOKUP([.$A75];[$P008_stim.$F:.$Z];[.N$1];0)" office:value-type="float" office:value="42" calcext:value-type="float">
            <text:p>42</text:p>
          </table:table-cell>
          <table:table-cell table:formula="of:=VLOOKUP([.$A75];[$P008_stim.$F:.$Z];[.O$1];0)" office:value-type="string" office:string-value="14.533333333333303" calcext:value-type="string">
            <text:p>14.533333333333303</text:p>
          </table:table-cell>
          <table:table-cell table:formula="of:=VLOOKUP([.$A75];[$P008_stim.$F:.$Z];[.P$1];0)" office:value-type="string" office:string-value="112.07111111111112" calcext:value-type="string">
            <text:p>112.07111111111112</text:p>
          </table:table-cell>
          <table:table-cell table:formula="of:=VLOOKUP([.$A75];[$P008_stim.$F:.$Z];[.Q$1];0)" office:value-type="float" office:value="294" calcext:value-type="float">
            <text:p>294</text:p>
          </table:table-cell>
          <table:table-cell table:formula="of:=VLOOKUP([.$A75];[$P008_stim.$F:.$Z];[.R$1];0)" office:value-type="float" office:value="28" calcext:value-type="float">
            <text:p>28</text:p>
          </table:table-cell>
          <table:table-cell table:formula="of:=VLOOKUP([.$A75];[$P008_stim.$F:.$Z];[.S$1];0)" office:value-type="string" office:string-value="13.333333333333371" calcext:value-type="string">
            <text:p>13.333333333333371</text:p>
          </table:table-cell>
          <table:table-cell table:formula="of:=VLOOKUP([.$A75];[$P008_stim.$F:.$Z];[.T$1];0)" office:value-type="string" office:string-value="199.68000000000006" calcext:value-type="string">
            <text:p>199.68000000000006</text:p>
          </table:table-cell>
          <table:table-cell table:formula="of:=VLOOKUP([.$A75];[$P008_stim.$F:.$Z];[.U$1];0)" office:value-type="float" office:value="234" calcext:value-type="float">
            <text:p>234</text:p>
          </table:table-cell>
          <table:table-cell table:formula="of:=VLOOKUP([.$A75];[$P008_stim.$F:.$Z];[.V$1];0)" office:value-type="float" office:value="22" calcext:value-type="float">
            <text:p>22</text:p>
          </table:table-cell>
          <table:table-cell table:formula="of:=VLOOKUP([.$A75];[$P008_stim.$F:.$Z];[.W$1];0)" office:value-type="string" office:string-value="27.0" calcext:value-type="string">
            <text:p>27.0</text:p>
          </table:table-cell>
          <table:table-cell table:formula="of:=VLOOKUP([.$A75];[$P008_stim.$F:.$Z];[.X$1];0)" office:value-type="string" office:string-value="236.9422222222222" calcext:value-type="string">
            <text:p>236.9422222222222</text:p>
          </table:table-cell>
          <table:table-cell table:formula="of:=VLOOKUP([.$A75];[$P008_stim.$F:.$Z];[.Y$1];0)" office:value-type="float" office:value="134" calcext:value-type="float">
            <text:p>134</text:p>
          </table:table-cell>
        </table:table-row>
        <table:table-row table:style-name="ro1">
          <table:table-cell table:formula="of:=IF(COUNTIF([P008_stim.$F:.$F];[P008_stim.$A75])=1;[P008_stim.A75];&quot;&quot;)" office:value-type="string" office:string-value="14.4" calcext:value-type="string">
            <text:p>14.4</text:p>
          </table:table-cell>
          <table:table-cell table:formula="of:=IF(COUNTIF([P008_stim.$F:.$F];[P008_stim.$A75])=1;[P008_stim.B75];&quot;&quot;)" office:value-type="string" office:string-value="L21" calcext:value-type="string">
            <text:p>L21</text:p>
          </table:table-cell>
          <table:table-cell table:formula="of:=IF(COUNTIF([P008_stim.$F:.$F];[P008_stim.$A75])=1;[P008_stim.C75];&quot;&quot;)" office:value-type="string" office:string-value="L" calcext:value-type="string">
            <text:p>L</text:p>
          </table:table-cell>
          <table:table-cell/>
          <table:table-cell table:formula="of:=VLOOKUP([.$A76];[$P008_stim.$F:.$Z];[.E$1];0)" office:value-type="string" office:string-value="14.4" calcext:value-type="string">
            <text:p>14.4</text:p>
          </table:table-cell>
          <table:table-cell table:formula="of:=VLOOKUP([.$A76];[$P008_stim.$F:.$Z];[.F$1];0)" office:value-type="string" office:string-value="L" calcext:value-type="string">
            <text:p>L</text:p>
          </table:table-cell>
          <table:table-cell table:formula="of:=VLOOKUP([.$A76];[$P008_stim.$F:.$Z];[.G$1];0)" office:value-type="string" office:string-value="1.1333333333333258" calcext:value-type="string">
            <text:p>1.1333333333333258</text:p>
          </table:table-cell>
          <table:table-cell table:formula="of:=VLOOKUP([.$A76];[$P008_stim.$F:.$Z];[.H$1];0)" office:value-type="string" office:string-value="-130.6548148148147" calcext:value-type="string">
            <text:p>-130.6548148148147</text:p>
          </table:table-cell>
          <table:table-cell table:formula="of:=VLOOKUP([.$A76];[$P008_stim.$F:.$Z];[.I$1];0)" office:value-type="float" office:value="326" calcext:value-type="float">
            <text:p>326</text:p>
          </table:table-cell>
          <table:table-cell table:formula="of:=VLOOKUP([.$A76];[$P008_stim.$F:.$Z];[.J$1];0)" office:value-type="float" office:value="28" calcext:value-type="float">
            <text:p>28</text:p>
          </table:table-cell>
          <table:table-cell table:formula="of:=VLOOKUP([.$A76];[$P008_stim.$F:.$Z];[.K$1];0)" office:value-type="string" office:string-value="12.266666666666652" calcext:value-type="string">
            <text:p>12.266666666666652</text:p>
          </table:table-cell>
          <table:table-cell table:formula="of:=VLOOKUP([.$A76];[$P008_stim.$F:.$Z];[.L$1];0)" office:value-type="string" office:string-value="-38.5896296296296" calcext:value-type="string">
            <text:p>-38.5896296296296</text:p>
          </table:table-cell>
          <table:table-cell table:formula="of:=VLOOKUP([.$A76];[$P008_stim.$F:.$Z];[.M$1];0)" office:value-type="float" office:value="358" calcext:value-type="float">
            <text:p>358</text:p>
          </table:table-cell>
          <table:table-cell table:formula="of:=VLOOKUP([.$A76];[$P008_stim.$F:.$Z];[.N$1];0)" office:value-type="float" office:value="24" calcext:value-type="float">
            <text:p>24</text:p>
          </table:table-cell>
          <table:table-cell table:formula="of:=VLOOKUP([.$A76];[$P008_stim.$F:.$Z];[.O$1];0)" office:value-type="string" office:string-value="-5.466666666666697" calcext:value-type="string">
            <text:p>-5.466666666666697</text:p>
          </table:table-cell>
          <table:table-cell table:formula="of:=VLOOKUP([.$A76];[$P008_stim.$F:.$Z];[.P$1];0)" office:value-type="string" office:string-value="-17.82518518518515" calcext:value-type="string">
            <text:p>-17.82518518518515</text:p>
          </table:table-cell>
          <table:table-cell table:formula="of:=VLOOKUP([.$A76];[$P008_stim.$F:.$Z];[.Q$1];0)" office:value-type="float" office:value="302" calcext:value-type="float">
            <text:p>302</text:p>
          </table:table-cell>
          <table:table-cell table:formula="of:=VLOOKUP([.$A76];[$P008_stim.$F:.$Z];[.R$1];0)" office:value-type="float" office:value="20" calcext:value-type="float">
            <text:p>20</text:p>
          </table:table-cell>
          <table:table-cell table:formula="of:=VLOOKUP([.$A76];[$P008_stim.$F:.$Z];[.S$1];0)" office:value-type="string" office:string-value="6.133333333333326" calcext:value-type="string">
            <text:p>6.133333333333326</text:p>
          </table:table-cell>
          <table:table-cell table:formula="of:=VLOOKUP([.$A76];[$P008_stim.$F:.$Z];[.T$1];0)" office:value-type="string" office:string-value="-31.668148148148134" calcext:value-type="string">
            <text:p>-31.668148148148134</text:p>
          </table:table-cell>
          <table:table-cell table:formula="of:=VLOOKUP([.$A76];[$P008_stim.$F:.$Z];[.U$1];0)" office:value-type="float" office:value="642" calcext:value-type="float">
            <text:p>642</text:p>
          </table:table-cell>
          <table:table-cell table:formula="of:=VLOOKUP([.$A76];[$P008_stim.$F:.$Z];[.V$1];0)" office:value-type="float" office:value="10" calcext:value-type="float">
            <text:p>10</text:p>
          </table:table-cell>
          <table:table-cell table:formula="of:=VLOOKUP([.$A76];[$P008_stim.$F:.$Z];[.W$1];0)" office:value-type="string" office:string-value="4.866666666666674" calcext:value-type="string">
            <text:p>4.866666666666674</text:p>
          </table:table-cell>
          <table:table-cell table:formula="of:=VLOOKUP([.$A76];[$P008_stim.$F:.$Z];[.X$1];0)" office:value-type="string" office:string-value="-25.22074074074078" calcext:value-type="string">
            <text:p>-25.22074074074078</text:p>
          </table:table-cell>
          <table:table-cell table:formula="of:=VLOOKUP([.$A76];[$P008_stim.$F:.$Z];[.Y$1];0)" office:value-type="float" office:value="706" calcext:value-type="float">
            <text:p>706</text:p>
          </table:table-cell>
        </table:table-row>
        <table:table-row table:style-name="ro1">
          <table:table-cell table:formula="of:=IF(COUNTIF([P008_stim.$F:.$F];[P008_stim.$A76])=1;[P008_stim.A76];&quot;&quot;)" office:value-type="string" office:string-value="15.0" calcext:value-type="string">
            <text:p>15.0</text:p>
          </table:table-cell>
          <table:table-cell table:formula="of:=IF(COUNTIF([P008_stim.$F:.$F];[P008_stim.$A76])=1;[P008_stim.B76];&quot;&quot;)" office:value-type="string" office:string-value="L36" calcext:value-type="string">
            <text:p>L36</text:p>
          </table:table-cell>
          <table:table-cell table:formula="of:=IF(COUNTIF([P008_stim.$F:.$F];[P008_stim.$A76])=1;[P008_stim.C76];&quot;&quot;)" office:value-type="string" office:string-value="L" calcext:value-type="string">
            <text:p>L</text:p>
          </table:table-cell>
          <table:table-cell/>
          <table:table-cell table:formula="of:=VLOOKUP([.$A77];[$P008_stim.$F:.$Z];[.E$1];0)" office:value-type="string" office:string-value="15.0" calcext:value-type="string">
            <text:p>15.0</text:p>
          </table:table-cell>
          <table:table-cell table:formula="of:=VLOOKUP([.$A77];[$P008_stim.$F:.$Z];[.F$1];0)" office:value-type="string" office:string-value="L" calcext:value-type="string">
            <text:p>L</text:p>
          </table:table-cell>
          <table:table-cell table:formula="of:=VLOOKUP([.$A77];[$P008_stim.$F:.$Z];[.G$1];0)" office:value-type="string" office:string-value="6.399999999999977" calcext:value-type="string">
            <text:p>6.399999999999977</text:p>
          </table:table-cell>
          <table:table-cell table:formula="of:=VLOOKUP([.$A77];[$P008_stim.$F:.$Z];[.H$1];0)" office:value-type="string" office:string-value="1.80148148148146" calcext:value-type="string">
            <text:p>1.80148148148146</text:p>
          </table:table-cell>
          <table:table-cell table:formula="of:=VLOOKUP([.$A77];[$P008_stim.$F:.$Z];[.I$1];0)" office:value-type="float" office:value="230" calcext:value-type="float">
            <text:p>230</text:p>
          </table:table-cell>
          <table:table-cell table:formula="of:=VLOOKUP([.$A77];[$P008_stim.$F:.$Z];[.J$1];0)" office:value-type="float" office:value="28" calcext:value-type="float">
            <text:p>28</text:p>
          </table:table-cell>
          <table:table-cell table:formula="of:=VLOOKUP([.$A77];[$P008_stim.$F:.$Z];[.K$1];0)" office:value-type="string" office:string-value="24.93333333333328" calcext:value-type="string">
            <text:p>24.93333333333328</text:p>
          </table:table-cell>
          <table:table-cell table:formula="of:=VLOOKUP([.$A77];[$P008_stim.$F:.$Z];[.L$1];0)" office:value-type="string" office:string-value="109.8903703703703" calcext:value-type="string">
            <text:p>109.8903703703703</text:p>
          </table:table-cell>
          <table:table-cell table:formula="of:=VLOOKUP([.$A77];[$P008_stim.$F:.$Z];[.M$1];0)" office:value-type="float" office:value="276" calcext:value-type="float">
            <text:p>276</text:p>
          </table:table-cell>
          <table:table-cell table:formula="of:=VLOOKUP([.$A77];[$P008_stim.$F:.$Z];[.N$1];0)" office:value-type="float" office:value="42" calcext:value-type="float">
            <text:p>42</text:p>
          </table:table-cell>
          <table:table-cell table:formula="of:=VLOOKUP([.$A77];[$P008_stim.$F:.$Z];[.O$1];0)" office:value-type="string" office:string-value="9.133333333333326" calcext:value-type="string">
            <text:p>9.133333333333326</text:p>
          </table:table-cell>
          <table:table-cell table:formula="of:=VLOOKUP([.$A77];[$P008_stim.$F:.$Z];[.P$1];0)" office:value-type="string" office:string-value="-23.608888888888885" calcext:value-type="string">
            <text:p>-23.608888888888885</text:p>
          </table:table-cell>
          <table:table-cell table:formula="of:=VLOOKUP([.$A77];[$P008_stim.$F:.$Z];[.Q$1];0)" office:value-type="float" office:value="550" calcext:value-type="float">
            <text:p>550</text:p>
          </table:table-cell>
          <table:table-cell table:formula="of:=VLOOKUP([.$A77];[$P008_stim.$F:.$Z];[.R$1];0)" office:value-type="float" office:value="30" calcext:value-type="float">
            <text:p>30</text:p>
          </table:table-cell>
          <table:table-cell table:formula="of:=VLOOKUP([.$A77];[$P008_stim.$F:.$Z];[.S$1];0)" office:value-type="string" office:string-value="32.26666666666665" calcext:value-type="string">
            <text:p>32.26666666666665</text:p>
          </table:table-cell>
          <table:table-cell table:formula="of:=VLOOKUP([.$A77];[$P008_stim.$F:.$Z];[.T$1];0)" office:value-type="string" office:string-value="74.9985185185185" calcext:value-type="string">
            <text:p>74.9985185185185</text:p>
          </table:table-cell>
          <table:table-cell table:formula="of:=VLOOKUP([.$A77];[$P008_stim.$F:.$Z];[.U$1];0)" office:value-type="float" office:value="536" calcext:value-type="float">
            <text:p>536</text:p>
          </table:table-cell>
          <table:table-cell table:formula="of:=VLOOKUP([.$A77];[$P008_stim.$F:.$Z];[.V$1];0)" office:value-type="float" office:value="42" calcext:value-type="float">
            <text:p>42</text:p>
          </table:table-cell>
          <table:table-cell table:formula="of:=VLOOKUP([.$A77];[$P008_stim.$F:.$Z];[.W$1];0)" office:value-type="string" office:string-value="22.26666666666665" calcext:value-type="string">
            <text:p>22.26666666666665</text:p>
          </table:table-cell>
          <table:table-cell table:formula="of:=VLOOKUP([.$A77];[$P008_stim.$F:.$Z];[.X$1];0)" office:value-type="string" office:string-value="-93.39259259259262" calcext:value-type="string">
            <text:p>-93.39259259259262</text:p>
          </table:table-cell>
          <table:table-cell table:formula="of:=VLOOKUP([.$A77];[$P008_stim.$F:.$Z];[.Y$1];0)" office:value-type="float" office:value="568" calcext:value-type="float">
            <text:p>568</text:p>
          </table:table-cell>
        </table:table-row>
        <table:table-row table:style-name="ro1">
          <table:table-cell table:formula="of:=IF(COUNTIF([P008_stim.$F:.$F];[P008_stim.$A77])=1;[P008_stim.A77];&quot;&quot;)" office:value-type="string" office:string-value="15.1" calcext:value-type="string">
            <text:p>15.1</text:p>
          </table:table-cell>
          <table:table-cell table:formula="of:=IF(COUNTIF([P008_stim.$F:.$F];[P008_stim.$A77])=1;[P008_stim.B77];&quot;&quot;)" office:value-type="string" office:string-value="F28SA" calcext:value-type="string">
            <text:p>F28SA</text:p>
          </table:table-cell>
          <table:table-cell table:formula="of:=IF(COUNTIF([P008_stim.$F:.$F];[P008_stim.$A77])=1;[P008_stim.C77];&quot;&quot;)" office:value-type="string" office:string-value="F" calcext:value-type="string">
            <text:p>F</text:p>
          </table:table-cell>
          <table:table-cell/>
          <table:table-cell table:formula="of:=VLOOKUP([.$A78];[$P008_stim.$F:.$Z];[.E$1];0)" office:value-type="string" office:string-value="15.1" calcext:value-type="string">
            <text:p>15.1</text:p>
          </table:table-cell>
          <table:table-cell table:formula="of:=VLOOKUP([.$A78];[$P008_stim.$F:.$Z];[.F$1];0)" office:value-type="string" office:string-value="F" calcext:value-type="string">
            <text:p>F</text:p>
          </table:table-cell>
          <table:table-cell table:formula="of:=VLOOKUP([.$A78];[$P008_stim.$F:.$Z];[.G$1];0)" office:value-type="string" office:string-value="9.266666666666652" calcext:value-type="string">
            <text:p>9.266666666666652</text:p>
          </table:table-cell>
          <table:table-cell table:formula="of:=VLOOKUP([.$A78];[$P008_stim.$F:.$Z];[.H$1];0)" office:value-type="string" office:string-value="-168.39111111111112" calcext:value-type="string">
            <text:p>-168.39111111111112</text:p>
          </table:table-cell>
          <table:table-cell table:formula="of:=VLOOKUP([.$A78];[$P008_stim.$F:.$Z];[.I$1];0)" office:value-type="float" office:value="224" calcext:value-type="float">
            <text:p>224</text:p>
          </table:table-cell>
          <table:table-cell table:formula="of:=VLOOKUP([.$A78];[$P008_stim.$F:.$Z];[.J$1];0)" office:value-type="float" office:value="30" calcext:value-type="float">
            <text:p>30</text:p>
          </table:table-cell>
          <table:table-cell table:formula="of:=VLOOKUP([.$A78];[$P008_stim.$F:.$Z];[.K$1];0)" office:value-type="string" office:string-value="6.866666666666674" calcext:value-type="string">
            <text:p>6.866666666666674</text:p>
          </table:table-cell>
          <table:table-cell table:formula="of:=VLOOKUP([.$A78];[$P008_stim.$F:.$Z];[.L$1];0)" office:value-type="string" office:string-value="-43.994074074074035" calcext:value-type="string">
            <text:p>-43.994074074074035</text:p>
          </table:table-cell>
          <table:table-cell table:formula="of:=VLOOKUP([.$A78];[$P008_stim.$F:.$Z];[.M$1];0)" office:value-type="float" office:value="300" calcext:value-type="float">
            <text:p>300</text:p>
          </table:table-cell>
          <table:table-cell table:formula="of:=VLOOKUP([.$A78];[$P008_stim.$F:.$Z];[.N$1];0)" office:value-type="float" office:value="24" calcext:value-type="float">
            <text:p>24</text:p>
          </table:table-cell>
          <table:table-cell table:formula="of:=VLOOKUP([.$A78];[$P008_stim.$F:.$Z];[.O$1];0)" office:value-type="string" office:string-value="37.66666666666663" calcext:value-type="string">
            <text:p>37.66666666666663</text:p>
          </table:table-cell>
          <table:table-cell table:formula="of:=VLOOKUP([.$A78];[$P008_stim.$F:.$Z];[.P$1];0)" office:value-type="string" office:string-value="-41.24444444444447" calcext:value-type="string">
            <text:p>-41.24444444444447</text:p>
          </table:table-cell>
          <table:table-cell table:formula="of:=VLOOKUP([.$A78];[$P008_stim.$F:.$Z];[.Q$1];0)" office:value-type="float" office:value="584" calcext:value-type="float">
            <text:p>584</text:p>
          </table:table-cell>
          <table:table-cell table:formula="of:=VLOOKUP([.$A78];[$P008_stim.$F:.$Z];[.R$1];0)" office:value-type="float" office:value="18" calcext:value-type="float">
            <text:p>18</text:p>
          </table:table-cell>
          <table:table-cell table:formula="of:=VLOOKUP([.$A78];[$P008_stim.$F:.$Z];[.S$1];0)" office:value-type="string" office:string-value="47.66666666666663" calcext:value-type="string">
            <text:p>47.66666666666663</text:p>
          </table:table-cell>
          <table:table-cell table:formula="of:=VLOOKUP([.$A78];[$P008_stim.$F:.$Z];[.T$1];0)" office:value-type="string" office:string-value="-31.952592592592566" calcext:value-type="string">
            <text:p>-31.952592592592566</text:p>
          </table:table-cell>
          <table:table-cell table:formula="of:=VLOOKUP([.$A78];[$P008_stim.$F:.$Z];[.U$1];0)" office:value-type="float" office:value="432" calcext:value-type="float">
            <text:p>432</text:p>
          </table:table-cell>
          <table:table-cell table:formula="of:=VLOOKUP([.$A78];[$P008_stim.$F:.$Z];[.V$1];0)" office:value-type="float" office:value="42" calcext:value-type="float">
            <text:p>42</text:p>
          </table:table-cell>
          <table:table-cell table:formula="of:=VLOOKUP([.$A78];[$P008_stim.$F:.$Z];[.W$1];0)" office:value-type="string" office:string-value="8.533333333333303" calcext:value-type="string">
            <text:p>8.533333333333303</text:p>
          </table:table-cell>
          <table:table-cell table:formula="of:=VLOOKUP([.$A78];[$P008_stim.$F:.$Z];[.X$1];0)" office:value-type="string" office:string-value="-116.24296296296296" calcext:value-type="string">
            <text:p>-116.24296296296296</text:p>
          </table:table-cell>
          <table:table-cell table:formula="of:=VLOOKUP([.$A78];[$P008_stim.$F:.$Z];[.Y$1];0)" office:value-type="float" office:value="194" calcext:value-type="float">
            <text:p>194</text:p>
          </table:table-cell>
        </table:table-row>
        <table:table-row table:style-name="ro1">
          <table:table-cell table:formula="of:=IF(COUNTIF([P008_stim.$F:.$F];[P008_stim.$A78])=1;[P008_stim.A78];&quot;&quot;)" office:value-type="string" office:string-value="15.2" calcext:value-type="string">
            <text:p>15.2</text:p>
          </table:table-cell>
          <table:table-cell table:formula="of:=IF(COUNTIF([P008_stim.$F:.$F];[P008_stim.$A78])=1;[P008_stim.B78];&quot;&quot;)" office:value-type="string" office:string-value="H10" calcext:value-type="string">
            <text:p>H10</text:p>
          </table:table-cell>
          <table:table-cell table:formula="of:=IF(COUNTIF([P008_stim.$F:.$F];[P008_stim.$A78])=1;[P008_stim.C78];&quot;&quot;)" office:value-type="string" office:string-value="H" calcext:value-type="string">
            <text:p>H</text:p>
          </table:table-cell>
          <table:table-cell/>
          <table:table-cell table:formula="of:=VLOOKUP([.$A79];[$P008_stim.$F:.$Z];[.E$1];0)" office:value-type="string" office:string-value="15.2" calcext:value-type="string">
            <text:p>15.2</text:p>
          </table:table-cell>
          <table:table-cell table:formula="of:=VLOOKUP([.$A79];[$P008_stim.$F:.$Z];[.F$1];0)" office:value-type="string" office:string-value="H" calcext:value-type="string">
            <text:p>H</text:p>
          </table:table-cell>
          <table:table-cell table:formula="of:=VLOOKUP([.$A79];[$P008_stim.$F:.$Z];[.G$1];0)" office:value-type="string" office:string-value="-63.200000000000045" calcext:value-type="string">
            <text:p>-63.200000000000045</text:p>
          </table:table-cell>
          <table:table-cell table:formula="of:=VLOOKUP([.$A79];[$P008_stim.$F:.$Z];[.H$1];0)" office:value-type="string" office:string-value="-57.83703703703702" calcext:value-type="string">
            <text:p>-57.83703703703702</text:p>
          </table:table-cell>
          <table:table-cell table:formula="of:=VLOOKUP([.$A79];[$P008_stim.$F:.$Z];[.I$1];0)" office:value-type="float" office:value="148" calcext:value-type="float">
            <text:p>148</text:p>
          </table:table-cell>
          <table:table-cell table:formula="of:=VLOOKUP([.$A79];[$P008_stim.$F:.$Z];[.J$1];0)" office:value-type="float" office:value="44" calcext:value-type="float">
            <text:p>44</text:p>
          </table:table-cell>
          <table:table-cell table:formula="of:=VLOOKUP([.$A79];[$P008_stim.$F:.$Z];[.K$1];0)" office:value-type="string" office:string-value="31.533333333333303" calcext:value-type="string">
            <text:p>31.533333333333303</text:p>
          </table:table-cell>
          <table:table-cell table:formula="of:=VLOOKUP([.$A79];[$P008_stim.$F:.$Z];[.L$1];0)" office:value-type="string" office:string-value="97.65925925925922" calcext:value-type="string">
            <text:p>97.65925925925922</text:p>
          </table:table-cell>
          <table:table-cell table:formula="of:=VLOOKUP([.$A79];[$P008_stim.$F:.$Z];[.M$1];0)" office:value-type="float" office:value="424" calcext:value-type="float">
            <text:p>424</text:p>
          </table:table-cell>
          <table:table-cell table:formula="of:=VLOOKUP([.$A79];[$P008_stim.$F:.$Z];[.N$1];0)" office:value-type="float" office:value="56" calcext:value-type="float">
            <text:p>56</text:p>
          </table:table-cell>
          <table:table-cell table:formula="of:=VLOOKUP([.$A79];[$P008_stim.$F:.$Z];[.O$1];0)" office:value-type="string" office:string-value="-127.60000000000002" calcext:value-type="string">
            <text:p>-127.60000000000002</text:p>
          </table:table-cell>
          <table:table-cell table:formula="of:=VLOOKUP([.$A79];[$P008_stim.$F:.$Z];[.P$1];0)" office:value-type="string" office:string-value="-120.03555555555556" calcext:value-type="string">
            <text:p>-120.03555555555556</text:p>
          </table:table-cell>
          <table:table-cell table:formula="of:=VLOOKUP([.$A79];[$P008_stim.$F:.$Z];[.Q$1];0)" office:value-type="float" office:value="154" calcext:value-type="float">
            <text:p>154</text:p>
          </table:table-cell>
          <table:table-cell table:formula="of:=VLOOKUP([.$A79];[$P008_stim.$F:.$Z];[.R$1];0)" office:value-type="float" office:value="34" calcext:value-type="float">
            <text:p>34</text:p>
          </table:table-cell>
          <table:table-cell table:formula="of:=VLOOKUP([.$A79];[$P008_stim.$F:.$Z];[.S$1];0)" office:value-type="string" office:string-value="-162.33333333333331" calcext:value-type="string">
            <text:p>-162.33333333333331</text:p>
          </table:table-cell>
          <table:table-cell table:formula="of:=VLOOKUP([.$A79];[$P008_stim.$F:.$Z];[.T$1];0)" office:value-type="string" office:string-value="-157.58222222222219" calcext:value-type="string">
            <text:p>-157.58222222222219</text:p>
          </table:table-cell>
          <table:table-cell table:formula="of:=VLOOKUP([.$A79];[$P008_stim.$F:.$Z];[.U$1];0)" office:value-type="float" office:value="282" calcext:value-type="float">
            <text:p>282</text:p>
          </table:table-cell>
          <table:table-cell table:formula="of:=VLOOKUP([.$A79];[$P008_stim.$F:.$Z];[.V$1];0)" office:value-type="float" office:value="38" calcext:value-type="float">
            <text:p>38</text:p>
          </table:table-cell>
          <table:table-cell table:formula="of:=VLOOKUP([.$A79];[$P008_stim.$F:.$Z];[.W$1];0)" office:value-type="string" office:string-value="-69.39999999999998" calcext:value-type="string">
            <text:p>-69.39999999999998</text:p>
          </table:table-cell>
          <table:table-cell table:formula="of:=VLOOKUP([.$A79];[$P008_stim.$F:.$Z];[.X$1];0)" office:value-type="string" office:string-value="-93.20296296296289" calcext:value-type="string">
            <text:p>-93.20296296296289</text:p>
          </table:table-cell>
          <table:table-cell table:formula="of:=VLOOKUP([.$A79];[$P008_stim.$F:.$Z];[.Y$1];0)" office:value-type="float" office:value="516" calcext:value-type="float">
            <text:p>516</text:p>
          </table:table-cell>
        </table:table-row>
        <table:table-row table:style-name="ro1">
          <table:table-cell table:formula="of:=IF(COUNTIF([P008_stim.$F:.$F];[P008_stim.$A79])=1;[P008_stim.A79];&quot;&quot;)" office:value-type="string" office:string-value="15.3" calcext:value-type="string">
            <text:p>15.3</text:p>
          </table:table-cell>
          <table:table-cell table:formula="of:=IF(COUNTIF([P008_stim.$F:.$F];[P008_stim.$A79])=1;[P008_stim.B79];&quot;&quot;)" office:value-type="string" office:string-value="M23AN" calcext:value-type="string">
            <text:p>M23AN</text:p>
          </table:table-cell>
          <table:table-cell table:formula="of:=IF(COUNTIF([P008_stim.$F:.$F];[P008_stim.$A79])=1;[P008_stim.C79];&quot;&quot;)" office:value-type="string" office:string-value="F" calcext:value-type="string">
            <text:p>F</text:p>
          </table:table-cell>
          <table:table-cell/>
          <table:table-cell table:formula="of:=VLOOKUP([.$A80];[$P008_stim.$F:.$Z];[.E$1];0)" office:value-type="string" office:string-value="15.3" calcext:value-type="string">
            <text:p>15.3</text:p>
          </table:table-cell>
          <table:table-cell table:formula="of:=VLOOKUP([.$A80];[$P008_stim.$F:.$Z];[.F$1];0)" office:value-type="string" office:string-value="F" calcext:value-type="string">
            <text:p>F</text:p>
          </table:table-cell>
          <table:table-cell table:formula="of:=VLOOKUP([.$A80];[$P008_stim.$F:.$Z];[.G$1];0)" office:value-type="string" office:string-value="10.466666666666697" calcext:value-type="string">
            <text:p>10.466666666666697</text:p>
          </table:table-cell>
          <table:table-cell table:formula="of:=VLOOKUP([.$A80];[$P008_stim.$F:.$Z];[.H$1];0)" office:value-type="string" office:string-value="-71.5851851851852" calcext:value-type="string">
            <text:p>-71.5851851851852</text:p>
          </table:table-cell>
          <table:table-cell table:formula="of:=VLOOKUP([.$A80];[$P008_stim.$F:.$Z];[.I$1];0)" office:value-type="float" office:value="170" calcext:value-type="float">
            <text:p>170</text:p>
          </table:table-cell>
          <table:table-cell table:formula="of:=VLOOKUP([.$A80];[$P008_stim.$F:.$Z];[.J$1];0)" office:value-type="float" office:value="22" calcext:value-type="float">
            <text:p>22</text:p>
          </table:table-cell>
          <table:table-cell table:formula="of:=VLOOKUP([.$A80];[$P008_stim.$F:.$Z];[.K$1];0)" office:value-type="string" office:string-value="-2.2666666666666515" calcext:value-type="string">
            <text:p>-2.2666666666666515</text:p>
          </table:table-cell>
          <table:table-cell table:formula="of:=VLOOKUP([.$A80];[$P008_stim.$F:.$Z];[.L$1];0)" office:value-type="string" office:string-value="-111.97629629629631" calcext:value-type="string">
            <text:p>-111.97629629629631</text:p>
          </table:table-cell>
          <table:table-cell table:formula="of:=VLOOKUP([.$A80];[$P008_stim.$F:.$Z];[.M$1];0)" office:value-type="float" office:value="274" calcext:value-type="float">
            <text:p>274</text:p>
          </table:table-cell>
          <table:table-cell table:formula="of:=VLOOKUP([.$A80];[$P008_stim.$F:.$Z];[.N$1];0)" office:value-type="float" office:value="28" calcext:value-type="float">
            <text:p>28</text:p>
          </table:table-cell>
          <table:table-cell table:formula="of:=VLOOKUP([.$A80];[$P008_stim.$F:.$Z];[.O$1];0)" office:value-type="string" office:string-value="22.133333333333326" calcext:value-type="string">
            <text:p>22.133333333333326</text:p>
          </table:table-cell>
          <table:table-cell table:formula="of:=VLOOKUP([.$A80];[$P008_stim.$F:.$Z];[.P$1];0)" office:value-type="string" office:string-value="-37.73629629629619" calcext:value-type="string">
            <text:p>-37.73629629629619</text:p>
          </table:table-cell>
          <table:table-cell table:formula="of:=VLOOKUP([.$A80];[$P008_stim.$F:.$Z];[.Q$1];0)" office:value-type="float" office:value="190" calcext:value-type="float">
            <text:p>190</text:p>
          </table:table-cell>
          <table:table-cell table:formula="of:=VLOOKUP([.$A80];[$P008_stim.$F:.$Z];[.R$1];0)" office:value-type="float" office:value="24" calcext:value-type="float">
            <text:p>24</text:p>
          </table:table-cell>
          <table:table-cell table:formula="of:=VLOOKUP([.$A80];[$P008_stim.$F:.$Z];[.S$1];0)" office:value-type="string" office:string-value="34.866666666666674" calcext:value-type="string">
            <text:p>34.866666666666674</text:p>
          </table:table-cell>
          <table:table-cell table:formula="of:=VLOOKUP([.$A80];[$P008_stim.$F:.$Z];[.T$1];0)" office:value-type="string" office:string-value="-17.82518518518515" calcext:value-type="string">
            <text:p>-17.82518518518515</text:p>
          </table:table-cell>
          <table:table-cell table:formula="of:=VLOOKUP([.$A80];[$P008_stim.$F:.$Z];[.U$1];0)" office:value-type="float" office:value="660" calcext:value-type="float">
            <text:p>660</text:p>
          </table:table-cell>
          <table:table-cell table:formula="of:=VLOOKUP([.$A80];[$P008_stim.$F:.$Z];[.V$1];0)" office:value-type="float" office:value="40" calcext:value-type="float">
            <text:p>40</text:p>
          </table:table-cell>
          <table:table-cell table:formula="of:=VLOOKUP([.$A80];[$P008_stim.$F:.$Z];[.W$1];0)" office:value-type="string" office:string-value="5.0" calcext:value-type="string">
            <text:p>5.0</text:p>
          </table:table-cell>
          <table:table-cell table:formula="of:=VLOOKUP([.$A80];[$P008_stim.$F:.$Z];[.X$1];0)" office:value-type="string" office:string-value="-126.6725925925926" calcext:value-type="string">
            <text:p>-126.6725925925926</text:p>
          </table:table-cell>
          <table:table-cell table:formula="of:=VLOOKUP([.$A80];[$P008_stim.$F:.$Z];[.Y$1];0)" office:value-type="float" office:value="364" calcext:value-type="float">
            <text:p>364</text:p>
          </table:table-cell>
        </table:table-row>
        <table:table-row table:style-name="ro1">
          <table:table-cell table:formula="of:=IF(COUNTIF([P008_stim.$F:.$F];[P008_stim.$A80])=1;[P008_stim.A80];&quot;&quot;)" office:value-type="string" office:string-value="15.4" calcext:value-type="string">
            <text:p>15.4</text:p>
          </table:table-cell>
          <table:table-cell table:formula="of:=IF(COUNTIF([P008_stim.$F:.$F];[P008_stim.$A80])=1;[P008_stim.B80];&quot;&quot;)" office:value-type="string" office:string-value="H17" calcext:value-type="string">
            <text:p>H17</text:p>
          </table:table-cell>
          <table:table-cell table:formula="of:=IF(COUNTIF([P008_stim.$F:.$F];[P008_stim.$A80])=1;[P008_stim.C80];&quot;&quot;)" office:value-type="string" office:string-value="H" calcext:value-type="string">
            <text:p>H</text:p>
          </table:table-cell>
          <table:table-cell/>
          <table:table-cell table:formula="of:=VLOOKUP([.$A81];[$P008_stim.$F:.$Z];[.E$1];0)" office:value-type="string" office:string-value="15.4" calcext:value-type="string">
            <text:p>15.4</text:p>
          </table:table-cell>
          <table:table-cell table:formula="of:=VLOOKUP([.$A81];[$P008_stim.$F:.$Z];[.F$1];0)" office:value-type="string" office:string-value="H" calcext:value-type="string">
            <text:p>H</text:p>
          </table:table-cell>
          <table:table-cell table:formula="of:=VLOOKUP([.$A81];[$P008_stim.$F:.$Z];[.G$1];0)" office:value-type="string" office:string-value="-21.66666666666663" calcext:value-type="string">
            <text:p>-21.66666666666663</text:p>
          </table:table-cell>
          <table:table-cell table:formula="of:=VLOOKUP([.$A81];[$P008_stim.$F:.$Z];[.H$1];0)" office:value-type="string" office:string-value="-49.68296296296296" calcext:value-type="string">
            <text:p>-49.68296296296296</text:p>
          </table:table-cell>
          <table:table-cell table:formula="of:=VLOOKUP([.$A81];[$P008_stim.$F:.$Z];[.I$1];0)" office:value-type="float" office:value="214" calcext:value-type="float">
            <text:p>214</text:p>
          </table:table-cell>
          <table:table-cell table:formula="of:=VLOOKUP([.$A81];[$P008_stim.$F:.$Z];[.J$1];0)" office:value-type="float" office:value="28" calcext:value-type="float">
            <text:p>28</text:p>
          </table:table-cell>
          <table:table-cell table:formula="of:=VLOOKUP([.$A81];[$P008_stim.$F:.$Z];[.K$1];0)" office:value-type="string" office:string-value="52.66666666666663" calcext:value-type="string">
            <text:p>52.66666666666663</text:p>
          </table:table-cell>
          <table:table-cell table:formula="of:=VLOOKUP([.$A81];[$P008_stim.$F:.$Z];[.L$1];0)" office:value-type="string" office:string-value="-33.37481481481478" calcext:value-type="string">
            <text:p>-33.37481481481478</text:p>
          </table:table-cell>
          <table:table-cell table:formula="of:=VLOOKUP([.$A81];[$P008_stim.$F:.$Z];[.M$1];0)" office:value-type="float" office:value="240" calcext:value-type="float">
            <text:p>240</text:p>
          </table:table-cell>
          <table:table-cell table:formula="of:=VLOOKUP([.$A81];[$P008_stim.$F:.$Z];[.N$1];0)" office:value-type="float" office:value="26" calcext:value-type="float">
            <text:p>26</text:p>
          </table:table-cell>
          <table:table-cell table:formula="of:=VLOOKUP([.$A81];[$P008_stim.$F:.$Z];[.O$1];0)" office:value-type="string" office:string-value="18.73333333333335" calcext:value-type="string">
            <text:p>18.73333333333335</text:p>
          </table:table-cell>
          <table:table-cell table:formula="of:=VLOOKUP([.$A81];[$P008_stim.$F:.$Z];[.P$1];0)" office:value-type="string" office:string-value="62.86222222222216" calcext:value-type="string">
            <text:p>62.86222222222216</text:p>
          </table:table-cell>
          <table:table-cell table:formula="of:=VLOOKUP([.$A81];[$P008_stim.$F:.$Z];[.Q$1];0)" office:value-type="float" office:value="270" calcext:value-type="float">
            <text:p>270</text:p>
          </table:table-cell>
          <table:table-cell table:formula="of:=VLOOKUP([.$A81];[$P008_stim.$F:.$Z];[.R$1];0)" office:value-type="float" office:value="44" calcext:value-type="float">
            <text:p>44</text:p>
          </table:table-cell>
          <table:table-cell table:formula="of:=VLOOKUP([.$A81];[$P008_stim.$F:.$Z];[.S$1];0)" office:value-type="string" office:string-value="64.4666666666667" calcext:value-type="string">
            <text:p>64.4666666666667</text:p>
          </table:table-cell>
          <table:table-cell table:formula="of:=VLOOKUP([.$A81];[$P008_stim.$F:.$Z];[.T$1];0)" office:value-type="string" office:string-value="-102.02074074074073" calcext:value-type="string">
            <text:p>-102.02074074074073</text:p>
          </table:table-cell>
          <table:table-cell table:formula="of:=VLOOKUP([.$A81];[$P008_stim.$F:.$Z];[.U$1];0)" office:value-type="float" office:value="362" calcext:value-type="float">
            <text:p>362</text:p>
          </table:table-cell>
          <table:table-cell table:formula="of:=VLOOKUP([.$A81];[$P008_stim.$F:.$Z];[.V$1];0)" office:value-type="float" office:value="44" calcext:value-type="float">
            <text:p>44</text:p>
          </table:table-cell>
          <table:table-cell table:formula="of:=VLOOKUP([.$A81];[$P008_stim.$F:.$Z];[.W$1];0)" office:value-type="string" office:string-value="-112.60000000000002" calcext:value-type="string">
            <text:p>-112.60000000000002</text:p>
          </table:table-cell>
          <table:table-cell table:formula="of:=VLOOKUP([.$A81];[$P008_stim.$F:.$Z];[.X$1];0)" office:value-type="string" office:string-value="-128.37925925925924" calcext:value-type="string">
            <text:p>-128.37925925925924</text:p>
          </table:table-cell>
          <table:table-cell table:formula="of:=VLOOKUP([.$A81];[$P008_stim.$F:.$Z];[.Y$1];0)" office:value-type="float" office:value="298" calcext:value-type="float">
            <text:p>298</text:p>
          </table:table-cell>
        </table:table-row>
        <table:table-row table:style-name="ro1">
          <table:table-cell table:formula="of:=IF(COUNTIF([P008_stim.$F:.$F];[P008_stim.$A81])=1;[P008_stim.A81];&quot;&quot;)" office:value-type="string" office:string-value="16.0" calcext:value-type="string">
            <text:p>16.0</text:p>
          </table:table-cell>
          <table:table-cell table:formula="of:=IF(COUNTIF([P008_stim.$F:.$F];[P008_stim.$A81])=1;[P008_stim.B81];&quot;&quot;)" office:value-type="string" office:string-value="F05SA" calcext:value-type="string">
            <text:p>F05SA</text:p>
          </table:table-cell>
          <table:table-cell table:formula="of:=IF(COUNTIF([P008_stim.$F:.$F];[P008_stim.$A81])=1;[P008_stim.C81];&quot;&quot;)" office:value-type="string" office:string-value="F" calcext:value-type="string">
            <text:p>F</text:p>
          </table:table-cell>
          <table:table-cell/>
          <table:table-cell table:formula="of:=VLOOKUP([.$A82];[$P008_stim.$F:.$Z];[.E$1];0)" office:value-type="string" office:string-value="16.0" calcext:value-type="string">
            <text:p>16.0</text:p>
          </table:table-cell>
          <table:table-cell table:formula="of:=VLOOKUP([.$A82];[$P008_stim.$F:.$Z];[.F$1];0)" office:value-type="string" office:string-value="F" calcext:value-type="string">
            <text:p>F</text:p>
          </table:table-cell>
          <table:table-cell table:formula="of:=VLOOKUP([.$A82];[$P008_stim.$F:.$Z];[.G$1];0)" office:value-type="string" office:string-value="40.133333333333326" calcext:value-type="string">
            <text:p>40.133333333333326</text:p>
          </table:table-cell>
          <table:table-cell table:formula="of:=VLOOKUP([.$A82];[$P008_stim.$F:.$Z];[.H$1];0)" office:value-type="string" office:string-value="-73.76592592592584" calcext:value-type="string">
            <text:p>-73.76592592592584</text:p>
          </table:table-cell>
          <table:table-cell table:formula="of:=VLOOKUP([.$A82];[$P008_stim.$F:.$Z];[.I$1];0)" office:value-type="float" office:value="192" calcext:value-type="float">
            <text:p>192</text:p>
          </table:table-cell>
          <table:table-cell table:formula="of:=VLOOKUP([.$A82];[$P008_stim.$F:.$Z];[.J$1];0)" office:value-type="float" office:value="32" calcext:value-type="float">
            <text:p>32</text:p>
          </table:table-cell>
          <table:table-cell table:formula="of:=VLOOKUP([.$A82];[$P008_stim.$F:.$Z];[.K$1];0)" office:value-type="string" office:string-value="10.133333333333326" calcext:value-type="string">
            <text:p>10.133333333333326</text:p>
          </table:table-cell>
          <table:table-cell table:formula="of:=VLOOKUP([.$A82];[$P008_stim.$F:.$Z];[.L$1];0)" office:value-type="string" office:string-value="-112.26074074074074" calcext:value-type="string">
            <text:p>-112.26074074074074</text:p>
          </table:table-cell>
          <table:table-cell table:formula="of:=VLOOKUP([.$A82];[$P008_stim.$F:.$Z];[.M$1];0)" office:value-type="float" office:value="198" calcext:value-type="float">
            <text:p>198</text:p>
          </table:table-cell>
          <table:table-cell table:formula="of:=VLOOKUP([.$A82];[$P008_stim.$F:.$Z];[.N$1];0)" office:value-type="float" office:value="36" calcext:value-type="float">
            <text:p>36</text:p>
          </table:table-cell>
          <table:table-cell table:formula="of:=VLOOKUP([.$A82];[$P008_stim.$F:.$Z];[.O$1];0)" office:value-type="string" office:string-value="21.66666666666663" calcext:value-type="string">
            <text:p>21.66666666666663</text:p>
          </table:table-cell>
          <table:table-cell table:formula="of:=VLOOKUP([.$A82];[$P008_stim.$F:.$Z];[.P$1];0)" office:value-type="string" office:string-value="-57.93185185185189" calcext:value-type="string">
            <text:p>-57.93185185185189</text:p>
          </table:table-cell>
          <table:table-cell table:formula="of:=VLOOKUP([.$A82];[$P008_stim.$F:.$Z];[.Q$1];0)" office:value-type="float" office:value="278" calcext:value-type="float">
            <text:p>278</text:p>
          </table:table-cell>
          <table:table-cell table:formula="of:=VLOOKUP([.$A82];[$P008_stim.$F:.$Z];[.R$1];0)" office:value-type="float" office:value="24" calcext:value-type="float">
            <text:p>24</text:p>
          </table:table-cell>
          <table:table-cell table:formula="of:=VLOOKUP([.$A82];[$P008_stim.$F:.$Z];[.S$1];0)" office:value-type="string" office:string-value="9.133333333333326" calcext:value-type="string">
            <text:p>9.133333333333326</text:p>
          </table:table-cell>
          <table:table-cell table:formula="of:=VLOOKUP([.$A82];[$P008_stim.$F:.$Z];[.T$1];0)" office:value-type="string" office:string-value="-26.35851851851845" calcext:value-type="string">
            <text:p>-26.35851851851845</text:p>
          </table:table-cell>
          <table:table-cell table:formula="of:=VLOOKUP([.$A82];[$P008_stim.$F:.$Z];[.U$1];0)" office:value-type="float" office:value="154" calcext:value-type="float">
            <text:p>154</text:p>
          </table:table-cell>
          <table:table-cell table:formula="of:=VLOOKUP([.$A82];[$P008_stim.$F:.$Z];[.V$1];0)" office:value-type="float" office:value="24" calcext:value-type="float">
            <text:p>24</text:p>
          </table:table-cell>
          <table:table-cell table:formula="of:=VLOOKUP([.$A82];[$P008_stim.$F:.$Z];[.W$1];0)" office:value-type="string" office:string-value="39.66666666666663" calcext:value-type="string">
            <text:p>39.66666666666663</text:p>
          </table:table-cell>
          <table:table-cell table:formula="of:=VLOOKUP([.$A82];[$P008_stim.$F:.$Z];[.X$1];0)" office:value-type="string" office:string-value="-7.300740740740764" calcext:value-type="string">
            <text:p>-7.300740740740764</text:p>
          </table:table-cell>
          <table:table-cell table:formula="of:=VLOOKUP([.$A82];[$P008_stim.$F:.$Z];[.Y$1];0)" office:value-type="float" office:value="400" calcext:value-type="float">
            <text:p>400</text:p>
          </table:table-cell>
        </table:table-row>
        <table:table-row table:style-name="ro1">
          <table:table-cell table:formula="of:=IF(COUNTIF([P008_stim.$F:.$F];[P008_stim.$A82])=1;[P008_stim.A82];&quot;&quot;)" office:value-type="string" office:string-value="16.1" calcext:value-type="string">
            <text:p>16.1</text:p>
          </table:table-cell>
          <table:table-cell table:formula="of:=IF(COUNTIF([P008_stim.$F:.$F];[P008_stim.$A82])=1;[P008_stim.B82];&quot;&quot;)" office:value-type="string" office:string-value="L05" calcext:value-type="string">
            <text:p>L05</text:p>
          </table:table-cell>
          <table:table-cell table:formula="of:=IF(COUNTIF([P008_stim.$F:.$F];[P008_stim.$A82])=1;[P008_stim.C82];&quot;&quot;)" office:value-type="string" office:string-value="L" calcext:value-type="string">
            <text:p>L</text:p>
          </table:table-cell>
          <table:table-cell/>
          <table:table-cell table:formula="of:=VLOOKUP([.$A83];[$P008_stim.$F:.$Z];[.E$1];0)" office:value-type="string" office:string-value="16.1" calcext:value-type="string">
            <text:p>16.1</text:p>
          </table:table-cell>
          <table:table-cell table:formula="of:=VLOOKUP([.$A83];[$P008_stim.$F:.$Z];[.F$1];0)" office:value-type="string" office:string-value="L" calcext:value-type="string">
            <text:p>L</text:p>
          </table:table-cell>
          <table:table-cell table:formula="of:=VLOOKUP([.$A83];[$P008_stim.$F:.$Z];[.G$1];0)" office:value-type="string" office:string-value="-10.0" calcext:value-type="string">
            <text:p>-10.0</text:p>
          </table:table-cell>
          <table:table-cell table:formula="of:=VLOOKUP([.$A83];[$P008_stim.$F:.$Z];[.H$1];0)" office:value-type="string" office:string-value="-24.65185185185186" calcext:value-type="string">
            <text:p>-24.65185185185186</text:p>
          </table:table-cell>
          <table:table-cell table:formula="of:=VLOOKUP([.$A83];[$P008_stim.$F:.$Z];[.I$1];0)" office:value-type="float" office:value="194" calcext:value-type="float">
            <text:p>194</text:p>
          </table:table-cell>
          <table:table-cell table:formula="of:=VLOOKUP([.$A83];[$P008_stim.$F:.$Z];[.J$1];0)" office:value-type="float" office:value="36" calcext:value-type="float">
            <text:p>36</text:p>
          </table:table-cell>
          <table:table-cell table:formula="of:=VLOOKUP([.$A83];[$P008_stim.$F:.$Z];[.K$1];0)" office:value-type="string" office:string-value="21.66666666666663" calcext:value-type="string">
            <text:p>21.66666666666663</text:p>
          </table:table-cell>
          <table:table-cell table:formula="of:=VLOOKUP([.$A83];[$P008_stim.$F:.$Z];[.L$1];0)" office:value-type="string" office:string-value="27.970370370370347" calcext:value-type="string">
            <text:p>27.970370370370347</text:p>
          </table:table-cell>
          <table:table-cell table:formula="of:=VLOOKUP([.$A83];[$P008_stim.$F:.$Z];[.M$1];0)" office:value-type="float" office:value="252" calcext:value-type="float">
            <text:p>252</text:p>
          </table:table-cell>
          <table:table-cell table:formula="of:=VLOOKUP([.$A83];[$P008_stim.$F:.$Z];[.N$1];0)" office:value-type="float" office:value="26" calcext:value-type="float">
            <text:p>26</text:p>
          </table:table-cell>
          <table:table-cell table:formula="of:=VLOOKUP([.$A83];[$P008_stim.$F:.$Z];[.O$1];0)" office:value-type="string" office:string-value="78.93333333333328" calcext:value-type="string">
            <text:p>78.93333333333328</text:p>
          </table:table-cell>
          <table:table-cell table:formula="of:=VLOOKUP([.$A83];[$P008_stim.$F:.$Z];[.P$1];0)" office:value-type="string" office:string-value="14.03259259259255" calcext:value-type="string">
            <text:p>14.03259259259255</text:p>
          </table:table-cell>
          <table:table-cell table:formula="of:=VLOOKUP([.$A83];[$P008_stim.$F:.$Z];[.Q$1];0)" office:value-type="float" office:value="208" calcext:value-type="float">
            <text:p>208</text:p>
          </table:table-cell>
          <table:table-cell table:formula="of:=VLOOKUP([.$A83];[$P008_stim.$F:.$Z];[.R$1];0)" office:value-type="float" office:value="40" calcext:value-type="float">
            <text:p>40</text:p>
          </table:table-cell>
          <table:table-cell table:formula="of:=VLOOKUP([.$A83];[$P008_stim.$F:.$Z];[.S$1];0)" office:value-type="string" office:string-value="12.266666666666652" calcext:value-type="string">
            <text:p>12.266666666666652</text:p>
          </table:table-cell>
          <table:table-cell table:formula="of:=VLOOKUP([.$A83];[$P008_stim.$F:.$Z];[.T$1];0)" office:value-type="string" office:string-value="128.28444444444438" calcext:value-type="string">
            <text:p>128.28444444444438</text:p>
          </table:table-cell>
          <table:table-cell table:formula="of:=VLOOKUP([.$A83];[$P008_stim.$F:.$Z];[.U$1];0)" office:value-type="float" office:value="230" calcext:value-type="float">
            <text:p>230</text:p>
          </table:table-cell>
          <table:table-cell table:formula="of:=VLOOKUP([.$A83];[$P008_stim.$F:.$Z];[.V$1];0)" office:value-type="float" office:value="28" calcext:value-type="float">
            <text:p>28</text:p>
          </table:table-cell>
          <table:table-cell table:formula="of:=VLOOKUP([.$A83];[$P008_stim.$F:.$Z];[.W$1];0)" office:value-type="string" office:string-value="-11.06666666666672" calcext:value-type="string">
            <text:p>-11.06666666666672</text:p>
          </table:table-cell>
          <table:table-cell table:formula="of:=VLOOKUP([.$A83];[$P008_stim.$F:.$Z];[.X$1];0)" office:value-type="string" office:string-value="210.5837037037037" calcext:value-type="string">
            <text:p>210.5837037037037</text:p>
          </table:table-cell>
          <table:table-cell table:formula="of:=VLOOKUP([.$A83];[$P008_stim.$F:.$Z];[.Y$1];0)" office:value-type="float" office:value="684" calcext:value-type="float">
            <text:p>684</text:p>
          </table:table-cell>
        </table:table-row>
        <table:table-row table:style-name="ro1">
          <table:table-cell table:formula="of:=IF(COUNTIF([P008_stim.$F:.$F];[P008_stim.$A83])=1;[P008_stim.A83];&quot;&quot;)" office:value-type="string" office:string-value="16.2" calcext:value-type="string">
            <text:p>16.2</text:p>
          </table:table-cell>
          <table:table-cell table:formula="of:=IF(COUNTIF([P008_stim.$F:.$F];[P008_stim.$A83])=1;[P008_stim.B83];&quot;&quot;)" office:value-type="string" office:string-value="H32" calcext:value-type="string">
            <text:p>H32</text:p>
          </table:table-cell>
          <table:table-cell table:formula="of:=IF(COUNTIF([P008_stim.$F:.$F];[P008_stim.$A83])=1;[P008_stim.C83];&quot;&quot;)" office:value-type="string" office:string-value="H" calcext:value-type="string">
            <text:p>H</text:p>
          </table:table-cell>
          <table:table-cell/>
          <table:table-cell table:formula="of:=VLOOKUP([.$A84];[$P008_stim.$F:.$Z];[.E$1];0)" office:value-type="string" office:string-value="16.2" calcext:value-type="string">
            <text:p>16.2</text:p>
          </table:table-cell>
          <table:table-cell table:formula="of:=VLOOKUP([.$A84];[$P008_stim.$F:.$Z];[.F$1];0)" office:value-type="string" office:string-value="H" calcext:value-type="string">
            <text:p>H</text:p>
          </table:table-cell>
          <table:table-cell table:formula="of:=VLOOKUP([.$A84];[$P008_stim.$F:.$Z];[.G$1];0)" office:value-type="string" office:string-value="1.6666666666666288" calcext:value-type="string">
            <text:p>1.6666666666666288</text:p>
          </table:table-cell>
          <table:table-cell table:formula="of:=VLOOKUP([.$A84];[$P008_stim.$F:.$Z];[.H$1];0)" office:value-type="string" office:string-value="-14.222222222222229" calcext:value-type="string">
            <text:p>-14.222222222222229</text:p>
          </table:table-cell>
          <table:table-cell table:formula="of:=VLOOKUP([.$A84];[$P008_stim.$F:.$Z];[.I$1];0)" office:value-type="float" office:value="280" calcext:value-type="float">
            <text:p>280</text:p>
          </table:table-cell>
          <table:table-cell table:formula="of:=VLOOKUP([.$A84];[$P008_stim.$F:.$Z];[.J$1];0)" office:value-type="float" office:value="28" calcext:value-type="float">
            <text:p>28</text:p>
          </table:table-cell>
          <table:table-cell table:formula="of:=VLOOKUP([.$A84];[$P008_stim.$F:.$Z];[.K$1];0)" office:value-type="string" office:string-value="-35.60000000000002" calcext:value-type="string">
            <text:p>-35.60000000000002</text:p>
          </table:table-cell>
          <table:table-cell table:formula="of:=VLOOKUP([.$A84];[$P008_stim.$F:.$Z];[.L$1];0)" office:value-type="string" office:string-value="-89.0311111111111" calcext:value-type="string">
            <text:p>-89.0311111111111</text:p>
          </table:table-cell>
          <table:table-cell table:formula="of:=VLOOKUP([.$A84];[$P008_stim.$F:.$Z];[.M$1];0)" office:value-type="float" office:value="222" calcext:value-type="float">
            <text:p>222</text:p>
          </table:table-cell>
          <table:table-cell table:formula="of:=VLOOKUP([.$A84];[$P008_stim.$F:.$Z];[.N$1];0)" office:value-type="float" office:value="42" calcext:value-type="float">
            <text:p>42</text:p>
          </table:table-cell>
          <table:table-cell table:formula="of:=VLOOKUP([.$A84];[$P008_stim.$F:.$Z];[.O$1];0)" office:value-type="string" office:string-value="45.200000000000045" calcext:value-type="string">
            <text:p>45.200000000000045</text:p>
          </table:table-cell>
          <table:table-cell table:formula="of:=VLOOKUP([.$A84];[$P008_stim.$F:.$Z];[.P$1];0)" office:value-type="string" office:string-value="56.03555555555556" calcext:value-type="string">
            <text:p>56.03555555555556</text:p>
          </table:table-cell>
          <table:table-cell table:formula="of:=VLOOKUP([.$A84];[$P008_stim.$F:.$Z];[.Q$1];0)" office:value-type="float" office:value="254" calcext:value-type="float">
            <text:p>254</text:p>
          </table:table-cell>
          <table:table-cell table:formula="of:=VLOOKUP([.$A84];[$P008_stim.$F:.$Z];[.R$1];0)" office:value-type="float" office:value="26" calcext:value-type="float">
            <text:p>26</text:p>
          </table:table-cell>
          <table:table-cell table:formula="of:=VLOOKUP([.$A84];[$P008_stim.$F:.$Z];[.S$1];0)" office:value-type="string" office:string-value="90.66666666666663" calcext:value-type="string">
            <text:p>90.66666666666663</text:p>
          </table:table-cell>
          <table:table-cell table:formula="of:=VLOOKUP([.$A84];[$P008_stim.$F:.$Z];[.T$1];0)" office:value-type="string" office:string-value="30.245925925925917" calcext:value-type="string">
            <text:p>30.245925925925917</text:p>
          </table:table-cell>
          <table:table-cell table:formula="of:=VLOOKUP([.$A84];[$P008_stim.$F:.$Z];[.U$1];0)" office:value-type="float" office:value="220" calcext:value-type="float">
            <text:p>220</text:p>
          </table:table-cell>
          <table:table-cell table:formula="of:=VLOOKUP([.$A84];[$P008_stim.$F:.$Z];[.V$1];0)" office:value-type="float" office:value="42" calcext:value-type="float">
            <text:p>42</text:p>
          </table:table-cell>
          <table:table-cell table:formula="of:=VLOOKUP([.$A84];[$P008_stim.$F:.$Z];[.W$1];0)" office:value-type="string" office:string-value="70.66666666666663" calcext:value-type="string">
            <text:p>70.66666666666663</text:p>
          </table:table-cell>
          <table:table-cell table:formula="of:=VLOOKUP([.$A84];[$P008_stim.$F:.$Z];[.X$1];0)" office:value-type="string" office:string-value="-113.11407407407398" calcext:value-type="string">
            <text:p>-113.11407407407398</text:p>
          </table:table-cell>
          <table:table-cell table:formula="of:=VLOOKUP([.$A84];[$P008_stim.$F:.$Z];[.Y$1];0)" office:value-type="float" office:value="306" calcext:value-type="float">
            <text:p>306</text:p>
          </table:table-cell>
        </table:table-row>
        <table:table-row table:style-name="ro1">
          <table:table-cell table:formula="of:=IF(COUNTIF([P008_stim.$F:.$F];[P008_stim.$A84])=1;[P008_stim.A84];&quot;&quot;)" office:value-type="string" office:string-value="16.3" calcext:value-type="string">
            <text:p>16.3</text:p>
          </table:table-cell>
          <table:table-cell table:formula="of:=IF(COUNTIF([P008_stim.$F:.$F];[P008_stim.$A84])=1;[P008_stim.B84];&quot;&quot;)" office:value-type="string" office:string-value="L31" calcext:value-type="string">
            <text:p>L31</text:p>
          </table:table-cell>
          <table:table-cell table:formula="of:=IF(COUNTIF([P008_stim.$F:.$F];[P008_stim.$A84])=1;[P008_stim.C84];&quot;&quot;)" office:value-type="string" office:string-value="L" calcext:value-type="string">
            <text:p>L</text:p>
          </table:table-cell>
          <table:table-cell/>
          <table:table-cell table:formula="of:=VLOOKUP([.$A85];[$P008_stim.$F:.$Z];[.E$1];0)" office:value-type="string" office:string-value="16.3" calcext:value-type="string">
            <text:p>16.3</text:p>
          </table:table-cell>
          <table:table-cell table:formula="of:=VLOOKUP([.$A85];[$P008_stim.$F:.$Z];[.F$1];0)" office:value-type="string" office:string-value="L" calcext:value-type="string">
            <text:p>L</text:p>
          </table:table-cell>
          <table:table-cell table:formula="of:=VLOOKUP([.$A85];[$P008_stim.$F:.$Z];[.G$1];0)" office:value-type="string" office:string-value="-1.3999999999999773" calcext:value-type="string">
            <text:p>-1.3999999999999773</text:p>
          </table:table-cell>
          <table:table-cell table:formula="of:=VLOOKUP([.$A85];[$P008_stim.$F:.$Z];[.H$1];0)" office:value-type="string" office:string-value="-73.48148148148147" calcext:value-type="string">
            <text:p>-73.48148148148147</text:p>
          </table:table-cell>
          <table:table-cell table:formula="of:=VLOOKUP([.$A85];[$P008_stim.$F:.$Z];[.I$1];0)" office:value-type="float" office:value="222" calcext:value-type="float">
            <text:p>222</text:p>
          </table:table-cell>
          <table:table-cell table:formula="of:=VLOOKUP([.$A85];[$P008_stim.$F:.$Z];[.J$1];0)" office:value-type="float" office:value="30" calcext:value-type="float">
            <text:p>30</text:p>
          </table:table-cell>
          <table:table-cell table:formula="of:=VLOOKUP([.$A85];[$P008_stim.$F:.$Z];[.K$1];0)" office:value-type="string" office:string-value="22.866666666666674" calcext:value-type="string">
            <text:p>22.866666666666674</text:p>
          </table:table-cell>
          <table:table-cell table:formula="of:=VLOOKUP([.$A85];[$P008_stim.$F:.$Z];[.L$1];0)" office:value-type="string" office:string-value="36.97777777777776" calcext:value-type="string">
            <text:p>36.97777777777776</text:p>
          </table:table-cell>
          <table:table-cell table:formula="of:=VLOOKUP([.$A85];[$P008_stim.$F:.$Z];[.M$1];0)" office:value-type="float" office:value="270" calcext:value-type="float">
            <text:p>270</text:p>
          </table:table-cell>
          <table:table-cell table:formula="of:=VLOOKUP([.$A85];[$P008_stim.$F:.$Z];[.N$1];0)" office:value-type="float" office:value="24" calcext:value-type="float">
            <text:p>24</text:p>
          </table:table-cell>
          <table:table-cell table:formula="of:=VLOOKUP([.$A85];[$P008_stim.$F:.$Z];[.O$1];0)" office:value-type="string" office:string-value="-1.3999999999999773" calcext:value-type="string">
            <text:p>-1.3999999999999773</text:p>
          </table:table-cell>
          <table:table-cell table:formula="of:=VLOOKUP([.$A85];[$P008_stim.$F:.$Z];[.P$1];0)" office:value-type="string" office:string-value="51.10518518518518" calcext:value-type="string">
            <text:p>51.10518518518518</text:p>
          </table:table-cell>
          <table:table-cell table:formula="of:=VLOOKUP([.$A85];[$P008_stim.$F:.$Z];[.Q$1];0)" office:value-type="float" office:value="346" calcext:value-type="float">
            <text:p>346</text:p>
          </table:table-cell>
          <table:table-cell table:formula="of:=VLOOKUP([.$A85];[$P008_stim.$F:.$Z];[.R$1];0)" office:value-type="float" office:value="36" calcext:value-type="float">
            <text:p>36</text:p>
          </table:table-cell>
          <table:table-cell table:formula="of:=VLOOKUP([.$A85];[$P008_stim.$F:.$Z];[.S$1];0)" office:value-type="string" office:string-value="56.06666666666672" calcext:value-type="string">
            <text:p>56.06666666666672</text:p>
          </table:table-cell>
          <table:table-cell table:formula="of:=VLOOKUP([.$A85];[$P008_stim.$F:.$Z];[.T$1];0)" office:value-type="string" office:string-value="12.420740740740712" calcext:value-type="string">
            <text:p>12.420740740740712</text:p>
          </table:table-cell>
          <table:table-cell table:formula="of:=VLOOKUP([.$A85];[$P008_stim.$F:.$Z];[.U$1];0)" office:value-type="float" office:value="296" calcext:value-type="float">
            <text:p>296</text:p>
          </table:table-cell>
          <table:table-cell table:formula="of:=VLOOKUP([.$A85];[$P008_stim.$F:.$Z];[.V$1];0)" office:value-type="float" office:value="22" calcext:value-type="float">
            <text:p>22</text:p>
          </table:table-cell>
          <table:table-cell table:formula="of:=VLOOKUP([.$A85];[$P008_stim.$F:.$Z];[.W$1];0)" office:value-type="string" office:string-value="69.5333333333333" calcext:value-type="string">
            <text:p>69.5333333333333</text:p>
          </table:table-cell>
          <table:table-cell table:formula="of:=VLOOKUP([.$A85];[$P008_stim.$F:.$Z];[.X$1];0)" office:value-type="string" office:string-value="-14.696296296296282" calcext:value-type="string">
            <text:p>-14.696296296296282</text:p>
          </table:table-cell>
          <table:table-cell table:formula="of:=VLOOKUP([.$A85];[$P008_stim.$F:.$Z];[.Y$1];0)" office:value-type="float" office:value="164" calcext:value-type="float">
            <text:p>164</text:p>
          </table:table-cell>
        </table:table-row>
        <table:table-row table:style-name="ro1">
          <table:table-cell table:formula="of:=IF(COUNTIF([P008_stim.$F:.$F];[P008_stim.$A85])=1;[P008_stim.A85];&quot;&quot;)" office:value-type="string" office:string-value="16.4" calcext:value-type="string">
            <text:p>16.4</text:p>
          </table:table-cell>
          <table:table-cell table:formula="of:=IF(COUNTIF([P008_stim.$F:.$F];[P008_stim.$A85])=1;[P008_stim.B85];&quot;&quot;)" office:value-type="string" office:string-value="H12" calcext:value-type="string">
            <text:p>H12</text:p>
          </table:table-cell>
          <table:table-cell table:formula="of:=IF(COUNTIF([P008_stim.$F:.$F];[P008_stim.$A85])=1;[P008_stim.C85];&quot;&quot;)" office:value-type="string" office:string-value="H" calcext:value-type="string">
            <text:p>H</text:p>
          </table:table-cell>
          <table:table-cell/>
          <table:table-cell table:formula="of:=VLOOKUP([.$A86];[$P008_stim.$F:.$Z];[.E$1];0)" office:value-type="string" office:string-value="16.4" calcext:value-type="string">
            <text:p>16.4</text:p>
          </table:table-cell>
          <table:table-cell table:formula="of:=VLOOKUP([.$A86];[$P008_stim.$F:.$Z];[.F$1];0)" office:value-type="string" office:string-value="H" calcext:value-type="string">
            <text:p>H</text:p>
          </table:table-cell>
          <table:table-cell table:formula="of:=VLOOKUP([.$A86];[$P008_stim.$F:.$Z];[.G$1];0)" office:value-type="string" office:string-value="-17.200000000000045" calcext:value-type="string">
            <text:p>-17.200000000000045</text:p>
          </table:table-cell>
          <table:table-cell table:formula="of:=VLOOKUP([.$A86];[$P008_stim.$F:.$Z];[.H$1];0)" office:value-type="string" office:string-value="49.01925925925934" calcext:value-type="string">
            <text:p>49.01925925925934</text:p>
          </table:table-cell>
          <table:table-cell table:formula="of:=VLOOKUP([.$A86];[$P008_stim.$F:.$Z];[.I$1];0)" office:value-type="float" office:value="224" calcext:value-type="float">
            <text:p>224</text:p>
          </table:table-cell>
          <table:table-cell table:formula="of:=VLOOKUP([.$A86];[$P008_stim.$F:.$Z];[.J$1];0)" office:value-type="float" office:value="46" calcext:value-type="float">
            <text:p>46</text:p>
          </table:table-cell>
          <table:table-cell table:formula="of:=VLOOKUP([.$A86];[$P008_stim.$F:.$Z];[.K$1];0)" office:value-type="string" office:string-value="-79.06666666666672" calcext:value-type="string">
            <text:p>-79.06666666666672</text:p>
          </table:table-cell>
          <table:table-cell table:formula="of:=VLOOKUP([.$A86];[$P008_stim.$F:.$Z];[.L$1];0)" office:value-type="string" office:string-value="-109.03703703703701" calcext:value-type="string">
            <text:p>-109.03703703703701</text:p>
          </table:table-cell>
          <table:table-cell table:formula="of:=VLOOKUP([.$A86];[$P008_stim.$F:.$Z];[.M$1];0)" office:value-type="float" office:value="328" calcext:value-type="float">
            <text:p>328</text:p>
          </table:table-cell>
          <table:table-cell table:formula="of:=VLOOKUP([.$A86];[$P008_stim.$F:.$Z];[.N$1];0)" office:value-type="float" office:value="24" calcext:value-type="float">
            <text:p>24</text:p>
          </table:table-cell>
          <table:table-cell table:formula="of:=VLOOKUP([.$A86];[$P008_stim.$F:.$Z];[.O$1];0)" office:value-type="string" office:string-value="-57.66666666666663" calcext:value-type="string">
            <text:p>-57.66666666666663</text:p>
          </table:table-cell>
          <table:table-cell table:formula="of:=VLOOKUP([.$A86];[$P008_stim.$F:.$Z];[.P$1];0)" office:value-type="string" office:string-value="-101.26222222222214" calcext:value-type="string">
            <text:p>-101.26222222222214</text:p>
          </table:table-cell>
          <table:table-cell table:formula="of:=VLOOKUP([.$A86];[$P008_stim.$F:.$Z];[.Q$1];0)" office:value-type="float" office:value="216" calcext:value-type="float">
            <text:p>216</text:p>
          </table:table-cell>
          <table:table-cell table:formula="of:=VLOOKUP([.$A86];[$P008_stim.$F:.$Z];[.R$1];0)" office:value-type="float" office:value="42" calcext:value-type="float">
            <text:p>42</text:p>
          </table:table-cell>
          <table:table-cell table:formula="of:=VLOOKUP([.$A86];[$P008_stim.$F:.$Z];[.S$1];0)" office:value-type="string" office:string-value="27.06666666666672" calcext:value-type="string">
            <text:p>27.06666666666672</text:p>
          </table:table-cell>
          <table:table-cell table:formula="of:=VLOOKUP([.$A86];[$P008_stim.$F:.$Z];[.T$1];0)" office:value-type="string" office:string-value="-4.740740740740762" calcext:value-type="string">
            <text:p>-4.740740740740762</text:p>
          </table:table-cell>
          <table:table-cell table:formula="of:=VLOOKUP([.$A86];[$P008_stim.$F:.$Z];[.U$1];0)" office:value-type="float" office:value="514" calcext:value-type="float">
            <text:p>514</text:p>
          </table:table-cell>
          <table:table-cell table:formula="of:=VLOOKUP([.$A86];[$P008_stim.$F:.$Z];[.V$1];0)" office:value-type="float" office:value="32" calcext:value-type="float">
            <text:p>32</text:p>
          </table:table-cell>
          <table:table-cell table:formula="of:=VLOOKUP([.$A86];[$P008_stim.$F:.$Z];[.W$1];0)" office:value-type="string" office:string-value="-77.13333333333333" calcext:value-type="string">
            <text:p>-77.13333333333333</text:p>
          </table:table-cell>
          <table:table-cell table:formula="of:=VLOOKUP([.$A86];[$P008_stim.$F:.$Z];[.X$1];0)" office:value-type="string" office:string-value="3.6977777777777874" calcext:value-type="string">
            <text:p>3.6977777777777874</text:p>
          </table:table-cell>
          <table:table-cell table:formula="of:=VLOOKUP([.$A86];[$P008_stim.$F:.$Z];[.Y$1];0)" office:value-type="float" office:value="216" calcext:value-type="float">
            <text:p>216</text:p>
          </table:table-cell>
        </table:table-row>
        <table:table-row table:style-name="ro1">
          <table:table-cell table:formula="of:=IF(COUNTIF([P008_stim.$F:.$F];[P008_stim.$A86])=1;[P008_stim.A86];&quot;&quot;)" office:value-type="string" office:string-value="17.0" calcext:value-type="string">
            <text:p>17.0</text:p>
          </table:table-cell>
          <table:table-cell table:formula="of:=IF(COUNTIF([P008_stim.$F:.$F];[P008_stim.$A86])=1;[P008_stim.B86];&quot;&quot;)" office:value-type="string" office:string-value="H34" calcext:value-type="string">
            <text:p>H34</text:p>
          </table:table-cell>
          <table:table-cell table:formula="of:=IF(COUNTIF([P008_stim.$F:.$F];[P008_stim.$A86])=1;[P008_stim.C86];&quot;&quot;)" office:value-type="string" office:string-value="H" calcext:value-type="string">
            <text:p>H</text:p>
          </table:table-cell>
          <table:table-cell/>
          <table:table-cell table:formula="of:=VLOOKUP([.$A87];[$P008_stim.$F:.$Z];[.E$1];0)" office:value-type="string" office:string-value="17.0" calcext:value-type="string">
            <text:p>17.0</text:p>
          </table:table-cell>
          <table:table-cell table:formula="of:=VLOOKUP([.$A87];[$P008_stim.$F:.$Z];[.F$1];0)" office:value-type="string" office:string-value="H" calcext:value-type="string">
            <text:p>H</text:p>
          </table:table-cell>
          <table:table-cell table:formula="of:=VLOOKUP([.$A87];[$P008_stim.$F:.$Z];[.G$1];0)" office:value-type="string" office:string-value="13.333333333333371" calcext:value-type="string">
            <text:p>13.333333333333371</text:p>
          </table:table-cell>
          <table:table-cell table:formula="of:=VLOOKUP([.$A87];[$P008_stim.$F:.$Z];[.H$1];0)" office:value-type="string" office:string-value="76.89481481481482" calcext:value-type="string">
            <text:p>76.89481481481482</text:p>
          </table:table-cell>
          <table:table-cell table:formula="of:=VLOOKUP([.$A87];[$P008_stim.$F:.$Z];[.I$1];0)" office:value-type="float" office:value="330" calcext:value-type="float">
            <text:p>330</text:p>
          </table:table-cell>
          <table:table-cell table:formula="of:=VLOOKUP([.$A87];[$P008_stim.$F:.$Z];[.J$1];0)" office:value-type="float" office:value="28" calcext:value-type="float">
            <text:p>28</text:p>
          </table:table-cell>
          <table:table-cell table:formula="of:=VLOOKUP([.$A87];[$P008_stim.$F:.$Z];[.K$1];0)" office:value-type="string" office:string-value="29.33333333333337" calcext:value-type="string">
            <text:p>29.33333333333337</text:p>
          </table:table-cell>
          <table:table-cell table:formula="of:=VLOOKUP([.$A87];[$P008_stim.$F:.$Z];[.L$1];0)" office:value-type="string" office:string-value="135.86962962962957" calcext:value-type="string">
            <text:p>135.86962962962957</text:p>
          </table:table-cell>
          <table:table-cell table:formula="of:=VLOOKUP([.$A87];[$P008_stim.$F:.$Z];[.M$1];0)" office:value-type="float" office:value="162" calcext:value-type="float">
            <text:p>162</text:p>
          </table:table-cell>
          <table:table-cell table:formula="of:=VLOOKUP([.$A87];[$P008_stim.$F:.$Z];[.N$1];0)" office:value-type="float" office:value="20" calcext:value-type="float">
            <text:p>20</text:p>
          </table:table-cell>
          <table:table-cell table:formula="of:=VLOOKUP([.$A87];[$P008_stim.$F:.$Z];[.O$1];0)" office:value-type="string" office:string-value="7.2666666666666515" calcext:value-type="string">
            <text:p>7.2666666666666515</text:p>
          </table:table-cell>
          <table:table-cell table:formula="of:=VLOOKUP([.$A87];[$P008_stim.$F:.$Z];[.P$1];0)" office:value-type="string" office:string-value="157.20296296296294" calcext:value-type="string">
            <text:p>157.20296296296294</text:p>
          </table:table-cell>
          <table:table-cell table:formula="of:=VLOOKUP([.$A87];[$P008_stim.$F:.$Z];[.Q$1];0)" office:value-type="float" office:value="292" calcext:value-type="float">
            <text:p>292</text:p>
          </table:table-cell>
          <table:table-cell table:formula="of:=VLOOKUP([.$A87];[$P008_stim.$F:.$Z];[.R$1];0)" office:value-type="float" office:value="26" calcext:value-type="float">
            <text:p>26</text:p>
          </table:table-cell>
          <table:table-cell table:formula="of:=VLOOKUP([.$A87];[$P008_stim.$F:.$Z];[.S$1];0)" office:value-type="string" office:string-value="2.6666666666666288" calcext:value-type="string">
            <text:p>2.6666666666666288</text:p>
          </table:table-cell>
          <table:table-cell table:formula="of:=VLOOKUP([.$A87];[$P008_stim.$F:.$Z];[.T$1];0)" office:value-type="string" office:string-value="220.53925925925932" calcext:value-type="string">
            <text:p>220.53925925925932</text:p>
          </table:table-cell>
          <table:table-cell table:formula="of:=VLOOKUP([.$A87];[$P008_stim.$F:.$Z];[.U$1];0)" office:value-type="float" office:value="196" calcext:value-type="float">
            <text:p>196</text:p>
          </table:table-cell>
          <table:table-cell table:formula="of:=VLOOKUP([.$A87];[$P008_stim.$F:.$Z];[.V$1];0)" office:value-type="float" office:value="42" calcext:value-type="float">
            <text:p>42</text:p>
          </table:table-cell>
          <table:table-cell table:formula="of:=VLOOKUP([.$A87];[$P008_stim.$F:.$Z];[.W$1];0)" office:value-type="string" office:string-value="119.0" calcext:value-type="string">
            <text:p>119.0</text:p>
          </table:table-cell>
          <table:table-cell table:formula="of:=VLOOKUP([.$A87];[$P008_stim.$F:.$Z];[.X$1];0)" office:value-type="string" office:string-value="110.83851851851853" calcext:value-type="string">
            <text:p>110.83851851851853</text:p>
          </table:table-cell>
          <table:table-cell table:formula="of:=VLOOKUP([.$A87];[$P008_stim.$F:.$Z];[.Y$1];0)" office:value-type="float" office:value="210" calcext:value-type="float">
            <text:p>210</text:p>
          </table:table-cell>
        </table:table-row>
        <table:table-row table:style-name="ro1">
          <table:table-cell table:formula="of:=IF(COUNTIF([P008_stim.$F:.$F];[P008_stim.$A87])=1;[P008_stim.A87];&quot;&quot;)" office:value-type="string" office:string-value="17.1" calcext:value-type="string">
            <text:p>17.1</text:p>
          </table:table-cell>
          <table:table-cell table:formula="of:=IF(COUNTIF([P008_stim.$F:.$F];[P008_stim.$A87])=1;[P008_stim.B87];&quot;&quot;)" office:value-type="string" office:string-value="F28HA" calcext:value-type="string">
            <text:p>F28HA</text:p>
          </table:table-cell>
          <table:table-cell table:formula="of:=IF(COUNTIF([P008_stim.$F:.$F];[P008_stim.$A87])=1;[P008_stim.C87];&quot;&quot;)" office:value-type="string" office:string-value="F" calcext:value-type="string">
            <text:p>F</text:p>
          </table:table-cell>
          <table:table-cell/>
          <table:table-cell table:formula="of:=VLOOKUP([.$A88];[$P008_stim.$F:.$Z];[.E$1];0)" office:value-type="string" office:string-value="17.1" calcext:value-type="string">
            <text:p>17.1</text:p>
          </table:table-cell>
          <table:table-cell table:formula="of:=VLOOKUP([.$A88];[$P008_stim.$F:.$Z];[.F$1];0)" office:value-type="string" office:string-value="F" calcext:value-type="string">
            <text:p>F</text:p>
          </table:table-cell>
          <table:table-cell table:formula="of:=VLOOKUP([.$A88];[$P008_stim.$F:.$Z];[.G$1];0)" office:value-type="string" office:string-value="19.200000000000045" calcext:value-type="string">
            <text:p>19.200000000000045</text:p>
          </table:table-cell>
          <table:table-cell table:formula="of:=VLOOKUP([.$A88];[$P008_stim.$F:.$Z];[.H$1];0)" office:value-type="string" office:string-value="-106.47703703703695" calcext:value-type="string">
            <text:p>-106.47703703703695</text:p>
          </table:table-cell>
          <table:table-cell table:formula="of:=VLOOKUP([.$A88];[$P008_stim.$F:.$Z];[.I$1];0)" office:value-type="float" office:value="132" calcext:value-type="float">
            <text:p>132</text:p>
          </table:table-cell>
          <table:table-cell table:formula="of:=VLOOKUP([.$A88];[$P008_stim.$F:.$Z];[.J$1];0)" office:value-type="float" office:value="32" calcext:value-type="float">
            <text:p>32</text:p>
          </table:table-cell>
          <table:table-cell table:formula="of:=VLOOKUP([.$A88];[$P008_stim.$F:.$Z];[.K$1];0)" office:value-type="string" office:string-value="6.2000000000000455" calcext:value-type="string">
            <text:p>6.2000000000000455</text:p>
          </table:table-cell>
          <table:table-cell table:formula="of:=VLOOKUP([.$A88];[$P008_stim.$F:.$Z];[.L$1];0)" office:value-type="string" office:string-value="-165.45185185185187" calcext:value-type="string">
            <text:p>-165.45185185185187</text:p>
          </table:table-cell>
          <table:table-cell table:formula="of:=VLOOKUP([.$A88];[$P008_stim.$F:.$Z];[.M$1];0)" office:value-type="float" office:value="898" calcext:value-type="float">
            <text:p>898</text:p>
          </table:table-cell>
          <table:table-cell table:formula="of:=VLOOKUP([.$A88];[$P008_stim.$F:.$Z];[.N$1];0)" office:value-type="float" office:value="30" calcext:value-type="float">
            <text:p>30</text:p>
          </table:table-cell>
          <table:table-cell table:formula="of:=VLOOKUP([.$A88];[$P008_stim.$F:.$Z];[.O$1];0)" office:value-type="string" office:string-value="46.93333333333328" calcext:value-type="string">
            <text:p>46.93333333333328</text:p>
          </table:table-cell>
          <table:table-cell table:formula="of:=VLOOKUP([.$A88];[$P008_stim.$F:.$Z];[.P$1];0)" office:value-type="string" office:string-value="-54.613333333333344" calcext:value-type="string">
            <text:p>-54.613333333333344</text:p>
          </table:table-cell>
          <table:table-cell table:formula="of:=VLOOKUP([.$A88];[$P008_stim.$F:.$Z];[.Q$1];0)" office:value-type="float" office:value="178" calcext:value-type="float">
            <text:p>178</text:p>
          </table:table-cell>
          <table:table-cell table:formula="of:=VLOOKUP([.$A88];[$P008_stim.$F:.$Z];[.R$1];0)" office:value-type="float" office:value="30" calcext:value-type="float">
            <text:p>30</text:p>
          </table:table-cell>
          <table:table-cell table:formula="of:=VLOOKUP([.$A88];[$P008_stim.$F:.$Z];[.S$1];0)" office:value-type="string" office:string-value="62.66666666666663" calcext:value-type="string">
            <text:p>62.66666666666663</text:p>
          </table:table-cell>
          <table:table-cell table:formula="of:=VLOOKUP([.$A88];[$P008_stim.$F:.$Z];[.T$1];0)" office:value-type="string" office:string-value="-35.46074074074073" calcext:value-type="string">
            <text:p>-35.46074074074073</text:p>
          </table:table-cell>
          <table:table-cell table:formula="of:=VLOOKUP([.$A88];[$P008_stim.$F:.$Z];[.U$1];0)" office:value-type="float" office:value="518" calcext:value-type="float">
            <text:p>518</text:p>
          </table:table-cell>
          <table:table-cell table:formula="of:=VLOOKUP([.$A88];[$P008_stim.$F:.$Z];[.V$1];0)" office:value-type="float" office:value="18" calcext:value-type="float">
            <text:p>18</text:p>
          </table:table-cell>
          <table:table-cell table:formula="of:=VLOOKUP([.$A88];[$P008_stim.$F:.$Z];[.W$1];0)" office:value-type="string" office:string-value="54.93333333333328" calcext:value-type="string">
            <text:p>54.93333333333328</text:p>
          </table:table-cell>
          <table:table-cell table:formula="of:=VLOOKUP([.$A88];[$P008_stim.$F:.$Z];[.X$1];0)" office:value-type="string" office:string-value="-33.75407407407408" calcext:value-type="string">
            <text:p>-33.75407407407408</text:p>
          </table:table-cell>
          <table:table-cell table:formula="of:=VLOOKUP([.$A88];[$P008_stim.$F:.$Z];[.Y$1];0)" office:value-type="float" office:value="156" calcext:value-type="float">
            <text:p>156</text:p>
          </table:table-cell>
        </table:table-row>
        <table:table-row table:style-name="ro1">
          <table:table-cell table:formula="of:=IF(COUNTIF([P008_stim.$F:.$F];[P008_stim.$A88])=1;[P008_stim.A88];&quot;&quot;)" office:value-type="string" office:string-value="17.2" calcext:value-type="string">
            <text:p>17.2</text:p>
          </table:table-cell>
          <table:table-cell table:formula="of:=IF(COUNTIF([P008_stim.$F:.$F];[P008_stim.$A88])=1;[P008_stim.B88];&quot;&quot;)" office:value-type="string" office:string-value="L09" calcext:value-type="string">
            <text:p>L09</text:p>
          </table:table-cell>
          <table:table-cell table:formula="of:=IF(COUNTIF([P008_stim.$F:.$F];[P008_stim.$A88])=1;[P008_stim.C88];&quot;&quot;)" office:value-type="string" office:string-value="L" calcext:value-type="string">
            <text:p>L</text:p>
          </table:table-cell>
          <table:table-cell/>
          <table:table-cell table:formula="of:=VLOOKUP([.$A89];[$P008_stim.$F:.$Z];[.E$1];0)" office:value-type="string" office:string-value="17.2" calcext:value-type="string">
            <text:p>17.2</text:p>
          </table:table-cell>
          <table:table-cell table:formula="of:=VLOOKUP([.$A89];[$P008_stim.$F:.$Z];[.F$1];0)" office:value-type="string" office:string-value="L" calcext:value-type="string">
            <text:p>L</text:p>
          </table:table-cell>
          <table:table-cell table:formula="of:=VLOOKUP([.$A89];[$P008_stim.$F:.$Z];[.G$1];0)" office:value-type="string" office:string-value="26.06666666666672" calcext:value-type="string">
            <text:p>26.06666666666672</text:p>
          </table:table-cell>
          <table:table-cell table:formula="of:=VLOOKUP([.$A89];[$P008_stim.$F:.$Z];[.H$1];0)" office:value-type="string" office:string-value="-20.29037037037034" calcext:value-type="string">
            <text:p>-20.29037037037034</text:p>
          </table:table-cell>
          <table:table-cell table:formula="of:=VLOOKUP([.$A89];[$P008_stim.$F:.$Z];[.I$1];0)" office:value-type="float" office:value="250" calcext:value-type="float">
            <text:p>250</text:p>
          </table:table-cell>
          <table:table-cell table:formula="of:=VLOOKUP([.$A89];[$P008_stim.$F:.$Z];[.J$1];0)" office:value-type="float" office:value="30" calcext:value-type="float">
            <text:p>30</text:p>
          </table:table-cell>
          <table:table-cell table:formula="of:=VLOOKUP([.$A89];[$P008_stim.$F:.$Z];[.K$1];0)" office:value-type="string" office:string-value="9.06666666666672" calcext:value-type="string">
            <text:p>9.06666666666672</text:p>
          </table:table-cell>
          <table:table-cell table:formula="of:=VLOOKUP([.$A89];[$P008_stim.$F:.$Z];[.L$1];0)" office:value-type="string" office:string-value="72.81777777777768" calcext:value-type="string">
            <text:p>72.81777777777768</text:p>
          </table:table-cell>
          <table:table-cell table:formula="of:=VLOOKUP([.$A89];[$P008_stim.$F:.$Z];[.M$1];0)" office:value-type="float" office:value="690" calcext:value-type="float">
            <text:p>690</text:p>
          </table:table-cell>
          <table:table-cell table:formula="of:=VLOOKUP([.$A89];[$P008_stim.$F:.$Z];[.N$1];0)" office:value-type="float" office:value="24" calcext:value-type="float">
            <text:p>24</text:p>
          </table:table-cell>
          <table:table-cell table:formula="of:=VLOOKUP([.$A89];[$P008_stim.$F:.$Z];[.O$1];0)" office:value-type="string" office:string-value="41.866666666666674" calcext:value-type="string">
            <text:p>41.866666666666674</text:p>
          </table:table-cell>
          <table:table-cell table:formula="of:=VLOOKUP([.$A89];[$P008_stim.$F:.$Z];[.P$1];0)" office:value-type="string" office:string-value="14.03259259259255" calcext:value-type="string">
            <text:p>14.03259259259255</text:p>
          </table:table-cell>
          <table:table-cell table:formula="of:=VLOOKUP([.$A89];[$P008_stim.$F:.$Z];[.Q$1];0)" office:value-type="float" office:value="332" calcext:value-type="float">
            <text:p>332</text:p>
          </table:table-cell>
          <table:table-cell table:formula="of:=VLOOKUP([.$A89];[$P008_stim.$F:.$Z];[.R$1];0)" office:value-type="float" office:value="40" calcext:value-type="float">
            <text:p>40</text:p>
          </table:table-cell>
          <table:table-cell table:formula="of:=VLOOKUP([.$A89];[$P008_stim.$F:.$Z];[.S$1];0)" office:value-type="string" office:string-value="-2.3333333333333712" calcext:value-type="string">
            <text:p>-2.3333333333333712</text:p>
          </table:table-cell>
          <table:table-cell table:formula="of:=VLOOKUP([.$A89];[$P008_stim.$F:.$Z];[.T$1];0)" office:value-type="string" office:string-value="-51.86370370370372" calcext:value-type="string">
            <text:p>-51.86370370370372</text:p>
          </table:table-cell>
          <table:table-cell table:formula="of:=VLOOKUP([.$A89];[$P008_stim.$F:.$Z];[.U$1];0)" office:value-type="float" office:value="410" calcext:value-type="float">
            <text:p>410</text:p>
          </table:table-cell>
          <table:table-cell table:formula="of:=VLOOKUP([.$A89];[$P008_stim.$F:.$Z];[.V$1];0)" office:value-type="float" office:value="34" calcext:value-type="float">
            <text:p>34</text:p>
          </table:table-cell>
          <table:table-cell table:formula="of:=VLOOKUP([.$A89];[$P008_stim.$F:.$Z];[.W$1];0)" office:value-type="string" office:string-value="49.200000000000045" calcext:value-type="string">
            <text:p>49.200000000000045</text:p>
          </table:table-cell>
          <table:table-cell table:formula="of:=VLOOKUP([.$A89];[$P008_stim.$F:.$Z];[.X$1];0)" office:value-type="string" office:string-value="-65.13777777777779" calcext:value-type="string">
            <text:p>-65.13777777777779</text:p>
          </table:table-cell>
          <table:table-cell table:formula="of:=VLOOKUP([.$A89];[$P008_stim.$F:.$Z];[.Y$1];0)" office:value-type="float" office:value="506" calcext:value-type="float">
            <text:p>506</text:p>
          </table:table-cell>
        </table:table-row>
        <table:table-row table:style-name="ro1">
          <table:table-cell table:formula="of:=IF(COUNTIF([P008_stim.$F:.$F];[P008_stim.$A89])=1;[P008_stim.A89];&quot;&quot;)" office:value-type="string" office:string-value="17.3" calcext:value-type="string">
            <text:p>17.3</text:p>
          </table:table-cell>
          <table:table-cell table:formula="of:=IF(COUNTIF([P008_stim.$F:.$F];[P008_stim.$A89])=1;[P008_stim.B89];&quot;&quot;)" office:value-type="string" office:string-value="H27" calcext:value-type="string">
            <text:p>H27</text:p>
          </table:table-cell>
          <table:table-cell table:formula="of:=IF(COUNTIF([P008_stim.$F:.$F];[P008_stim.$A89])=1;[P008_stim.C89];&quot;&quot;)" office:value-type="string" office:string-value="H" calcext:value-type="string">
            <text:p>H</text:p>
          </table:table-cell>
          <table:table-cell/>
          <table:table-cell table:formula="of:=VLOOKUP([.$A90];[$P008_stim.$F:.$Z];[.E$1];0)" office:value-type="string" office:string-value="17.3" calcext:value-type="string">
            <text:p>17.3</text:p>
          </table:table-cell>
          <table:table-cell table:formula="of:=VLOOKUP([.$A90];[$P008_stim.$F:.$Z];[.F$1];0)" office:value-type="string" office:string-value="H" calcext:value-type="string">
            <text:p>H</text:p>
          </table:table-cell>
          <table:table-cell table:formula="of:=VLOOKUP([.$A90];[$P008_stim.$F:.$Z];[.G$1];0)" office:value-type="string" office:string-value="32.73333333333335" calcext:value-type="string">
            <text:p>32.73333333333335</text:p>
          </table:table-cell>
          <table:table-cell table:formula="of:=VLOOKUP([.$A90];[$P008_stim.$F:.$Z];[.H$1];0)" office:value-type="string" office:string-value="-39.91703703703706" calcext:value-type="string">
            <text:p>-39.91703703703706</text:p>
          </table:table-cell>
          <table:table-cell table:formula="of:=VLOOKUP([.$A90];[$P008_stim.$F:.$Z];[.I$1];0)" office:value-type="float" office:value="570" calcext:value-type="float">
            <text:p>570</text:p>
          </table:table-cell>
          <table:table-cell table:formula="of:=VLOOKUP([.$A90];[$P008_stim.$F:.$Z];[.J$1];0)" office:value-type="float" office:value="40" calcext:value-type="float">
            <text:p>40</text:p>
          </table:table-cell>
          <table:table-cell table:formula="of:=VLOOKUP([.$A90];[$P008_stim.$F:.$Z];[.K$1];0)" office:value-type="string" office:string-value="-28.133333333333326" calcext:value-type="string">
            <text:p>-28.133333333333326</text:p>
          </table:table-cell>
          <table:table-cell table:formula="of:=VLOOKUP([.$A90];[$P008_stim.$F:.$Z];[.L$1];0)" office:value-type="string" office:string-value="102.21037037037036" calcext:value-type="string">
            <text:p>102.21037037037036</text:p>
          </table:table-cell>
          <table:table-cell table:formula="of:=VLOOKUP([.$A90];[$P008_stim.$F:.$Z];[.M$1];0)" office:value-type="float" office:value="348" calcext:value-type="float">
            <text:p>348</text:p>
          </table:table-cell>
          <table:table-cell table:formula="of:=VLOOKUP([.$A90];[$P008_stim.$F:.$Z];[.N$1];0)" office:value-type="float" office:value="48" calcext:value-type="float">
            <text:p>48</text:p>
          </table:table-cell>
          <table:table-cell table:formula="of:=VLOOKUP([.$A90];[$P008_stim.$F:.$Z];[.O$1];0)" office:value-type="string" office:string-value="-58.66666666666663" calcext:value-type="string">
            <text:p>-58.66666666666663</text:p>
          </table:table-cell>
          <table:table-cell table:formula="of:=VLOOKUP([.$A90];[$P008_stim.$F:.$Z];[.P$1];0)" office:value-type="string" office:string-value="-189.8192592592593" calcext:value-type="string">
            <text:p>-189.8192592592593</text:p>
          </table:table-cell>
          <table:table-cell table:formula="of:=VLOOKUP([.$A90];[$P008_stim.$F:.$Z];[.Q$1];0)" office:value-type="float" office:value="192" calcext:value-type="float">
            <text:p>192</text:p>
          </table:table-cell>
          <table:table-cell table:formula="of:=VLOOKUP([.$A90];[$P008_stim.$F:.$Z];[.R$1];0)" office:value-type="float" office:value="34" calcext:value-type="float">
            <text:p>34</text:p>
          </table:table-cell>
          <table:table-cell table:formula="of:=VLOOKUP([.$A90];[$P008_stim.$F:.$Z];[.S$1];0)" office:value-type="string" office:string-value="-101.33333333333337" calcext:value-type="string">
            <text:p>-101.33333333333337</text:p>
          </table:table-cell>
          <table:table-cell table:formula="of:=VLOOKUP([.$A90];[$P008_stim.$F:.$Z];[.T$1];0)" office:value-type="string" office:string-value="-240.45037037037036" calcext:value-type="string">
            <text:p>-240.45037037037036</text:p>
          </table:table-cell>
          <table:table-cell table:formula="of:=VLOOKUP([.$A90];[$P008_stim.$F:.$Z];[.U$1];0)" office:value-type="float" office:value="310" calcext:value-type="float">
            <text:p>310</text:p>
          </table:table-cell>
          <table:table-cell table:formula="of:=VLOOKUP([.$A90];[$P008_stim.$F:.$Z];[.V$1];0)" office:value-type="float" office:value="60" calcext:value-type="float">
            <text:p>60</text:p>
          </table:table-cell>
          <table:table-cell table:formula="of:=VLOOKUP([.$A90];[$P008_stim.$F:.$Z];[.W$1];0)" office:value-type="string" office:string-value="88.13333333333333" calcext:value-type="string">
            <text:p>88.13333333333333</text:p>
          </table:table-cell>
          <table:table-cell table:formula="of:=VLOOKUP([.$A90];[$P008_stim.$F:.$Z];[.X$1];0)" office:value-type="string" office:string-value="-152.557037037037" calcext:value-type="string">
            <text:p>-152.557037037037</text:p>
          </table:table-cell>
          <table:table-cell table:formula="of:=VLOOKUP([.$A90];[$P008_stim.$F:.$Z];[.Y$1];0)" office:value-type="float" office:value="386" calcext:value-type="float">
            <text:p>386</text:p>
          </table:table-cell>
        </table:table-row>
        <table:table-row table:style-name="ro1">
          <table:table-cell table:formula="of:=IF(COUNTIF([P008_stim.$F:.$F];[P008_stim.$A90])=1;[P008_stim.A90];&quot;&quot;)" office:value-type="string" office:string-value="17.4" calcext:value-type="string">
            <text:p>17.4</text:p>
          </table:table-cell>
          <table:table-cell table:formula="of:=IF(COUNTIF([P008_stim.$F:.$F];[P008_stim.$A90])=1;[P008_stim.B90];&quot;&quot;)" office:value-type="string" office:string-value="M29AN" calcext:value-type="string">
            <text:p>M29AN</text:p>
          </table:table-cell>
          <table:table-cell table:formula="of:=IF(COUNTIF([P008_stim.$F:.$F];[P008_stim.$A90])=1;[P008_stim.C90];&quot;&quot;)" office:value-type="string" office:string-value="F" calcext:value-type="string">
            <text:p>F</text:p>
          </table:table-cell>
          <table:table-cell/>
          <table:table-cell table:formula="of:=VLOOKUP([.$A91];[$P008_stim.$F:.$Z];[.E$1];0)" office:value-type="string" office:string-value="17.4" calcext:value-type="string">
            <text:p>17.4</text:p>
          </table:table-cell>
          <table:table-cell table:formula="of:=VLOOKUP([.$A91];[$P008_stim.$F:.$Z];[.F$1];0)" office:value-type="string" office:string-value="F" calcext:value-type="string">
            <text:p>F</text:p>
          </table:table-cell>
          <table:table-cell table:formula="of:=VLOOKUP([.$A91];[$P008_stim.$F:.$Z];[.G$1];0)" office:value-type="string" office:string-value="-8.266666666666652" calcext:value-type="string">
            <text:p>-8.266666666666652</text:p>
          </table:table-cell>
          <table:table-cell table:formula="of:=VLOOKUP([.$A91];[$P008_stim.$F:.$Z];[.H$1];0)" office:value-type="string" office:string-value="-122.02666666666664" calcext:value-type="string">
            <text:p>-122.02666666666664</text:p>
          </table:table-cell>
          <table:table-cell table:formula="of:=VLOOKUP([.$A91];[$P008_stim.$F:.$Z];[.I$1];0)" office:value-type="float" office:value="290" calcext:value-type="float">
            <text:p>290</text:p>
          </table:table-cell>
          <table:table-cell table:formula="of:=VLOOKUP([.$A91];[$P008_stim.$F:.$Z];[.J$1];0)" office:value-type="float" office:value="28" calcext:value-type="float">
            <text:p>28</text:p>
          </table:table-cell>
          <table:table-cell table:formula="of:=VLOOKUP([.$A91];[$P008_stim.$F:.$Z];[.K$1];0)" office:value-type="string" office:string-value="43.5333333333333" calcext:value-type="string">
            <text:p>43.5333333333333</text:p>
          </table:table-cell>
          <table:table-cell table:formula="of:=VLOOKUP([.$A91];[$P008_stim.$F:.$Z];[.L$1];0)" office:value-type="string" office:string-value="-45.70074074074074" calcext:value-type="string">
            <text:p>-45.70074074074074</text:p>
          </table:table-cell>
          <table:table-cell table:formula="of:=VLOOKUP([.$A91];[$P008_stim.$F:.$Z];[.M$1];0)" office:value-type="float" office:value="316" calcext:value-type="float">
            <text:p>316</text:p>
          </table:table-cell>
          <table:table-cell table:formula="of:=VLOOKUP([.$A91];[$P008_stim.$F:.$Z];[.N$1];0)" office:value-type="float" office:value="28" calcext:value-type="float">
            <text:p>28</text:p>
          </table:table-cell>
          <table:table-cell table:formula="of:=VLOOKUP([.$A91];[$P008_stim.$F:.$Z];[.O$1];0)" office:value-type="string" office:string-value="-27.33333333333337" calcext:value-type="string">
            <text:p>-27.33333333333337</text:p>
          </table:table-cell>
          <table:table-cell table:formula="of:=VLOOKUP([.$A91];[$P008_stim.$F:.$Z];[.P$1];0)" office:value-type="string" office:string-value="-38.68444444444435" calcext:value-type="string">
            <text:p>-38.68444444444435</text:p>
          </table:table-cell>
          <table:table-cell table:formula="of:=VLOOKUP([.$A91];[$P008_stim.$F:.$Z];[.Q$1];0)" office:value-type="float" office:value="210" calcext:value-type="float">
            <text:p>210</text:p>
          </table:table-cell>
          <table:table-cell table:formula="of:=VLOOKUP([.$A91];[$P008_stim.$F:.$Z];[.R$1];0)" office:value-type="float" office:value="34" calcext:value-type="float">
            <text:p>34</text:p>
          </table:table-cell>
          <table:table-cell table:formula="of:=VLOOKUP([.$A91];[$P008_stim.$F:.$Z];[.S$1];0)" office:value-type="string" office:string-value="27.06666666666672" calcext:value-type="string">
            <text:p>27.06666666666672</text:p>
          </table:table-cell>
          <table:table-cell table:formula="of:=VLOOKUP([.$A91];[$P008_stim.$F:.$Z];[.T$1];0)" office:value-type="string" office:string-value="-52.24296296296296" calcext:value-type="string">
            <text:p>-52.24296296296296</text:p>
          </table:table-cell>
          <table:table-cell table:formula="of:=VLOOKUP([.$A91];[$P008_stim.$F:.$Z];[.U$1];0)" office:value-type="float" office:value="822" calcext:value-type="float">
            <text:p>822</text:p>
          </table:table-cell>
          <table:table-cell table:formula="of:=VLOOKUP([.$A91];[$P008_stim.$F:.$Z];[.V$1];0)" office:value-type="float" office:value="44" calcext:value-type="float">
            <text:p>44</text:p>
          </table:table-cell>
          <table:table-cell table:formula="of:=VLOOKUP([.$A91];[$P008_stim.$F:.$Z];[.W$1];0)" office:value-type="string" office:string-value="5.7333333333333485" calcext:value-type="string">
            <text:p>5.7333333333333485</text:p>
          </table:table-cell>
          <table:table-cell table:formula="of:=VLOOKUP([.$A91];[$P008_stim.$F:.$Z];[.X$1];0)" office:value-type="string" office:string-value="-156.15999999999997" calcext:value-type="string">
            <text:p>-156.15999999999997</text:p>
          </table:table-cell>
          <table:table-cell table:formula="of:=VLOOKUP([.$A91];[$P008_stim.$F:.$Z];[.Y$1];0)" office:value-type="float" office:value="232" calcext:value-type="float">
            <text:p>232</text:p>
          </table:table-cell>
        </table:table-row>
        <table:table-row table:style-name="ro1">
          <table:table-cell table:formula="of:=IF(COUNTIF([P008_stim.$F:.$F];[P008_stim.$A91])=1;[P008_stim.A91];&quot;&quot;)" office:value-type="string" office:string-value="18.0" calcext:value-type="string">
            <text:p>18.0</text:p>
          </table:table-cell>
          <table:table-cell table:formula="of:=IF(COUNTIF([P008_stim.$F:.$F];[P008_stim.$A91])=1;[P008_stim.B91];&quot;&quot;)" office:value-type="string" office:string-value="F05DI" calcext:value-type="string">
            <text:p>F05DI</text:p>
          </table:table-cell>
          <table:table-cell table:formula="of:=IF(COUNTIF([P008_stim.$F:.$F];[P008_stim.$A91])=1;[P008_stim.C91];&quot;&quot;)" office:value-type="string" office:string-value="F" calcext:value-type="string">
            <text:p>F</text:p>
          </table:table-cell>
          <table:table-cell/>
          <table:table-cell table:formula="of:=VLOOKUP([.$A92];[$P008_stim.$F:.$Z];[.E$1];0)" office:value-type="string" office:string-value="18.0" calcext:value-type="string">
            <text:p>18.0</text:p>
          </table:table-cell>
          <table:table-cell table:formula="of:=VLOOKUP([.$A92];[$P008_stim.$F:.$Z];[.F$1];0)" office:value-type="string" office:string-value="F" calcext:value-type="string">
            <text:p>F</text:p>
          </table:table-cell>
          <table:table-cell table:formula="of:=VLOOKUP([.$A92];[$P008_stim.$F:.$Z];[.G$1];0)" office:value-type="string" office:string-value="-1.7999999999999545" calcext:value-type="string">
            <text:p>-1.7999999999999545</text:p>
          </table:table-cell>
          <table:table-cell table:formula="of:=VLOOKUP([.$A92];[$P008_stim.$F:.$Z];[.H$1];0)" office:value-type="string" office:string-value="3.9822222222222763" calcext:value-type="string">
            <text:p>3.9822222222222763</text:p>
          </table:table-cell>
          <table:table-cell table:formula="of:=VLOOKUP([.$A92];[$P008_stim.$F:.$Z];[.I$1];0)" office:value-type="float" office:value="146" calcext:value-type="float">
            <text:p>146</text:p>
          </table:table-cell>
          <table:table-cell table:formula="of:=VLOOKUP([.$A92];[$P008_stim.$F:.$Z];[.J$1];0)" office:value-type="float" office:value="36" calcext:value-type="float">
            <text:p>36</text:p>
          </table:table-cell>
          <table:table-cell table:formula="of:=VLOOKUP([.$A92];[$P008_stim.$F:.$Z];[.K$1];0)" office:value-type="string" office:string-value="3.0" calcext:value-type="string">
            <text:p>3.0</text:p>
          </table:table-cell>
          <table:table-cell table:formula="of:=VLOOKUP([.$A92];[$P008_stim.$F:.$Z];[.L$1];0)" office:value-type="string" office:string-value="-80.97185185185185" calcext:value-type="string">
            <text:p>-80.97185185185185</text:p>
          </table:table-cell>
          <table:table-cell table:formula="of:=VLOOKUP([.$A92];[$P008_stim.$F:.$Z];[.M$1];0)" office:value-type="float" office:value="312" calcext:value-type="float">
            <text:p>312</text:p>
          </table:table-cell>
          <table:table-cell table:formula="of:=VLOOKUP([.$A92];[$P008_stim.$F:.$Z];[.N$1];0)" office:value-type="float" office:value="10" calcext:value-type="float">
            <text:p>10</text:p>
          </table:table-cell>
          <table:table-cell table:formula="of:=VLOOKUP([.$A92];[$P008_stim.$F:.$Z];[.O$1];0)" office:value-type="string" office:string-value="-1.1333333333333258" calcext:value-type="string">
            <text:p>-1.1333333333333258</text:p>
          </table:table-cell>
          <table:table-cell table:formula="of:=VLOOKUP([.$A92];[$P008_stim.$F:.$Z];[.P$1];0)" office:value-type="string" office:string-value="-95.28888888888889" calcext:value-type="string">
            <text:p>-95.28888888888889</text:p>
          </table:table-cell>
          <table:table-cell table:formula="of:=VLOOKUP([.$A92];[$P008_stim.$F:.$Z];[.Q$1];0)" office:value-type="float" office:value="472" calcext:value-type="float">
            <text:p>472</text:p>
          </table:table-cell>
          <table:table-cell table:formula="of:=VLOOKUP([.$A92];[$P008_stim.$F:.$Z];[.R$1];0)" office:value-type="float" office:value="28" calcext:value-type="float">
            <text:p>28</text:p>
          </table:table-cell>
          <table:table-cell table:formula="of:=VLOOKUP([.$A92];[$P008_stim.$F:.$Z];[.S$1];0)" office:value-type="string" office:string-value="21.0" calcext:value-type="string">
            <text:p>21.0</text:p>
          </table:table-cell>
          <table:table-cell table:formula="of:=VLOOKUP([.$A92];[$P008_stim.$F:.$Z];[.T$1];0)" office:value-type="string" office:string-value="-27.78074074074067" calcext:value-type="string">
            <text:p>-27.78074074074067</text:p>
          </table:table-cell>
          <table:table-cell table:formula="of:=VLOOKUP([.$A92];[$P008_stim.$F:.$Z];[.U$1];0)" office:value-type="float" office:value="234" calcext:value-type="float">
            <text:p>234</text:p>
          </table:table-cell>
          <table:table-cell table:formula="of:=VLOOKUP([.$A92];[$P008_stim.$F:.$Z];[.V$1];0)" office:value-type="float" office:value="26" calcext:value-type="float">
            <text:p>26</text:p>
          </table:table-cell>
          <table:table-cell table:formula="of:=VLOOKUP([.$A92];[$P008_stim.$F:.$Z];[.W$1];0)" office:value-type="string" office:string-value="-3.9333333333332803" calcext:value-type="string">
            <text:p>-3.9333333333332803</text:p>
          </table:table-cell>
          <table:table-cell table:formula="of:=VLOOKUP([.$A92];[$P008_stim.$F:.$Z];[.X$1];0)" office:value-type="string" office:string-value="16.402962962962874" calcext:value-type="string">
            <text:p>16.402962962962874</text:p>
          </table:table-cell>
          <table:table-cell table:formula="of:=VLOOKUP([.$A92];[$P008_stim.$F:.$Z];[.Y$1];0)" office:value-type="float" office:value="254" calcext:value-type="float">
            <text:p>254</text:p>
          </table:table-cell>
        </table:table-row>
        <table:table-row table:style-name="ro1">
          <table:table-cell table:formula="of:=IF(COUNTIF([P008_stim.$F:.$F];[P008_stim.$A92])=1;[P008_stim.A92];&quot;&quot;)" office:value-type="string" office:string-value="18.1" calcext:value-type="string">
            <text:p>18.1</text:p>
          </table:table-cell>
          <table:table-cell table:formula="of:=IF(COUNTIF([P008_stim.$F:.$F];[P008_stim.$A92])=1;[P008_stim.B92];&quot;&quot;)" office:value-type="string" office:string-value="H06" calcext:value-type="string">
            <text:p>H06</text:p>
          </table:table-cell>
          <table:table-cell table:formula="of:=IF(COUNTIF([P008_stim.$F:.$F];[P008_stim.$A92])=1;[P008_stim.C92];&quot;&quot;)" office:value-type="string" office:string-value="H" calcext:value-type="string">
            <text:p>H</text:p>
          </table:table-cell>
          <table:table-cell/>
          <table:table-cell table:formula="of:=VLOOKUP([.$A93];[$P008_stim.$F:.$Z];[.E$1];0)" office:value-type="string" office:string-value="18.1" calcext:value-type="string">
            <text:p>18.1</text:p>
          </table:table-cell>
          <table:table-cell table:formula="of:=VLOOKUP([.$A93];[$P008_stim.$F:.$Z];[.F$1];0)" office:value-type="string" office:string-value="H" calcext:value-type="string">
            <text:p>H</text:p>
          </table:table-cell>
          <table:table-cell table:formula="of:=VLOOKUP([.$A93];[$P008_stim.$F:.$Z];[.G$1];0)" office:value-type="string" office:string-value="-77.20000000000005" calcext:value-type="string">
            <text:p>-77.20000000000005</text:p>
          </table:table-cell>
          <table:table-cell table:formula="of:=VLOOKUP([.$A93];[$P008_stim.$F:.$Z];[.H$1];0)" office:value-type="string" office:string-value="-36.88296296296295" calcext:value-type="string">
            <text:p>-36.88296296296295</text:p>
          </table:table-cell>
          <table:table-cell table:formula="of:=VLOOKUP([.$A93];[$P008_stim.$F:.$Z];[.I$1];0)" office:value-type="float" office:value="194" calcext:value-type="float">
            <text:p>194</text:p>
          </table:table-cell>
          <table:table-cell table:formula="of:=VLOOKUP([.$A93];[$P008_stim.$F:.$Z];[.J$1];0)" office:value-type="float" office:value="44" calcext:value-type="float">
            <text:p>44</text:p>
          </table:table-cell>
          <table:table-cell table:formula="of:=VLOOKUP([.$A93];[$P008_stim.$F:.$Z];[.K$1];0)" office:value-type="string" office:string-value="53.93333333333328" calcext:value-type="string">
            <text:p>53.93333333333328</text:p>
          </table:table-cell>
          <table:table-cell table:formula="of:=VLOOKUP([.$A93];[$P008_stim.$F:.$Z];[.L$1];0)" office:value-type="string" office:string-value="60.39703703703708" calcext:value-type="string">
            <text:p>60.39703703703708</text:p>
          </table:table-cell>
          <table:table-cell table:formula="of:=VLOOKUP([.$A93];[$P008_stim.$F:.$Z];[.M$1];0)" office:value-type="float" office:value="234" calcext:value-type="float">
            <text:p>234</text:p>
          </table:table-cell>
          <table:table-cell table:formula="of:=VLOOKUP([.$A93];[$P008_stim.$F:.$Z];[.N$1];0)" office:value-type="float" office:value="44" calcext:value-type="float">
            <text:p>44</text:p>
          </table:table-cell>
          <table:table-cell table:formula="of:=VLOOKUP([.$A93];[$P008_stim.$F:.$Z];[.O$1];0)" office:value-type="string" office:string-value="-58.200000000000045" calcext:value-type="string">
            <text:p>-58.200000000000045</text:p>
          </table:table-cell>
          <table:table-cell table:formula="of:=VLOOKUP([.$A93];[$P008_stim.$F:.$Z];[.P$1];0)" office:value-type="string" office:string-value="142.31703703703704" calcext:value-type="string">
            <text:p>142.31703703703704</text:p>
          </table:table-cell>
          <table:table-cell table:formula="of:=VLOOKUP([.$A93];[$P008_stim.$F:.$Z];[.Q$1];0)" office:value-type="float" office:value="176" calcext:value-type="float">
            <text:p>176</text:p>
          </table:table-cell>
          <table:table-cell table:formula="of:=VLOOKUP([.$A93];[$P008_stim.$F:.$Z];[.R$1];0)" office:value-type="float" office:value="40" calcext:value-type="float">
            <text:p>40</text:p>
          </table:table-cell>
          <table:table-cell table:formula="of:=VLOOKUP([.$A93];[$P008_stim.$F:.$Z];[.S$1];0)" office:value-type="string" office:string-value="23.93333333333328" calcext:value-type="string">
            <text:p>23.93333333333328</text:p>
          </table:table-cell>
          <table:table-cell table:formula="of:=VLOOKUP([.$A93];[$P008_stim.$F:.$Z];[.T$1];0)" office:value-type="string" office:string-value="250.02666666666676" calcext:value-type="string">
            <text:p>250.02666666666676</text:p>
          </table:table-cell>
          <table:table-cell table:formula="of:=VLOOKUP([.$A93];[$P008_stim.$F:.$Z];[.U$1];0)" office:value-type="float" office:value="340" calcext:value-type="float">
            <text:p>340</text:p>
          </table:table-cell>
          <table:table-cell table:formula="of:=VLOOKUP([.$A93];[$P008_stim.$F:.$Z];[.V$1];0)" office:value-type="float" office:value="54" calcext:value-type="float">
            <text:p>54</text:p>
          </table:table-cell>
          <table:table-cell table:formula="of:=VLOOKUP([.$A93];[$P008_stim.$F:.$Z];[.W$1];0)" office:value-type="string" office:string-value="-115.66666666666663" calcext:value-type="string">
            <text:p>-115.66666666666663</text:p>
          </table:table-cell>
          <table:table-cell table:formula="of:=VLOOKUP([.$A93];[$P008_stim.$F:.$Z];[.X$1];0)" office:value-type="string" office:string-value="-90.07407407407408" calcext:value-type="string">
            <text:p>-90.07407407407408</text:p>
          </table:table-cell>
          <table:table-cell table:formula="of:=VLOOKUP([.$A93];[$P008_stim.$F:.$Z];[.Y$1];0)" office:value-type="float" office:value="406" calcext:value-type="float">
            <text:p>406</text:p>
          </table:table-cell>
        </table:table-row>
        <table:table-row table:style-name="ro1">
          <table:table-cell table:formula="of:=IF(COUNTIF([P008_stim.$F:.$F];[P008_stim.$A93])=1;[P008_stim.A93];&quot;&quot;)" office:value-type="string" office:string-value="18.2" calcext:value-type="string">
            <text:p>18.2</text:p>
          </table:table-cell>
          <table:table-cell table:formula="of:=IF(COUNTIF([P008_stim.$F:.$F];[P008_stim.$A93])=1;[P008_stim.B93];&quot;&quot;)" office:value-type="string" office:string-value="L13" calcext:value-type="string">
            <text:p>L13</text:p>
          </table:table-cell>
          <table:table-cell table:formula="of:=IF(COUNTIF([P008_stim.$F:.$F];[P008_stim.$A93])=1;[P008_stim.C93];&quot;&quot;)" office:value-type="string" office:string-value="L" calcext:value-type="string">
            <text:p>L</text:p>
          </table:table-cell>
          <table:table-cell/>
          <table:table-cell table:formula="of:=VLOOKUP([.$A94];[$P008_stim.$F:.$Z];[.E$1];0)" office:value-type="string" office:string-value="18.2" calcext:value-type="string">
            <text:p>18.2</text:p>
          </table:table-cell>
          <table:table-cell table:formula="of:=VLOOKUP([.$A94];[$P008_stim.$F:.$Z];[.F$1];0)" office:value-type="string" office:string-value="L" calcext:value-type="string">
            <text:p>L</text:p>
          </table:table-cell>
          <table:table-cell table:formula="of:=VLOOKUP([.$A94];[$P008_stim.$F:.$Z];[.G$1];0)" office:value-type="string" office:string-value="-5.133333333333326" calcext:value-type="string">
            <text:p>-5.133333333333326</text:p>
          </table:table-cell>
          <table:table-cell table:formula="of:=VLOOKUP([.$A94];[$P008_stim.$F:.$Z];[.H$1];0)" office:value-type="string" office:string-value="-5.214814814814815" calcext:value-type="string">
            <text:p>-5.214814814814815</text:p>
          </table:table-cell>
          <table:table-cell table:formula="of:=VLOOKUP([.$A94];[$P008_stim.$F:.$Z];[.I$1];0)" office:value-type="float" office:value="292" calcext:value-type="float">
            <text:p>292</text:p>
          </table:table-cell>
          <table:table-cell table:formula="of:=VLOOKUP([.$A94];[$P008_stim.$F:.$Z];[.J$1];0)" office:value-type="float" office:value="26" calcext:value-type="float">
            <text:p>26</text:p>
          </table:table-cell>
          <table:table-cell table:formula="of:=VLOOKUP([.$A94];[$P008_stim.$F:.$Z];[.K$1];0)" office:value-type="string" office:string-value="-18.466666666666697" calcext:value-type="string">
            <text:p>-18.466666666666697</text:p>
          </table:table-cell>
          <table:table-cell table:formula="of:=VLOOKUP([.$A94];[$P008_stim.$F:.$Z];[.L$1];0)" office:value-type="string" office:string-value="43.04592592592587" calcext:value-type="string">
            <text:p>43.04592592592587</text:p>
          </table:table-cell>
          <table:table-cell table:formula="of:=VLOOKUP([.$A94];[$P008_stim.$F:.$Z];[.M$1];0)" office:value-type="float" office:value="320" calcext:value-type="float">
            <text:p>320</text:p>
          </table:table-cell>
          <table:table-cell table:formula="of:=VLOOKUP([.$A94];[$P008_stim.$F:.$Z];[.N$1];0)" office:value-type="float" office:value="22" calcext:value-type="float">
            <text:p>22</text:p>
          </table:table-cell>
          <table:table-cell table:formula="of:=VLOOKUP([.$A94];[$P008_stim.$F:.$Z];[.O$1];0)" office:value-type="string" office:string-value="1.3999999999999773" calcext:value-type="string">
            <text:p>1.3999999999999773</text:p>
          </table:table-cell>
          <table:table-cell table:formula="of:=VLOOKUP([.$A94];[$P008_stim.$F:.$Z];[.P$1];0)" office:value-type="string" office:string-value="16.971851851851852" calcext:value-type="string">
            <text:p>16.971851851851852</text:p>
          </table:table-cell>
          <table:table-cell table:formula="of:=VLOOKUP([.$A94];[$P008_stim.$F:.$Z];[.Q$1];0)" office:value-type="float" office:value="446" calcext:value-type="float">
            <text:p>446</text:p>
          </table:table-cell>
          <table:table-cell table:formula="of:=VLOOKUP([.$A94];[$P008_stim.$F:.$Z];[.R$1];0)" office:value-type="float" office:value="22" calcext:value-type="float">
            <text:p>22</text:p>
          </table:table-cell>
          <table:table-cell table:formula="of:=VLOOKUP([.$A94];[$P008_stim.$F:.$Z];[.S$1];0)" office:value-type="string" office:string-value="-13.466666666666697" calcext:value-type="string">
            <text:p>-13.466666666666697</text:p>
          </table:table-cell>
          <table:table-cell table:formula="of:=VLOOKUP([.$A94];[$P008_stim.$F:.$Z];[.T$1];0)" office:value-type="string" office:string-value="57.83703703703702" calcext:value-type="string">
            <text:p>57.83703703703702</text:p>
          </table:table-cell>
          <table:table-cell table:formula="of:=VLOOKUP([.$A94];[$P008_stim.$F:.$Z];[.U$1];0)" office:value-type="float" office:value="244" calcext:value-type="float">
            <text:p>244</text:p>
          </table:table-cell>
          <table:table-cell table:formula="of:=VLOOKUP([.$A94];[$P008_stim.$F:.$Z];[.V$1];0)" office:value-type="float" office:value="30" calcext:value-type="float">
            <text:p>30</text:p>
          </table:table-cell>
          <table:table-cell table:formula="of:=VLOOKUP([.$A94];[$P008_stim.$F:.$Z];[.W$1];0)" office:value-type="string" office:string-value="-24.399999999999977" calcext:value-type="string">
            <text:p>-24.399999999999977</text:p>
          </table:table-cell>
          <table:table-cell table:formula="of:=VLOOKUP([.$A94];[$P008_stim.$F:.$Z];[.X$1];0)" office:value-type="string" office:string-value="-56.69925925925918" calcext:value-type="string">
            <text:p>-56.69925925925918</text:p>
          </table:table-cell>
          <table:table-cell table:formula="of:=VLOOKUP([.$A94];[$P008_stim.$F:.$Z];[.Y$1];0)" office:value-type="float" office:value="342" calcext:value-type="float">
            <text:p>342</text:p>
          </table:table-cell>
        </table:table-row>
        <table:table-row table:style-name="ro1">
          <table:table-cell table:formula="of:=IF(COUNTIF([P008_stim.$F:.$F];[P008_stim.$A94])=1;[P008_stim.A94];&quot;&quot;)" office:value-type="string" office:string-value="18.3" calcext:value-type="string">
            <text:p>18.3</text:p>
          </table:table-cell>
          <table:table-cell table:formula="of:=IF(COUNTIF([P008_stim.$F:.$F];[P008_stim.$A94])=1;[P008_stim.B94];&quot;&quot;)" office:value-type="string" office:string-value="M29HA" calcext:value-type="string">
            <text:p>M29HA</text:p>
          </table:table-cell>
          <table:table-cell table:formula="of:=IF(COUNTIF([P008_stim.$F:.$F];[P008_stim.$A94])=1;[P008_stim.C94];&quot;&quot;)" office:value-type="string" office:string-value="F" calcext:value-type="string">
            <text:p>F</text:p>
          </table:table-cell>
          <table:table-cell/>
          <table:table-cell table:formula="of:=VLOOKUP([.$A95];[$P008_stim.$F:.$Z];[.E$1];0)" office:value-type="string" office:string-value="18.3" calcext:value-type="string">
            <text:p>18.3</text:p>
          </table:table-cell>
          <table:table-cell table:formula="of:=VLOOKUP([.$A95];[$P008_stim.$F:.$Z];[.F$1];0)" office:value-type="string" office:string-value="F" calcext:value-type="string">
            <text:p>F</text:p>
          </table:table-cell>
          <table:table-cell table:formula="of:=VLOOKUP([.$A95];[$P008_stim.$F:.$Z];[.G$1];0)" office:value-type="string" office:string-value="12.200000000000045" calcext:value-type="string">
            <text:p>12.200000000000045</text:p>
          </table:table-cell>
          <table:table-cell table:formula="of:=VLOOKUP([.$A95];[$P008_stim.$F:.$Z];[.H$1];0)" office:value-type="string" office:string-value="-67.12888888888881" calcext:value-type="string">
            <text:p>-67.12888888888881</text:p>
          </table:table-cell>
          <table:table-cell table:formula="of:=VLOOKUP([.$A95];[$P008_stim.$F:.$Z];[.I$1];0)" office:value-type="float" office:value="144" calcext:value-type="float">
            <text:p>144</text:p>
          </table:table-cell>
          <table:table-cell table:formula="of:=VLOOKUP([.$A95];[$P008_stim.$F:.$Z];[.J$1];0)" office:value-type="float" office:value="22" calcext:value-type="float">
            <text:p>22</text:p>
          </table:table-cell>
          <table:table-cell table:formula="of:=VLOOKUP([.$A95];[$P008_stim.$F:.$Z];[.K$1];0)" office:value-type="string" office:string-value="-11.533333333333303" calcext:value-type="string">
            <text:p>-11.533333333333303</text:p>
          </table:table-cell>
          <table:table-cell table:formula="of:=VLOOKUP([.$A95];[$P008_stim.$F:.$Z];[.L$1];0)" office:value-type="string" office:string-value="-108.65777777777782" calcext:value-type="string">
            <text:p>-108.65777777777782</text:p>
          </table:table-cell>
          <table:table-cell table:formula="of:=VLOOKUP([.$A95];[$P008_stim.$F:.$Z];[.M$1];0)" office:value-type="float" office:value="320" calcext:value-type="float">
            <text:p>320</text:p>
          </table:table-cell>
          <table:table-cell table:formula="of:=VLOOKUP([.$A95];[$P008_stim.$F:.$Z];[.N$1];0)" office:value-type="float" office:value="28" calcext:value-type="float">
            <text:p>28</text:p>
          </table:table-cell>
          <table:table-cell table:formula="of:=VLOOKUP([.$A95];[$P008_stim.$F:.$Z];[.O$1];0)" office:value-type="string" office:string-value="-13.133333333333326" calcext:value-type="string">
            <text:p>-13.133333333333326</text:p>
          </table:table-cell>
          <table:table-cell table:formula="of:=VLOOKUP([.$A95];[$P008_stim.$F:.$Z];[.P$1];0)" office:value-type="string" office:string-value="-8.722962962962981" calcext:value-type="string">
            <text:p>-8.722962962962981</text:p>
          </table:table-cell>
          <table:table-cell table:formula="of:=VLOOKUP([.$A95];[$P008_stim.$F:.$Z];[.Q$1];0)" office:value-type="float" office:value="196" calcext:value-type="float">
            <text:p>196</text:p>
          </table:table-cell>
          <table:table-cell table:formula="of:=VLOOKUP([.$A95];[$P008_stim.$F:.$Z];[.R$1];0)" office:value-type="float" office:value="24" calcext:value-type="float">
            <text:p>24</text:p>
          </table:table-cell>
          <table:table-cell table:formula="of:=VLOOKUP([.$A95];[$P008_stim.$F:.$Z];[.S$1];0)" office:value-type="string" office:string-value="24.26666666666665" calcext:value-type="string">
            <text:p>24.26666666666665</text:p>
          </table:table-cell>
          <table:table-cell table:formula="of:=VLOOKUP([.$A95];[$P008_stim.$F:.$Z];[.T$1];0)" office:value-type="string" office:string-value="9.007407407407413" calcext:value-type="string">
            <text:p>9.007407407407413</text:p>
          </table:table-cell>
          <table:table-cell table:formula="of:=VLOOKUP([.$A95];[$P008_stim.$F:.$Z];[.U$1];0)" office:value-type="float" office:value="368" calcext:value-type="float">
            <text:p>368</text:p>
          </table:table-cell>
          <table:table-cell table:formula="of:=VLOOKUP([.$A95];[$P008_stim.$F:.$Z];[.V$1];0)" office:value-type="float" office:value="42" calcext:value-type="float">
            <text:p>42</text:p>
          </table:table-cell>
          <table:table-cell table:formula="of:=VLOOKUP([.$A95];[$P008_stim.$F:.$Z];[.W$1];0)" office:value-type="string" office:string-value="-12.133333333333326" calcext:value-type="string">
            <text:p>-12.133333333333326</text:p>
          </table:table-cell>
          <table:table-cell table:formula="of:=VLOOKUP([.$A95];[$P008_stim.$F:.$Z];[.X$1];0)" office:value-type="string" office:string-value="-109.98518518518517" calcext:value-type="string">
            <text:p>-109.98518518518517</text:p>
          </table:table-cell>
          <table:table-cell table:formula="of:=VLOOKUP([.$A95];[$P008_stim.$F:.$Z];[.Y$1];0)" office:value-type="float" office:value="520" calcext:value-type="float">
            <text:p>520</text:p>
          </table:table-cell>
        </table:table-row>
        <table:table-row table:style-name="ro1">
          <table:table-cell table:formula="of:=IF(COUNTIF([P008_stim.$F:.$F];[P008_stim.$A95])=1;[P008_stim.A95];&quot;&quot;)" office:value-type="string" office:string-value="18.4" calcext:value-type="string">
            <text:p>18.4</text:p>
          </table:table-cell>
          <table:table-cell table:formula="of:=IF(COUNTIF([P008_stim.$F:.$F];[P008_stim.$A95])=1;[P008_stim.B95];&quot;&quot;)" office:value-type="string" office:string-value="H33" calcext:value-type="string">
            <text:p>H33</text:p>
          </table:table-cell>
          <table:table-cell table:formula="of:=IF(COUNTIF([P008_stim.$F:.$F];[P008_stim.$A95])=1;[P008_stim.C95];&quot;&quot;)" office:value-type="string" office:string-value="H" calcext:value-type="string">
            <text:p>H</text:p>
          </table:table-cell>
          <table:table-cell/>
          <table:table-cell table:formula="of:=VLOOKUP([.$A96];[$P008_stim.$F:.$Z];[.E$1];0)" office:value-type="string" office:string-value="18.4" calcext:value-type="string">
            <text:p>18.4</text:p>
          </table:table-cell>
          <table:table-cell table:formula="of:=VLOOKUP([.$A96];[$P008_stim.$F:.$Z];[.F$1];0)" office:value-type="string" office:string-value="H" calcext:value-type="string">
            <text:p>H</text:p>
          </table:table-cell>
          <table:table-cell table:formula="of:=VLOOKUP([.$A96];[$P008_stim.$F:.$Z];[.G$1];0)" office:value-type="string" office:string-value="18.533333333333303" calcext:value-type="string">
            <text:p>18.533333333333303</text:p>
          </table:table-cell>
          <table:table-cell table:formula="of:=VLOOKUP([.$A96];[$P008_stim.$F:.$Z];[.H$1];0)" office:value-type="string" office:string-value="-0.9481481481481637" calcext:value-type="string">
            <text:p>-0.9481481481481637</text:p>
          </table:table-cell>
          <table:table-cell table:formula="of:=VLOOKUP([.$A96];[$P008_stim.$F:.$Z];[.I$1];0)" office:value-type="float" office:value="310" calcext:value-type="float">
            <text:p>310</text:p>
          </table:table-cell>
          <table:table-cell table:formula="of:=VLOOKUP([.$A96];[$P008_stim.$F:.$Z];[.J$1];0)" office:value-type="float" office:value="30" calcext:value-type="float">
            <text:p>30</text:p>
          </table:table-cell>
          <table:table-cell table:formula="of:=VLOOKUP([.$A96];[$P008_stim.$F:.$Z];[.K$1];0)" office:value-type="string" office:string-value="-9.466666666666697" calcext:value-type="string">
            <text:p>-9.466666666666697</text:p>
          </table:table-cell>
          <table:table-cell table:formula="of:=VLOOKUP([.$A96];[$P008_stim.$F:.$Z];[.L$1];0)" office:value-type="string" office:string-value="69.594074074074" calcext:value-type="string">
            <text:p>69.594074074074</text:p>
          </table:table-cell>
          <table:table-cell table:formula="of:=VLOOKUP([.$A96];[$P008_stim.$F:.$Z];[.M$1];0)" office:value-type="float" office:value="326" calcext:value-type="float">
            <text:p>326</text:p>
          </table:table-cell>
          <table:table-cell table:formula="of:=VLOOKUP([.$A96];[$P008_stim.$F:.$Z];[.N$1];0)" office:value-type="float" office:value="26" calcext:value-type="float">
            <text:p>26</text:p>
          </table:table-cell>
          <table:table-cell table:formula="of:=VLOOKUP([.$A96];[$P008_stim.$F:.$Z];[.O$1];0)" office:value-type="string" office:string-value="31.799999999999955" calcext:value-type="string">
            <text:p>31.799999999999955</text:p>
          </table:table-cell>
          <table:table-cell table:formula="of:=VLOOKUP([.$A96];[$P008_stim.$F:.$Z];[.P$1];0)" office:value-type="string" office:string-value="39.06370370370371" calcext:value-type="string">
            <text:p>39.06370370370371</text:p>
          </table:table-cell>
          <table:table-cell table:formula="of:=VLOOKUP([.$A96];[$P008_stim.$F:.$Z];[.Q$1];0)" office:value-type="float" office:value="200" calcext:value-type="float">
            <text:p>200</text:p>
          </table:table-cell>
          <table:table-cell table:formula="of:=VLOOKUP([.$A96];[$P008_stim.$F:.$Z];[.R$1];0)" office:value-type="float" office:value="44" calcext:value-type="float">
            <text:p>44</text:p>
          </table:table-cell>
          <table:table-cell table:formula="of:=VLOOKUP([.$A96];[$P008_stim.$F:.$Z];[.S$1];0)" office:value-type="string" office:string-value="-42.866666666666674" calcext:value-type="string">
            <text:p>-42.866666666666674</text:p>
          </table:table-cell>
          <table:table-cell table:formula="of:=VLOOKUP([.$A96];[$P008_stim.$F:.$Z];[.T$1];0)" office:value-type="string" office:string-value="-81.25629629629628" calcext:value-type="string">
            <text:p>-81.25629629629628</text:p>
          </table:table-cell>
          <table:table-cell table:formula="of:=VLOOKUP([.$A96];[$P008_stim.$F:.$Z];[.U$1];0)" office:value-type="float" office:value="244" calcext:value-type="float">
            <text:p>244</text:p>
          </table:table-cell>
          <table:table-cell table:formula="of:=VLOOKUP([.$A96];[$P008_stim.$F:.$Z];[.V$1];0)" office:value-type="float" office:value="26" calcext:value-type="float">
            <text:p>26</text:p>
          </table:table-cell>
          <table:table-cell table:formula="of:=VLOOKUP([.$A96];[$P008_stim.$F:.$Z];[.W$1];0)" office:value-type="string" office:string-value="0.8666666666666742" calcext:value-type="string">
            <text:p>0.8666666666666742</text:p>
          </table:table-cell>
          <table:table-cell table:formula="of:=VLOOKUP([.$A96];[$P008_stim.$F:.$Z];[.X$1];0)" office:value-type="string" office:string-value="-115.29481481481486" calcext:value-type="string">
            <text:p>-115.29481481481486</text:p>
          </table:table-cell>
          <table:table-cell table:formula="of:=VLOOKUP([.$A96];[$P008_stim.$F:.$Z];[.Y$1];0)" office:value-type="float" office:value="238" calcext:value-type="float">
            <text:p>238</text:p>
          </table:table-cell>
        </table:table-row>
        <table:table-row table:style-name="ro1">
          <table:table-cell table:formula="of:=IF(COUNTIF([P008_stim.$F:.$F];[P008_stim.$A96])=1;[P008_stim.A96];&quot;&quot;)" office:value-type="string" office:string-value="19.0" calcext:value-type="string">
            <text:p>19.0</text:p>
          </table:table-cell>
          <table:table-cell table:formula="of:=IF(COUNTIF([P008_stim.$F:.$F];[P008_stim.$A96])=1;[P008_stim.B96];&quot;&quot;)" office:value-type="string" office:string-value="H28" calcext:value-type="string">
            <text:p>H28</text:p>
          </table:table-cell>
          <table:table-cell table:formula="of:=IF(COUNTIF([P008_stim.$F:.$F];[P008_stim.$A96])=1;[P008_stim.C96];&quot;&quot;)" office:value-type="string" office:string-value="H" calcext:value-type="string">
            <text:p>H</text:p>
          </table:table-cell>
          <table:table-cell/>
          <table:table-cell table:formula="of:=VLOOKUP([.$A97];[$P008_stim.$F:.$Z];[.E$1];0)" office:value-type="string" office:string-value="19.0" calcext:value-type="string">
            <text:p>19.0</text:p>
          </table:table-cell>
          <table:table-cell table:formula="of:=VLOOKUP([.$A97];[$P008_stim.$F:.$Z];[.F$1];0)" office:value-type="string" office:string-value="H" calcext:value-type="string">
            <text:p>H</text:p>
          </table:table-cell>
          <table:table-cell table:formula="of:=VLOOKUP([.$A97];[$P008_stim.$F:.$Z];[.G$1];0)" office:value-type="string" office:string-value="-3.7999999999999545" calcext:value-type="string">
            <text:p>-3.7999999999999545</text:p>
          </table:table-cell>
          <table:table-cell table:formula="of:=VLOOKUP([.$A97];[$P008_stim.$F:.$Z];[.H$1];0)" office:value-type="string" office:string-value="44.088888888888846" calcext:value-type="string">
            <text:p>44.088888888888846</text:p>
          </table:table-cell>
          <table:table-cell table:formula="of:=VLOOKUP([.$A97];[$P008_stim.$F:.$Z];[.I$1];0)" office:value-type="float" office:value="224" calcext:value-type="float">
            <text:p>224</text:p>
          </table:table-cell>
          <table:table-cell table:formula="of:=VLOOKUP([.$A97];[$P008_stim.$F:.$Z];[.J$1];0)" office:value-type="float" office:value="34" calcext:value-type="float">
            <text:p>34</text:p>
          </table:table-cell>
          <table:table-cell table:formula="of:=VLOOKUP([.$A97];[$P008_stim.$F:.$Z];[.K$1];0)" office:value-type="string" office:string-value="55.4666666666667" calcext:value-type="string">
            <text:p>55.4666666666667</text:p>
          </table:table-cell>
          <table:table-cell table:formula="of:=VLOOKUP([.$A97];[$P008_stim.$F:.$Z];[.L$1];0)" office:value-type="string" office:string-value="-18.583703703703748" calcext:value-type="string">
            <text:p>-18.583703703703748</text:p>
          </table:table-cell>
          <table:table-cell table:formula="of:=VLOOKUP([.$A97];[$P008_stim.$F:.$Z];[.M$1];0)" office:value-type="float" office:value="188" calcext:value-type="float">
            <text:p>188</text:p>
          </table:table-cell>
          <table:table-cell table:formula="of:=VLOOKUP([.$A97];[$P008_stim.$F:.$Z];[.N$1];0)" office:value-type="float" office:value="26" calcext:value-type="float">
            <text:p>26</text:p>
          </table:table-cell>
          <table:table-cell table:formula="of:=VLOOKUP([.$A97];[$P008_stim.$F:.$Z];[.O$1];0)" office:value-type="string" office:string-value="11.93333333333328" calcext:value-type="string">
            <text:p>11.93333333333328</text:p>
          </table:table-cell>
          <table:table-cell table:formula="of:=VLOOKUP([.$A97];[$P008_stim.$F:.$Z];[.P$1];0)" office:value-type="string" office:string-value="-54.80296296296285" calcext:value-type="string">
            <text:p>-54.80296296296285</text:p>
          </table:table-cell>
          <table:table-cell table:formula="of:=VLOOKUP([.$A97];[$P008_stim.$F:.$Z];[.Q$1];0)" office:value-type="float" office:value="188" calcext:value-type="float">
            <text:p>188</text:p>
          </table:table-cell>
          <table:table-cell table:formula="of:=VLOOKUP([.$A97];[$P008_stim.$F:.$Z];[.R$1];0)" office:value-type="float" office:value="56" calcext:value-type="float">
            <text:p>56</text:p>
          </table:table-cell>
          <table:table-cell table:formula="of:=VLOOKUP([.$A97];[$P008_stim.$F:.$Z];[.S$1];0)" office:value-type="string" office:string-value="-31.33333333333337" calcext:value-type="string">
            <text:p>-31.33333333333337</text:p>
          </table:table-cell>
          <table:table-cell table:formula="of:=VLOOKUP([.$A97];[$P008_stim.$F:.$Z];[.T$1];0)" office:value-type="string" office:string-value="226.51259259259257" calcext:value-type="string">
            <text:p>226.51259259259257</text:p>
          </table:table-cell>
          <table:table-cell table:formula="of:=VLOOKUP([.$A97];[$P008_stim.$F:.$Z];[.U$1];0)" office:value-type="float" office:value="368" calcext:value-type="float">
            <text:p>368</text:p>
          </table:table-cell>
          <table:table-cell table:formula="of:=VLOOKUP([.$A97];[$P008_stim.$F:.$Z];[.V$1];0)" office:value-type="float" office:value="34" calcext:value-type="float">
            <text:p>34</text:p>
          </table:table-cell>
          <table:table-cell table:formula="of:=VLOOKUP([.$A97];[$P008_stim.$F:.$Z];[.W$1];0)" office:value-type="string" office:string-value="3.0" calcext:value-type="string">
            <text:p>3.0</text:p>
          </table:table-cell>
          <table:table-cell table:formula="of:=VLOOKUP([.$A97];[$P008_stim.$F:.$Z];[.X$1];0)" office:value-type="string" office:string-value="135.96444444444444" calcext:value-type="string">
            <text:p>135.96444444444444</text:p>
          </table:table-cell>
          <table:table-cell table:formula="of:=VLOOKUP([.$A97];[$P008_stim.$F:.$Z];[.Y$1];0)" office:value-type="float" office:value="188" calcext:value-type="float">
            <text:p>188</text:p>
          </table:table-cell>
        </table:table-row>
        <table:table-row table:style-name="ro1">
          <table:table-cell table:formula="of:=IF(COUNTIF([P008_stim.$F:.$F];[P008_stim.$A97])=1;[P008_stim.A97];&quot;&quot;)" office:value-type="string" office:string-value="19.1" calcext:value-type="string">
            <text:p>19.1</text:p>
          </table:table-cell>
          <table:table-cell table:formula="of:=IF(COUNTIF([P008_stim.$F:.$F];[P008_stim.$A97])=1;[P008_stim.B97];&quot;&quot;)" office:value-type="string" office:string-value="M13DI" calcext:value-type="string">
            <text:p>M13DI</text:p>
          </table:table-cell>
          <table:table-cell table:formula="of:=IF(COUNTIF([P008_stim.$F:.$F];[P008_stim.$A97])=1;[P008_stim.C97];&quot;&quot;)" office:value-type="string" office:string-value="F" calcext:value-type="string">
            <text:p>F</text:p>
          </table:table-cell>
          <table:table-cell/>
          <table:table-cell table:formula="of:=VLOOKUP([.$A98];[$P008_stim.$F:.$Z];[.E$1];0)" office:value-type="string" office:string-value="19.1" calcext:value-type="string">
            <text:p>19.1</text:p>
          </table:table-cell>
          <table:table-cell table:formula="of:=VLOOKUP([.$A98];[$P008_stim.$F:.$Z];[.F$1];0)" office:value-type="string" office:string-value="F" calcext:value-type="string">
            <text:p>F</text:p>
          </table:table-cell>
          <table:table-cell table:formula="of:=VLOOKUP([.$A98];[$P008_stim.$F:.$Z];[.G$1];0)" office:value-type="string" office:string-value="39.93333333333328" calcext:value-type="string">
            <text:p>39.93333333333328</text:p>
          </table:table-cell>
          <table:table-cell table:formula="of:=VLOOKUP([.$A98];[$P008_stim.$F:.$Z];[.H$1];0)" office:value-type="string" office:string-value="-78.0325925925925" calcext:value-type="string">
            <text:p>-78.0325925925925</text:p>
          </table:table-cell>
          <table:table-cell table:formula="of:=VLOOKUP([.$A98];[$P008_stim.$F:.$Z];[.I$1];0)" office:value-type="float" office:value="168" calcext:value-type="float">
            <text:p>168</text:p>
          </table:table-cell>
          <table:table-cell table:formula="of:=VLOOKUP([.$A98];[$P008_stim.$F:.$Z];[.J$1];0)" office:value-type="float" office:value="32" calcext:value-type="float">
            <text:p>32</text:p>
          </table:table-cell>
          <table:table-cell table:formula="of:=VLOOKUP([.$A98];[$P008_stim.$F:.$Z];[.K$1];0)" office:value-type="string" office:string-value="1.8666666666666742" calcext:value-type="string">
            <text:p>1.8666666666666742</text:p>
          </table:table-cell>
          <table:table-cell table:formula="of:=VLOOKUP([.$A98];[$P008_stim.$F:.$Z];[.L$1];0)" office:value-type="string" office:string-value="-127.71555555555557" calcext:value-type="string">
            <text:p>-127.71555555555557</text:p>
          </table:table-cell>
          <table:table-cell table:formula="of:=VLOOKUP([.$A98];[$P008_stim.$F:.$Z];[.M$1];0)" office:value-type="float" office:value="242" calcext:value-type="float">
            <text:p>242</text:p>
          </table:table-cell>
          <table:table-cell table:formula="of:=VLOOKUP([.$A98];[$P008_stim.$F:.$Z];[.N$1];0)" office:value-type="float" office:value="30" calcext:value-type="float">
            <text:p>30</text:p>
          </table:table-cell>
          <table:table-cell table:formula="of:=VLOOKUP([.$A98];[$P008_stim.$F:.$Z];[.O$1];0)" office:value-type="string" office:string-value="32.799999999999955" calcext:value-type="string">
            <text:p>32.799999999999955</text:p>
          </table:table-cell>
          <table:table-cell table:formula="of:=VLOOKUP([.$A98];[$P008_stim.$F:.$Z];[.P$1];0)" office:value-type="string" office:string-value="-29.39259259259262" calcext:value-type="string">
            <text:p>-29.39259259259262</text:p>
          </table:table-cell>
          <table:table-cell table:formula="of:=VLOOKUP([.$A98];[$P008_stim.$F:.$Z];[.Q$1];0)" office:value-type="float" office:value="330" calcext:value-type="float">
            <text:p>330</text:p>
          </table:table-cell>
          <table:table-cell table:formula="of:=VLOOKUP([.$A98];[$P008_stim.$F:.$Z];[.R$1];0)" office:value-type="float" office:value="26" calcext:value-type="float">
            <text:p>26</text:p>
          </table:table-cell>
          <table:table-cell table:formula="of:=VLOOKUP([.$A98];[$P008_stim.$F:.$Z];[.S$1];0)" office:value-type="string" office:string-value="-26.866666666666674" calcext:value-type="string">
            <text:p>-26.866666666666674</text:p>
          </table:table-cell>
          <table:table-cell table:formula="of:=VLOOKUP([.$A98];[$P008_stim.$F:.$Z];[.T$1];0)" office:value-type="string" office:string-value="-12.23111111111109" calcext:value-type="string">
            <text:p>-12.23111111111109</text:p>
          </table:table-cell>
          <table:table-cell table:formula="of:=VLOOKUP([.$A98];[$P008_stim.$F:.$Z];[.U$1];0)" office:value-type="float" office:value="248" calcext:value-type="float">
            <text:p>248</text:p>
          </table:table-cell>
          <table:table-cell table:formula="of:=VLOOKUP([.$A98];[$P008_stim.$F:.$Z];[.V$1];0)" office:value-type="float" office:value="34" calcext:value-type="float">
            <text:p>34</text:p>
          </table:table-cell>
          <table:table-cell table:formula="of:=VLOOKUP([.$A98];[$P008_stim.$F:.$Z];[.W$1];0)" office:value-type="string" office:string-value="26.466666666666697" calcext:value-type="string">
            <text:p>26.466666666666697</text:p>
          </table:table-cell>
          <table:table-cell table:formula="of:=VLOOKUP([.$A98];[$P008_stim.$F:.$Z];[.X$1];0)" office:value-type="string" office:string-value="-24.841481481481537" calcext:value-type="string">
            <text:p>-24.841481481481537</text:p>
          </table:table-cell>
          <table:table-cell table:formula="of:=VLOOKUP([.$A98];[$P008_stim.$F:.$Z];[.Y$1];0)" office:value-type="float" office:value="314" calcext:value-type="float">
            <text:p>314</text:p>
          </table:table-cell>
        </table:table-row>
        <table:table-row table:style-name="ro1">
          <table:table-cell table:formula="of:=IF(COUNTIF([P008_stim.$F:.$F];[P008_stim.$A98])=1;[P008_stim.A98];&quot;&quot;)" office:value-type="string" office:string-value="19.2" calcext:value-type="string">
            <text:p>19.2</text:p>
          </table:table-cell>
          <table:table-cell table:formula="of:=IF(COUNTIF([P008_stim.$F:.$F];[P008_stim.$A98])=1;[P008_stim.B98];&quot;&quot;)" office:value-type="string" office:string-value="L11" calcext:value-type="string">
            <text:p>L11</text:p>
          </table:table-cell>
          <table:table-cell table:formula="of:=IF(COUNTIF([P008_stim.$F:.$F];[P008_stim.$A98])=1;[P008_stim.C98];&quot;&quot;)" office:value-type="string" office:string-value="L" calcext:value-type="string">
            <text:p>L</text:p>
          </table:table-cell>
          <table:table-cell/>
          <table:table-cell table:formula="of:=VLOOKUP([.$A99];[$P008_stim.$F:.$Z];[.E$1];0)" office:value-type="string" office:string-value="19.2" calcext:value-type="string">
            <text:p>19.2</text:p>
          </table:table-cell>
          <table:table-cell table:formula="of:=VLOOKUP([.$A99];[$P008_stim.$F:.$Z];[.F$1];0)" office:value-type="string" office:string-value="L" calcext:value-type="string">
            <text:p>L</text:p>
          </table:table-cell>
          <table:table-cell table:formula="of:=VLOOKUP([.$A99];[$P008_stim.$F:.$Z];[.G$1];0)" office:value-type="string" office:string-value="-4.7333333333333485" calcext:value-type="string">
            <text:p>-4.7333333333333485</text:p>
          </table:table-cell>
          <table:table-cell table:formula="of:=VLOOKUP([.$A99];[$P008_stim.$F:.$Z];[.H$1];0)" office:value-type="string" office:string-value="53.66518518518524" calcext:value-type="string">
            <text:p>53.66518518518524</text:p>
          </table:table-cell>
          <table:table-cell table:formula="of:=VLOOKUP([.$A99];[$P008_stim.$F:.$Z];[.I$1];0)" office:value-type="float" office:value="230" calcext:value-type="float">
            <text:p>230</text:p>
          </table:table-cell>
          <table:table-cell table:formula="of:=VLOOKUP([.$A99];[$P008_stim.$F:.$Z];[.J$1];0)" office:value-type="float" office:value="44" calcext:value-type="float">
            <text:p>44</text:p>
          </table:table-cell>
          <table:table-cell table:formula="of:=VLOOKUP([.$A99];[$P008_stim.$F:.$Z];[.K$1];0)" office:value-type="string" office:string-value="-8.600000000000023" calcext:value-type="string">
            <text:p>-8.600000000000023</text:p>
          </table:table-cell>
          <table:table-cell table:formula="of:=VLOOKUP([.$A99];[$P008_stim.$F:.$Z];[.L$1];0)" office:value-type="string" office:string-value="-97.37481481481478" calcext:value-type="string">
            <text:p>-97.37481481481478</text:p>
          </table:table-cell>
          <table:table-cell table:formula="of:=VLOOKUP([.$A99];[$P008_stim.$F:.$Z];[.M$1];0)" office:value-type="float" office:value="332" calcext:value-type="float">
            <text:p>332</text:p>
          </table:table-cell>
          <table:table-cell table:formula="of:=VLOOKUP([.$A99];[$P008_stim.$F:.$Z];[.N$1];0)" office:value-type="float" office:value="26" calcext:value-type="float">
            <text:p>26</text:p>
          </table:table-cell>
          <table:table-cell table:formula="of:=VLOOKUP([.$A99];[$P008_stim.$F:.$Z];[.O$1];0)" office:value-type="string" office:string-value="32.60000000000002" calcext:value-type="string">
            <text:p>32.60000000000002</text:p>
          </table:table-cell>
          <table:table-cell table:formula="of:=VLOOKUP([.$A99];[$P008_stim.$F:.$Z];[.P$1];0)" office:value-type="string" office:string-value="-112.92444444444448" calcext:value-type="string">
            <text:p>-112.92444444444448</text:p>
          </table:table-cell>
          <table:table-cell table:formula="of:=VLOOKUP([.$A99];[$P008_stim.$F:.$Z];[.Q$1];0)" office:value-type="float" office:value="336" calcext:value-type="float">
            <text:p>336</text:p>
          </table:table-cell>
          <table:table-cell table:formula="of:=VLOOKUP([.$A99];[$P008_stim.$F:.$Z];[.R$1];0)" office:value-type="float" office:value="28" calcext:value-type="float">
            <text:p>28</text:p>
          </table:table-cell>
          <table:table-cell table:formula="of:=VLOOKUP([.$A99];[$P008_stim.$F:.$Z];[.S$1];0)" office:value-type="string" office:string-value="6.466666666666697" calcext:value-type="string">
            <text:p>6.466666666666697</text:p>
          </table:table-cell>
          <table:table-cell table:formula="of:=VLOOKUP([.$A99];[$P008_stim.$F:.$Z];[.T$1];0)" office:value-type="string" office:string-value="-12.894814814814822" calcext:value-type="string">
            <text:p>-12.894814814814822</text:p>
          </table:table-cell>
          <table:table-cell table:formula="of:=VLOOKUP([.$A99];[$P008_stim.$F:.$Z];[.U$1];0)" office:value-type="float" office:value="340" calcext:value-type="float">
            <text:p>340</text:p>
          </table:table-cell>
          <table:table-cell table:formula="of:=VLOOKUP([.$A99];[$P008_stim.$F:.$Z];[.V$1];0)" office:value-type="float" office:value="40" calcext:value-type="float">
            <text:p>40</text:p>
          </table:table-cell>
          <table:table-cell table:formula="of:=VLOOKUP([.$A99];[$P008_stim.$F:.$Z];[.W$1];0)" office:value-type="string" office:string-value="-23.66666666666663" calcext:value-type="string">
            <text:p>-23.66666666666663</text:p>
          </table:table-cell>
          <table:table-cell table:formula="of:=VLOOKUP([.$A99];[$P008_stim.$F:.$Z];[.X$1];0)" office:value-type="string" office:string-value="-118.61333333333334" calcext:value-type="string">
            <text:p>-118.61333333333334</text:p>
          </table:table-cell>
          <table:table-cell table:formula="of:=VLOOKUP([.$A99];[$P008_stim.$F:.$Z];[.Y$1];0)" office:value-type="float" office:value="496" calcext:value-type="float">
            <text:p>496</text:p>
          </table:table-cell>
        </table:table-row>
        <table:table-row table:style-name="ro1">
          <table:table-cell table:formula="of:=IF(COUNTIF([P008_stim.$F:.$F];[P008_stim.$A99])=1;[P008_stim.A99];&quot;&quot;)" office:value-type="string" office:string-value="19.3" calcext:value-type="string">
            <text:p>19.3</text:p>
          </table:table-cell>
          <table:table-cell table:formula="of:=IF(COUNTIF([P008_stim.$F:.$F];[P008_stim.$A99])=1;[P008_stim.B99];&quot;&quot;)" office:value-type="string" office:string-value="H39" calcext:value-type="string">
            <text:p>H39</text:p>
          </table:table-cell>
          <table:table-cell table:formula="of:=IF(COUNTIF([P008_stim.$F:.$F];[P008_stim.$A99])=1;[P008_stim.C99];&quot;&quot;)" office:value-type="string" office:string-value="H" calcext:value-type="string">
            <text:p>H</text:p>
          </table:table-cell>
          <table:table-cell/>
          <table:table-cell table:formula="of:=VLOOKUP([.$A100];[$P008_stim.$F:.$Z];[.E$1];0)" office:value-type="string" office:string-value="19.3" calcext:value-type="string">
            <text:p>19.3</text:p>
          </table:table-cell>
          <table:table-cell table:formula="of:=VLOOKUP([.$A100];[$P008_stim.$F:.$Z];[.F$1];0)" office:value-type="string" office:string-value="H" calcext:value-type="string">
            <text:p>H</text:p>
          </table:table-cell>
          <table:table-cell table:formula="of:=VLOOKUP([.$A100];[$P008_stim.$F:.$Z];[.G$1];0)" office:value-type="string" office:string-value="5.133333333333326" calcext:value-type="string">
            <text:p>5.133333333333326</text:p>
          </table:table-cell>
          <table:table-cell table:formula="of:=VLOOKUP([.$A100];[$P008_stim.$F:.$Z];[.H$1];0)" office:value-type="string" office:string-value="-89.60000000000002" calcext:value-type="string">
            <text:p>-89.60000000000002</text:p>
          </table:table-cell>
          <table:table-cell table:formula="of:=VLOOKUP([.$A100];[$P008_stim.$F:.$Z];[.I$1];0)" office:value-type="float" office:value="172" calcext:value-type="float">
            <text:p>172</text:p>
          </table:table-cell>
          <table:table-cell table:formula="of:=VLOOKUP([.$A100];[$P008_stim.$F:.$Z];[.J$1];0)" office:value-type="float" office:value="28" calcext:value-type="float">
            <text:p>28</text:p>
          </table:table-cell>
          <table:table-cell table:formula="of:=VLOOKUP([.$A100];[$P008_stim.$F:.$Z];[.K$1];0)" office:value-type="string" office:string-value="-23.0" calcext:value-type="string">
            <text:p>-23.0</text:p>
          </table:table-cell>
          <table:table-cell table:formula="of:=VLOOKUP([.$A100];[$P008_stim.$F:.$Z];[.L$1];0)" office:value-type="string" office:string-value="-10.050370370370388" calcext:value-type="string">
            <text:p>-10.050370370370388</text:p>
          </table:table-cell>
          <table:table-cell table:formula="of:=VLOOKUP([.$A100];[$P008_stim.$F:.$Z];[.M$1];0)" office:value-type="float" office:value="280" calcext:value-type="float">
            <text:p>280</text:p>
          </table:table-cell>
          <table:table-cell table:formula="of:=VLOOKUP([.$A100];[$P008_stim.$F:.$Z];[.N$1];0)" office:value-type="float" office:value="26" calcext:value-type="float">
            <text:p>26</text:p>
          </table:table-cell>
          <table:table-cell table:formula="of:=VLOOKUP([.$A100];[$P008_stim.$F:.$Z];[.O$1];0)" office:value-type="string" office:string-value="-0.8666666666666742" calcext:value-type="string">
            <text:p>-0.8666666666666742</text:p>
          </table:table-cell>
          <table:table-cell table:formula="of:=VLOOKUP([.$A100];[$P008_stim.$F:.$Z];[.P$1];0)" office:value-type="string" office:string-value="-76.80000000000001" calcext:value-type="string">
            <text:p>-76.80000000000001</text:p>
          </table:table-cell>
          <table:table-cell table:formula="of:=VLOOKUP([.$A100];[$P008_stim.$F:.$Z];[.Q$1];0)" office:value-type="float" office:value="390" calcext:value-type="float">
            <text:p>390</text:p>
          </table:table-cell>
          <table:table-cell table:formula="of:=VLOOKUP([.$A100];[$P008_stim.$F:.$Z];[.R$1];0)" office:value-type="float" office:value="28" calcext:value-type="float">
            <text:p>28</text:p>
          </table:table-cell>
          <table:table-cell table:formula="of:=VLOOKUP([.$A100];[$P008_stim.$F:.$Z];[.S$1];0)" office:value-type="string" office:string-value="-48.73333333333335" calcext:value-type="string">
            <text:p>-48.73333333333335</text:p>
          </table:table-cell>
          <table:table-cell table:formula="of:=VLOOKUP([.$A100];[$P008_stim.$F:.$Z];[.T$1];0)" office:value-type="string" office:string-value="7.585185185185196" calcext:value-type="string">
            <text:p>7.585185185185196</text:p>
          </table:table-cell>
          <table:table-cell table:formula="of:=VLOOKUP([.$A100];[$P008_stim.$F:.$Z];[.U$1];0)" office:value-type="float" office:value="306" calcext:value-type="float">
            <text:p>306</text:p>
          </table:table-cell>
          <table:table-cell table:formula="of:=VLOOKUP([.$A100];[$P008_stim.$F:.$Z];[.V$1];0)" office:value-type="float" office:value="20" calcext:value-type="float">
            <text:p>20</text:p>
          </table:table-cell>
          <table:table-cell table:formula="of:=VLOOKUP([.$A100];[$P008_stim.$F:.$Z];[.W$1];0)" office:value-type="string" office:string-value="-60.66666666666663" calcext:value-type="string">
            <text:p>-60.66666666666663</text:p>
          </table:table-cell>
          <table:table-cell table:formula="of:=VLOOKUP([.$A100];[$P008_stim.$F:.$Z];[.X$1];0)" office:value-type="string" office:string-value="38.68444444444435" calcext:value-type="string">
            <text:p>38.68444444444435</text:p>
          </table:table-cell>
          <table:table-cell table:formula="of:=VLOOKUP([.$A100];[$P008_stim.$F:.$Z];[.Y$1];0)" office:value-type="float" office:value="274" calcext:value-type="float">
            <text:p>274</text:p>
          </table:table-cell>
        </table:table-row>
        <table:table-row table:style-name="ro1">
          <table:table-cell table:formula="of:=IF(COUNTIF([P008_stim.$F:.$F];[P008_stim.$A100])=1;[P008_stim.A100];&quot;&quot;)" office:value-type="string" office:string-value="19.4" calcext:value-type="string">
            <text:p>19.4</text:p>
          </table:table-cell>
          <table:table-cell table:formula="of:=IF(COUNTIF([P008_stim.$F:.$F];[P008_stim.$A100])=1;[P008_stim.B100];&quot;&quot;)" office:value-type="string" office:string-value="F28NE" calcext:value-type="string">
            <text:p>F28NE</text:p>
          </table:table-cell>
          <table:table-cell table:formula="of:=IF(COUNTIF([P008_stim.$F:.$F];[P008_stim.$A100])=1;[P008_stim.C100];&quot;&quot;)" office:value-type="string" office:string-value="F" calcext:value-type="string">
            <text:p>F</text:p>
          </table:table-cell>
          <table:table-cell/>
          <table:table-cell table:formula="of:=VLOOKUP([.$A101];[$P008_stim.$F:.$Z];[.E$1];0)" office:value-type="string" office:string-value="19.4" calcext:value-type="string">
            <text:p>19.4</text:p>
          </table:table-cell>
          <table:table-cell table:formula="of:=VLOOKUP([.$A101];[$P008_stim.$F:.$Z];[.F$1];0)" office:value-type="string" office:string-value="F" calcext:value-type="string">
            <text:p>F</text:p>
          </table:table-cell>
          <table:table-cell table:formula="of:=VLOOKUP([.$A101];[$P008_stim.$F:.$Z];[.G$1];0)" office:value-type="string" office:string-value="12.0" calcext:value-type="string">
            <text:p>12.0</text:p>
          </table:table-cell>
          <table:table-cell table:formula="of:=VLOOKUP([.$A101];[$P008_stim.$F:.$Z];[.H$1];0)" office:value-type="string" office:string-value="35.934814814814786" calcext:value-type="string">
            <text:p>35.934814814814786</text:p>
          </table:table-cell>
          <table:table-cell table:formula="of:=VLOOKUP([.$A101];[$P008_stim.$F:.$Z];[.I$1];0)" office:value-type="float" office:value="144" calcext:value-type="float">
            <text:p>144</text:p>
          </table:table-cell>
          <table:table-cell table:formula="of:=VLOOKUP([.$A101];[$P008_stim.$F:.$Z];[.J$1];0)" office:value-type="float" office:value="44" calcext:value-type="float">
            <text:p>44</text:p>
          </table:table-cell>
          <table:table-cell table:formula="of:=VLOOKUP([.$A101];[$P008_stim.$F:.$Z];[.K$1];0)" office:value-type="string" office:string-value="-2.1333333333333258" calcext:value-type="string">
            <text:p>-2.1333333333333258</text:p>
          </table:table-cell>
          <table:table-cell table:formula="of:=VLOOKUP([.$A101];[$P008_stim.$F:.$Z];[.L$1];0)" office:value-type="string" office:string-value="-141.08444444444433" calcext:value-type="string">
            <text:p>-141.08444444444433</text:p>
          </table:table-cell>
          <table:table-cell table:formula="of:=VLOOKUP([.$A101];[$P008_stim.$F:.$Z];[.M$1];0)" office:value-type="float" office:value="250" calcext:value-type="float">
            <text:p>250</text:p>
          </table:table-cell>
          <table:table-cell table:formula="of:=VLOOKUP([.$A101];[$P008_stim.$F:.$Z];[.N$1];0)" office:value-type="float" office:value="28" calcext:value-type="float">
            <text:p>28</text:p>
          </table:table-cell>
          <table:table-cell table:formula="of:=VLOOKUP([.$A101];[$P008_stim.$F:.$Z];[.O$1];0)" office:value-type="string" office:string-value="7.399999999999977" calcext:value-type="string">
            <text:p>7.399999999999977</text:p>
          </table:table-cell>
          <table:table-cell table:formula="of:=VLOOKUP([.$A101];[$P008_stim.$F:.$Z];[.P$1];0)" office:value-type="string" office:string-value="-49.01925925925923" calcext:value-type="string">
            <text:p>-49.01925925925923</text:p>
          </table:table-cell>
          <table:table-cell table:formula="of:=VLOOKUP([.$A101];[$P008_stim.$F:.$Z];[.Q$1];0)" office:value-type="float" office:value="186" calcext:value-type="float">
            <text:p>186</text:p>
          </table:table-cell>
          <table:table-cell table:formula="of:=VLOOKUP([.$A101];[$P008_stim.$F:.$Z];[.R$1];0)" office:value-type="float" office:value="24" calcext:value-type="float">
            <text:p>24</text:p>
          </table:table-cell>
          <table:table-cell table:formula="of:=VLOOKUP([.$A101];[$P008_stim.$F:.$Z];[.S$1];0)" office:value-type="string" office:string-value="36.200000000000045" calcext:value-type="string">
            <text:p>36.200000000000045</text:p>
          </table:table-cell>
          <table:table-cell table:formula="of:=VLOOKUP([.$A101];[$P008_stim.$F:.$Z];[.T$1];0)" office:value-type="string" office:string-value="-35.55555555555554" calcext:value-type="string">
            <text:p>-35.55555555555554</text:p>
          </table:table-cell>
          <table:table-cell table:formula="of:=VLOOKUP([.$A101];[$P008_stim.$F:.$Z];[.U$1];0)" office:value-type="float" office:value="308" calcext:value-type="float">
            <text:p>308</text:p>
          </table:table-cell>
          <table:table-cell table:formula="of:=VLOOKUP([.$A101];[$P008_stim.$F:.$Z];[.V$1];0)" office:value-type="float" office:value="36" calcext:value-type="float">
            <text:p>36</text:p>
          </table:table-cell>
          <table:table-cell table:formula="of:=VLOOKUP([.$A101];[$P008_stim.$F:.$Z];[.W$1];0)" office:value-type="string" office:string-value="-33.4666666666667" calcext:value-type="string">
            <text:p>-33.4666666666667</text:p>
          </table:table-cell>
          <table:table-cell table:formula="of:=VLOOKUP([.$A101];[$P008_stim.$F:.$Z];[.X$1];0)" office:value-type="string" office:string-value="-23.893333333333374" calcext:value-type="string">
            <text:p>-23.893333333333374</text:p>
          </table:table-cell>
          <table:table-cell table:formula="of:=VLOOKUP([.$A101];[$P008_stim.$F:.$Z];[.Y$1];0)" office:value-type="float" office:value="212" calcext:value-type="float">
            <text:p>212</text:p>
          </table:table-cell>
        </table:table-row>
        <table:table-row table:style-name="ro1">
          <table:table-cell table:formula="of:=IF(COUNTIF([P008_stim.$F:.$F];[P008_stim.$A101])=1;[P008_stim.A101];&quot;&quot;)" office:value-type="string" office:string-value="20.0" calcext:value-type="string">
            <text:p>20.0</text:p>
          </table:table-cell>
          <table:table-cell table:formula="of:=IF(COUNTIF([P008_stim.$F:.$F];[P008_stim.$A101])=1;[P008_stim.B101];&quot;&quot;)" office:value-type="string" office:string-value="L25" calcext:value-type="string">
            <text:p>L25</text:p>
          </table:table-cell>
          <table:table-cell table:formula="of:=IF(COUNTIF([P008_stim.$F:.$F];[P008_stim.$A101])=1;[P008_stim.C101];&quot;&quot;)" office:value-type="string" office:string-value="L" calcext:value-type="string">
            <text:p>L</text:p>
          </table:table-cell>
          <table:table-cell/>
          <table:table-cell table:formula="of:=VLOOKUP([.$A102];[$P008_stim.$F:.$Z];[.E$1];0)" office:value-type="string" office:string-value="20.0" calcext:value-type="string">
            <text:p>20.0</text:p>
          </table:table-cell>
          <table:table-cell table:formula="of:=VLOOKUP([.$A102];[$P008_stim.$F:.$Z];[.F$1];0)" office:value-type="string" office:string-value="L" calcext:value-type="string">
            <text:p>L</text:p>
          </table:table-cell>
          <table:table-cell table:formula="of:=VLOOKUP([.$A102];[$P008_stim.$F:.$Z];[.G$1];0)" office:value-type="string" office:string-value="-36.866666666666674" calcext:value-type="string">
            <text:p>-36.866666666666674</text:p>
          </table:table-cell>
          <table:table-cell table:formula="of:=VLOOKUP([.$A102];[$P008_stim.$F:.$Z];[.H$1];0)" office:value-type="string" office:string-value="-16.213333333333367" calcext:value-type="string">
            <text:p>-16.213333333333367</text:p>
          </table:table-cell>
          <table:table-cell table:formula="of:=VLOOKUP([.$A102];[$P008_stim.$F:.$Z];[.I$1];0)" office:value-type="float" office:value="194" calcext:value-type="float">
            <text:p>194</text:p>
          </table:table-cell>
          <table:table-cell table:formula="of:=VLOOKUP([.$A102];[$P008_stim.$F:.$Z];[.J$1];0)" office:value-type="float" office:value="28" calcext:value-type="float">
            <text:p>28</text:p>
          </table:table-cell>
          <table:table-cell table:formula="of:=VLOOKUP([.$A102];[$P008_stim.$F:.$Z];[.K$1];0)" office:value-type="string" office:string-value="31.133333333333326" calcext:value-type="string">
            <text:p>31.133333333333326</text:p>
          </table:table-cell>
          <table:table-cell table:formula="of:=VLOOKUP([.$A102];[$P008_stim.$F:.$Z];[.L$1];0)" office:value-type="string" office:string-value="-16.308148148148177" calcext:value-type="string">
            <text:p>-16.308148148148177</text:p>
          </table:table-cell>
          <table:table-cell table:formula="of:=VLOOKUP([.$A102];[$P008_stim.$F:.$Z];[.M$1];0)" office:value-type="float" office:value="310" calcext:value-type="float">
            <text:p>310</text:p>
          </table:table-cell>
          <table:table-cell table:formula="of:=VLOOKUP([.$A102];[$P008_stim.$F:.$Z];[.N$1];0)" office:value-type="float" office:value="22" calcext:value-type="float">
            <text:p>22</text:p>
          </table:table-cell>
          <table:table-cell table:formula="of:=VLOOKUP([.$A102];[$P008_stim.$F:.$Z];[.O$1];0)" office:value-type="string" office:string-value="48.60000000000002" calcext:value-type="string">
            <text:p>48.60000000000002</text:p>
          </table:table-cell>
          <table:table-cell table:formula="of:=VLOOKUP([.$A102];[$P008_stim.$F:.$Z];[.P$1];0)" office:value-type="string" office:string-value="2.654814814814813" calcext:value-type="string">
            <text:p>2.654814814814813</text:p>
          </table:table-cell>
          <table:table-cell table:formula="of:=VLOOKUP([.$A102];[$P008_stim.$F:.$Z];[.Q$1];0)" office:value-type="float" office:value="212" calcext:value-type="float">
            <text:p>212</text:p>
          </table:table-cell>
          <table:table-cell table:formula="of:=VLOOKUP([.$A102];[$P008_stim.$F:.$Z];[.R$1];0)" office:value-type="float" office:value="34" calcext:value-type="float">
            <text:p>34</text:p>
          </table:table-cell>
          <table:table-cell table:formula="of:=VLOOKUP([.$A102];[$P008_stim.$F:.$Z];[.S$1];0)" office:value-type="string" office:string-value="28.399999999999977" calcext:value-type="string">
            <text:p>28.399999999999977</text:p>
          </table:table-cell>
          <table:table-cell table:formula="of:=VLOOKUP([.$A102];[$P008_stim.$F:.$Z];[.T$1];0)" office:value-type="string" office:string-value="36.02962962962965" calcext:value-type="string">
            <text:p>36.02962962962965</text:p>
          </table:table-cell>
          <table:table-cell table:formula="of:=VLOOKUP([.$A102];[$P008_stim.$F:.$Z];[.U$1];0)" office:value-type="float" office:value="376" calcext:value-type="float">
            <text:p>376</text:p>
          </table:table-cell>
          <table:table-cell table:formula="of:=VLOOKUP([.$A102];[$P008_stim.$F:.$Z];[.V$1];0)" office:value-type="float" office:value="24" calcext:value-type="float">
            <text:p>24</text:p>
          </table:table-cell>
          <table:table-cell table:formula="of:=VLOOKUP([.$A102];[$P008_stim.$F:.$Z];[.W$1];0)" office:value-type="string" office:string-value="31.466666666666697" calcext:value-type="string">
            <text:p>31.466666666666697</text:p>
          </table:table-cell>
          <table:table-cell table:formula="of:=VLOOKUP([.$A102];[$P008_stim.$F:.$Z];[.X$1];0)" office:value-type="string" office:string-value="-13.274074074074065" calcext:value-type="string">
            <text:p>-13.274074074074065</text:p>
          </table:table-cell>
          <table:table-cell table:formula="of:=VLOOKUP([.$A102];[$P008_stim.$F:.$Z];[.Y$1];0)" office:value-type="float" office:value="478" calcext:value-type="float">
            <text:p>478</text:p>
          </table:table-cell>
        </table:table-row>
        <table:table-row table:style-name="ro1">
          <table:table-cell table:formula="of:=IF(COUNTIF([P008_stim.$F:.$F];[P008_stim.$A102])=1;[P008_stim.A102];&quot;&quot;)" office:value-type="string" office:string-value="20.1" calcext:value-type="string">
            <text:p>20.1</text:p>
          </table:table-cell>
          <table:table-cell table:formula="of:=IF(COUNTIF([P008_stim.$F:.$F];[P008_stim.$A102])=1;[P008_stim.B102];&quot;&quot;)" office:value-type="string" office:string-value="F31HA" calcext:value-type="string">
            <text:p>F31HA</text:p>
          </table:table-cell>
          <table:table-cell table:formula="of:=IF(COUNTIF([P008_stim.$F:.$F];[P008_stim.$A102])=1;[P008_stim.C102];&quot;&quot;)" office:value-type="string" office:string-value="F" calcext:value-type="string">
            <text:p>F</text:p>
          </table:table-cell>
          <table:table-cell/>
          <table:table-cell table:formula="of:=VLOOKUP([.$A103];[$P008_stim.$F:.$Z];[.E$1];0)" office:value-type="string" office:string-value="20.1" calcext:value-type="string">
            <text:p>20.1</text:p>
          </table:table-cell>
          <table:table-cell table:formula="of:=VLOOKUP([.$A103];[$P008_stim.$F:.$Z];[.F$1];0)" office:value-type="string" office:string-value="F" calcext:value-type="string">
            <text:p>F</text:p>
          </table:table-cell>
          <table:table-cell table:formula="of:=VLOOKUP([.$A103];[$P008_stim.$F:.$Z];[.G$1];0)" office:value-type="string" office:string-value="-1.8666666666666742" calcext:value-type="string">
            <text:p>-1.8666666666666742</text:p>
          </table:table-cell>
          <table:table-cell table:formula="of:=VLOOKUP([.$A103];[$P008_stim.$F:.$Z];[.H$1];0)" office:value-type="string" office:string-value="54.99259259259259" calcext:value-type="string">
            <text:p>54.99259259259259</text:p>
          </table:table-cell>
          <table:table-cell table:formula="of:=VLOOKUP([.$A103];[$P008_stim.$F:.$Z];[.I$1];0)" office:value-type="float" office:value="152" calcext:value-type="float">
            <text:p>152</text:p>
          </table:table-cell>
          <table:table-cell table:formula="of:=VLOOKUP([.$A103];[$P008_stim.$F:.$Z];[.J$1];0)" office:value-type="float" office:value="40" calcext:value-type="float">
            <text:p>40</text:p>
          </table:table-cell>
          <table:table-cell table:formula="of:=VLOOKUP([.$A103];[$P008_stim.$F:.$Z];[.K$1];0)" office:value-type="string" office:string-value="0.9333333333332803" calcext:value-type="string">
            <text:p>0.9333333333332803</text:p>
          </table:table-cell>
          <table:table-cell table:formula="of:=VLOOKUP([.$A103];[$P008_stim.$F:.$Z];[.L$1];0)" office:value-type="string" office:string-value="-70.06814814814811" calcext:value-type="string">
            <text:p>-70.06814814814811</text:p>
          </table:table-cell>
          <table:table-cell table:formula="of:=VLOOKUP([.$A103];[$P008_stim.$F:.$Z];[.M$1];0)" office:value-type="float" office:value="338" calcext:value-type="float">
            <text:p>338</text:p>
          </table:table-cell>
          <table:table-cell table:formula="of:=VLOOKUP([.$A103];[$P008_stim.$F:.$Z];[.N$1];0)" office:value-type="float" office:value="24" calcext:value-type="float">
            <text:p>24</text:p>
          </table:table-cell>
          <table:table-cell table:formula="of:=VLOOKUP([.$A103];[$P008_stim.$F:.$Z];[.O$1];0)" office:value-type="string" office:string-value="-1.2666666666666515" calcext:value-type="string">
            <text:p>-1.2666666666666515</text:p>
          </table:table-cell>
          <table:table-cell table:formula="of:=VLOOKUP([.$A103];[$P008_stim.$F:.$Z];[.P$1];0)" office:value-type="string" office:string-value="-128.0948148148148" calcext:value-type="string">
            <text:p>-128.0948148148148</text:p>
          </table:table-cell>
          <table:table-cell table:formula="of:=VLOOKUP([.$A103];[$P008_stim.$F:.$Z];[.Q$1];0)" office:value-type="float" office:value="406" calcext:value-type="float">
            <text:p>406</text:p>
          </table:table-cell>
          <table:table-cell table:formula="of:=VLOOKUP([.$A103];[$P008_stim.$F:.$Z];[.R$1];0)" office:value-type="float" office:value="30" calcext:value-type="float">
            <text:p>30</text:p>
          </table:table-cell>
          <table:table-cell table:formula="of:=VLOOKUP([.$A103];[$P008_stim.$F:.$Z];[.S$1];0)" office:value-type="string" office:string-value="11.200000000000045" calcext:value-type="string">
            <text:p>11.200000000000045</text:p>
          </table:table-cell>
          <table:table-cell table:formula="of:=VLOOKUP([.$A103];[$P008_stim.$F:.$Z];[.T$1];0)" office:value-type="string" office:string-value="-17.445925925925906" calcext:value-type="string">
            <text:p>-17.445925925925906</text:p>
          </table:table-cell>
          <table:table-cell table:formula="of:=VLOOKUP([.$A103];[$P008_stim.$F:.$Z];[.U$1];0)" office:value-type="float" office:value="156" calcext:value-type="float">
            <text:p>156</text:p>
          </table:table-cell>
          <table:table-cell table:formula="of:=VLOOKUP([.$A103];[$P008_stim.$F:.$Z];[.V$1];0)" office:value-type="float" office:value="26" calcext:value-type="float">
            <text:p>26</text:p>
          </table:table-cell>
          <table:table-cell table:formula="of:=VLOOKUP([.$A103];[$P008_stim.$F:.$Z];[.W$1];0)" office:value-type="string" office:string-value="29.866666666666674" calcext:value-type="string">
            <text:p>29.866666666666674</text:p>
          </table:table-cell>
          <table:table-cell table:formula="of:=VLOOKUP([.$A103];[$P008_stim.$F:.$Z];[.X$1];0)" office:value-type="string" office:string-value="-6.9214814814814645" calcext:value-type="string">
            <text:p>-6.9214814814814645</text:p>
          </table:table-cell>
          <table:table-cell table:formula="of:=VLOOKUP([.$A103];[$P008_stim.$F:.$Z];[.Y$1];0)" office:value-type="float" office:value="294" calcext:value-type="float">
            <text:p>294</text:p>
          </table:table-cell>
        </table:table-row>
        <table:table-row table:style-name="ro1">
          <table:table-cell table:formula="of:=IF(COUNTIF([P008_stim.$F:.$F];[P008_stim.$A103])=1;[P008_stim.A103];&quot;&quot;)" office:value-type="string" office:string-value="20.2" calcext:value-type="string">
            <text:p>20.2</text:p>
          </table:table-cell>
          <table:table-cell table:formula="of:=IF(COUNTIF([P008_stim.$F:.$F];[P008_stim.$A103])=1;[P008_stim.B103];&quot;&quot;)" office:value-type="string" office:string-value="H08" calcext:value-type="string">
            <text:p>H08</text:p>
          </table:table-cell>
          <table:table-cell table:formula="of:=IF(COUNTIF([P008_stim.$F:.$F];[P008_stim.$A103])=1;[P008_stim.C103];&quot;&quot;)" office:value-type="string" office:string-value="H" calcext:value-type="string">
            <text:p>H</text:p>
          </table:table-cell>
          <table:table-cell/>
          <table:table-cell table:formula="of:=VLOOKUP([.$A104];[$P008_stim.$F:.$Z];[.E$1];0)" office:value-type="string" office:string-value="20.2" calcext:value-type="string">
            <text:p>20.2</text:p>
          </table:table-cell>
          <table:table-cell table:formula="of:=VLOOKUP([.$A104];[$P008_stim.$F:.$Z];[.F$1];0)" office:value-type="string" office:string-value="H" calcext:value-type="string">
            <text:p>H</text:p>
          </table:table-cell>
          <table:table-cell table:formula="of:=VLOOKUP([.$A104];[$P008_stim.$F:.$Z];[.G$1];0)" office:value-type="string" office:string-value="33.26666666666665" calcext:value-type="string">
            <text:p>33.26666666666665</text:p>
          </table:table-cell>
          <table:table-cell table:formula="of:=VLOOKUP([.$A104];[$P008_stim.$F:.$Z];[.H$1];0)" office:value-type="string" office:string-value="-65.13777777777779" calcext:value-type="string">
            <text:p>-65.13777777777779</text:p>
          </table:table-cell>
          <table:table-cell table:formula="of:=VLOOKUP([.$A104];[$P008_stim.$F:.$Z];[.I$1];0)" office:value-type="float" office:value="268" calcext:value-type="float">
            <text:p>268</text:p>
          </table:table-cell>
          <table:table-cell table:formula="of:=VLOOKUP([.$A104];[$P008_stim.$F:.$Z];[.J$1];0)" office:value-type="float" office:value="26" calcext:value-type="float">
            <text:p>26</text:p>
          </table:table-cell>
          <table:table-cell table:formula="of:=VLOOKUP([.$A104];[$P008_stim.$F:.$Z];[.K$1];0)" office:value-type="string" office:string-value="87.60000000000002" calcext:value-type="string">
            <text:p>87.60000000000002</text:p>
          </table:table-cell>
          <table:table-cell table:formula="of:=VLOOKUP([.$A104];[$P008_stim.$F:.$Z];[.L$1];0)" office:value-type="string" office:string-value="-47.217777777777656" calcext:value-type="string">
            <text:p>-47.217777777777656</text:p>
          </table:table-cell>
          <table:table-cell table:formula="of:=VLOOKUP([.$A104];[$P008_stim.$F:.$Z];[.M$1];0)" office:value-type="float" office:value="144" calcext:value-type="float">
            <text:p>144</text:p>
          </table:table-cell>
          <table:table-cell table:formula="of:=VLOOKUP([.$A104];[$P008_stim.$F:.$Z];[.N$1];0)" office:value-type="float" office:value="52" calcext:value-type="float">
            <text:p>52</text:p>
          </table:table-cell>
          <table:table-cell table:formula="of:=VLOOKUP([.$A104];[$P008_stim.$F:.$Z];[.O$1];0)" office:value-type="string" office:string-value="-51.5333333333333" calcext:value-type="string">
            <text:p>-51.5333333333333</text:p>
          </table:table-cell>
          <table:table-cell table:formula="of:=VLOOKUP([.$A104];[$P008_stim.$F:.$Z];[.P$1];0)" office:value-type="string" office:string-value="-60.11259259259259" calcext:value-type="string">
            <text:p>-60.11259259259259</text:p>
          </table:table-cell>
          <table:table-cell table:formula="of:=VLOOKUP([.$A104];[$P008_stim.$F:.$Z];[.Q$1];0)" office:value-type="float" office:value="466" calcext:value-type="float">
            <text:p>466</text:p>
          </table:table-cell>
          <table:table-cell table:formula="of:=VLOOKUP([.$A104];[$P008_stim.$F:.$Z];[.R$1];0)" office:value-type="float" office:value="44" calcext:value-type="float">
            <text:p>44</text:p>
          </table:table-cell>
          <table:table-cell table:formula="of:=VLOOKUP([.$A104];[$P008_stim.$F:.$Z];[.S$1];0)" office:value-type="string" office:string-value="-118.93333333333328" calcext:value-type="string">
            <text:p>-118.93333333333328</text:p>
          </table:table-cell>
          <table:table-cell table:formula="of:=VLOOKUP([.$A104];[$P008_stim.$F:.$Z];[.T$1];0)" office:value-type="string" office:string-value="-182.2340740740741" calcext:value-type="string">
            <text:p>-182.2340740740741</text:p>
          </table:table-cell>
          <table:table-cell table:formula="of:=VLOOKUP([.$A104];[$P008_stim.$F:.$Z];[.U$1];0)" office:value-type="float" office:value="386" calcext:value-type="float">
            <text:p>386</text:p>
          </table:table-cell>
          <table:table-cell table:formula="of:=VLOOKUP([.$A104];[$P008_stim.$F:.$Z];[.V$1];0)" office:value-type="float" office:value="96" calcext:value-type="float">
            <text:p>96</text:p>
          </table:table-cell>
          <table:table-cell table:formula="of:=VLOOKUP([.$A104];[$P008_stim.$F:.$Z];[.W$1];0)" office:value-type="string" office:string-value="60.26666666666665" calcext:value-type="string">
            <text:p>60.26666666666665</text:p>
          </table:table-cell>
          <table:table-cell table:formula="of:=VLOOKUP([.$A104];[$P008_stim.$F:.$Z];[.X$1];0)" office:value-type="string" office:string-value="12.420740740740712" calcext:value-type="string">
            <text:p>12.420740740740712</text:p>
          </table:table-cell>
          <table:table-cell table:formula="of:=VLOOKUP([.$A104];[$P008_stim.$F:.$Z];[.Y$1];0)" office:value-type="float" office:value="388" calcext:value-type="float">
            <text:p>388</text:p>
          </table:table-cell>
        </table:table-row>
        <table:table-row table:style-name="ro1">
          <table:table-cell table:formula="of:=IF(COUNTIF([P008_stim.$F:.$F];[P008_stim.$A104])=1;[P008_stim.A104];&quot;&quot;)" office:value-type="string" office:string-value="20.3" calcext:value-type="string">
            <text:p>20.3</text:p>
          </table:table-cell>
          <table:table-cell table:formula="of:=IF(COUNTIF([P008_stim.$F:.$F];[P008_stim.$A104])=1;[P008_stim.B104];&quot;&quot;)" office:value-type="string" office:string-value="L16" calcext:value-type="string">
            <text:p>L16</text:p>
          </table:table-cell>
          <table:table-cell table:formula="of:=IF(COUNTIF([P008_stim.$F:.$F];[P008_stim.$A104])=1;[P008_stim.C104];&quot;&quot;)" office:value-type="string" office:string-value="L" calcext:value-type="string">
            <text:p>L</text:p>
          </table:table-cell>
          <table:table-cell/>
          <table:table-cell table:formula="of:=VLOOKUP([.$A105];[$P008_stim.$F:.$Z];[.E$1];0)" office:value-type="string" office:string-value="20.3" calcext:value-type="string">
            <text:p>20.3</text:p>
          </table:table-cell>
          <table:table-cell table:formula="of:=VLOOKUP([.$A105];[$P008_stim.$F:.$Z];[.F$1];0)" office:value-type="string" office:string-value="L" calcext:value-type="string">
            <text:p>L</text:p>
          </table:table-cell>
          <table:table-cell table:formula="of:=VLOOKUP([.$A105];[$P008_stim.$F:.$Z];[.G$1];0)" office:value-type="string" office:string-value="11.733333333333348" calcext:value-type="string">
            <text:p>11.733333333333348</text:p>
          </table:table-cell>
          <table:table-cell table:formula="of:=VLOOKUP([.$A105];[$P008_stim.$F:.$Z];[.H$1];0)" office:value-type="string" office:string-value="-34.70222222222225" calcext:value-type="string">
            <text:p>-34.70222222222225</text:p>
          </table:table-cell>
          <table:table-cell table:formula="of:=VLOOKUP([.$A105];[$P008_stim.$F:.$Z];[.I$1];0)" office:value-type="float" office:value="302" calcext:value-type="float">
            <text:p>302</text:p>
          </table:table-cell>
          <table:table-cell table:formula="of:=VLOOKUP([.$A105];[$P008_stim.$F:.$Z];[.J$1];0)" office:value-type="float" office:value="28" calcext:value-type="float">
            <text:p>28</text:p>
          </table:table-cell>
          <table:table-cell table:formula="of:=VLOOKUP([.$A105];[$P008_stim.$F:.$Z];[.K$1];0)" office:value-type="string" office:string-value="4.399999999999977" calcext:value-type="string">
            <text:p>4.399999999999977</text:p>
          </table:table-cell>
          <table:table-cell table:formula="of:=VLOOKUP([.$A105];[$P008_stim.$F:.$Z];[.L$1];0)" office:value-type="string" office:string-value="44.373333333333335" calcext:value-type="string">
            <text:p>44.373333333333335</text:p>
          </table:table-cell>
          <table:table-cell table:formula="of:=VLOOKUP([.$A105];[$P008_stim.$F:.$Z];[.M$1];0)" office:value-type="float" office:value="346" calcext:value-type="float">
            <text:p>346</text:p>
          </table:table-cell>
          <table:table-cell table:formula="of:=VLOOKUP([.$A105];[$P008_stim.$F:.$Z];[.N$1];0)" office:value-type="float" office:value="30" calcext:value-type="float">
            <text:p>30</text:p>
          </table:table-cell>
          <table:table-cell table:formula="of:=VLOOKUP([.$A105];[$P008_stim.$F:.$Z];[.O$1];0)" office:value-type="string" office:string-value="-2.0" calcext:value-type="string">
            <text:p>-2.0</text:p>
          </table:table-cell>
          <table:table-cell table:formula="of:=VLOOKUP([.$A105];[$P008_stim.$F:.$Z];[.P$1];0)" office:value-type="string" office:string-value="122.88" calcext:value-type="string">
            <text:p>122.88</text:p>
          </table:table-cell>
          <table:table-cell table:formula="of:=VLOOKUP([.$A105];[$P008_stim.$F:.$Z];[.Q$1];0)" office:value-type="float" office:value="422" calcext:value-type="float">
            <text:p>422</text:p>
          </table:table-cell>
          <table:table-cell table:formula="of:=VLOOKUP([.$A105];[$P008_stim.$F:.$Z];[.R$1];0)" office:value-type="float" office:value="30" calcext:value-type="float">
            <text:p>30</text:p>
          </table:table-cell>
          <table:table-cell table:formula="of:=VLOOKUP([.$A105];[$P008_stim.$F:.$Z];[.S$1];0)" office:value-type="string" office:string-value="-83.06666666666672" calcext:value-type="string">
            <text:p>-83.06666666666672</text:p>
          </table:table-cell>
          <table:table-cell table:formula="of:=VLOOKUP([.$A105];[$P008_stim.$F:.$Z];[.T$1];0)" office:value-type="string" office:string-value="71.77481481481482" calcext:value-type="string">
            <text:p>71.77481481481482</text:p>
          </table:table-cell>
          <table:table-cell table:formula="of:=VLOOKUP([.$A105];[$P008_stim.$F:.$Z];[.U$1];0)" office:value-type="float" office:value="588" calcext:value-type="float">
            <text:p>588</text:p>
          </table:table-cell>
          <table:table-cell table:formula="of:=VLOOKUP([.$A105];[$P008_stim.$F:.$Z];[.V$1];0)" office:value-type="float" office:value="46" calcext:value-type="float">
            <text:p>46</text:p>
          </table:table-cell>
          <table:table-cell table:formula="of:=VLOOKUP([.$A105];[$P008_stim.$F:.$Z];[.W$1];0)" office:value-type="string" office:string-value="34.06666666666672" calcext:value-type="string">
            <text:p>34.06666666666672</text:p>
          </table:table-cell>
          <table:table-cell table:formula="of:=VLOOKUP([.$A105];[$P008_stim.$F:.$Z];[.X$1];0)" office:value-type="string" office:string-value="44.18370370370371" calcext:value-type="string">
            <text:p>44.18370370370371</text:p>
          </table:table-cell>
          <table:table-cell table:formula="of:=VLOOKUP([.$A105];[$P008_stim.$F:.$Z];[.Y$1];0)" office:value-type="float" office:value="630" calcext:value-type="float">
            <text:p>630</text:p>
          </table:table-cell>
        </table:table-row>
        <table:table-row table:style-name="ro1">
          <table:table-cell table:formula="of:=IF(COUNTIF([P008_stim.$F:.$F];[P008_stim.$A105])=1;[P008_stim.A105];&quot;&quot;)" office:value-type="string" office:string-value="20.4" calcext:value-type="string">
            <text:p>20.4</text:p>
          </table:table-cell>
          <table:table-cell table:formula="of:=IF(COUNTIF([P008_stim.$F:.$F];[P008_stim.$A105])=1;[P008_stim.B105];&quot;&quot;)" office:value-type="string" office:string-value="H05" calcext:value-type="string">
            <text:p>H05</text:p>
          </table:table-cell>
          <table:table-cell table:formula="of:=IF(COUNTIF([P008_stim.$F:.$F];[P008_stim.$A105])=1;[P008_stim.C105];&quot;&quot;)" office:value-type="string" office:string-value="H" calcext:value-type="string">
            <text:p>H</text:p>
          </table:table-cell>
          <table:table-cell/>
          <table:table-cell table:formula="of:=VLOOKUP([.$A106];[$P008_stim.$F:.$Z];[.E$1];0)" office:value-type="string" office:string-value="20.4" calcext:value-type="string">
            <text:p>20.4</text:p>
          </table:table-cell>
          <table:table-cell table:formula="of:=VLOOKUP([.$A106];[$P008_stim.$F:.$Z];[.F$1];0)" office:value-type="string" office:string-value="H" calcext:value-type="string">
            <text:p>H</text:p>
          </table:table-cell>
          <table:table-cell table:formula="of:=VLOOKUP([.$A106];[$P008_stim.$F:.$Z];[.G$1];0)" office:value-type="string" office:string-value="-34.5333333333333" calcext:value-type="string">
            <text:p>-34.5333333333333</text:p>
          </table:table-cell>
          <table:table-cell table:formula="of:=VLOOKUP([.$A106];[$P008_stim.$F:.$Z];[.H$1];0)" office:value-type="string" office:string-value="119.84592592592594" calcext:value-type="string">
            <text:p>119.84592592592594</text:p>
          </table:table-cell>
          <table:table-cell table:formula="of:=VLOOKUP([.$A106];[$P008_stim.$F:.$Z];[.I$1];0)" office:value-type="float" office:value="256" calcext:value-type="float">
            <text:p>256</text:p>
          </table:table-cell>
          <table:table-cell table:formula="of:=VLOOKUP([.$A106];[$P008_stim.$F:.$Z];[.J$1];0)" office:value-type="float" office:value="42" calcext:value-type="float">
            <text:p>42</text:p>
          </table:table-cell>
          <table:table-cell table:formula="of:=VLOOKUP([.$A106];[$P008_stim.$F:.$Z];[.K$1];0)" office:value-type="string" office:string-value="-23.200000000000045" calcext:value-type="string">
            <text:p>-23.200000000000045</text:p>
          </table:table-cell>
          <table:table-cell table:formula="of:=VLOOKUP([.$A106];[$P008_stim.$F:.$Z];[.L$1];0)" office:value-type="string" office:string-value="-13.748148148148175" calcext:value-type="string">
            <text:p>-13.748148148148175</text:p>
          </table:table-cell>
          <table:table-cell table:formula="of:=VLOOKUP([.$A106];[$P008_stim.$F:.$Z];[.M$1];0)" office:value-type="float" office:value="258" calcext:value-type="float">
            <text:p>258</text:p>
          </table:table-cell>
          <table:table-cell table:formula="of:=VLOOKUP([.$A106];[$P008_stim.$F:.$Z];[.N$1];0)" office:value-type="float" office:value="32" calcext:value-type="float">
            <text:p>32</text:p>
          </table:table-cell>
          <table:table-cell table:formula="of:=VLOOKUP([.$A106];[$P008_stim.$F:.$Z];[.O$1];0)" office:value-type="string" office:string-value="93.4666666666667" calcext:value-type="string">
            <text:p>93.4666666666667</text:p>
          </table:table-cell>
          <table:table-cell table:formula="of:=VLOOKUP([.$A106];[$P008_stim.$F:.$Z];[.P$1];0)" office:value-type="string" office:string-value="-48.7348148148148" calcext:value-type="string">
            <text:p>-48.7348148148148</text:p>
          </table:table-cell>
          <table:table-cell table:formula="of:=VLOOKUP([.$A106];[$P008_stim.$F:.$Z];[.Q$1];0)" office:value-type="float" office:value="268" calcext:value-type="float">
            <text:p>268</text:p>
          </table:table-cell>
          <table:table-cell table:formula="of:=VLOOKUP([.$A106];[$P008_stim.$F:.$Z];[.R$1];0)" office:value-type="float" office:value="48" calcext:value-type="float">
            <text:p>48</text:p>
          </table:table-cell>
          <table:table-cell table:formula="of:=VLOOKUP([.$A106];[$P008_stim.$F:.$Z];[.S$1];0)" office:value-type="string" office:string-value="120.0" calcext:value-type="string">
            <text:p>120.0</text:p>
          </table:table-cell>
          <table:table-cell table:formula="of:=VLOOKUP([.$A106];[$P008_stim.$F:.$Z];[.T$1];0)" office:value-type="string" office:string-value="135.39555555555546" calcext:value-type="string">
            <text:p>135.39555555555546</text:p>
          </table:table-cell>
          <table:table-cell table:formula="of:=VLOOKUP([.$A106];[$P008_stim.$F:.$Z];[.U$1];0)" office:value-type="float" office:value="530" calcext:value-type="float">
            <text:p>530</text:p>
          </table:table-cell>
          <table:table-cell table:formula="of:=VLOOKUP([.$A106];[$P008_stim.$F:.$Z];[.V$1];0)" office:value-type="float" office:value="62" calcext:value-type="float">
            <text:p>62</text:p>
          </table:table-cell>
          <table:table-cell table:formula="of:=VLOOKUP([.$A106];[$P008_stim.$F:.$Z];[.W$1];0)" office:value-type="string" office:string-value="-119.20000000000005" calcext:value-type="string">
            <text:p>-119.20000000000005</text:p>
          </table:table-cell>
          <table:table-cell table:formula="of:=VLOOKUP([.$A106];[$P008_stim.$F:.$Z];[.X$1];0)" office:value-type="string" office:string-value="-21.522962962962993" calcext:value-type="string">
            <text:p>-21.522962962962993</text:p>
          </table:table-cell>
          <table:table-cell table:formula="of:=VLOOKUP([.$A106];[$P008_stim.$F:.$Z];[.Y$1];0)" office:value-type="float" office:value="448" calcext:value-type="float">
            <text:p>448</text:p>
          </table:table-cell>
        </table:table-row>
        <table:table-row table:style-name="ro1">
          <table:table-cell table:formula="of:=IF(COUNTIF([P008_stim.$F:.$F];[P008_stim.$A106])=1;[P008_stim.A106];&quot;&quot;)" office:value-type="string" office:string-value="21.0" calcext:value-type="string">
            <text:p>21.0</text:p>
          </table:table-cell>
          <table:table-cell table:formula="of:=IF(COUNTIF([P008_stim.$F:.$F];[P008_stim.$A106])=1;[P008_stim.B106];&quot;&quot;)" office:value-type="string" office:string-value="L29" calcext:value-type="string">
            <text:p>L29</text:p>
          </table:table-cell>
          <table:table-cell table:formula="of:=IF(COUNTIF([P008_stim.$F:.$F];[P008_stim.$A106])=1;[P008_stim.C106];&quot;&quot;)" office:value-type="string" office:string-value="L" calcext:value-type="string">
            <text:p>L</text:p>
          </table:table-cell>
          <table:table-cell/>
          <table:table-cell table:formula="of:=VLOOKUP([.$A107];[$P008_stim.$F:.$Z];[.E$1];0)" office:value-type="string" office:string-value="21.0" calcext:value-type="string">
            <text:p>21.0</text:p>
          </table:table-cell>
          <table:table-cell table:formula="of:=VLOOKUP([.$A107];[$P008_stim.$F:.$Z];[.F$1];0)" office:value-type="string" office:string-value="L" calcext:value-type="string">
            <text:p>L</text:p>
          </table:table-cell>
          <table:table-cell table:formula="of:=VLOOKUP([.$A107];[$P008_stim.$F:.$Z];[.G$1];0)" office:value-type="string" office:string-value="7.399999999999977" calcext:value-type="string">
            <text:p>7.399999999999977</text:p>
          </table:table-cell>
          <table:table-cell table:formula="of:=VLOOKUP([.$A107];[$P008_stim.$F:.$Z];[.H$1];0)" office:value-type="string" office:string-value="-33.94370370370359" calcext:value-type="string">
            <text:p>-33.94370370370359</text:p>
          </table:table-cell>
          <table:table-cell table:formula="of:=VLOOKUP([.$A107];[$P008_stim.$F:.$Z];[.I$1];0)" office:value-type="float" office:value="382" calcext:value-type="float">
            <text:p>382</text:p>
          </table:table-cell>
          <table:table-cell table:formula="of:=VLOOKUP([.$A107];[$P008_stim.$F:.$Z];[.J$1];0)" office:value-type="float" office:value="44" calcext:value-type="float">
            <text:p>44</text:p>
          </table:table-cell>
          <table:table-cell table:formula="of:=VLOOKUP([.$A107];[$P008_stim.$F:.$Z];[.K$1];0)" office:value-type="string" office:string-value="21.799999999999955" calcext:value-type="string">
            <text:p>21.799999999999955</text:p>
          </table:table-cell>
          <table:table-cell table:formula="of:=VLOOKUP([.$A107];[$P008_stim.$F:.$Z];[.L$1];0)" office:value-type="string" office:string-value="-191.71555555555562" calcext:value-type="string">
            <text:p>-191.71555555555562</text:p>
          </table:table-cell>
          <table:table-cell table:formula="of:=VLOOKUP([.$A107];[$P008_stim.$F:.$Z];[.M$1];0)" office:value-type="float" office:value="420" calcext:value-type="float">
            <text:p>420</text:p>
          </table:table-cell>
          <table:table-cell table:formula="of:=VLOOKUP([.$A107];[$P008_stim.$F:.$Z];[.N$1];0)" office:value-type="float" office:value="56" calcext:value-type="float">
            <text:p>56</text:p>
          </table:table-cell>
          <table:table-cell table:formula="of:=VLOOKUP([.$A107];[$P008_stim.$F:.$Z];[.O$1];0)" office:value-type="string" office:string-value="25.26666666666665" calcext:value-type="string">
            <text:p>25.26666666666665</text:p>
          </table:table-cell>
          <table:table-cell table:formula="of:=VLOOKUP([.$A107];[$P008_stim.$F:.$Z];[.P$1];0)" office:value-type="string" office:string-value="13.653333333333308" calcext:value-type="string">
            <text:p>13.653333333333308</text:p>
          </table:table-cell>
          <table:table-cell table:formula="of:=VLOOKUP([.$A107];[$P008_stim.$F:.$Z];[.Q$1];0)" office:value-type="float" office:value="360" calcext:value-type="float">
            <text:p>360</text:p>
          </table:table-cell>
          <table:table-cell table:formula="of:=VLOOKUP([.$A107];[$P008_stim.$F:.$Z];[.R$1];0)" office:value-type="float" office:value="40" calcext:value-type="float">
            <text:p>40</text:p>
          </table:table-cell>
          <table:table-cell table:formula="of:=VLOOKUP([.$A107];[$P008_stim.$F:.$Z];[.S$1];0)" office:value-type="string" office:string-value="7.06666666666672" calcext:value-type="string">
            <text:p>7.06666666666672</text:p>
          </table:table-cell>
          <table:table-cell table:formula="of:=VLOOKUP([.$A107];[$P008_stim.$F:.$Z];[.T$1];0)" office:value-type="string" office:string-value="-106.19259259259258" calcext:value-type="string">
            <text:p>-106.19259259259258</text:p>
          </table:table-cell>
          <table:table-cell table:formula="of:=VLOOKUP([.$A107];[$P008_stim.$F:.$Z];[.U$1];0)" office:value-type="float" office:value="498" calcext:value-type="float">
            <text:p>498</text:p>
          </table:table-cell>
          <table:table-cell table:formula="of:=VLOOKUP([.$A107];[$P008_stim.$F:.$Z];[.V$1];0)" office:value-type="float" office:value="24" calcext:value-type="float">
            <text:p>24</text:p>
          </table:table-cell>
          <table:table-cell table:formula="of:=VLOOKUP([.$A107];[$P008_stim.$F:.$Z];[.W$1];0)" office:value-type="string" office:string-value="8.866666666666674" calcext:value-type="string">
            <text:p>8.866666666666674</text:p>
          </table:table-cell>
          <table:table-cell table:formula="of:=VLOOKUP([.$A107];[$P008_stim.$F:.$Z];[.X$1];0)" office:value-type="string" office:string-value="-72.15407407407412" calcext:value-type="string">
            <text:p>-72.15407407407412</text:p>
          </table:table-cell>
          <table:table-cell table:formula="of:=VLOOKUP([.$A107];[$P008_stim.$F:.$Z];[.Y$1];0)" office:value-type="float" office:value="408" calcext:value-type="float">
            <text:p>408</text:p>
          </table:table-cell>
        </table:table-row>
        <table:table-row table:style-name="ro1">
          <table:table-cell table:formula="of:=IF(COUNTIF([P008_stim.$F:.$F];[P008_stim.$A107])=1;[P008_stim.A107];&quot;&quot;)" office:value-type="string" office:string-value="21.1" calcext:value-type="string">
            <text:p>21.1</text:p>
          </table:table-cell>
          <table:table-cell table:formula="of:=IF(COUNTIF([P008_stim.$F:.$F];[P008_stim.$A107])=1;[P008_stim.B107];&quot;&quot;)" office:value-type="string" office:string-value="H21" calcext:value-type="string">
            <text:p>H21</text:p>
          </table:table-cell>
          <table:table-cell table:formula="of:=IF(COUNTIF([P008_stim.$F:.$F];[P008_stim.$A107])=1;[P008_stim.C107];&quot;&quot;)" office:value-type="string" office:string-value="H" calcext:value-type="string">
            <text:p>H</text:p>
          </table:table-cell>
          <table:table-cell/>
          <table:table-cell table:formula="of:=VLOOKUP([.$A108];[$P008_stim.$F:.$Z];[.E$1];0)" office:value-type="string" office:string-value="21.1" calcext:value-type="string">
            <text:p>21.1</text:p>
          </table:table-cell>
          <table:table-cell table:formula="of:=VLOOKUP([.$A108];[$P008_stim.$F:.$Z];[.F$1];0)" office:value-type="string" office:string-value="H" calcext:value-type="string">
            <text:p>H</text:p>
          </table:table-cell>
          <table:table-cell table:formula="of:=VLOOKUP([.$A108];[$P008_stim.$F:.$Z];[.G$1];0)" office:value-type="string" office:string-value="-15.799999999999955" calcext:value-type="string">
            <text:p>-15.799999999999955</text:p>
          </table:table-cell>
          <table:table-cell table:formula="of:=VLOOKUP([.$A108];[$P008_stim.$F:.$Z];[.H$1];0)" office:value-type="string" office:string-value="-23.324444444444453" calcext:value-type="string">
            <text:p>-23.324444444444453</text:p>
          </table:table-cell>
          <table:table-cell table:formula="of:=VLOOKUP([.$A108];[$P008_stim.$F:.$Z];[.I$1];0)" office:value-type="float" office:value="256" calcext:value-type="float">
            <text:p>256</text:p>
          </table:table-cell>
          <table:table-cell table:formula="of:=VLOOKUP([.$A108];[$P008_stim.$F:.$Z];[.J$1];0)" office:value-type="float" office:value="32" calcext:value-type="float">
            <text:p>32</text:p>
          </table:table-cell>
          <table:table-cell table:formula="of:=VLOOKUP([.$A108];[$P008_stim.$F:.$Z];[.K$1];0)" office:value-type="string" office:string-value="-55.4666666666667" calcext:value-type="string">
            <text:p>-55.4666666666667</text:p>
          </table:table-cell>
          <table:table-cell table:formula="of:=VLOOKUP([.$A108];[$P008_stim.$F:.$Z];[.L$1];0)" office:value-type="string" office:string-value="-10.239999999999952" calcext:value-type="string">
            <text:p>-10.239999999999952</text:p>
          </table:table-cell>
          <table:table-cell table:formula="of:=VLOOKUP([.$A108];[$P008_stim.$F:.$Z];[.M$1];0)" office:value-type="float" office:value="382" calcext:value-type="float">
            <text:p>382</text:p>
          </table:table-cell>
          <table:table-cell table:formula="of:=VLOOKUP([.$A108];[$P008_stim.$F:.$Z];[.N$1];0)" office:value-type="float" office:value="34" calcext:value-type="float">
            <text:p>34</text:p>
          </table:table-cell>
          <table:table-cell table:formula="of:=VLOOKUP([.$A108];[$P008_stim.$F:.$Z];[.O$1];0)" office:value-type="string" office:string-value="11.266666666666652" calcext:value-type="string">
            <text:p>11.266666666666652</text:p>
          </table:table-cell>
          <table:table-cell table:formula="of:=VLOOKUP([.$A108];[$P008_stim.$F:.$Z];[.P$1];0)" office:value-type="string" office:string-value="-40.77037037037036" calcext:value-type="string">
            <text:p>-40.77037037037036</text:p>
          </table:table-cell>
          <table:table-cell table:formula="of:=VLOOKUP([.$A108];[$P008_stim.$F:.$Z];[.Q$1];0)" office:value-type="float" office:value="400" calcext:value-type="float">
            <text:p>400</text:p>
          </table:table-cell>
          <table:table-cell table:formula="of:=VLOOKUP([.$A108];[$P008_stim.$F:.$Z];[.R$1];0)" office:value-type="float" office:value="40" calcext:value-type="float">
            <text:p>40</text:p>
          </table:table-cell>
          <table:table-cell table:formula="of:=VLOOKUP([.$A108];[$P008_stim.$F:.$Z];[.S$1];0)" office:value-type="string" office:string-value="54.06666666666672" calcext:value-type="string">
            <text:p>54.06666666666672</text:p>
          </table:table-cell>
          <table:table-cell table:formula="of:=VLOOKUP([.$A108];[$P008_stim.$F:.$Z];[.T$1];0)" office:value-type="string" office:string-value="35.83999999999992" calcext:value-type="string">
            <text:p>35.83999999999992</text:p>
          </table:table-cell>
          <table:table-cell table:formula="of:=VLOOKUP([.$A108];[$P008_stim.$F:.$Z];[.U$1];0)" office:value-type="float" office:value="260" calcext:value-type="float">
            <text:p>260</text:p>
          </table:table-cell>
          <table:table-cell table:formula="of:=VLOOKUP([.$A108];[$P008_stim.$F:.$Z];[.V$1];0)" office:value-type="float" office:value="24" calcext:value-type="float">
            <text:p>24</text:p>
          </table:table-cell>
          <table:table-cell table:formula="of:=VLOOKUP([.$A108];[$P008_stim.$F:.$Z];[.W$1];0)" office:value-type="string" office:string-value="39.0" calcext:value-type="string">
            <text:p>39.0</text:p>
          </table:table-cell>
          <table:table-cell table:formula="of:=VLOOKUP([.$A108];[$P008_stim.$F:.$Z];[.X$1];0)" office:value-type="string" office:string-value="86.75555555555559" calcext:value-type="string">
            <text:p>86.75555555555559</text:p>
          </table:table-cell>
          <table:table-cell table:formula="of:=VLOOKUP([.$A108];[$P008_stim.$F:.$Z];[.Y$1];0)" office:value-type="float" office:value="324" calcext:value-type="float">
            <text:p>324</text:p>
          </table:table-cell>
        </table:table-row>
        <table:table-row table:style-name="ro1">
          <table:table-cell table:formula="of:=IF(COUNTIF([P008_stim.$F:.$F];[P008_stim.$A108])=1;[P008_stim.A108];&quot;&quot;)" office:value-type="string" office:string-value="21.2" calcext:value-type="string">
            <text:p>21.2</text:p>
          </table:table-cell>
          <table:table-cell table:formula="of:=IF(COUNTIF([P008_stim.$F:.$F];[P008_stim.$A108])=1;[P008_stim.B108];&quot;&quot;)" office:value-type="string" office:string-value="M10AN" calcext:value-type="string">
            <text:p>M10AN</text:p>
          </table:table-cell>
          <table:table-cell table:formula="of:=IF(COUNTIF([P008_stim.$F:.$F];[P008_stim.$A108])=1;[P008_stim.C108];&quot;&quot;)" office:value-type="string" office:string-value="F" calcext:value-type="string">
            <text:p>F</text:p>
          </table:table-cell>
          <table:table-cell/>
          <table:table-cell table:formula="of:=VLOOKUP([.$A109];[$P008_stim.$F:.$Z];[.E$1];0)" office:value-type="string" office:string-value="21.2" calcext:value-type="string">
            <text:p>21.2</text:p>
          </table:table-cell>
          <table:table-cell table:formula="of:=VLOOKUP([.$A109];[$P008_stim.$F:.$Z];[.F$1];0)" office:value-type="string" office:string-value="F" calcext:value-type="string">
            <text:p>F</text:p>
          </table:table-cell>
          <table:table-cell table:formula="of:=VLOOKUP([.$A109];[$P008_stim.$F:.$Z];[.G$1];0)" office:value-type="string" office:string-value="23.93333333333328" calcext:value-type="string">
            <text:p>23.93333333333328</text:p>
          </table:table-cell>
          <table:table-cell table:formula="of:=VLOOKUP([.$A109];[$P008_stim.$F:.$Z];[.H$1];0)" office:value-type="string" office:string-value="-60.96592592592583" calcext:value-type="string">
            <text:p>-60.96592592592583</text:p>
          </table:table-cell>
          <table:table-cell table:formula="of:=VLOOKUP([.$A109];[$P008_stim.$F:.$Z];[.I$1];0)" office:value-type="float" office:value="124" calcext:value-type="float">
            <text:p>124</text:p>
          </table:table-cell>
          <table:table-cell table:formula="of:=VLOOKUP([.$A109];[$P008_stim.$F:.$Z];[.J$1];0)" office:value-type="float" office:value="38" calcext:value-type="float">
            <text:p>38</text:p>
          </table:table-cell>
          <table:table-cell table:formula="of:=VLOOKUP([.$A109];[$P008_stim.$F:.$Z];[.K$1];0)" office:value-type="string" office:string-value="-11.200000000000045" calcext:value-type="string">
            <text:p>-11.200000000000045</text:p>
          </table:table-cell>
          <table:table-cell table:formula="of:=VLOOKUP([.$A109];[$P008_stim.$F:.$Z];[.L$1];0)" office:value-type="string" office:string-value="-138.80888888888887" calcext:value-type="string">
            <text:p>-138.80888888888887</text:p>
          </table:table-cell>
          <table:table-cell table:formula="of:=VLOOKUP([.$A109];[$P008_stim.$F:.$Z];[.M$1];0)" office:value-type="float" office:value="294" calcext:value-type="float">
            <text:p>294</text:p>
          </table:table-cell>
          <table:table-cell table:formula="of:=VLOOKUP([.$A109];[$P008_stim.$F:.$Z];[.N$1];0)" office:value-type="float" office:value="32" calcext:value-type="float">
            <text:p>32</text:p>
          </table:table-cell>
          <table:table-cell table:formula="of:=VLOOKUP([.$A109];[$P008_stim.$F:.$Z];[.O$1];0)" office:value-type="string" office:string-value="0.20000000000004547" calcext:value-type="string">
            <text:p>0.20000000000004547</text:p>
          </table:table-cell>
          <table:table-cell table:formula="of:=VLOOKUP([.$A109];[$P008_stim.$F:.$Z];[.P$1];0)" office:value-type="string" office:string-value="-44.18370370370371" calcext:value-type="string">
            <text:p>-44.18370370370371</text:p>
          </table:table-cell>
          <table:table-cell table:formula="of:=VLOOKUP([.$A109];[$P008_stim.$F:.$Z];[.Q$1];0)" office:value-type="float" office:value="316" calcext:value-type="float">
            <text:p>316</text:p>
          </table:table-cell>
          <table:table-cell table:formula="of:=VLOOKUP([.$A109];[$P008_stim.$F:.$Z];[.R$1];0)" office:value-type="float" office:value="22" calcext:value-type="float">
            <text:p>22</text:p>
          </table:table-cell>
          <table:table-cell table:formula="of:=VLOOKUP([.$A109];[$P008_stim.$F:.$Z];[.S$1];0)" office:value-type="string" office:string-value="-22.26666666666665" calcext:value-type="string">
            <text:p>-22.26666666666665</text:p>
          </table:table-cell>
          <table:table-cell table:formula="of:=VLOOKUP([.$A109];[$P008_stim.$F:.$Z];[.T$1];0)" office:value-type="string" office:string-value="-17.25629629629634" calcext:value-type="string">
            <text:p>-17.25629629629634</text:p>
          </table:table-cell>
          <table:table-cell table:formula="of:=VLOOKUP([.$A109];[$P008_stim.$F:.$Z];[.U$1];0)" office:value-type="float" office:value="230" calcext:value-type="float">
            <text:p>230</text:p>
          </table:table-cell>
          <table:table-cell table:formula="of:=VLOOKUP([.$A109];[$P008_stim.$F:.$Z];[.V$1];0)" office:value-type="float" office:value="36" calcext:value-type="float">
            <text:p>36</text:p>
          </table:table-cell>
          <table:table-cell table:formula="of:=VLOOKUP([.$A109];[$P008_stim.$F:.$Z];[.W$1];0)" office:value-type="string" office:string-value="26.33333333333337" calcext:value-type="string">
            <text:p>26.33333333333337</text:p>
          </table:table-cell>
          <table:table-cell table:formula="of:=VLOOKUP([.$A109];[$P008_stim.$F:.$Z];[.X$1];0)" office:value-type="string" office:string-value="-10.33481481481482" calcext:value-type="string">
            <text:p>-10.33481481481482</text:p>
          </table:table-cell>
          <table:table-cell table:formula="of:=VLOOKUP([.$A109];[$P008_stim.$F:.$Z];[.Y$1];0)" office:value-type="float" office:value="866" calcext:value-type="float">
            <text:p>866</text:p>
          </table:table-cell>
        </table:table-row>
        <table:table-row table:style-name="ro1">
          <table:table-cell table:formula="of:=IF(COUNTIF([P008_stim.$F:.$F];[P008_stim.$A109])=1;[P008_stim.A109];&quot;&quot;)" office:value-type="string" office:string-value="21.3" calcext:value-type="string">
            <text:p>21.3</text:p>
          </table:table-cell>
          <table:table-cell table:formula="of:=IF(COUNTIF([P008_stim.$F:.$F];[P008_stim.$A109])=1;[P008_stim.B109];&quot;&quot;)" office:value-type="string" office:string-value="L22" calcext:value-type="string">
            <text:p>L22</text:p>
          </table:table-cell>
          <table:table-cell table:formula="of:=IF(COUNTIF([P008_stim.$F:.$F];[P008_stim.$A109])=1;[P008_stim.C109];&quot;&quot;)" office:value-type="string" office:string-value="L" calcext:value-type="string">
            <text:p>L</text:p>
          </table:table-cell>
          <table:table-cell/>
          <table:table-cell table:formula="of:=VLOOKUP([.$A110];[$P008_stim.$F:.$Z];[.E$1];0)" office:value-type="string" office:string-value="21.3" calcext:value-type="string">
            <text:p>21.3</text:p>
          </table:table-cell>
          <table:table-cell table:formula="of:=VLOOKUP([.$A110];[$P008_stim.$F:.$Z];[.F$1];0)" office:value-type="string" office:string-value="L" calcext:value-type="string">
            <text:p>L</text:p>
          </table:table-cell>
          <table:table-cell table:formula="of:=VLOOKUP([.$A110];[$P008_stim.$F:.$Z];[.G$1];0)" office:value-type="string" office:string-value="2.6000000000000227" calcext:value-type="string">
            <text:p>2.6000000000000227</text:p>
          </table:table-cell>
          <table:table-cell table:formula="of:=VLOOKUP([.$A110];[$P008_stim.$F:.$Z];[.H$1];0)" office:value-type="string" office:string-value="-11.66222222222217" calcext:value-type="string">
            <text:p>-11.66222222222217</text:p>
          </table:table-cell>
          <table:table-cell table:formula="of:=VLOOKUP([.$A110];[$P008_stim.$F:.$Z];[.I$1];0)" office:value-type="float" office:value="278" calcext:value-type="float">
            <text:p>278</text:p>
          </table:table-cell>
          <table:table-cell table:formula="of:=VLOOKUP([.$A110];[$P008_stim.$F:.$Z];[.J$1];0)" office:value-type="float" office:value="42" calcext:value-type="float">
            <text:p>42</text:p>
          </table:table-cell>
          <table:table-cell table:formula="of:=VLOOKUP([.$A110];[$P008_stim.$F:.$Z];[.K$1];0)" office:value-type="string" office:string-value="-34.39999999999998" calcext:value-type="string">
            <text:p>-34.39999999999998</text:p>
          </table:table-cell>
          <table:table-cell table:formula="of:=VLOOKUP([.$A110];[$P008_stim.$F:.$Z];[.L$1];0)" office:value-type="string" office:string-value="-115.95851851851842" calcext:value-type="string">
            <text:p>-115.95851851851842</text:p>
          </table:table-cell>
          <table:table-cell table:formula="of:=VLOOKUP([.$A110];[$P008_stim.$F:.$Z];[.M$1];0)" office:value-type="float" office:value="176" calcext:value-type="float">
            <text:p>176</text:p>
          </table:table-cell>
          <table:table-cell table:formula="of:=VLOOKUP([.$A110];[$P008_stim.$F:.$Z];[.N$1];0)" office:value-type="float" office:value="24" calcext:value-type="float">
            <text:p>24</text:p>
          </table:table-cell>
          <table:table-cell table:formula="of:=VLOOKUP([.$A110];[$P008_stim.$F:.$Z];[.O$1];0)" office:value-type="string" office:string-value="-53.60000000000002" calcext:value-type="string">
            <text:p>-53.60000000000002</text:p>
          </table:table-cell>
          <table:table-cell table:formula="of:=VLOOKUP([.$A110];[$P008_stim.$F:.$Z];[.P$1];0)" office:value-type="string" office:string-value="-135.01629629629628" calcext:value-type="string">
            <text:p>-135.01629629629628</text:p>
          </table:table-cell>
          <table:table-cell table:formula="of:=VLOOKUP([.$A110];[$P008_stim.$F:.$Z];[.Q$1];0)" office:value-type="float" office:value="190" calcext:value-type="float">
            <text:p>190</text:p>
          </table:table-cell>
          <table:table-cell table:formula="of:=VLOOKUP([.$A110];[$P008_stim.$F:.$Z];[.R$1];0)" office:value-type="float" office:value="42" calcext:value-type="float">
            <text:p>42</text:p>
          </table:table-cell>
          <table:table-cell table:formula="of:=VLOOKUP([.$A110];[$P008_stim.$F:.$Z];[.S$1];0)" office:value-type="string" office:string-value="18.533333333333303" calcext:value-type="string">
            <text:p>18.533333333333303</text:p>
          </table:table-cell>
          <table:table-cell table:formula="of:=VLOOKUP([.$A110];[$P008_stim.$F:.$Z];[.T$1];0)" office:value-type="string" office:string-value="-64.8533333333333" calcext:value-type="string">
            <text:p>-64.8533333333333</text:p>
          </table:table-cell>
          <table:table-cell table:formula="of:=VLOOKUP([.$A110];[$P008_stim.$F:.$Z];[.U$1];0)" office:value-type="float" office:value="472" calcext:value-type="float">
            <text:p>472</text:p>
          </table:table-cell>
          <table:table-cell table:formula="of:=VLOOKUP([.$A110];[$P008_stim.$F:.$Z];[.V$1];0)" office:value-type="float" office:value="24" calcext:value-type="float">
            <text:p>24</text:p>
          </table:table-cell>
          <table:table-cell table:formula="of:=VLOOKUP([.$A110];[$P008_stim.$F:.$Z];[.W$1];0)" office:value-type="string" office:string-value="-1.3999999999999773" calcext:value-type="string">
            <text:p>-1.3999999999999773</text:p>
          </table:table-cell>
          <table:table-cell table:formula="of:=VLOOKUP([.$A110];[$P008_stim.$F:.$Z];[.X$1];0)" office:value-type="string" office:string-value="-69.59407407407406" calcext:value-type="string">
            <text:p>-69.59407407407406</text:p>
          </table:table-cell>
          <table:table-cell table:formula="of:=VLOOKUP([.$A110];[$P008_stim.$F:.$Z];[.Y$1];0)" office:value-type="float" office:value="174" calcext:value-type="float">
            <text:p>174</text:p>
          </table:table-cell>
        </table:table-row>
        <table:table-row table:style-name="ro1">
          <table:table-cell table:formula="of:=IF(COUNTIF([P008_stim.$F:.$F];[P008_stim.$A110])=1;[P008_stim.A110];&quot;&quot;)" office:value-type="string" office:string-value="21.4" calcext:value-type="string">
            <text:p>21.4</text:p>
          </table:table-cell>
          <table:table-cell table:formula="of:=IF(COUNTIF([P008_stim.$F:.$F];[P008_stim.$A110])=1;[P008_stim.B110];&quot;&quot;)" office:value-type="string" office:string-value="H16" calcext:value-type="string">
            <text:p>H16</text:p>
          </table:table-cell>
          <table:table-cell table:formula="of:=IF(COUNTIF([P008_stim.$F:.$F];[P008_stim.$A110])=1;[P008_stim.C110];&quot;&quot;)" office:value-type="string" office:string-value="H" calcext:value-type="string">
            <text:p>H</text:p>
          </table:table-cell>
          <table:table-cell/>
          <table:table-cell table:formula="of:=VLOOKUP([.$A111];[$P008_stim.$F:.$Z];[.E$1];0)" office:value-type="string" office:string-value="21.4" calcext:value-type="string">
            <text:p>21.4</text:p>
          </table:table-cell>
          <table:table-cell table:formula="of:=VLOOKUP([.$A111];[$P008_stim.$F:.$Z];[.F$1];0)" office:value-type="string" office:string-value="H" calcext:value-type="string">
            <text:p>H</text:p>
          </table:table-cell>
          <table:table-cell table:formula="of:=VLOOKUP([.$A111];[$P008_stim.$F:.$Z];[.G$1];0)" office:value-type="string" office:string-value="16.133333333333326" calcext:value-type="string">
            <text:p>16.133333333333326</text:p>
          </table:table-cell>
          <table:table-cell table:formula="of:=VLOOKUP([.$A111];[$P008_stim.$F:.$Z];[.H$1];0)" office:value-type="string" office:string-value="-29.582222222222185" calcext:value-type="string">
            <text:p>-29.582222222222185</text:p>
          </table:table-cell>
          <table:table-cell table:formula="of:=VLOOKUP([.$A111];[$P008_stim.$F:.$Z];[.I$1];0)" office:value-type="float" office:value="142" calcext:value-type="float">
            <text:p>142</text:p>
          </table:table-cell>
          <table:table-cell table:formula="of:=VLOOKUP([.$A111];[$P008_stim.$F:.$Z];[.J$1];0)" office:value-type="float" office:value="48" calcext:value-type="float">
            <text:p>48</text:p>
          </table:table-cell>
          <table:table-cell table:formula="of:=VLOOKUP([.$A111];[$P008_stim.$F:.$Z];[.K$1];0)" office:value-type="string" office:string-value="-100.06666666666672" calcext:value-type="string">
            <text:p>-100.06666666666672</text:p>
          </table:table-cell>
          <table:table-cell table:formula="of:=VLOOKUP([.$A111];[$P008_stim.$F:.$Z];[.L$1];0)" office:value-type="string" office:string-value="-83.81629629629629" calcext:value-type="string">
            <text:p>-83.81629629629629</text:p>
          </table:table-cell>
          <table:table-cell table:formula="of:=VLOOKUP([.$A111];[$P008_stim.$F:.$Z];[.M$1];0)" office:value-type="float" office:value="260" calcext:value-type="float">
            <text:p>260</text:p>
          </table:table-cell>
          <table:table-cell table:formula="of:=VLOOKUP([.$A111];[$P008_stim.$F:.$Z];[.N$1];0)" office:value-type="float" office:value="36" calcext:value-type="float">
            <text:p>36</text:p>
          </table:table-cell>
          <table:table-cell table:formula="of:=VLOOKUP([.$A111];[$P008_stim.$F:.$Z];[.O$1];0)" office:value-type="string" office:string-value="10.600000000000023" calcext:value-type="string">
            <text:p>10.600000000000023</text:p>
          </table:table-cell>
          <table:table-cell table:formula="of:=VLOOKUP([.$A111];[$P008_stim.$F:.$Z];[.P$1];0)" office:value-type="string" office:string-value="31.573333333333267" calcext:value-type="string">
            <text:p>31.573333333333267</text:p>
          </table:table-cell>
          <table:table-cell table:formula="of:=VLOOKUP([.$A111];[$P008_stim.$F:.$Z];[.Q$1];0)" office:value-type="float" office:value="134" calcext:value-type="float">
            <text:p>134</text:p>
          </table:table-cell>
          <table:table-cell table:formula="of:=VLOOKUP([.$A111];[$P008_stim.$F:.$Z];[.R$1];0)" office:value-type="float" office:value="30" calcext:value-type="float">
            <text:p>30</text:p>
          </table:table-cell>
          <table:table-cell table:formula="of:=VLOOKUP([.$A111];[$P008_stim.$F:.$Z];[.S$1];0)" office:value-type="string" office:string-value="3.6000000000000227" calcext:value-type="string">
            <text:p>3.6000000000000227</text:p>
          </table:table-cell>
          <table:table-cell table:formula="of:=VLOOKUP([.$A111];[$P008_stim.$F:.$Z];[.T$1];0)" office:value-type="string" office:string-value="177.30370370370372" calcext:value-type="string">
            <text:p>177.30370370370372</text:p>
          </table:table-cell>
          <table:table-cell table:formula="of:=VLOOKUP([.$A111];[$P008_stim.$F:.$Z];[.U$1];0)" office:value-type="float" office:value="160" calcext:value-type="float">
            <text:p>160</text:p>
          </table:table-cell>
          <table:table-cell table:formula="of:=VLOOKUP([.$A111];[$P008_stim.$F:.$Z];[.V$1];0)" office:value-type="float" office:value="22" calcext:value-type="float">
            <text:p>22</text:p>
          </table:table-cell>
          <table:table-cell table:formula="of:=VLOOKUP([.$A111];[$P008_stim.$F:.$Z];[.W$1];0)" office:value-type="string" office:string-value="-1.8666666666666742" calcext:value-type="string">
            <text:p>-1.8666666666666742</text:p>
          </table:table-cell>
          <table:table-cell table:formula="of:=VLOOKUP([.$A111];[$P008_stim.$F:.$Z];[.X$1];0)" office:value-type="string" office:string-value="211.34222222222218" calcext:value-type="string">
            <text:p>211.34222222222218</text:p>
          </table:table-cell>
          <table:table-cell table:formula="of:=VLOOKUP([.$A111];[$P008_stim.$F:.$Z];[.Y$1];0)" office:value-type="float" office:value="316" calcext:value-type="float">
            <text:p>316</text:p>
          </table:table-cell>
        </table:table-row>
        <table:table-row table:style-name="ro1">
          <table:table-cell table:formula="of:=IF(COUNTIF([P008_stim.$F:.$F];[P008_stim.$A111])=1;[P008_stim.A111];&quot;&quot;)" office:value-type="string" office:string-value="22.0" calcext:value-type="string">
            <text:p>22.0</text:p>
          </table:table-cell>
          <table:table-cell table:formula="of:=IF(COUNTIF([P008_stim.$F:.$F];[P008_stim.$A111])=1;[P008_stim.B111];&quot;&quot;)" office:value-type="string" office:string-value="F31NE" calcext:value-type="string">
            <text:p>F31NE</text:p>
          </table:table-cell>
          <table:table-cell table:formula="of:=IF(COUNTIF([P008_stim.$F:.$F];[P008_stim.$A111])=1;[P008_stim.C111];&quot;&quot;)" office:value-type="string" office:string-value="F" calcext:value-type="string">
            <text:p>F</text:p>
          </table:table-cell>
          <table:table-cell/>
          <table:table-cell table:formula="of:=VLOOKUP([.$A112];[$P008_stim.$F:.$Z];[.E$1];0)" office:value-type="string" office:string-value="22.0" calcext:value-type="string">
            <text:p>22.0</text:p>
          </table:table-cell>
          <table:table-cell table:formula="of:=VLOOKUP([.$A112];[$P008_stim.$F:.$Z];[.F$1];0)" office:value-type="string" office:string-value="F" calcext:value-type="string">
            <text:p>F</text:p>
          </table:table-cell>
          <table:table-cell table:formula="of:=VLOOKUP([.$A112];[$P008_stim.$F:.$Z];[.G$1];0)" office:value-type="string" office:string-value="2.3999999999999773" calcext:value-type="string">
            <text:p>2.3999999999999773</text:p>
          </table:table-cell>
          <table:table-cell table:formula="of:=VLOOKUP([.$A112];[$P008_stim.$F:.$Z];[.H$1];0)" office:value-type="string" office:string-value="-127.43111111111108" calcext:value-type="string">
            <text:p>-127.43111111111108</text:p>
          </table:table-cell>
          <table:table-cell table:formula="of:=VLOOKUP([.$A112];[$P008_stim.$F:.$Z];[.I$1];0)" office:value-type="float" office:value="242" calcext:value-type="float">
            <text:p>242</text:p>
          </table:table-cell>
          <table:table-cell table:formula="of:=VLOOKUP([.$A112];[$P008_stim.$F:.$Z];[.J$1];0)" office:value-type="float" office:value="28" calcext:value-type="float">
            <text:p>28</text:p>
          </table:table-cell>
          <table:table-cell table:formula="of:=VLOOKUP([.$A112];[$P008_stim.$F:.$Z];[.K$1];0)" office:value-type="string" office:string-value="14.93333333333328" calcext:value-type="string">
            <text:p>14.93333333333328</text:p>
          </table:table-cell>
          <table:table-cell table:formula="of:=VLOOKUP([.$A112];[$P008_stim.$F:.$Z];[.L$1];0)" office:value-type="string" office:string-value="-17.066666666666663" calcext:value-type="string">
            <text:p>-17.066666666666663</text:p>
          </table:table-cell>
          <table:table-cell table:formula="of:=VLOOKUP([.$A112];[$P008_stim.$F:.$Z];[.M$1];0)" office:value-type="float" office:value="184" calcext:value-type="float">
            <text:p>184</text:p>
          </table:table-cell>
          <table:table-cell table:formula="of:=VLOOKUP([.$A112];[$P008_stim.$F:.$Z];[.N$1];0)" office:value-type="float" office:value="26" calcext:value-type="float">
            <text:p>26</text:p>
          </table:table-cell>
          <table:table-cell table:formula="of:=VLOOKUP([.$A112];[$P008_stim.$F:.$Z];[.O$1];0)" office:value-type="string" office:string-value="39.26666666666665" calcext:value-type="string">
            <text:p>39.26666666666665</text:p>
          </table:table-cell>
          <table:table-cell table:formula="of:=VLOOKUP([.$A112];[$P008_stim.$F:.$Z];[.P$1];0)" office:value-type="string" office:string-value="-9.291851851851789" calcext:value-type="string">
            <text:p>-9.291851851851789</text:p>
          </table:table-cell>
          <table:table-cell table:formula="of:=VLOOKUP([.$A112];[$P008_stim.$F:.$Z];[.Q$1];0)" office:value-type="float" office:value="678" calcext:value-type="float">
            <text:p>678</text:p>
          </table:table-cell>
          <table:table-cell table:formula="of:=VLOOKUP([.$A112];[$P008_stim.$F:.$Z];[.R$1];0)" office:value-type="float" office:value="44" calcext:value-type="float">
            <text:p>44</text:p>
          </table:table-cell>
          <table:table-cell table:formula="of:=VLOOKUP([.$A112];[$P008_stim.$F:.$Z];[.S$1];0)" office:value-type="string" office:string-value="4.466666666666697" calcext:value-type="string">
            <text:p>4.466666666666697</text:p>
          </table:table-cell>
          <table:table-cell table:formula="of:=VLOOKUP([.$A112];[$P008_stim.$F:.$Z];[.T$1];0)" office:value-type="string" office:string-value="-117.75999999999999" calcext:value-type="string">
            <text:p>-117.75999999999999</text:p>
          </table:table-cell>
          <table:table-cell table:formula="of:=VLOOKUP([.$A112];[$P008_stim.$F:.$Z];[.U$1];0)" office:value-type="float" office:value="328" calcext:value-type="float">
            <text:p>328</text:p>
          </table:table-cell>
          <table:table-cell table:formula="of:=VLOOKUP([.$A112];[$P008_stim.$F:.$Z];[.V$1];0)" office:value-type="float" office:value="26" calcext:value-type="float">
            <text:p>26</text:p>
          </table:table-cell>
          <table:table-cell table:formula="of:=VLOOKUP([.$A112];[$P008_stim.$F:.$Z];[.W$1];0)" office:value-type="string" office:string-value="31.399999999999977" calcext:value-type="string">
            <text:p>31.399999999999977</text:p>
          </table:table-cell>
          <table:table-cell table:formula="of:=VLOOKUP([.$A112];[$P008_stim.$F:.$Z];[.X$1];0)" office:value-type="string" office:string-value="-21.143703703703636" calcext:value-type="string">
            <text:p>-21.143703703703636</text:p>
          </table:table-cell>
          <table:table-cell table:formula="of:=VLOOKUP([.$A112];[$P008_stim.$F:.$Z];[.Y$1];0)" office:value-type="float" office:value="242" calcext:value-type="float">
            <text:p>242</text:p>
          </table:table-cell>
        </table:table-row>
        <table:table-row table:style-name="ro1">
          <table:table-cell table:formula="of:=IF(COUNTIF([P008_stim.$F:.$F];[P008_stim.$A112])=1;[P008_stim.A112];&quot;&quot;)" office:value-type="string" office:string-value="22.1" calcext:value-type="string">
            <text:p>22.1</text:p>
          </table:table-cell>
          <table:table-cell table:formula="of:=IF(COUNTIF([P008_stim.$F:.$F];[P008_stim.$A112])=1;[P008_stim.B112];&quot;&quot;)" office:value-type="string" office:string-value="H01" calcext:value-type="string">
            <text:p>H01</text:p>
          </table:table-cell>
          <table:table-cell table:formula="of:=IF(COUNTIF([P008_stim.$F:.$F];[P008_stim.$A112])=1;[P008_stim.C112];&quot;&quot;)" office:value-type="string" office:string-value="H" calcext:value-type="string">
            <text:p>H</text:p>
          </table:table-cell>
          <table:table-cell/>
          <table:table-cell table:formula="of:=VLOOKUP([.$A113];[$P008_stim.$F:.$Z];[.E$1];0)" office:value-type="string" office:string-value="22.1" calcext:value-type="string">
            <text:p>22.1</text:p>
          </table:table-cell>
          <table:table-cell table:formula="of:=VLOOKUP([.$A113];[$P008_stim.$F:.$Z];[.F$1];0)" office:value-type="string" office:string-value="H" calcext:value-type="string">
            <text:p>H</text:p>
          </table:table-cell>
          <table:table-cell table:formula="of:=VLOOKUP([.$A113];[$P008_stim.$F:.$Z];[.G$1];0)" office:value-type="string" office:string-value="14.533333333333303" calcext:value-type="string">
            <text:p>14.533333333333303</text:p>
          </table:table-cell>
          <table:table-cell table:formula="of:=VLOOKUP([.$A113];[$P008_stim.$F:.$Z];[.H$1];0)" office:value-type="string" office:string-value="2.939259259259302" calcext:value-type="string">
            <text:p>2.939259259259302</text:p>
          </table:table-cell>
          <table:table-cell table:formula="of:=VLOOKUP([.$A113];[$P008_stim.$F:.$Z];[.I$1];0)" office:value-type="float" office:value="394" calcext:value-type="float">
            <text:p>394</text:p>
          </table:table-cell>
          <table:table-cell table:formula="of:=VLOOKUP([.$A113];[$P008_stim.$F:.$Z];[.J$1];0)" office:value-type="float" office:value="26" calcext:value-type="float">
            <text:p>26</text:p>
          </table:table-cell>
          <table:table-cell table:formula="of:=VLOOKUP([.$A113];[$P008_stim.$F:.$Z];[.K$1];0)" office:value-type="string" office:string-value="11.0" calcext:value-type="string">
            <text:p>11.0</text:p>
          </table:table-cell>
          <table:table-cell table:formula="of:=VLOOKUP([.$A113];[$P008_stim.$F:.$Z];[.L$1];0)" office:value-type="string" office:string-value="61.0607407407407" calcext:value-type="string">
            <text:p>61.0607407407407</text:p>
          </table:table-cell>
          <table:table-cell table:formula="of:=VLOOKUP([.$A113];[$P008_stim.$F:.$Z];[.M$1];0)" office:value-type="float" office:value="178" calcext:value-type="float">
            <text:p>178</text:p>
          </table:table-cell>
          <table:table-cell table:formula="of:=VLOOKUP([.$A113];[$P008_stim.$F:.$Z];[.N$1];0)" office:value-type="float" office:value="24" calcext:value-type="float">
            <text:p>24</text:p>
          </table:table-cell>
          <table:table-cell table:formula="of:=VLOOKUP([.$A113];[$P008_stim.$F:.$Z];[.O$1];0)" office:value-type="string" office:string-value="-0.13333333333332575" calcext:value-type="string">
            <text:p>-0.13333333333332575</text:p>
          </table:table-cell>
          <table:table-cell table:formula="of:=VLOOKUP([.$A113];[$P008_stim.$F:.$Z];[.P$1];0)" office:value-type="string" office:string-value="110.6488888888889" calcext:value-type="string">
            <text:p>110.6488888888889</text:p>
          </table:table-cell>
          <table:table-cell table:formula="of:=VLOOKUP([.$A113];[$P008_stim.$F:.$Z];[.Q$1];0)" office:value-type="float" office:value="290" calcext:value-type="float">
            <text:p>290</text:p>
          </table:table-cell>
          <table:table-cell table:formula="of:=VLOOKUP([.$A113];[$P008_stim.$F:.$Z];[.R$1];0)" office:value-type="float" office:value="44" calcext:value-type="float">
            <text:p>44</text:p>
          </table:table-cell>
          <table:table-cell table:formula="of:=VLOOKUP([.$A113];[$P008_stim.$F:.$Z];[.S$1];0)" office:value-type="string" office:string-value="-3.3333333333333712" calcext:value-type="string">
            <text:p>-3.3333333333333712</text:p>
          </table:table-cell>
          <table:table-cell table:formula="of:=VLOOKUP([.$A113];[$P008_stim.$F:.$Z];[.T$1];0)" office:value-type="string" office:string-value="-54.897777777777776" calcext:value-type="string">
            <text:p>-54.897777777777776</text:p>
          </table:table-cell>
          <table:table-cell table:formula="of:=VLOOKUP([.$A113];[$P008_stim.$F:.$Z];[.U$1];0)" office:value-type="float" office:value="394" calcext:value-type="float">
            <text:p>394</text:p>
          </table:table-cell>
          <table:table-cell table:formula="of:=VLOOKUP([.$A113];[$P008_stim.$F:.$Z];[.V$1];0)" office:value-type="float" office:value="38" calcext:value-type="float">
            <text:p>38</text:p>
          </table:table-cell>
          <table:table-cell table:formula="of:=VLOOKUP([.$A113];[$P008_stim.$F:.$Z];[.W$1];0)" office:value-type="string" office:string-value="83.86666666666667" calcext:value-type="string">
            <text:p>83.86666666666667</text:p>
          </table:table-cell>
          <table:table-cell table:formula="of:=VLOOKUP([.$A113];[$P008_stim.$F:.$Z];[.X$1];0)" office:value-type="string" office:string-value="-61.155555555555566" calcext:value-type="string">
            <text:p>-61.155555555555566</text:p>
          </table:table-cell>
          <table:table-cell table:formula="of:=VLOOKUP([.$A113];[$P008_stim.$F:.$Z];[.Y$1];0)" office:value-type="float" office:value="344" calcext:value-type="float">
            <text:p>344</text:p>
          </table:table-cell>
        </table:table-row>
        <table:table-row table:style-name="ro1">
          <table:table-cell table:formula="of:=IF(COUNTIF([P008_stim.$F:.$F];[P008_stim.$A113])=1;[P008_stim.A113];&quot;&quot;)" office:value-type="string" office:string-value="22.2" calcext:value-type="string">
            <text:p>22.2</text:p>
          </table:table-cell>
          <table:table-cell table:formula="of:=IF(COUNTIF([P008_stim.$F:.$F];[P008_stim.$A113])=1;[P008_stim.B113];&quot;&quot;)" office:value-type="string" office:string-value="L39" calcext:value-type="string">
            <text:p>L39</text:p>
          </table:table-cell>
          <table:table-cell table:formula="of:=IF(COUNTIF([P008_stim.$F:.$F];[P008_stim.$A113])=1;[P008_stim.C113];&quot;&quot;)" office:value-type="string" office:string-value="L" calcext:value-type="string">
            <text:p>L</text:p>
          </table:table-cell>
          <table:table-cell/>
          <table:table-cell table:formula="of:=VLOOKUP([.$A114];[$P008_stim.$F:.$Z];[.E$1];0)" office:value-type="string" office:string-value="22.2" calcext:value-type="string">
            <text:p>22.2</text:p>
          </table:table-cell>
          <table:table-cell table:formula="of:=VLOOKUP([.$A114];[$P008_stim.$F:.$Z];[.F$1];0)" office:value-type="string" office:string-value="L" calcext:value-type="string">
            <text:p>L</text:p>
          </table:table-cell>
          <table:table-cell table:formula="of:=VLOOKUP([.$A114];[$P008_stim.$F:.$Z];[.G$1];0)" office:value-type="string" office:string-value="7.2000000000000455" calcext:value-type="string">
            <text:p>7.2000000000000455</text:p>
          </table:table-cell>
          <table:table-cell table:formula="of:=VLOOKUP([.$A114];[$P008_stim.$F:.$Z];[.H$1];0)" office:value-type="string" office:string-value="-12.041481481481526" calcext:value-type="string">
            <text:p>-12.041481481481526</text:p>
          </table:table-cell>
          <table:table-cell table:formula="of:=VLOOKUP([.$A114];[$P008_stim.$F:.$Z];[.I$1];0)" office:value-type="float" office:value="276" calcext:value-type="float">
            <text:p>276</text:p>
          </table:table-cell>
          <table:table-cell table:formula="of:=VLOOKUP([.$A114];[$P008_stim.$F:.$Z];[.J$1];0)" office:value-type="float" office:value="24" calcext:value-type="float">
            <text:p>24</text:p>
          </table:table-cell>
          <table:table-cell table:formula="of:=VLOOKUP([.$A114];[$P008_stim.$F:.$Z];[.K$1];0)" office:value-type="string" office:string-value="-10.399999999999977" calcext:value-type="string">
            <text:p>-10.399999999999977</text:p>
          </table:table-cell>
          <table:table-cell table:formula="of:=VLOOKUP([.$A114];[$P008_stim.$F:.$Z];[.L$1];0)" office:value-type="string" office:string-value="16.877037037036985" calcext:value-type="string">
            <text:p>16.877037037036985</text:p>
          </table:table-cell>
          <table:table-cell table:formula="of:=VLOOKUP([.$A114];[$P008_stim.$F:.$Z];[.M$1];0)" office:value-type="float" office:value="436" calcext:value-type="float">
            <text:p>436</text:p>
          </table:table-cell>
          <table:table-cell table:formula="of:=VLOOKUP([.$A114];[$P008_stim.$F:.$Z];[.N$1];0)" office:value-type="float" office:value="30" calcext:value-type="float">
            <text:p>30</text:p>
          </table:table-cell>
          <table:table-cell table:formula="of:=VLOOKUP([.$A114];[$P008_stim.$F:.$Z];[.O$1];0)" office:value-type="string" office:string-value="15.0" calcext:value-type="string">
            <text:p>15.0</text:p>
          </table:table-cell>
          <table:table-cell table:formula="of:=VLOOKUP([.$A114];[$P008_stim.$F:.$Z];[.P$1];0)" office:value-type="string" office:string-value="-6.25777777777779" calcext:value-type="string">
            <text:p>-6.25777777777779</text:p>
          </table:table-cell>
          <table:table-cell table:formula="of:=VLOOKUP([.$A114];[$P008_stim.$F:.$Z];[.Q$1];0)" office:value-type="float" office:value="460" calcext:value-type="float">
            <text:p>460</text:p>
          </table:table-cell>
          <table:table-cell table:formula="of:=VLOOKUP([.$A114];[$P008_stim.$F:.$Z];[.R$1];0)" office:value-type="float" office:value="22" calcext:value-type="float">
            <text:p>22</text:p>
          </table:table-cell>
          <table:table-cell table:formula="of:=VLOOKUP([.$A114];[$P008_stim.$F:.$Z];[.S$1];0)" office:value-type="string" office:string-value="-1.6666666666666288" calcext:value-type="string">
            <text:p>-1.6666666666666288</text:p>
          </table:table-cell>
          <table:table-cell table:formula="of:=VLOOKUP([.$A114];[$P008_stim.$F:.$Z];[.T$1];0)" office:value-type="string" office:string-value="41.43407407407415" calcext:value-type="string">
            <text:p>41.43407407407415</text:p>
          </table:table-cell>
          <table:table-cell table:formula="of:=VLOOKUP([.$A114];[$P008_stim.$F:.$Z];[.U$1];0)" office:value-type="float" office:value="146" calcext:value-type="float">
            <text:p>146</text:p>
          </table:table-cell>
          <table:table-cell table:formula="of:=VLOOKUP([.$A114];[$P008_stim.$F:.$Z];[.V$1];0)" office:value-type="float" office:value="28" calcext:value-type="float">
            <text:p>28</text:p>
          </table:table-cell>
          <table:table-cell table:formula="of:=VLOOKUP([.$A114];[$P008_stim.$F:.$Z];[.W$1];0)" office:value-type="string" office:string-value="21.799999999999955" calcext:value-type="string">
            <text:p>21.799999999999955</text:p>
          </table:table-cell>
          <table:table-cell table:formula="of:=VLOOKUP([.$A114];[$P008_stim.$F:.$Z];[.X$1];0)" office:value-type="string" office:string-value="120.31999999999994" calcext:value-type="string">
            <text:p>120.31999999999994</text:p>
          </table:table-cell>
          <table:table-cell table:formula="of:=VLOOKUP([.$A114];[$P008_stim.$F:.$Z];[.Y$1];0)" office:value-type="float" office:value="226" calcext:value-type="float">
            <text:p>226</text:p>
          </table:table-cell>
        </table:table-row>
        <table:table-row table:style-name="ro1">
          <table:table-cell table:formula="of:=IF(COUNTIF([P008_stim.$F:.$F];[P008_stim.$A114])=1;[P008_stim.A114];&quot;&quot;)" office:value-type="string" office:string-value="22.3" calcext:value-type="string">
            <text:p>22.3</text:p>
          </table:table-cell>
          <table:table-cell table:formula="of:=IF(COUNTIF([P008_stim.$F:.$F];[P008_stim.$A114])=1;[P008_stim.B114];&quot;&quot;)" office:value-type="string" office:string-value="F31SA" calcext:value-type="string">
            <text:p>F31SA</text:p>
          </table:table-cell>
          <table:table-cell table:formula="of:=IF(COUNTIF([P008_stim.$F:.$F];[P008_stim.$A114])=1;[P008_stim.C114];&quot;&quot;)" office:value-type="string" office:string-value="F" calcext:value-type="string">
            <text:p>F</text:p>
          </table:table-cell>
          <table:table-cell/>
          <table:table-cell table:formula="of:=VLOOKUP([.$A115];[$P008_stim.$F:.$Z];[.E$1];0)" office:value-type="string" office:string-value="22.3" calcext:value-type="string">
            <text:p>22.3</text:p>
          </table:table-cell>
          <table:table-cell table:formula="of:=VLOOKUP([.$A115];[$P008_stim.$F:.$Z];[.F$1];0)" office:value-type="string" office:string-value="F" calcext:value-type="string">
            <text:p>F</text:p>
          </table:table-cell>
          <table:table-cell table:formula="of:=VLOOKUP([.$A115];[$P008_stim.$F:.$Z];[.G$1];0)" office:value-type="string" office:string-value="6.2000000000000455" calcext:value-type="string">
            <text:p>6.2000000000000455</text:p>
          </table:table-cell>
          <table:table-cell table:formula="of:=VLOOKUP([.$A115];[$P008_stim.$F:.$Z];[.H$1];0)" office:value-type="string" office:string-value="61.72444444444443" calcext:value-type="string">
            <text:p>61.72444444444443</text:p>
          </table:table-cell>
          <table:table-cell table:formula="of:=VLOOKUP([.$A115];[$P008_stim.$F:.$Z];[.I$1];0)" office:value-type="float" office:value="152" calcext:value-type="float">
            <text:p>152</text:p>
          </table:table-cell>
          <table:table-cell table:formula="of:=VLOOKUP([.$A115];[$P008_stim.$F:.$Z];[.J$1];0)" office:value-type="float" office:value="42" calcext:value-type="float">
            <text:p>42</text:p>
          </table:table-cell>
          <table:table-cell table:formula="of:=VLOOKUP([.$A115];[$P008_stim.$F:.$Z];[.K$1];0)" office:value-type="string" office:string-value="4.866666666666674" calcext:value-type="string">
            <text:p>4.866666666666674</text:p>
          </table:table-cell>
          <table:table-cell table:formula="of:=VLOOKUP([.$A115];[$P008_stim.$F:.$Z];[.L$1];0)" office:value-type="string" office:string-value="-77.08444444444433" calcext:value-type="string">
            <text:p>-77.08444444444433</text:p>
          </table:table-cell>
          <table:table-cell table:formula="of:=VLOOKUP([.$A115];[$P008_stim.$F:.$Z];[.M$1];0)" office:value-type="float" office:value="146" calcext:value-type="float">
            <text:p>146</text:p>
          </table:table-cell>
          <table:table-cell table:formula="of:=VLOOKUP([.$A115];[$P008_stim.$F:.$Z];[.N$1];0)" office:value-type="float" office:value="26" calcext:value-type="float">
            <text:p>26</text:p>
          </table:table-cell>
          <table:table-cell table:formula="of:=VLOOKUP([.$A115];[$P008_stim.$F:.$Z];[.O$1];0)" office:value-type="string" office:string-value="-4.666666666666629" calcext:value-type="string">
            <text:p>-4.666666666666629</text:p>
          </table:table-cell>
          <table:table-cell table:formula="of:=VLOOKUP([.$A115];[$P008_stim.$F:.$Z];[.P$1];0)" office:value-type="string" office:string-value="-124.58666666666664" calcext:value-type="string">
            <text:p>-124.58666666666664</text:p>
          </table:table-cell>
          <table:table-cell table:formula="of:=VLOOKUP([.$A115];[$P008_stim.$F:.$Z];[.Q$1];0)" office:value-type="float" office:value="272" calcext:value-type="float">
            <text:p>272</text:p>
          </table:table-cell>
          <table:table-cell table:formula="of:=VLOOKUP([.$A115];[$P008_stim.$F:.$Z];[.R$1];0)" office:value-type="float" office:value="30" calcext:value-type="float">
            <text:p>30</text:p>
          </table:table-cell>
          <table:table-cell table:formula="of:=VLOOKUP([.$A115];[$P008_stim.$F:.$Z];[.S$1];0)" office:value-type="string" office:string-value="6.0" calcext:value-type="string">
            <text:p>6.0</text:p>
          </table:table-cell>
          <table:table-cell table:formula="of:=VLOOKUP([.$A115];[$P008_stim.$F:.$Z];[.T$1];0)" office:value-type="string" office:string-value="-9.386666666666656" calcext:value-type="string">
            <text:p>-9.386666666666656</text:p>
          </table:table-cell>
          <table:table-cell table:formula="of:=VLOOKUP([.$A115];[$P008_stim.$F:.$Z];[.U$1];0)" office:value-type="float" office:value="144" calcext:value-type="float">
            <text:p>144</text:p>
          </table:table-cell>
          <table:table-cell table:formula="of:=VLOOKUP([.$A115];[$P008_stim.$F:.$Z];[.V$1];0)" office:value-type="float" office:value="32" calcext:value-type="float">
            <text:p>32</text:p>
          </table:table-cell>
          <table:table-cell table:formula="of:=VLOOKUP([.$A115];[$P008_stim.$F:.$Z];[.W$1];0)" office:value-type="string" office:string-value="30.799999999999955" calcext:value-type="string">
            <text:p>30.799999999999955</text:p>
          </table:table-cell>
          <table:table-cell table:formula="of:=VLOOKUP([.$A115];[$P008_stim.$F:.$Z];[.X$1];0)" office:value-type="string" office:string-value="0.9481481481481069" calcext:value-type="string">
            <text:p>0.9481481481481069</text:p>
          </table:table-cell>
          <table:table-cell table:formula="of:=VLOOKUP([.$A115];[$P008_stim.$F:.$Z];[.Y$1];0)" office:value-type="float" office:value="362" calcext:value-type="float">
            <text:p>362</text:p>
          </table:table-cell>
        </table:table-row>
        <table:table-row table:style-name="ro1">
          <table:table-cell table:formula="of:=IF(COUNTIF([P008_stim.$F:.$F];[P008_stim.$A115])=1;[P008_stim.A115];&quot;&quot;)" office:value-type="string" office:string-value="22.4" calcext:value-type="string">
            <text:p>22.4</text:p>
          </table:table-cell>
          <table:table-cell table:formula="of:=IF(COUNTIF([P008_stim.$F:.$F];[P008_stim.$A115])=1;[P008_stim.B115];&quot;&quot;)" office:value-type="string" office:string-value="L26" calcext:value-type="string">
            <text:p>L26</text:p>
          </table:table-cell>
          <table:table-cell table:formula="of:=IF(COUNTIF([P008_stim.$F:.$F];[P008_stim.$A115])=1;[P008_stim.C115];&quot;&quot;)" office:value-type="string" office:string-value="L" calcext:value-type="string">
            <text:p>L</text:p>
          </table:table-cell>
          <table:table-cell/>
          <table:table-cell table:formula="of:=VLOOKUP([.$A116];[$P008_stim.$F:.$Z];[.E$1];0)" office:value-type="string" office:string-value="22.4" calcext:value-type="string">
            <text:p>22.4</text:p>
          </table:table-cell>
          <table:table-cell table:formula="of:=VLOOKUP([.$A116];[$P008_stim.$F:.$Z];[.F$1];0)" office:value-type="string" office:string-value="L" calcext:value-type="string">
            <text:p>L</text:p>
          </table:table-cell>
          <table:table-cell table:formula="of:=VLOOKUP([.$A116];[$P008_stim.$F:.$Z];[.G$1];0)" office:value-type="string" office:string-value="12.333333333333371" calcext:value-type="string">
            <text:p>12.333333333333371</text:p>
          </table:table-cell>
          <table:table-cell table:formula="of:=VLOOKUP([.$A116];[$P008_stim.$F:.$Z];[.H$1];0)" office:value-type="string" office:string-value="30.056296296296296" calcext:value-type="string">
            <text:p>30.056296296296296</text:p>
          </table:table-cell>
          <table:table-cell table:formula="of:=VLOOKUP([.$A116];[$P008_stim.$F:.$Z];[.I$1];0)" office:value-type="float" office:value="342" calcext:value-type="float">
            <text:p>342</text:p>
          </table:table-cell>
          <table:table-cell table:formula="of:=VLOOKUP([.$A116];[$P008_stim.$F:.$Z];[.J$1];0)" office:value-type="float" office:value="24" calcext:value-type="float">
            <text:p>24</text:p>
          </table:table-cell>
          <table:table-cell table:formula="of:=VLOOKUP([.$A116];[$P008_stim.$F:.$Z];[.K$1];0)" office:value-type="string" office:string-value="-12.200000000000045" calcext:value-type="string">
            <text:p>-12.200000000000045</text:p>
          </table:table-cell>
          <table:table-cell table:formula="of:=VLOOKUP([.$A116];[$P008_stim.$F:.$Z];[.L$1];0)" office:value-type="string" office:string-value="61.629629629629676" calcext:value-type="string">
            <text:p>61.629629629629676</text:p>
          </table:table-cell>
          <table:table-cell table:formula="of:=VLOOKUP([.$A116];[$P008_stim.$F:.$Z];[.M$1];0)" office:value-type="float" office:value="290" calcext:value-type="float">
            <text:p>290</text:p>
          </table:table-cell>
          <table:table-cell table:formula="of:=VLOOKUP([.$A116];[$P008_stim.$F:.$Z];[.N$1];0)" office:value-type="float" office:value="40" calcext:value-type="float">
            <text:p>40</text:p>
          </table:table-cell>
          <table:table-cell table:formula="of:=VLOOKUP([.$A116];[$P008_stim.$F:.$Z];[.O$1];0)" office:value-type="string" office:string-value="15.466666666666697" calcext:value-type="string">
            <text:p>15.466666666666697</text:p>
          </table:table-cell>
          <table:table-cell table:formula="of:=VLOOKUP([.$A116];[$P008_stim.$F:.$Z];[.P$1];0)" office:value-type="string" office:string-value="-26.73777777777775" calcext:value-type="string">
            <text:p>-26.73777777777775</text:p>
          </table:table-cell>
          <table:table-cell table:formula="of:=VLOOKUP([.$A116];[$P008_stim.$F:.$Z];[.Q$1];0)" office:value-type="float" office:value="382" calcext:value-type="float">
            <text:p>382</text:p>
          </table:table-cell>
          <table:table-cell table:formula="of:=VLOOKUP([.$A116];[$P008_stim.$F:.$Z];[.R$1];0)" office:value-type="float" office:value="30" calcext:value-type="float">
            <text:p>30</text:p>
          </table:table-cell>
          <table:table-cell table:formula="of:=VLOOKUP([.$A116];[$P008_stim.$F:.$Z];[.S$1];0)" office:value-type="string" office:string-value="-9.399999999999977" calcext:value-type="string">
            <text:p>-9.399999999999977</text:p>
          </table:table-cell>
          <table:table-cell table:formula="of:=VLOOKUP([.$A116];[$P008_stim.$F:.$Z];[.T$1];0)" office:value-type="string" office:string-value="47.122962962963015" calcext:value-type="string">
            <text:p>47.122962962963015</text:p>
          </table:table-cell>
          <table:table-cell table:formula="of:=VLOOKUP([.$A116];[$P008_stim.$F:.$Z];[.U$1];0)" office:value-type="float" office:value="242" calcext:value-type="float">
            <text:p>242</text:p>
          </table:table-cell>
          <table:table-cell table:formula="of:=VLOOKUP([.$A116];[$P008_stim.$F:.$Z];[.V$1];0)" office:value-type="float" office:value="30" calcext:value-type="float">
            <text:p>30</text:p>
          </table:table-cell>
          <table:table-cell table:formula="of:=VLOOKUP([.$A116];[$P008_stim.$F:.$Z];[.W$1];0)" office:value-type="string" office:string-value="63.866666666666674" calcext:value-type="string">
            <text:p>63.866666666666674</text:p>
          </table:table-cell>
          <table:table-cell table:formula="of:=VLOOKUP([.$A116];[$P008_stim.$F:.$Z];[.X$1];0)" office:value-type="string" office:string-value="82.2992592592592" calcext:value-type="string">
            <text:p>82.2992592592592</text:p>
          </table:table-cell>
          <table:table-cell table:formula="of:=VLOOKUP([.$A116];[$P008_stim.$F:.$Z];[.Y$1];0)" office:value-type="float" office:value="492" calcext:value-type="float">
            <text:p>492</text:p>
          </table:table-cell>
        </table:table-row>
        <table:table-row table:style-name="ro1">
          <table:table-cell table:formula="of:=IF(COUNTIF([P008_stim.$F:.$F];[P008_stim.$A116])=1;[P008_stim.A116];&quot;&quot;)" office:value-type="string" office:string-value="23.0" calcext:value-type="string">
            <text:p>23.0</text:p>
          </table:table-cell>
          <table:table-cell table:formula="of:=IF(COUNTIF([P008_stim.$F:.$F];[P008_stim.$A116])=1;[P008_stim.B116];&quot;&quot;)" office:value-type="string" office:string-value="L02" calcext:value-type="string">
            <text:p>L02</text:p>
          </table:table-cell>
          <table:table-cell table:formula="of:=IF(COUNTIF([P008_stim.$F:.$F];[P008_stim.$A116])=1;[P008_stim.C116];&quot;&quot;)" office:value-type="string" office:string-value="L" calcext:value-type="string">
            <text:p>L</text:p>
          </table:table-cell>
          <table:table-cell/>
          <table:table-cell table:formula="of:=VLOOKUP([.$A117];[$P008_stim.$F:.$Z];[.E$1];0)" office:value-type="string" office:string-value="23.0" calcext:value-type="string">
            <text:p>23.0</text:p>
          </table:table-cell>
          <table:table-cell table:formula="of:=VLOOKUP([.$A117];[$P008_stim.$F:.$Z];[.F$1];0)" office:value-type="string" office:string-value="L" calcext:value-type="string">
            <text:p>L</text:p>
          </table:table-cell>
          <table:table-cell table:formula="of:=VLOOKUP([.$A117];[$P008_stim.$F:.$Z];[.G$1];0)" office:value-type="string" office:string-value="3.8666666666666742" calcext:value-type="string">
            <text:p>3.8666666666666742</text:p>
          </table:table-cell>
          <table:table-cell table:formula="of:=VLOOKUP([.$A117];[$P008_stim.$F:.$Z];[.H$1];0)" office:value-type="string" office:string-value="-58.879999999999995" calcext:value-type="string">
            <text:p>-58.879999999999995</text:p>
          </table:table-cell>
          <table:table-cell table:formula="of:=VLOOKUP([.$A117];[$P008_stim.$F:.$Z];[.I$1];0)" office:value-type="float" office:value="198" calcext:value-type="float">
            <text:p>198</text:p>
          </table:table-cell>
          <table:table-cell table:formula="of:=VLOOKUP([.$A117];[$P008_stim.$F:.$Z];[.J$1];0)" office:value-type="float" office:value="28" calcext:value-type="float">
            <text:p>28</text:p>
          </table:table-cell>
          <table:table-cell table:formula="of:=VLOOKUP([.$A117];[$P008_stim.$F:.$Z];[.K$1];0)" office:value-type="string" office:string-value="3.6666666666666288" calcext:value-type="string">
            <text:p>3.6666666666666288</text:p>
          </table:table-cell>
          <table:table-cell table:formula="of:=VLOOKUP([.$A117];[$P008_stim.$F:.$Z];[.L$1];0)" office:value-type="string" office:string-value="42.761481481481496" calcext:value-type="string">
            <text:p>42.761481481481496</text:p>
          </table:table-cell>
          <table:table-cell table:formula="of:=VLOOKUP([.$A117];[$P008_stim.$F:.$Z];[.M$1];0)" office:value-type="float" office:value="694" calcext:value-type="float">
            <text:p>694</text:p>
          </table:table-cell>
          <table:table-cell table:formula="of:=VLOOKUP([.$A117];[$P008_stim.$F:.$Z];[.N$1];0)" office:value-type="float" office:value="44" calcext:value-type="float">
            <text:p>44</text:p>
          </table:table-cell>
          <table:table-cell table:formula="of:=VLOOKUP([.$A117];[$P008_stim.$F:.$Z];[.O$1];0)" office:value-type="string" office:string-value="-58.60000000000002" calcext:value-type="string">
            <text:p>-58.60000000000002</text:p>
          </table:table-cell>
          <table:table-cell table:formula="of:=VLOOKUP([.$A117];[$P008_stim.$F:.$Z];[.P$1];0)" office:value-type="string" office:string-value="-68.07703703703692" calcext:value-type="string">
            <text:p>-68.07703703703692</text:p>
          </table:table-cell>
          <table:table-cell table:formula="of:=VLOOKUP([.$A117];[$P008_stim.$F:.$Z];[.Q$1];0)" office:value-type="float" office:value="200" calcext:value-type="float">
            <text:p>200</text:p>
          </table:table-cell>
          <table:table-cell table:formula="of:=VLOOKUP([.$A117];[$P008_stim.$F:.$Z];[.R$1];0)" office:value-type="float" office:value="30" calcext:value-type="float">
            <text:p>30</text:p>
          </table:table-cell>
          <table:table-cell table:formula="of:=VLOOKUP([.$A117];[$P008_stim.$F:.$Z];[.S$1];0)" office:value-type="string" office:string-value="-91.86666666666667" calcext:value-type="string">
            <text:p>-91.86666666666667</text:p>
          </table:table-cell>
          <table:table-cell table:formula="of:=VLOOKUP([.$A117];[$P008_stim.$F:.$Z];[.T$1];0)" office:value-type="string" office:string-value="-80.1185185185185" calcext:value-type="string">
            <text:p>-80.1185185185185</text:p>
          </table:table-cell>
          <table:table-cell table:formula="of:=VLOOKUP([.$A117];[$P008_stim.$F:.$Z];[.U$1];0)" office:value-type="float" office:value="302" calcext:value-type="float">
            <text:p>302</text:p>
          </table:table-cell>
          <table:table-cell table:formula="of:=VLOOKUP([.$A117];[$P008_stim.$F:.$Z];[.V$1];0)" office:value-type="float" office:value="50" calcext:value-type="float">
            <text:p>50</text:p>
          </table:table-cell>
          <table:table-cell table:formula="of:=VLOOKUP([.$A117];[$P008_stim.$F:.$Z];[.W$1];0)" office:value-type="string" office:string-value="80.4666666666667" calcext:value-type="string">
            <text:p>80.4666666666667</text:p>
          </table:table-cell>
          <table:table-cell table:formula="of:=VLOOKUP([.$A117];[$P008_stim.$F:.$Z];[.X$1];0)" office:value-type="string" office:string-value="-67.22370370370368" calcext:value-type="string">
            <text:p>-67.22370370370368</text:p>
          </table:table-cell>
          <table:table-cell table:formula="of:=VLOOKUP([.$A117];[$P008_stim.$F:.$Z];[.Y$1];0)" office:value-type="float" office:value="398" calcext:value-type="float">
            <text:p>398</text:p>
          </table:table-cell>
        </table:table-row>
        <table:table-row table:style-name="ro1">
          <table:table-cell table:formula="of:=IF(COUNTIF([P008_stim.$F:.$F];[P008_stim.$A117])=1;[P008_stim.A117];&quot;&quot;)" office:value-type="string" office:string-value="23.1" calcext:value-type="string">
            <text:p>23.1</text:p>
          </table:table-cell>
          <table:table-cell table:formula="of:=IF(COUNTIF([P008_stim.$F:.$F];[P008_stim.$A117])=1;[P008_stim.B117];&quot;&quot;)" office:value-type="string" office:string-value="M13HA" calcext:value-type="string">
            <text:p>M13HA</text:p>
          </table:table-cell>
          <table:table-cell table:formula="of:=IF(COUNTIF([P008_stim.$F:.$F];[P008_stim.$A117])=1;[P008_stim.C117];&quot;&quot;)" office:value-type="string" office:string-value="F" calcext:value-type="string">
            <text:p>F</text:p>
          </table:table-cell>
          <table:table-cell/>
          <table:table-cell table:formula="of:=VLOOKUP([.$A118];[$P008_stim.$F:.$Z];[.E$1];0)" office:value-type="string" office:string-value="23.1" calcext:value-type="string">
            <text:p>23.1</text:p>
          </table:table-cell>
          <table:table-cell table:formula="of:=VLOOKUP([.$A118];[$P008_stim.$F:.$Z];[.F$1];0)" office:value-type="string" office:string-value="F" calcext:value-type="string">
            <text:p>F</text:p>
          </table:table-cell>
          <table:table-cell table:formula="of:=VLOOKUP([.$A118];[$P008_stim.$F:.$Z];[.G$1];0)" office:value-type="string" office:string-value="18.0" calcext:value-type="string">
            <text:p>18.0</text:p>
          </table:table-cell>
          <table:table-cell table:formula="of:=VLOOKUP([.$A118];[$P008_stim.$F:.$Z];[.H$1];0)" office:value-type="string" office:string-value="-65.70666666666659" calcext:value-type="string">
            <text:p>-65.70666666666659</text:p>
          </table:table-cell>
          <table:table-cell table:formula="of:=VLOOKUP([.$A118];[$P008_stim.$F:.$Z];[.I$1];0)" office:value-type="float" office:value="120" calcext:value-type="float">
            <text:p>120</text:p>
          </table:table-cell>
          <table:table-cell table:formula="of:=VLOOKUP([.$A118];[$P008_stim.$F:.$Z];[.J$1];0)" office:value-type="float" office:value="26" calcext:value-type="float">
            <text:p>26</text:p>
          </table:table-cell>
          <table:table-cell table:formula="of:=VLOOKUP([.$A118];[$P008_stim.$F:.$Z];[.K$1];0)" office:value-type="string" office:string-value="-5.666666666666629" calcext:value-type="string">
            <text:p>-5.666666666666629</text:p>
          </table:table-cell>
          <table:table-cell table:formula="of:=VLOOKUP([.$A118];[$P008_stim.$F:.$Z];[.L$1];0)" office:value-type="string" office:string-value="-116.6222222222222" calcext:value-type="string">
            <text:p>-116.6222222222222</text:p>
          </table:table-cell>
          <table:table-cell table:formula="of:=VLOOKUP([.$A118];[$P008_stim.$F:.$Z];[.M$1];0)" office:value-type="float" office:value="388" calcext:value-type="float">
            <text:p>388</text:p>
          </table:table-cell>
          <table:table-cell table:formula="of:=VLOOKUP([.$A118];[$P008_stim.$F:.$Z];[.N$1];0)" office:value-type="float" office:value="36" calcext:value-type="float">
            <text:p>36</text:p>
          </table:table-cell>
          <table:table-cell table:formula="of:=VLOOKUP([.$A118];[$P008_stim.$F:.$Z];[.O$1];0)" office:value-type="string" office:string-value="12.93333333333328" calcext:value-type="string">
            <text:p>12.93333333333328</text:p>
          </table:table-cell>
          <table:table-cell table:formula="of:=VLOOKUP([.$A118];[$P008_stim.$F:.$Z];[.P$1];0)" office:value-type="string" office:string-value="-7.205925925925953" calcext:value-type="string">
            <text:p>-7.205925925925953</text:p>
          </table:table-cell>
          <table:table-cell table:formula="of:=VLOOKUP([.$A118];[$P008_stim.$F:.$Z];[.Q$1];0)" office:value-type="float" office:value="152" calcext:value-type="float">
            <text:p>152</text:p>
          </table:table-cell>
          <table:table-cell table:formula="of:=VLOOKUP([.$A118];[$P008_stim.$F:.$Z];[.R$1];0)" office:value-type="float" office:value="30" calcext:value-type="float">
            <text:p>30</text:p>
          </table:table-cell>
          <table:table-cell table:formula="of:=VLOOKUP([.$A118];[$P008_stim.$F:.$Z];[.S$1];0)" office:value-type="string" office:string-value="36.93333333333328" calcext:value-type="string">
            <text:p>36.93333333333328</text:p>
          </table:table-cell>
          <table:table-cell table:formula="of:=VLOOKUP([.$A118];[$P008_stim.$F:.$Z];[.T$1];0)" office:value-type="string" office:string-value="-6.542222222222222" calcext:value-type="string">
            <text:p>-6.542222222222222</text:p>
          </table:table-cell>
          <table:table-cell table:formula="of:=VLOOKUP([.$A118];[$P008_stim.$F:.$Z];[.U$1];0)" office:value-type="float" office:value="272" calcext:value-type="float">
            <text:p>272</text:p>
          </table:table-cell>
          <table:table-cell table:formula="of:=VLOOKUP([.$A118];[$P008_stim.$F:.$Z];[.V$1];0)" office:value-type="float" office:value="28" calcext:value-type="float">
            <text:p>28</text:p>
          </table:table-cell>
          <table:table-cell table:formula="of:=VLOOKUP([.$A118];[$P008_stim.$F:.$Z];[.W$1];0)" office:value-type="string" office:string-value="-40.133333333333326" calcext:value-type="string">
            <text:p>-40.133333333333326</text:p>
          </table:table-cell>
          <table:table-cell table:formula="of:=VLOOKUP([.$A118];[$P008_stim.$F:.$Z];[.X$1];0)" office:value-type="string" office:string-value="-6.7318518518519" calcext:value-type="string">
            <text:p>-6.7318518518519</text:p>
          </table:table-cell>
          <table:table-cell table:formula="of:=VLOOKUP([.$A118];[$P008_stim.$F:.$Z];[.Y$1];0)" office:value-type="float" office:value="302" calcext:value-type="float">
            <text:p>302</text:p>
          </table:table-cell>
        </table:table-row>
        <table:table-row table:style-name="ro1">
          <table:table-cell table:formula="of:=IF(COUNTIF([P008_stim.$F:.$F];[P008_stim.$A118])=1;[P008_stim.A118];&quot;&quot;)" office:value-type="string" office:string-value="23.2" calcext:value-type="string">
            <text:p>23.2</text:p>
          </table:table-cell>
          <table:table-cell table:formula="of:=IF(COUNTIF([P008_stim.$F:.$F];[P008_stim.$A118])=1;[P008_stim.B118];&quot;&quot;)" office:value-type="string" office:string-value="H11" calcext:value-type="string">
            <text:p>H11</text:p>
          </table:table-cell>
          <table:table-cell table:formula="of:=IF(COUNTIF([P008_stim.$F:.$F];[P008_stim.$A118])=1;[P008_stim.C118];&quot;&quot;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IF(COUNTIF([P008_stim.$F:.$F];[P008_stim.$A119])=1;[P008_stim.A119];&quot;&quot;)" office:value-type="string" office:string-value="23.3" calcext:value-type="string">
            <text:p>23.3</text:p>
          </table:table-cell>
          <table:table-cell table:formula="of:=IF(COUNTIF([P008_stim.$F:.$F];[P008_stim.$A119])=1;[P008_stim.B119];&quot;&quot;)" office:value-type="string" office:string-value="F16SA" calcext:value-type="string">
            <text:p>F16SA</text:p>
          </table:table-cell>
          <table:table-cell table:formula="of:=IF(COUNTIF([P008_stim.$F:.$F];[P008_stim.$A119])=1;[P008_stim.C119];&quot;&quot;)" office:value-type="string" office:string-value="F" calcext:value-type="string">
            <text:p>F</text:p>
          </table:table-cell>
          <table:table-cell table:number-columns-repeated="22"/>
        </table:table-row>
        <table:table-row table:style-name="ro1">
          <table:table-cell table:formula="of:=IF(COUNTIF([P008_stim.$F:.$F];[P008_stim.$A120])=1;[P008_stim.A120];&quot;&quot;)">
            <text:p/>
          </table:table-cell>
          <table:table-cell table:formula="of:=IF(COUNTIF([P008_stim.$F:.$F];[P008_stim.$A120])=1;[P008_stim.B120];&quot;&quot;)">
            <text:p/>
          </table:table-cell>
          <table:table-cell table:formula="of:=IF(COUNTIF([P008_stim.$F:.$F];[P008_stim.$A120])=1;[P008_stim.C120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1])=1;[P008_stim.A121];&quot;&quot;)">
            <text:p/>
          </table:table-cell>
          <table:table-cell table:formula="of:=IF(COUNTIF([P008_stim.$F:.$F];[P008_stim.$A121])=1;[P008_stim.B121];&quot;&quot;)">
            <text:p/>
          </table:table-cell>
          <table:table-cell table:formula="of:=IF(COUNTIF([P008_stim.$F:.$F];[P008_stim.$A121])=1;[P008_stim.C121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2])=1;[P008_stim.A122];&quot;&quot;)">
            <text:p/>
          </table:table-cell>
          <table:table-cell table:formula="of:=IF(COUNTIF([P008_stim.$F:.$F];[P008_stim.$A122])=1;[P008_stim.B122];&quot;&quot;)">
            <text:p/>
          </table:table-cell>
          <table:table-cell table:formula="of:=IF(COUNTIF([P008_stim.$F:.$F];[P008_stim.$A122])=1;[P008_stim.C122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3])=1;[P008_stim.A123];&quot;&quot;)">
            <text:p/>
          </table:table-cell>
          <table:table-cell table:formula="of:=IF(COUNTIF([P008_stim.$F:.$F];[P008_stim.$A123])=1;[P008_stim.B123];&quot;&quot;)">
            <text:p/>
          </table:table-cell>
          <table:table-cell table:formula="of:=IF(COUNTIF([P008_stim.$F:.$F];[P008_stim.$A123])=1;[P008_stim.C123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4])=1;[P008_stim.A124];&quot;&quot;)">
            <text:p/>
          </table:table-cell>
          <table:table-cell table:formula="of:=IF(COUNTIF([P008_stim.$F:.$F];[P008_stim.$A124])=1;[P008_stim.B124];&quot;&quot;)">
            <text:p/>
          </table:table-cell>
          <table:table-cell table:formula="of:=IF(COUNTIF([P008_stim.$F:.$F];[P008_stim.$A124])=1;[P008_stim.C124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5])=1;[P008_stim.A125];&quot;&quot;)">
            <text:p/>
          </table:table-cell>
          <table:table-cell table:formula="of:=IF(COUNTIF([P008_stim.$F:.$F];[P008_stim.$A125])=1;[P008_stim.B125];&quot;&quot;)">
            <text:p/>
          </table:table-cell>
          <table:table-cell table:formula="of:=IF(COUNTIF([P008_stim.$F:.$F];[P008_stim.$A125])=1;[P008_stim.C125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6])=1;[P008_stim.A126];&quot;&quot;)">
            <text:p/>
          </table:table-cell>
          <table:table-cell table:formula="of:=IF(COUNTIF([P008_stim.$F:.$F];[P008_stim.$A126])=1;[P008_stim.B126];&quot;&quot;)">
            <text:p/>
          </table:table-cell>
          <table:table-cell table:formula="of:=IF(COUNTIF([P008_stim.$F:.$F];[P008_stim.$A126])=1;[P008_stim.C126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7])=1;[P008_stim.A127];&quot;&quot;)">
            <text:p/>
          </table:table-cell>
          <table:table-cell table:formula="of:=IF(COUNTIF([P008_stim.$F:.$F];[P008_stim.$A127])=1;[P008_stim.B127];&quot;&quot;)">
            <text:p/>
          </table:table-cell>
          <table:table-cell table:formula="of:=IF(COUNTIF([P008_stim.$F:.$F];[P008_stim.$A127])=1;[P008_stim.C127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8])=1;[P008_stim.A128];&quot;&quot;)">
            <text:p/>
          </table:table-cell>
          <table:table-cell table:formula="of:=IF(COUNTIF([P008_stim.$F:.$F];[P008_stim.$A128])=1;[P008_stim.B128];&quot;&quot;)">
            <text:p/>
          </table:table-cell>
          <table:table-cell table:formula="of:=IF(COUNTIF([P008_stim.$F:.$F];[P008_stim.$A128])=1;[P008_stim.C128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29])=1;[P008_stim.A129];&quot;&quot;)">
            <text:p/>
          </table:table-cell>
          <table:table-cell table:formula="of:=IF(COUNTIF([P008_stim.$F:.$F];[P008_stim.$A129])=1;[P008_stim.B129];&quot;&quot;)">
            <text:p/>
          </table:table-cell>
          <table:table-cell table:formula="of:=IF(COUNTIF([P008_stim.$F:.$F];[P008_stim.$A129])=1;[P008_stim.C129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0])=1;[P008_stim.A130];&quot;&quot;)">
            <text:p/>
          </table:table-cell>
          <table:table-cell table:formula="of:=IF(COUNTIF([P008_stim.$F:.$F];[P008_stim.$A130])=1;[P008_stim.B130];&quot;&quot;)">
            <text:p/>
          </table:table-cell>
          <table:table-cell table:formula="of:=IF(COUNTIF([P008_stim.$F:.$F];[P008_stim.$A130])=1;[P008_stim.C130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1])=1;[P008_stim.A131];&quot;&quot;)">
            <text:p/>
          </table:table-cell>
          <table:table-cell table:formula="of:=IF(COUNTIF([P008_stim.$F:.$F];[P008_stim.$A131])=1;[P008_stim.B131];&quot;&quot;)">
            <text:p/>
          </table:table-cell>
          <table:table-cell table:formula="of:=IF(COUNTIF([P008_stim.$F:.$F];[P008_stim.$A131])=1;[P008_stim.C131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2])=1;[P008_stim.A132];&quot;&quot;)">
            <text:p/>
          </table:table-cell>
          <table:table-cell table:formula="of:=IF(COUNTIF([P008_stim.$F:.$F];[P008_stim.$A132])=1;[P008_stim.B132];&quot;&quot;)">
            <text:p/>
          </table:table-cell>
          <table:table-cell table:formula="of:=IF(COUNTIF([P008_stim.$F:.$F];[P008_stim.$A132])=1;[P008_stim.C132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3])=1;[P008_stim.A133];&quot;&quot;)">
            <text:p/>
          </table:table-cell>
          <table:table-cell table:formula="of:=IF(COUNTIF([P008_stim.$F:.$F];[P008_stim.$A133])=1;[P008_stim.B133];&quot;&quot;)">
            <text:p/>
          </table:table-cell>
          <table:table-cell table:formula="of:=IF(COUNTIF([P008_stim.$F:.$F];[P008_stim.$A133])=1;[P008_stim.C133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4])=1;[P008_stim.A134];&quot;&quot;)">
            <text:p/>
          </table:table-cell>
          <table:table-cell table:formula="of:=IF(COUNTIF([P008_stim.$F:.$F];[P008_stim.$A134])=1;[P008_stim.B134];&quot;&quot;)">
            <text:p/>
          </table:table-cell>
          <table:table-cell table:formula="of:=IF(COUNTIF([P008_stim.$F:.$F];[P008_stim.$A134])=1;[P008_stim.C134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5])=1;[P008_stim.A135];&quot;&quot;)">
            <text:p/>
          </table:table-cell>
          <table:table-cell table:formula="of:=IF(COUNTIF([P008_stim.$F:.$F];[P008_stim.$A135])=1;[P008_stim.B135];&quot;&quot;)">
            <text:p/>
          </table:table-cell>
          <table:table-cell table:formula="of:=IF(COUNTIF([P008_stim.$F:.$F];[P008_stim.$A135])=1;[P008_stim.C135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6])=1;[P008_stim.A136];&quot;&quot;)">
            <text:p/>
          </table:table-cell>
          <table:table-cell table:formula="of:=IF(COUNTIF([P008_stim.$F:.$F];[P008_stim.$A136])=1;[P008_stim.B136];&quot;&quot;)">
            <text:p/>
          </table:table-cell>
          <table:table-cell table:formula="of:=IF(COUNTIF([P008_stim.$F:.$F];[P008_stim.$A136])=1;[P008_stim.C136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7])=1;[P008_stim.A137];&quot;&quot;)">
            <text:p/>
          </table:table-cell>
          <table:table-cell table:formula="of:=IF(COUNTIF([P008_stim.$F:.$F];[P008_stim.$A137])=1;[P008_stim.B137];&quot;&quot;)">
            <text:p/>
          </table:table-cell>
          <table:table-cell table:formula="of:=IF(COUNTIF([P008_stim.$F:.$F];[P008_stim.$A137])=1;[P008_stim.C137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8])=1;[P008_stim.A138];&quot;&quot;)">
            <text:p/>
          </table:table-cell>
          <table:table-cell table:formula="of:=IF(COUNTIF([P008_stim.$F:.$F];[P008_stim.$A138])=1;[P008_stim.B138];&quot;&quot;)">
            <text:p/>
          </table:table-cell>
          <table:table-cell table:formula="of:=IF(COUNTIF([P008_stim.$F:.$F];[P008_stim.$A138])=1;[P008_stim.C138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39])=1;[P008_stim.A139];&quot;&quot;)">
            <text:p/>
          </table:table-cell>
          <table:table-cell table:formula="of:=IF(COUNTIF([P008_stim.$F:.$F];[P008_stim.$A139])=1;[P008_stim.B139];&quot;&quot;)">
            <text:p/>
          </table:table-cell>
          <table:table-cell table:formula="of:=IF(COUNTIF([P008_stim.$F:.$F];[P008_stim.$A139])=1;[P008_stim.C139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0])=1;[P008_stim.A140];&quot;&quot;)">
            <text:p/>
          </table:table-cell>
          <table:table-cell table:formula="of:=IF(COUNTIF([P008_stim.$F:.$F];[P008_stim.$A140])=1;[P008_stim.B140];&quot;&quot;)">
            <text:p/>
          </table:table-cell>
          <table:table-cell table:formula="of:=IF(COUNTIF([P008_stim.$F:.$F];[P008_stim.$A140])=1;[P008_stim.C140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1])=1;[P008_stim.A141];&quot;&quot;)">
            <text:p/>
          </table:table-cell>
          <table:table-cell table:formula="of:=IF(COUNTIF([P008_stim.$F:.$F];[P008_stim.$A141])=1;[P008_stim.B141];&quot;&quot;)">
            <text:p/>
          </table:table-cell>
          <table:table-cell table:formula="of:=IF(COUNTIF([P008_stim.$F:.$F];[P008_stim.$A141])=1;[P008_stim.C141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2])=1;[P008_stim.A142];&quot;&quot;)">
            <text:p/>
          </table:table-cell>
          <table:table-cell table:formula="of:=IF(COUNTIF([P008_stim.$F:.$F];[P008_stim.$A142])=1;[P008_stim.B142];&quot;&quot;)">
            <text:p/>
          </table:table-cell>
          <table:table-cell table:formula="of:=IF(COUNTIF([P008_stim.$F:.$F];[P008_stim.$A142])=1;[P008_stim.C142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3])=1;[P008_stim.A143];&quot;&quot;)">
            <text:p/>
          </table:table-cell>
          <table:table-cell table:formula="of:=IF(COUNTIF([P008_stim.$F:.$F];[P008_stim.$A143])=1;[P008_stim.B143];&quot;&quot;)">
            <text:p/>
          </table:table-cell>
          <table:table-cell table:formula="of:=IF(COUNTIF([P008_stim.$F:.$F];[P008_stim.$A143])=1;[P008_stim.C143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4])=1;[P008_stim.A144];&quot;&quot;)">
            <text:p/>
          </table:table-cell>
          <table:table-cell table:formula="of:=IF(COUNTIF([P008_stim.$F:.$F];[P008_stim.$A144])=1;[P008_stim.B144];&quot;&quot;)">
            <text:p/>
          </table:table-cell>
          <table:table-cell table:formula="of:=IF(COUNTIF([P008_stim.$F:.$F];[P008_stim.$A144])=1;[P008_stim.C144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5])=1;[P008_stim.A145];&quot;&quot;)">
            <text:p/>
          </table:table-cell>
          <table:table-cell table:formula="of:=IF(COUNTIF([P008_stim.$F:.$F];[P008_stim.$A145])=1;[P008_stim.B145];&quot;&quot;)">
            <text:p/>
          </table:table-cell>
          <table:table-cell table:formula="of:=IF(COUNTIF([P008_stim.$F:.$F];[P008_stim.$A145])=1;[P008_stim.C145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6])=1;[P008_stim.A146];&quot;&quot;)">
            <text:p/>
          </table:table-cell>
          <table:table-cell table:formula="of:=IF(COUNTIF([P008_stim.$F:.$F];[P008_stim.$A146])=1;[P008_stim.B146];&quot;&quot;)">
            <text:p/>
          </table:table-cell>
          <table:table-cell table:formula="of:=IF(COUNTIF([P008_stim.$F:.$F];[P008_stim.$A146])=1;[P008_stim.C146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7])=1;[P008_stim.A147];&quot;&quot;)">
            <text:p/>
          </table:table-cell>
          <table:table-cell table:formula="of:=IF(COUNTIF([P008_stim.$F:.$F];[P008_stim.$A147])=1;[P008_stim.B147];&quot;&quot;)">
            <text:p/>
          </table:table-cell>
          <table:table-cell table:formula="of:=IF(COUNTIF([P008_stim.$F:.$F];[P008_stim.$A147])=1;[P008_stim.C147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8])=1;[P008_stim.A148];&quot;&quot;)">
            <text:p/>
          </table:table-cell>
          <table:table-cell table:formula="of:=IF(COUNTIF([P008_stim.$F:.$F];[P008_stim.$A148])=1;[P008_stim.B148];&quot;&quot;)">
            <text:p/>
          </table:table-cell>
          <table:table-cell table:formula="of:=IF(COUNTIF([P008_stim.$F:.$F];[P008_stim.$A148])=1;[P008_stim.C148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49])=1;[P008_stim.A149];&quot;&quot;)">
            <text:p/>
          </table:table-cell>
          <table:table-cell table:formula="of:=IF(COUNTIF([P008_stim.$F:.$F];[P008_stim.$A149])=1;[P008_stim.B149];&quot;&quot;)">
            <text:p/>
          </table:table-cell>
          <table:table-cell table:formula="of:=IF(COUNTIF([P008_stim.$F:.$F];[P008_stim.$A149])=1;[P008_stim.C149];&quot;&quot;)">
            <text:p/>
          </table:table-cell>
          <table:table-cell table:number-columns-repeated="22"/>
        </table:table-row>
        <table:table-row table:style-name="ro1">
          <table:table-cell table:formula="of:=IF(COUNTIF([P008_stim.$F:.$F];[P008_stim.$A150])=1;[P008_stim.A150];&quot;&quot;)">
            <text:p/>
          </table:table-cell>
          <table:table-cell table:formula="of:=IF(COUNTIF([P008_stim.$F:.$F];[P008_stim.$A150])=1;[P008_stim.B150];&quot;&quot;)">
            <text:p/>
          </table:table-cell>
          <table:table-cell table:formula="of:=IF(COUNTIF([P008_stim.$F:.$F];[P008_stim.$A150])=1;[P008_stim.C150];&quot;&quot;)">
            <text:p/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12:54:14.35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6T12:59:04.315000000</dc:date>
    <meta:editing-duration>PT26M16S</meta:editing-duration>
    <meta:editing-cycles>2</meta:editing-cycles>
    <meta:generator>LibreOffice/7.6.1.2$Windows_X86_64 LibreOffice_project/f5defcebd022c5bc36bbb79be232cb6926d8f674</meta:generator>
    <meta:document-statistic meta:table-count="2" meta:cell-count="5774" meta:object-count="0"/>
  </office:meta>
</office:document-meta>
</file>